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Object 1/" manifest:media-type="application/vnd.oasis.opendocument.formula"/>
  <manifest:file-entry manifest:full-path="Object 2/" manifest:media-type="application/vnd.oasis.opendocument.formula"/>
  <manifest:file-entry manifest:full-path="Object 3/" manifest:media-type="application/vnd.oasis.opendocument.formula"/>
  <manifest:file-entry manifest:full-path="content.xml" manifest:media-type="text/xml"/>
  <manifest:file-entry manifest:full-path="Object 1/content.xml" manifest:media-type="text/xml"/>
  <manifest:file-entry manifest:full-path="Object 2/content.xml" manifest:media-type="text/xml"/>
  <manifest:file-entry manifest:full-path="Object 3/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text" style:name="a2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39">
      <style:graphic-properties draw:fill="solid" draw:fill-color="#729fcf" draw:opacity="100%" draw:stroke="solid" svg:stroke-width="0.02778in" svg:stroke-color="#3465af" svg:stroke-opacity="100%" style:protect=""/>
    </style:style>
    <style:style style:family="presentation" style:name="a18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8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87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0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8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7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208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87">
      <style:graphic-properties draw:fill="solid" draw:fill-color="#729fcf" draw:opacity="100%" draw:stroke="solid" svg:stroke-width="0.02778in" svg:stroke-color="#3465af" svg:stroke-opacity="100%" style:protect=""/>
    </style:style>
    <style:style style:family="text" style:name="a20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9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1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1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4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1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7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41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43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5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7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9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8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0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1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87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8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09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1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53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55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90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3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0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8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0">
      <style:graphic-properties draw:fill="solid" draw:fill-color="#729fcf" draw:opacity="100%" draw:stroke="solid" svg:stroke-width="0.02778in" svg:stroke-color="#3465af" svg:stroke-opacity="100%" style:protect=""/>
    </style:style>
    <style:style style:family="presentation" style:name="a210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2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09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33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6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56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6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5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6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0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06">
      <style:graphic-properties draw:fill="solid" draw:fill-color="#729fcf" draw:opacity="100%" draw:stroke="solid" svg:stroke-width="0.02778in" svg:stroke-color="#3465af" svg:stroke-opacity="100%" style:protect=""/>
    </style:style>
    <style:style style:family="text" style:name="a211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12">
      <style:paragraph-properties fo:line-height="90%" fo:text-align="left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9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90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1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5">
      <style:paragraph-properties fo:line-height="90%" fo:text-align="left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4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18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7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71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4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34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1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1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50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2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53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6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8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8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5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84">
      <style:graphic-properties draw:fill="solid" draw:fill-color="#729fcf" draw:opacity="100%" draw:stroke="solid" svg:stroke-width="0.02778in" svg:stroke-color="#3465af" svg:stroke-opacity="100%" style:protect=""/>
    </style:style>
    <style:style style:family="presentation" style:name="a25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58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92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4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2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1">
      <style:graphic-properties draw:fill="solid" draw:fill-color="#729fcf" draw:opacity="100%" draw:stroke="solid" svg:stroke-width="0.02778in" svg:stroke-color="#3465af" svg:stroke-opacity="100%" style:protect=""/>
    </style:style>
    <style:style style:family="paragraph" style:name="a1927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3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2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13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3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5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9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9">
      <style:graphic-properties draw:fill="solid" draw:fill-color="#729fcf" draw:opacity="100%" draw:stroke="solid" svg:stroke-width="0.02778in" svg:stroke-color="#3465af" svg:stroke-opacity="100%" style:protect=""/>
    </style:style>
    <style:style style:family="graphic" style:name="a259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9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5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30">
      <style:paragraph-properties fo:line-height="90%" fo:text-align="left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3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4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36">
      <style:paragraph-properties fo:line-height="90%" fo:text-align="left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39">
      <style:paragraph-properties fo:line-height="90%" fo:text-align="left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4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23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4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37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149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7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0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02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05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08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52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4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5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8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8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38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7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8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1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5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52">
      <style:graphic-properties draw:fill="solid" draw:fill-color="#729fcf" draw:opacity="100%" draw:stroke="solid" svg:stroke-width="0.02778in" svg:stroke-color="#3465af" svg:stroke-opacity="100%" style:protect=""/>
    </style:style>
    <style:style style:family="presentation" style:name="a19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5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95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1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6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0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68">
      <style:graphic-properties draw:fill="solid" draw:fill-color="#729fcf" draw:opacity="100%" draw:stroke="solid" svg:stroke-width="0.02778in" svg:stroke-color="#3465af" svg:stroke-opacity="100%" style:protect=""/>
    </style:style>
    <style:style style:family="text" style:name="a239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Tahoma" style:font-family-generic="roman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3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3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21">
      <style:graphic-properties draw:fill="solid" draw:fill-color="#729fcf" draw:opacity="100%" draw:stroke="solid" svg:stroke-width="0.02778in" svg:stroke-color="#3465af" svg:stroke-opacity="100%" style:protect=""/>
    </style:style>
    <style:style style:family="presentation" style:name="a26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6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62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6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6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70">
      <style:paragraph-properties fo:line-height="100%" style:tab-stop-distance="1in" fo:margin-left="0.3752in" fo:margin-right="0in" fo:text-indent="-0.375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Tahoma" style:font-family-generic="roman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6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72">
      <style:paragraph-properties fo:line-height="100%" style:tab-stop-distance="1in" fo:margin-left="0.3752in" fo:margin-right="0in" fo:text-indent="-0.375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Tahoma" style:font-family-generic="roman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4">
      <style:paragraph-properties fo:line-height="100%" style:tab-stop-distance="1in" fo:margin-left="0.3752in" fo:margin-right="0in" fo:text-indent="-0.375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Tahoma" style:font-family-generic="roman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6">
      <style:paragraph-properties fo:line-height="100%" style:tab-stop-distance="1in" fo:margin-left="0.3752in" fo:margin-right="0in" fo:text-indent="-0.375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Tahoma" style:font-family-generic="roman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8">
      <style:paragraph-properties fo:line-height="100%" style:tab-stop-distance="1in" fo:margin-left="0.3752in" fo:margin-right="0in" fo:text-indent="-0.375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Tahoma" style:font-family-generic="roman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0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0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06">
      <style:graphic-properties draw:fill="solid" draw:fill-color="#729fcf" draw:opacity="100%" draw:stroke="solid" svg:stroke-width="0.02778in" svg:stroke-color="#3465af" svg:stroke-opacity="100%" style:protect=""/>
    </style:style>
    <style:style style:family="graphic" style:name="a263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4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40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6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3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6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0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3">
      <style:paragraph-properties fo:line-height="90%" fo:text-align="left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6">
      <style:paragraph-properties fo:line-height="90%" fo:text-align="left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80">
      <style:paragraph-properties fo:line-height="100%" style:tab-stop-distance="1in" fo:margin-left="0.3752in" fo:margin-right="0in" fo:text-indent="-0.375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Tahoma" style:font-family-generic="roman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2">
      <style:paragraph-properties fo:line-height="100%" style:tab-stop-distance="1in" fo:margin-left="0.3752in" fo:margin-right="0in" fo:text-indent="-0.375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79">
      <style:paragraph-properties fo:line-height="90%" fo:text-align="left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Tahoma" style:font-family-generic="roman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4">
      <style:paragraph-properties fo:line-height="100%" style:tab-stop-distance="1in" fo:margin-left="0.3752in" fo:margin-right="0in" fo:text-indent="-0.375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Tahoma" style:font-family-generic="roman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6">
      <style:paragraph-properties fo:line-height="100%" style:tab-stop-distance="1in" fo:margin-left="0.3752in" fo:margin-right="0in" fo:text-indent="-0.375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Tahoma" style:font-family-generic="roman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8">
      <style:paragraph-properties fo:line-height="100%" style:tab-stop-distance="1in" fo:margin-left="0.3752in" fo:margin-right="0in" fo:text-indent="-0.375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Tahoma" style:font-family-generic="roman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1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48">
      <style:graphic-properties draw:fill="solid" draw:fill-color="#729fcf" draw:opacity="100%" draw:stroke="solid" svg:stroke-width="0.02778in" svg:stroke-color="#3465af" svg:stroke-opacity="100%" style:protect=""/>
    </style:style>
    <style:style style:family="presentation" style:name="a26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2">
      <style:paragraph-properties fo:line-height="90%" fo:text-align="left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5">
      <style:paragraph-properties fo:line-height="90%" fo:text-align="left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90">
      <style:paragraph-properties fo:line-height="100%" style:tab-stop-distance="1in" fo:margin-left="0.3752in" fo:margin-right="0in" fo:text-indent="-0.375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1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88">
      <style:paragraph-properties fo:line-height="90%" fo:text-align="left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19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219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2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4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6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427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65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2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5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1">
      <style:paragraph-properties fo:line-height="90%" fo:text-align="left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0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2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0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30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8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3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6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2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6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ahoma" style:font-family-complex="Tahoma" style:font-family-generic="swiss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666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1">
      <style:paragraph-properties fo:line-height="90%" fo:text-align="left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4">
      <style:paragraph-properties fo:line-height="90%" fo:text-align="left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7">
      <style:paragraph-properties fo:line-height="90%" fo:text-align="left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4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1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46">
      <style:graphic-properties draw:fill="solid" draw:fill-color="#729fcf" draw:opacity="100%" draw:stroke="solid" svg:stroke-width="0.02778in" svg:stroke-color="#3465af" svg:stroke-opacity="100%" style:protect=""/>
    </style:style>
    <style:style style:family="presentation" style:name="a24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44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6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4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7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79">
      <style:graphic-properties draw:fill="solid" draw:fill-color="#729fcf" draw:opacity="100%" draw:stroke="solid" svg:stroke-width="0.02778in" svg:stroke-color="#3465af" svg:stroke-opacity="100%" style:protect=""/>
    </style:style>
    <style:style style:family="paragraph" style:name="a2220">
      <style:paragraph-properties fo:line-height="90%" fo:text-align="left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2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5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6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4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68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8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0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04">
      <style:graphic-properties draw:fill="solid" draw:fill-color="#729fcf" draw:opacity="100%" draw:stroke="solid" svg:stroke-width="0.02778in" svg:stroke-color="#3465af" svg:stroke-opacity="100%" style:protect=""/>
    </style:style>
    <style:style style:family="presentation" style:name="a20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0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00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2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3">
      <style:graphic-properties draw:fill="solid" draw:fill-color="#729fcf" draw:opacity="100%" draw:stroke="solid" svg:stroke-width="0.02778in" svg:stroke-color="#3465af" svg:stroke-opacity="100%" style:protect=""/>
    </style:style>
    <style:style style:family="presentation" style:name="a22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23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6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6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2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6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4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6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7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9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6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9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7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1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4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224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2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4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7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0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703">
      <style:graphic-properties style:vertical-pos="middle"/>
    </style:style>
    <style:style style:family="text" style:name="a2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06">
      <style:graphic-properties fo:wrap-option="no-wrap" fo:padding-top="0.04921in" fo:padding-bottom="0.04921in" fo:padding-left="0.09843in" fo:padding-right="0.09843in" draw:textarea-vertical-align="middle" draw:textarea-horizontal-align="center" draw:fill="none" draw:stroke="none" draw:auto-grow-width="false" draw:auto-grow-height="false" style:protect=""/>
      <style:paragraph-properties style:font-independent-line-spacing="false" style:writing-mode="lr-tb"/>
    </style:style>
    <style:style style:family="graphic" style:name="a2707">
      <style:graphic-properties style:vertical-pos="middle"/>
    </style:style>
    <style:style style:family="text" style:name="a2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2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2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2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5">
      <style:paragraph-properties fo:line-height="90%" fo:text-align="left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5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8">
      <style:paragraph-properties fo:line-height="90%" fo:text-align="left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5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6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80">
      <style:graphic-properties draw:fill="solid" draw:fill-color="#729fcf" draw:opacity="100%" draw:stroke="solid" svg:stroke-width="0.02778in" svg:stroke-color="#3465af" svg:stroke-opacity="100%" style:protect=""/>
    </style:style>
    <style:style style:family="text" style:name="a2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Tahoma" style:font-family-generic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2">
      <style:paragraph-properties fo:line-height="100%" style:tab-stop-distance="1in" fo:margin-left="0.3752in" fo:margin-right="0in" fo:text-indent="-0.375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59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Tahoma" style:font-family-generic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4">
      <style:paragraph-properties fo:line-height="100%" style:tab-stop-distance="1in" fo:margin-left="0.3752in" fo:margin-right="0in" fo:text-indent="-0.375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Tahoma" style:font-family-generic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6">
      <style:paragraph-properties fo:line-height="100%" style:tab-stop-distance="1in" fo:margin-left="0.3752in" fo:margin-right="0in" fo:text-indent="-0.375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Tahoma" style:font-family-generic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8">
      <style:paragraph-properties fo:line-height="100%" style:tab-stop-distance="1in" fo:margin-left="0.3752in" fo:margin-right="0in" fo:text-indent="-0.375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10">
      <style:graphic-properties fo:wrap-option="no-wrap" fo:padding-top="0.04921in" fo:padding-bottom="0.04921in" fo:padding-left="0.09843in" fo:padding-right="0.09843in" draw:textarea-vertical-align="middle" draw:textarea-horizontal-align="center" draw:fill="none" draw:stroke="none" draw:auto-grow-width="false" draw:auto-grow-height="false" style:protect=""/>
      <style:paragraph-properties style:font-independent-line-spacing="false" style:writing-mode="lr-tb"/>
    </style:style>
    <style:style style:family="text" style:name="a2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Tahoma" style:font-family-generic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711">
      <style:graphic-properties style:vertical-pos="middle"/>
    </style:style>
    <style:style style:family="text" style:name="a2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14">
      <style:graphic-properties fo:wrap-option="no-wrap" fo:padding-top="0.04921in" fo:padding-bottom="0.04921in" fo:padding-left="0.09843in" fo:padding-right="0.09843in" draw:textarea-vertical-align="middle" draw:textarea-horizontal-align="center" draw:fill="none" draw:stroke="none" draw:auto-grow-width="false" draw:auto-grow-height="false" style:protect=""/>
      <style:paragraph-properties style:font-independent-line-spacing="false" style:writing-mode="lr-tb"/>
    </style:style>
    <style:style style:family="text" style:name="a2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1">
      <style:paragraph-properties fo:line-height="90%" fo:text-align="left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4">
      <style:paragraph-properties fo:line-height="90%" fo:text-align="left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0">
      <style:paragraph-properties fo:line-height="100%" style:tab-stop-distance="1in" fo:margin-left="0.3752in" fo:margin-right="0in" fo:text-indent="-0.375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Tahoma" style:font-family-generic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6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92">
      <style:paragraph-properties fo:line-height="100%" style:tab-stop-distance="1in" fo:margin-left="0.3752in" fo:margin-right="0in" fo:text-indent="-0.375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Tahoma" style:font-family-generic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4">
      <style:paragraph-properties fo:line-height="100%" style:tab-stop-distance="1in" fo:margin-left="0.3752in" fo:margin-right="0in" fo:text-indent="-0.375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Tahoma" style:font-family-generic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6">
      <style:paragraph-properties fo:line-height="100%" style:tab-stop-distance="1in" fo:margin-left="0.3752in" fo:margin-right="0in" fo:text-indent="-0.375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Tahoma" style:font-family-generic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8">
      <style:paragraph-properties fo:line-height="100%" style:tab-stop-distance="1in" fo:margin-left="0.3752in" fo:margin-right="0in" fo:text-indent="-0.375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Tahoma" style:font-family-generic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72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25">
      <style:graphic-properties draw:fill="solid" draw:fill-color="#729fcf" draw:opacity="100%" draw:stroke="solid" svg:stroke-width="0.02778in" svg:stroke-color="#3465af" svg:stroke-opacity="100%" style:protect=""/>
    </style:style>
    <style:style style:family="presentation" style:name="a27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0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4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7">
      <style:graphic-properties draw:fill="solid" draw:fill-color="#729fcf" draw:opacity="100%" draw:stroke="solid" svg:stroke-width="0.02778in" svg:stroke-color="#3465af" svg:stroke-opacity="100%" style:protect=""/>
    </style:style>
    <style:style style:family="graphic" style:name="a22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72">
      <style:graphic-properties draw:fill="solid" draw:fill-color="#729fcf" draw:opacity="100%" draw:stroke="solid" svg:stroke-width="0.02778in" svg:stroke-color="#3465af" svg:stroke-opacity="100%" style:protect=""/>
    </style:style>
    <style:style style:family="drawing-page" style:name="a20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style:font-family-complex="Tahoma" style:font-family-generic="roman" style:font-pitch="variable" style:font-pitch-complex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4">
      <style:paragraph-properties fo:line-height="100%" style:tab-stop-distance="1in" fo:margin-left="0.3752in" fo:margin-right="0in" fo:text-indent="-0.375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style:font-family-complex="Tahoma" style:font-family-generic="roman" style:font-pitch="variable" style:font-pitch-complex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6">
      <style:paragraph-properties fo:line-height="100%" style:tab-stop-distance="1in" fo:margin-left="0.3752in" fo:margin-right="0in" fo:text-indent="-0.375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style:font-family-complex="Tahoma" style:font-family-generic="roman" style:font-pitch="variable" style:font-pitch-complex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8">
      <style:paragraph-properties fo:line-height="100%" style:tab-stop-distance="1in" fo:margin-left="0.3752in" fo:margin-right="0in" fo:text-indent="-0.375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00">
      <style:paragraph-properties fo:line-height="100%" style:tab-stop-distance="1in" fo:margin-left="0.3752in" fo:margin-right="0in" fo:text-indent="-0.375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style:font-family-complex="Tahoma" style:font-family-generic="roman" style:font-pitch="variable" style:font-pitch-complex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Tahoma" style:font-family-generic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2">
      <style:paragraph-properties fo:line-height="100%" style:tab-stop-distance="1in" fo:margin-left="0.3752in" fo:margin-right="0in" fo:text-indent="-0.375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50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05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84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0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5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80">
      <style:paragraph-properties fo:line-height="100%" style:tab-stop-distance="1in" fo:margin-left="0.3752in" fo:margin-right="0in" fo:text-indent="-0.375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style:font-family-complex="Tahoma" style:font-family-generic="roman" style:font-pitch="variable" style:font-pitch-complex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2">
      <style:paragraph-properties fo:line-height="100%" style:tab-stop-distance="1in" fo:margin-left="0.3752in" fo:margin-right="0in" fo:text-indent="-0.375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5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style:font-family-complex="Tahoma" style:font-family-generic="roman" style:font-pitch="variable" style:font-pitch-complex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4">
      <style:paragraph-properties fo:line-height="100%" style:tab-stop-distance="1in" fo:margin-left="0.3752in" fo:margin-right="0in" fo:text-indent="-0.375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style:font-family-complex="Tahoma" style:font-family-generic="roman" style:font-pitch="variable" style:font-pitch-complex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6">
      <style:paragraph-properties fo:line-height="100%" style:tab-stop-distance="1in" fo:margin-left="0.3752in" fo:margin-right="0in" fo:text-indent="-0.375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style:font-family-complex="Tahoma" style:font-family-generic="roman" style:font-pitch="variable" style:font-pitch-complex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8">
      <style:paragraph-properties fo:line-height="100%" style:tab-stop-distance="1in" fo:margin-left="0.3752in" fo:margin-right="0in" fo:text-indent="-0.375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1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style:font-family-complex="Tahoma" style:font-family-generic="roman" style:font-pitch="variable" style:font-pitch-complex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51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1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5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51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5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5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5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Bold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57">
      <style:paragraph-properties fo:line-height="100%" fo:text-align="center" style:tab-stop-distance="1in" fo:margin-left="0in" fo:margin-right="0in" fo:text-indent="0in" fo:margin-top="0in" fo:margin-bottom="0.2611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06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5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90">
      <style:paragraph-properties fo:line-height="100%" style:tab-stop-distance="1in" fo:margin-left="0.3752in" fo:margin-right="0in" fo:text-indent="-0.375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6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2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068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9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20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9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2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3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6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71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69">
      <style:graphic-properties draw:fill="solid" draw:fill-color="#729fcf" draw:opacity="100%" draw:stroke="solid" svg:stroke-width="0.02778in" svg:stroke-color="#3465af" svg:stroke-opacity="100%" style:protect=""/>
    </style:style>
    <style:style style:family="text" style:name="a207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4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0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0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0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08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3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2026">
      <text:list-level-style-bullet text:level="1" text:bullet-char="–">
        <style:list-level-properties text:space-before="0in"/>
        <style:text-properties fo:color="#ef2929" fo:font-family="StarSymbol" fo:font-size="75%"/>
      </text:list-level-style-bullet>
      <text:list-level-style-bullet text:level="2" text:bullet-char="–">
        <style:list-level-properties text:space-before="0in"/>
        <style:text-properties fo:color="#ef2929" fo:font-family="StarSymbol" fo:font-size="75%"/>
      </text:list-level-style-bullet>
      <text:list-level-style-bullet text:level="3" text:bullet-char="–">
        <style:list-level-properties text:space-before="0.5in"/>
        <style:text-properties fo:color="#ef2929" fo:font-family="StarSymbol" fo:font-size="75%"/>
      </text:list-level-style-bullet>
      <text:list-level-style-bullet text:level="4" text:bullet-char="–">
        <style:list-level-properties text:space-before="1in"/>
        <style:text-properties fo:color="#ef2929" fo:font-family="StarSymbol" fo:font-size="75%"/>
      </text:list-level-style-bullet>
      <text:list-level-style-bullet text:level="5" text:bullet-char="–">
        <style:list-level-properties text:space-before="1.5in"/>
        <style:text-properties fo:color="#ef2929" fo:font-family="StarSymbol" fo:font-size="75%"/>
      </text:list-level-style-bullet>
      <text:list-level-style-bullet text:level="6" text:bullet-char="–">
        <style:list-level-properties text:space-before="2in"/>
        <style:text-properties fo:color="#ef2929" fo:font-family="StarSymbol" fo:font-size="75%"/>
      </text:list-level-style-bullet>
      <text:list-level-style-bullet text:level="7" text:bullet-char="–">
        <style:list-level-properties text:space-before="2.5in"/>
        <style:text-properties fo:color="#ef2929" fo:font-family="StarSymbol" fo:font-size="75%"/>
      </text:list-level-style-bullet>
      <text:list-level-style-bullet text:level="8" text:bullet-char="–">
        <style:list-level-properties text:space-before="3in"/>
        <style:text-properties fo:color="#ef2929" fo:font-family="StarSymbol" fo:font-size="75%"/>
      </text:list-level-style-bullet>
      <text:list-level-style-bullet text:level="9" text:bullet-char="–">
        <style:list-level-properties text:space-before="3.5in"/>
        <style:text-properties fo:color="#ef2929" fo:font-family="StarSymbol" fo:font-size="75%"/>
      </text:list-level-style-bullet>
    </text:list-style>
    <text:list-style style:name="a2153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2072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2156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1992">
      <text:list-level-style-bullet text:level="1" text:bullet-char="–">
        <style:list-level-properties text:space-before="0in"/>
        <style:text-properties fo:color="#ef2929" fo:font-family="StarSymbol" fo:font-size="75%"/>
      </text:list-level-style-bullet>
      <text:list-level-style-bullet text:level="2" text:bullet-char="–">
        <style:list-level-properties text:space-before="0in"/>
        <style:text-properties fo:color="#ef2929" fo:font-family="StarSymbol" fo:font-size="75%"/>
      </text:list-level-style-bullet>
      <text:list-level-style-bullet text:level="3" text:bullet-char="–">
        <style:list-level-properties text:space-before="0.5in"/>
        <style:text-properties fo:color="#ef2929" fo:font-family="StarSymbol" fo:font-size="75%"/>
      </text:list-level-style-bullet>
      <text:list-level-style-bullet text:level="4" text:bullet-char="–">
        <style:list-level-properties text:space-before="1in"/>
        <style:text-properties fo:color="#ef2929" fo:font-family="StarSymbol" fo:font-size="75%"/>
      </text:list-level-style-bullet>
      <text:list-level-style-bullet text:level="5" text:bullet-char="–">
        <style:list-level-properties text:space-before="1.5in"/>
        <style:text-properties fo:color="#ef2929" fo:font-family="StarSymbol" fo:font-size="75%"/>
      </text:list-level-style-bullet>
      <text:list-level-style-bullet text:level="6" text:bullet-char="–">
        <style:list-level-properties text:space-before="2in"/>
        <style:text-properties fo:color="#ef2929" fo:font-family="StarSymbol" fo:font-size="75%"/>
      </text:list-level-style-bullet>
      <text:list-level-style-bullet text:level="7" text:bullet-char="–">
        <style:list-level-properties text:space-before="2.5in"/>
        <style:text-properties fo:color="#ef2929" fo:font-family="StarSymbol" fo:font-size="75%"/>
      </text:list-level-style-bullet>
      <text:list-level-style-bullet text:level="8" text:bullet-char="–">
        <style:list-level-properties text:space-before="3in"/>
        <style:text-properties fo:color="#ef2929" fo:font-family="StarSymbol" fo:font-size="75%"/>
      </text:list-level-style-bullet>
      <text:list-level-style-bullet text:level="9" text:bullet-char="–">
        <style:list-level-properties text:space-before="3.5in"/>
        <style:text-properties fo:color="#ef2929" fo:font-family="StarSymbol" fo:font-size="75%"/>
      </text:list-level-style-bullet>
    </text:list-style>
    <text:list-style style:name="a2029">
      <text:list-level-style-bullet text:level="1" text:bullet-char="–">
        <style:list-level-properties text:space-before="0in"/>
        <style:text-properties fo:color="#ef2929" fo:font-family="StarSymbol" fo:font-size="75%"/>
      </text:list-level-style-bullet>
      <text:list-level-style-bullet text:level="2" text:bullet-char="–">
        <style:list-level-properties text:space-before="0in"/>
        <style:text-properties fo:color="#ef2929" fo:font-family="StarSymbol" fo:font-size="75%"/>
      </text:list-level-style-bullet>
      <text:list-level-style-bullet text:level="3" text:bullet-char="–">
        <style:list-level-properties text:space-before="0.5in"/>
        <style:text-properties fo:color="#ef2929" fo:font-family="StarSymbol" fo:font-size="75%"/>
      </text:list-level-style-bullet>
      <text:list-level-style-bullet text:level="4" text:bullet-char="–">
        <style:list-level-properties text:space-before="1in"/>
        <style:text-properties fo:color="#ef2929" fo:font-family="StarSymbol" fo:font-size="75%"/>
      </text:list-level-style-bullet>
      <text:list-level-style-bullet text:level="5" text:bullet-char="–">
        <style:list-level-properties text:space-before="1.5in"/>
        <style:text-properties fo:color="#ef2929" fo:font-family="StarSymbol" fo:font-size="75%"/>
      </text:list-level-style-bullet>
      <text:list-level-style-bullet text:level="6" text:bullet-char="–">
        <style:list-level-properties text:space-before="2in"/>
        <style:text-properties fo:color="#ef2929" fo:font-family="StarSymbol" fo:font-size="75%"/>
      </text:list-level-style-bullet>
      <text:list-level-style-bullet text:level="7" text:bullet-char="–">
        <style:list-level-properties text:space-before="2.5in"/>
        <style:text-properties fo:color="#ef2929" fo:font-family="StarSymbol" fo:font-size="75%"/>
      </text:list-level-style-bullet>
      <text:list-level-style-bullet text:level="8" text:bullet-char="–">
        <style:list-level-properties text:space-before="3in"/>
        <style:text-properties fo:color="#ef2929" fo:font-family="StarSymbol" fo:font-size="75%"/>
      </text:list-level-style-bullet>
      <text:list-level-style-bullet text:level="9" text:bullet-char="–">
        <style:list-level-properties text:space-before="3.5in"/>
        <style:text-properties fo:color="#ef2929" fo:font-family="StarSymbol" fo:font-size="75%"/>
      </text:list-level-style-bullet>
    </text:list-style>
    <text:list-style style:name="a2075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2212">
      <text:list-level-style-bullet text:level="1" text:bullet-char="–">
        <style:list-level-properties text:space-before="0in"/>
        <style:text-properties fo:color="#ef2929" fo:font-family="StarSymbol" fo:font-size="75%"/>
      </text:list-level-style-bullet>
      <text:list-level-style-bullet text:level="2" text:bullet-char="–">
        <style:list-level-properties text:space-before="0in"/>
        <style:text-properties fo:color="#ef2929" fo:font-family="StarSymbol" fo:font-size="75%"/>
      </text:list-level-style-bullet>
      <text:list-level-style-bullet text:level="3" text:bullet-char="–">
        <style:list-level-properties text:space-before="0.5in"/>
        <style:text-properties fo:color="#ef2929" fo:font-family="StarSymbol" fo:font-size="75%"/>
      </text:list-level-style-bullet>
      <text:list-level-style-bullet text:level="4" text:bullet-char="–">
        <style:list-level-properties text:space-before="1in"/>
        <style:text-properties fo:color="#ef2929" fo:font-family="StarSymbol" fo:font-size="75%"/>
      </text:list-level-style-bullet>
      <text:list-level-style-bullet text:level="5" text:bullet-char="–">
        <style:list-level-properties text:space-before="1.5in"/>
        <style:text-properties fo:color="#ef2929" fo:font-family="StarSymbol" fo:font-size="75%"/>
      </text:list-level-style-bullet>
      <text:list-level-style-bullet text:level="6" text:bullet-char="–">
        <style:list-level-properties text:space-before="2in"/>
        <style:text-properties fo:color="#ef2929" fo:font-family="StarSymbol" fo:font-size="75%"/>
      </text:list-level-style-bullet>
      <text:list-level-style-bullet text:level="7" text:bullet-char="–">
        <style:list-level-properties text:space-before="2.5in"/>
        <style:text-properties fo:color="#ef2929" fo:font-family="StarSymbol" fo:font-size="75%"/>
      </text:list-level-style-bullet>
      <text:list-level-style-bullet text:level="8" text:bullet-char="–">
        <style:list-level-properties text:space-before="3in"/>
        <style:text-properties fo:color="#ef2929" fo:font-family="StarSymbol" fo:font-size="75%"/>
      </text:list-level-style-bullet>
      <text:list-level-style-bullet text:level="9" text:bullet-char="–">
        <style:list-level-properties text:space-before="3.5in"/>
        <style:text-properties fo:color="#ef2929" fo:font-family="StarSymbol" fo:font-size="75%"/>
      </text:list-level-style-bullet>
    </text:list-style>
    <text:list-style style:name="a2425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2215">
      <text:list-level-style-bullet text:level="1" text:bullet-char="–">
        <style:list-level-properties text:space-before="0in"/>
        <style:text-properties fo:color="#ef2929" fo:font-family="StarSymbol" fo:font-size="75%"/>
      </text:list-level-style-bullet>
      <text:list-level-style-bullet text:level="2" text:bullet-char="–">
        <style:list-level-properties text:space-before="0in"/>
        <style:text-properties fo:color="#ef2929" fo:font-family="StarSymbol" fo:font-size="75%"/>
      </text:list-level-style-bullet>
      <text:list-level-style-bullet text:level="3" text:bullet-char="–">
        <style:list-level-properties text:space-before="0.5in"/>
        <style:text-properties fo:color="#ef2929" fo:font-family="StarSymbol" fo:font-size="75%"/>
      </text:list-level-style-bullet>
      <text:list-level-style-bullet text:level="4" text:bullet-char="–">
        <style:list-level-properties text:space-before="1in"/>
        <style:text-properties fo:color="#ef2929" fo:font-family="StarSymbol" fo:font-size="75%"/>
      </text:list-level-style-bullet>
      <text:list-level-style-bullet text:level="5" text:bullet-char="–">
        <style:list-level-properties text:space-before="1.5in"/>
        <style:text-properties fo:color="#ef2929" fo:font-family="StarSymbol" fo:font-size="75%"/>
      </text:list-level-style-bullet>
      <text:list-level-style-bullet text:level="6" text:bullet-char="–">
        <style:list-level-properties text:space-before="2in"/>
        <style:text-properties fo:color="#ef2929" fo:font-family="StarSymbol" fo:font-size="75%"/>
      </text:list-level-style-bullet>
      <text:list-level-style-bullet text:level="7" text:bullet-char="–">
        <style:list-level-properties text:space-before="2.5in"/>
        <style:text-properties fo:color="#ef2929" fo:font-family="StarSymbol" fo:font-size="75%"/>
      </text:list-level-style-bullet>
      <text:list-level-style-bullet text:level="8" text:bullet-char="–">
        <style:list-level-properties text:space-before="3in"/>
        <style:text-properties fo:color="#ef2929" fo:font-family="StarSymbol" fo:font-size="75%"/>
      </text:list-level-style-bullet>
      <text:list-level-style-bullet text:level="9" text:bullet-char="–">
        <style:list-level-properties text:space-before="3.5in"/>
        <style:text-properties fo:color="#ef2929" fo:font-family="StarSymbol" fo:font-size="75%"/>
      </text:list-level-style-bullet>
    </text:list-style>
    <text:list-style style:name="a1925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2260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2428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2218">
      <text:list-level-style-bullet text:level="1" text:bullet-char="–">
        <style:list-level-properties text:space-before="0in"/>
        <style:text-properties fo:color="#ef2929" fo:font-family="StarSymbol" fo:font-size="75%"/>
      </text:list-level-style-bullet>
      <text:list-level-style-bullet text:level="2" text:bullet-char="–">
        <style:list-level-properties text:space-before="0in"/>
        <style:text-properties fo:color="#ef2929" fo:font-family="StarSymbol" fo:font-size="75%"/>
      </text:list-level-style-bullet>
      <text:list-level-style-bullet text:level="3" text:bullet-char="–">
        <style:list-level-properties text:space-before="0.5in"/>
        <style:text-properties fo:color="#ef2929" fo:font-family="StarSymbol" fo:font-size="75%"/>
      </text:list-level-style-bullet>
      <text:list-level-style-bullet text:level="4" text:bullet-char="–">
        <style:list-level-properties text:space-before="1in"/>
        <style:text-properties fo:color="#ef2929" fo:font-family="StarSymbol" fo:font-size="75%"/>
      </text:list-level-style-bullet>
      <text:list-level-style-bullet text:level="5" text:bullet-char="–">
        <style:list-level-properties text:space-before="1.5in"/>
        <style:text-properties fo:color="#ef2929" fo:font-family="StarSymbol" fo:font-size="75%"/>
      </text:list-level-style-bullet>
      <text:list-level-style-bullet text:level="6" text:bullet-char="–">
        <style:list-level-properties text:space-before="2in"/>
        <style:text-properties fo:color="#ef2929" fo:font-family="StarSymbol" fo:font-size="75%"/>
      </text:list-level-style-bullet>
      <text:list-level-style-bullet text:level="7" text:bullet-char="–">
        <style:list-level-properties text:space-before="2.5in"/>
        <style:text-properties fo:color="#ef2929" fo:font-family="StarSymbol" fo:font-size="75%"/>
      </text:list-level-style-bullet>
      <text:list-level-style-bullet text:level="8" text:bullet-char="–">
        <style:list-level-properties text:space-before="3in"/>
        <style:text-properties fo:color="#ef2929" fo:font-family="StarSymbol" fo:font-size="75%"/>
      </text:list-level-style-bullet>
      <text:list-level-style-bullet text:level="9" text:bullet-char="–">
        <style:list-level-properties text:space-before="3.5in"/>
        <style:text-properties fo:color="#ef2929" fo:font-family="StarSymbol" fo:font-size="75%"/>
      </text:list-level-style-bullet>
    </text:list-style>
    <text:list-style style:name="a1971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1928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2391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1974">
      <text:list-level-style-bullet text:level="1" text:bullet-char="–">
        <style:list-level-properties text:space-before="0in"/>
        <style:text-properties fo:color="#ef2929" fo:font-family="StarSymbol" fo:font-size="75%"/>
      </text:list-level-style-bullet>
      <text:list-level-style-bullet text:level="2" text:bullet-char="–">
        <style:list-level-properties text:space-before="0in"/>
        <style:text-properties fo:color="#ef2929" fo:font-family="StarSymbol" fo:font-size="75%"/>
      </text:list-level-style-bullet>
      <text:list-level-style-bullet text:level="3" text:bullet-char="–">
        <style:list-level-properties text:space-before="0.5in"/>
        <style:text-properties fo:color="#ef2929" fo:font-family="StarSymbol" fo:font-size="75%"/>
      </text:list-level-style-bullet>
      <text:list-level-style-bullet text:level="4" text:bullet-char="–">
        <style:list-level-properties text:space-before="1in"/>
        <style:text-properties fo:color="#ef2929" fo:font-family="StarSymbol" fo:font-size="75%"/>
      </text:list-level-style-bullet>
      <text:list-level-style-bullet text:level="5" text:bullet-char="–">
        <style:list-level-properties text:space-before="1.5in"/>
        <style:text-properties fo:color="#ef2929" fo:font-family="StarSymbol" fo:font-size="75%"/>
      </text:list-level-style-bullet>
      <text:list-level-style-bullet text:level="6" text:bullet-char="–">
        <style:list-level-properties text:space-before="2in"/>
        <style:text-properties fo:color="#ef2929" fo:font-family="StarSymbol" fo:font-size="75%"/>
      </text:list-level-style-bullet>
      <text:list-level-style-bullet text:level="7" text:bullet-char="–">
        <style:list-level-properties text:space-before="2.5in"/>
        <style:text-properties fo:color="#ef2929" fo:font-family="StarSymbol" fo:font-size="75%"/>
      </text:list-level-style-bullet>
      <text:list-level-style-bullet text:level="8" text:bullet-char="–">
        <style:list-level-properties text:space-before="3in"/>
        <style:text-properties fo:color="#ef2929" fo:font-family="StarSymbol" fo:font-size="75%"/>
      </text:list-level-style-bullet>
      <text:list-level-style-bullet text:level="9" text:bullet-char="–">
        <style:list-level-properties text:space-before="3.5in"/>
        <style:text-properties fo:color="#ef2929" fo:font-family="StarSymbol" fo:font-size="75%"/>
      </text:list-level-style-bullet>
    </text:list-style>
    <text:list-style style:name="a1891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2394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1977">
      <text:list-level-style-bullet text:level="1" text:bullet-char="–">
        <style:list-level-properties text:space-before="0in"/>
        <style:text-properties fo:color="#ef2929" fo:font-family="StarSymbol" fo:font-size="75%"/>
      </text:list-level-style-bullet>
      <text:list-level-style-bullet text:level="2" text:bullet-char="–">
        <style:list-level-properties text:space-before="0in"/>
        <style:text-properties fo:color="#ef2929" fo:font-family="StarSymbol" fo:font-size="75%"/>
      </text:list-level-style-bullet>
      <text:list-level-style-bullet text:level="3" text:bullet-char="–">
        <style:list-level-properties text:space-before="0.5in"/>
        <style:text-properties fo:color="#ef2929" fo:font-family="StarSymbol" fo:font-size="75%"/>
      </text:list-level-style-bullet>
      <text:list-level-style-bullet text:level="4" text:bullet-char="–">
        <style:list-level-properties text:space-before="1in"/>
        <style:text-properties fo:color="#ef2929" fo:font-family="StarSymbol" fo:font-size="75%"/>
      </text:list-level-style-bullet>
      <text:list-level-style-bullet text:level="5" text:bullet-char="–">
        <style:list-level-properties text:space-before="1.5in"/>
        <style:text-properties fo:color="#ef2929" fo:font-family="StarSymbol" fo:font-size="75%"/>
      </text:list-level-style-bullet>
      <text:list-level-style-bullet text:level="6" text:bullet-char="–">
        <style:list-level-properties text:space-before="2in"/>
        <style:text-properties fo:color="#ef2929" fo:font-family="StarSymbol" fo:font-size="75%"/>
      </text:list-level-style-bullet>
      <text:list-level-style-bullet text:level="7" text:bullet-char="–">
        <style:list-level-properties text:space-before="2.5in"/>
        <style:text-properties fo:color="#ef2929" fo:font-family="StarSymbol" fo:font-size="75%"/>
      </text:list-level-style-bullet>
      <text:list-level-style-bullet text:level="8" text:bullet-char="–">
        <style:list-level-properties text:space-before="3in"/>
        <style:text-properties fo:color="#ef2929" fo:font-family="StarSymbol" fo:font-size="75%"/>
      </text:list-level-style-bullet>
      <text:list-level-style-bullet text:level="9" text:bullet-char="–">
        <style:list-level-properties text:space-before="3.5in"/>
        <style:text-properties fo:color="#ef2929" fo:font-family="StarSymbol" fo:font-size="75%"/>
      </text:list-level-style-bullet>
    </text:list-style>
    <text:list-style style:name="a1894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2110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2113">
      <text:list-level-style-bullet text:level="1" text:bullet-char="–">
        <style:list-level-properties text:space-before="0in"/>
        <style:text-properties fo:color="#ef2929" fo:font-family="StarSymbol" fo:font-size="75%"/>
      </text:list-level-style-bullet>
      <text:list-level-style-bullet text:level="2" text:bullet-char="–">
        <style:list-level-properties text:space-before="0in"/>
        <style:text-properties fo:color="#ef2929" fo:font-family="StarSymbol" fo:font-size="75%"/>
      </text:list-level-style-bullet>
      <text:list-level-style-bullet text:level="3" text:bullet-char="–">
        <style:list-level-properties text:space-before="0.5in"/>
        <style:text-properties fo:color="#ef2929" fo:font-family="StarSymbol" fo:font-size="75%"/>
      </text:list-level-style-bullet>
      <text:list-level-style-bullet text:level="4" text:bullet-char="–">
        <style:list-level-properties text:space-before="1in"/>
        <style:text-properties fo:color="#ef2929" fo:font-family="StarSymbol" fo:font-size="75%"/>
      </text:list-level-style-bullet>
      <text:list-level-style-bullet text:level="5" text:bullet-char="–">
        <style:list-level-properties text:space-before="1.5in"/>
        <style:text-properties fo:color="#ef2929" fo:font-family="StarSymbol" fo:font-size="75%"/>
      </text:list-level-style-bullet>
      <text:list-level-style-bullet text:level="6" text:bullet-char="–">
        <style:list-level-properties text:space-before="2in"/>
        <style:text-properties fo:color="#ef2929" fo:font-family="StarSymbol" fo:font-size="75%"/>
      </text:list-level-style-bullet>
      <text:list-level-style-bullet text:level="7" text:bullet-char="–">
        <style:list-level-properties text:space-before="2.5in"/>
        <style:text-properties fo:color="#ef2929" fo:font-family="StarSymbol" fo:font-size="75%"/>
      </text:list-level-style-bullet>
      <text:list-level-style-bullet text:level="8" text:bullet-char="–">
        <style:list-level-properties text:space-before="3in"/>
        <style:text-properties fo:color="#ef2929" fo:font-family="StarSymbol" fo:font-size="75%"/>
      </text:list-level-style-bullet>
      <text:list-level-style-bullet text:level="9" text:bullet-char="–">
        <style:list-level-properties text:space-before="3.5in"/>
        <style:text-properties fo:color="#ef2929" fo:font-family="StarSymbol" fo:font-size="75%"/>
      </text:list-level-style-bullet>
    </text:list-style>
    <text:list-style style:name="a2116">
      <text:list-level-style-bullet text:level="1" text:bullet-char="–">
        <style:list-level-properties text:space-before="0in"/>
        <style:text-properties fo:color="#ef2929" fo:font-family="StarSymbol" fo:font-size="75%"/>
      </text:list-level-style-bullet>
      <text:list-level-style-bullet text:level="2" text:bullet-char="–">
        <style:list-level-properties text:space-before="0in"/>
        <style:text-properties fo:color="#ef2929" fo:font-family="StarSymbol" fo:font-size="75%"/>
      </text:list-level-style-bullet>
      <text:list-level-style-bullet text:level="3" text:bullet-char="–">
        <style:list-level-properties text:space-before="0.5in"/>
        <style:text-properties fo:color="#ef2929" fo:font-family="StarSymbol" fo:font-size="75%"/>
      </text:list-level-style-bullet>
      <text:list-level-style-bullet text:level="4" text:bullet-char="–">
        <style:list-level-properties text:space-before="1in"/>
        <style:text-properties fo:color="#ef2929" fo:font-family="StarSymbol" fo:font-size="75%"/>
      </text:list-level-style-bullet>
      <text:list-level-style-bullet text:level="5" text:bullet-char="–">
        <style:list-level-properties text:space-before="1.5in"/>
        <style:text-properties fo:color="#ef2929" fo:font-family="StarSymbol" fo:font-size="75%"/>
      </text:list-level-style-bullet>
      <text:list-level-style-bullet text:level="6" text:bullet-char="–">
        <style:list-level-properties text:space-before="2in"/>
        <style:text-properties fo:color="#ef2929" fo:font-family="StarSymbol" fo:font-size="75%"/>
      </text:list-level-style-bullet>
      <text:list-level-style-bullet text:level="7" text:bullet-char="–">
        <style:list-level-properties text:space-before="2.5in"/>
        <style:text-properties fo:color="#ef2929" fo:font-family="StarSymbol" fo:font-size="75%"/>
      </text:list-level-style-bullet>
      <text:list-level-style-bullet text:level="8" text:bullet-char="–">
        <style:list-level-properties text:space-before="3in"/>
        <style:text-properties fo:color="#ef2929" fo:font-family="StarSymbol" fo:font-size="75%"/>
      </text:list-level-style-bullet>
      <text:list-level-style-bullet text:level="9" text:bullet-char="–">
        <style:list-level-properties text:space-before="3.5in"/>
        <style:text-properties fo:color="#ef2929" fo:font-family="StarSymbol" fo:font-size="75%"/>
      </text:list-level-style-bullet>
    </text:list-style>
    <text:list-style style:name="a2032">
      <text:list-level-style-bullet text:level="1" text:bullet-char="–">
        <style:list-level-properties text:space-before="0in"/>
        <style:text-properties fo:color="#ef2929" fo:font-family="StarSymbol" fo:font-size="75%"/>
      </text:list-level-style-bullet>
      <text:list-level-style-bullet text:level="2" text:bullet-char="–">
        <style:list-level-properties text:space-before="0in"/>
        <style:text-properties fo:color="#ef2929" fo:font-family="StarSymbol" fo:font-size="75%"/>
      </text:list-level-style-bullet>
      <text:list-level-style-bullet text:level="3" text:bullet-char="–">
        <style:list-level-properties text:space-before="0.5in"/>
        <style:text-properties fo:color="#ef2929" fo:font-family="StarSymbol" fo:font-size="75%"/>
      </text:list-level-style-bullet>
      <text:list-level-style-bullet text:level="4" text:bullet-char="–">
        <style:list-level-properties text:space-before="1in"/>
        <style:text-properties fo:color="#ef2929" fo:font-family="StarSymbol" fo:font-size="75%"/>
      </text:list-level-style-bullet>
      <text:list-level-style-bullet text:level="5" text:bullet-char="–">
        <style:list-level-properties text:space-before="1.5in"/>
        <style:text-properties fo:color="#ef2929" fo:font-family="StarSymbol" fo:font-size="75%"/>
      </text:list-level-style-bullet>
      <text:list-level-style-bullet text:level="6" text:bullet-char="–">
        <style:list-level-properties text:space-before="2in"/>
        <style:text-properties fo:color="#ef2929" fo:font-family="StarSymbol" fo:font-size="75%"/>
      </text:list-level-style-bullet>
      <text:list-level-style-bullet text:level="7" text:bullet-char="–">
        <style:list-level-properties text:space-before="2.5in"/>
        <style:text-properties fo:color="#ef2929" fo:font-family="StarSymbol" fo:font-size="75%"/>
      </text:list-level-style-bullet>
      <text:list-level-style-bullet text:level="8" text:bullet-char="–">
        <style:list-level-properties text:space-before="3in"/>
        <style:text-properties fo:color="#ef2929" fo:font-family="StarSymbol" fo:font-size="75%"/>
      </text:list-level-style-bullet>
      <text:list-level-style-bullet text:level="9" text:bullet-char="–">
        <style:list-level-properties text:space-before="3.5in"/>
        <style:text-properties fo:color="#ef2929" fo:font-family="StarSymbol" fo:font-size="75%"/>
      </text:list-level-style-bullet>
    </text:list-style>
    <text:list-style style:name="a26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035">
      <text:list-level-style-bullet text:level="1" text:bullet-char="–">
        <style:list-level-properties text:space-before="0in"/>
        <style:text-properties fo:color="#ef2929" fo:font-family="StarSymbol" fo:font-size="75%"/>
      </text:list-level-style-bullet>
      <text:list-level-style-bullet text:level="2" text:bullet-char="–">
        <style:list-level-properties text:space-before="0in"/>
        <style:text-properties fo:color="#ef2929" fo:font-family="StarSymbol" fo:font-size="75%"/>
      </text:list-level-style-bullet>
      <text:list-level-style-bullet text:level="3" text:bullet-char="–">
        <style:list-level-properties text:space-before="0.5in"/>
        <style:text-properties fo:color="#ef2929" fo:font-family="StarSymbol" fo:font-size="75%"/>
      </text:list-level-style-bullet>
      <text:list-level-style-bullet text:level="4" text:bullet-char="–">
        <style:list-level-properties text:space-before="1in"/>
        <style:text-properties fo:color="#ef2929" fo:font-family="StarSymbol" fo:font-size="75%"/>
      </text:list-level-style-bullet>
      <text:list-level-style-bullet text:level="5" text:bullet-char="–">
        <style:list-level-properties text:space-before="1.5in"/>
        <style:text-properties fo:color="#ef2929" fo:font-family="StarSymbol" fo:font-size="75%"/>
      </text:list-level-style-bullet>
      <text:list-level-style-bullet text:level="6" text:bullet-char="–">
        <style:list-level-properties text:space-before="2in"/>
        <style:text-properties fo:color="#ef2929" fo:font-family="StarSymbol" fo:font-size="75%"/>
      </text:list-level-style-bullet>
      <text:list-level-style-bullet text:level="7" text:bullet-char="–">
        <style:list-level-properties text:space-before="2.5in"/>
        <style:text-properties fo:color="#ef2929" fo:font-family="StarSymbol" fo:font-size="75%"/>
      </text:list-level-style-bullet>
      <text:list-level-style-bullet text:level="8" text:bullet-char="–">
        <style:list-level-properties text:space-before="3in"/>
        <style:text-properties fo:color="#ef2929" fo:font-family="StarSymbol" fo:font-size="75%"/>
      </text:list-level-style-bullet>
      <text:list-level-style-bullet text:level="9" text:bullet-char="–">
        <style:list-level-properties text:space-before="3.5in"/>
        <style:text-properties fo:color="#ef2929" fo:font-family="StarSymbol" fo:font-size="75%"/>
      </text:list-level-style-bullet>
    </text:list-style>
    <text:list-style style:name="a2119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2431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2221">
      <text:list-level-style-bullet text:level="1" text:bullet-char="–">
        <style:list-level-properties text:space-before="0in"/>
        <style:text-properties fo:color="#ef2929" fo:font-family="StarSymbol" fo:font-size="75%"/>
      </text:list-level-style-bullet>
      <text:list-level-style-bullet text:level="2" text:bullet-char="–">
        <style:list-level-properties text:space-before="0in"/>
        <style:text-properties fo:color="#ef2929" fo:font-family="StarSymbol" fo:font-size="75%"/>
      </text:list-level-style-bullet>
      <text:list-level-style-bullet text:level="3" text:bullet-char="–">
        <style:list-level-properties text:space-before="0.5in"/>
        <style:text-properties fo:color="#ef2929" fo:font-family="StarSymbol" fo:font-size="75%"/>
      </text:list-level-style-bullet>
      <text:list-level-style-bullet text:level="4" text:bullet-char="–">
        <style:list-level-properties text:space-before="1in"/>
        <style:text-properties fo:color="#ef2929" fo:font-family="StarSymbol" fo:font-size="75%"/>
      </text:list-level-style-bullet>
      <text:list-level-style-bullet text:level="5" text:bullet-char="–">
        <style:list-level-properties text:space-before="1.5in"/>
        <style:text-properties fo:color="#ef2929" fo:font-family="StarSymbol" fo:font-size="75%"/>
      </text:list-level-style-bullet>
      <text:list-level-style-bullet text:level="6" text:bullet-char="–">
        <style:list-level-properties text:space-before="2in"/>
        <style:text-properties fo:color="#ef2929" fo:font-family="StarSymbol" fo:font-size="75%"/>
      </text:list-level-style-bullet>
      <text:list-level-style-bullet text:level="7" text:bullet-char="–">
        <style:list-level-properties text:space-before="2.5in"/>
        <style:text-properties fo:color="#ef2929" fo:font-family="StarSymbol" fo:font-size="75%"/>
      </text:list-level-style-bullet>
      <text:list-level-style-bullet text:level="8" text:bullet-char="–">
        <style:list-level-properties text:space-before="3in"/>
        <style:text-properties fo:color="#ef2929" fo:font-family="StarSymbol" fo:font-size="75%"/>
      </text:list-level-style-bullet>
      <text:list-level-style-bullet text:level="9" text:bullet-char="–">
        <style:list-level-properties text:space-before="3.5in"/>
        <style:text-properties fo:color="#ef2929" fo:font-family="StarSymbol" fo:font-size="75%"/>
      </text:list-level-style-bullet>
    </text:list-style>
    <text:list-style style:name="a1931">
      <text:list-level-style-bullet text:level="1" text:bullet-char="–">
        <style:list-level-properties text:space-before="0in"/>
        <style:text-properties fo:color="#ef2929" fo:font-family="StarSymbol" fo:font-size="75%"/>
      </text:list-level-style-bullet>
      <text:list-level-style-bullet text:level="2" text:bullet-char="–">
        <style:list-level-properties text:space-before="0in"/>
        <style:text-properties fo:color="#ef2929" fo:font-family="StarSymbol" fo:font-size="75%"/>
      </text:list-level-style-bullet>
      <text:list-level-style-bullet text:level="3" text:bullet-char="–">
        <style:list-level-properties text:space-before="0.5in"/>
        <style:text-properties fo:color="#ef2929" fo:font-family="StarSymbol" fo:font-size="75%"/>
      </text:list-level-style-bullet>
      <text:list-level-style-bullet text:level="4" text:bullet-char="–">
        <style:list-level-properties text:space-before="1in"/>
        <style:text-properties fo:color="#ef2929" fo:font-family="StarSymbol" fo:font-size="75%"/>
      </text:list-level-style-bullet>
      <text:list-level-style-bullet text:level="5" text:bullet-char="–">
        <style:list-level-properties text:space-before="1.5in"/>
        <style:text-properties fo:color="#ef2929" fo:font-family="StarSymbol" fo:font-size="75%"/>
      </text:list-level-style-bullet>
      <text:list-level-style-bullet text:level="6" text:bullet-char="–">
        <style:list-level-properties text:space-before="2in"/>
        <style:text-properties fo:color="#ef2929" fo:font-family="StarSymbol" fo:font-size="75%"/>
      </text:list-level-style-bullet>
      <text:list-level-style-bullet text:level="7" text:bullet-char="–">
        <style:list-level-properties text:space-before="2.5in"/>
        <style:text-properties fo:color="#ef2929" fo:font-family="StarSymbol" fo:font-size="75%"/>
      </text:list-level-style-bullet>
      <text:list-level-style-bullet text:level="8" text:bullet-char="–">
        <style:list-level-properties text:space-before="3in"/>
        <style:text-properties fo:color="#ef2929" fo:font-family="StarSymbol" fo:font-size="75%"/>
      </text:list-level-style-bullet>
      <text:list-level-style-bullet text:level="9" text:bullet-char="–">
        <style:list-level-properties text:space-before="3.5in"/>
        <style:text-properties fo:color="#ef2929" fo:font-family="StarSymbol" fo:font-size="75%"/>
      </text:list-level-style-bullet>
    </text:list-style>
    <text:list-style style:name="a2434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2351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1934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2309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2354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1980">
      <text:list-level-style-bullet text:level="1" text:bullet-char="–">
        <style:list-level-properties text:space-before="0in"/>
        <style:text-properties fo:color="#ef2929" fo:font-family="StarSymbol" fo:font-size="75%"/>
      </text:list-level-style-bullet>
      <text:list-level-style-bullet text:level="2" text:bullet-char="–">
        <style:list-level-properties text:space-before="0in"/>
        <style:text-properties fo:color="#ef2929" fo:font-family="StarSymbol" fo:font-size="75%"/>
      </text:list-level-style-bullet>
      <text:list-level-style-bullet text:level="3" text:bullet-char="–">
        <style:list-level-properties text:space-before="0.5in"/>
        <style:text-properties fo:color="#ef2929" fo:font-family="StarSymbol" fo:font-size="75%"/>
      </text:list-level-style-bullet>
      <text:list-level-style-bullet text:level="4" text:bullet-char="–">
        <style:list-level-properties text:space-before="1in"/>
        <style:text-properties fo:color="#ef2929" fo:font-family="StarSymbol" fo:font-size="75%"/>
      </text:list-level-style-bullet>
      <text:list-level-style-bullet text:level="5" text:bullet-char="–">
        <style:list-level-properties text:space-before="1.5in"/>
        <style:text-properties fo:color="#ef2929" fo:font-family="StarSymbol" fo:font-size="75%"/>
      </text:list-level-style-bullet>
      <text:list-level-style-bullet text:level="6" text:bullet-char="–">
        <style:list-level-properties text:space-before="2in"/>
        <style:text-properties fo:color="#ef2929" fo:font-family="StarSymbol" fo:font-size="75%"/>
      </text:list-level-style-bullet>
      <text:list-level-style-bullet text:level="7" text:bullet-char="–">
        <style:list-level-properties text:space-before="2.5in"/>
        <style:text-properties fo:color="#ef2929" fo:font-family="StarSymbol" fo:font-size="75%"/>
      </text:list-level-style-bullet>
      <text:list-level-style-bullet text:level="8" text:bullet-char="–">
        <style:list-level-properties text:space-before="3in"/>
        <style:text-properties fo:color="#ef2929" fo:font-family="StarSymbol" fo:font-size="75%"/>
      </text:list-level-style-bullet>
      <text:list-level-style-bullet text:level="9" text:bullet-char="–">
        <style:list-level-properties text:space-before="3.5in"/>
        <style:text-properties fo:color="#ef2929" fo:font-family="StarSymbol" fo:font-size="75%"/>
      </text:list-level-style-bullet>
    </text:list-style>
    <text:list-style style:name="a2701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1937">
      <text:list-level-style-bullet text:level="1" text:bullet-char="–">
        <style:list-level-properties text:space-before="0in"/>
        <style:text-properties fo:color="#ef2929" fo:font-family="StarSymbol" fo:font-size="75%"/>
      </text:list-level-style-bullet>
      <text:list-level-style-bullet text:level="2" text:bullet-char="–">
        <style:list-level-properties text:space-before="0in"/>
        <style:text-properties fo:color="#ef2929" fo:font-family="StarSymbol" fo:font-size="75%"/>
      </text:list-level-style-bullet>
      <text:list-level-style-bullet text:level="3" text:bullet-char="–">
        <style:list-level-properties text:space-before="0.5in"/>
        <style:text-properties fo:color="#ef2929" fo:font-family="StarSymbol" fo:font-size="75%"/>
      </text:list-level-style-bullet>
      <text:list-level-style-bullet text:level="4" text:bullet-char="–">
        <style:list-level-properties text:space-before="1in"/>
        <style:text-properties fo:color="#ef2929" fo:font-family="StarSymbol" fo:font-size="75%"/>
      </text:list-level-style-bullet>
      <text:list-level-style-bullet text:level="5" text:bullet-char="–">
        <style:list-level-properties text:space-before="1.5in"/>
        <style:text-properties fo:color="#ef2929" fo:font-family="StarSymbol" fo:font-size="75%"/>
      </text:list-level-style-bullet>
      <text:list-level-style-bullet text:level="6" text:bullet-char="–">
        <style:list-level-properties text:space-before="2in"/>
        <style:text-properties fo:color="#ef2929" fo:font-family="StarSymbol" fo:font-size="75%"/>
      </text:list-level-style-bullet>
      <text:list-level-style-bullet text:level="7" text:bullet-char="–">
        <style:list-level-properties text:space-before="2.5in"/>
        <style:text-properties fo:color="#ef2929" fo:font-family="StarSymbol" fo:font-size="75%"/>
      </text:list-level-style-bullet>
      <text:list-level-style-bullet text:level="8" text:bullet-char="–">
        <style:list-level-properties text:space-before="3in"/>
        <style:text-properties fo:color="#ef2929" fo:font-family="StarSymbol" fo:font-size="75%"/>
      </text:list-level-style-bullet>
      <text:list-level-style-bullet text:level="9" text:bullet-char="–">
        <style:list-level-properties text:space-before="3.5in"/>
        <style:text-properties fo:color="#ef2929" fo:font-family="StarSymbol" fo:font-size="75%"/>
      </text:list-level-style-bullet>
    </text:list-style>
    <text:list-style style:name="a2357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1983">
      <text:list-level-style-bullet text:level="1" text:bullet-char="–">
        <style:list-level-properties text:space-before="0in"/>
        <style:text-properties fo:color="#ef2929" fo:font-family="StarSymbol" fo:font-size="75%"/>
      </text:list-level-style-bullet>
      <text:list-level-style-bullet text:level="2" text:bullet-char="–">
        <style:list-level-properties text:space-before="0in"/>
        <style:text-properties fo:color="#ef2929" fo:font-family="StarSymbol" fo:font-size="75%"/>
      </text:list-level-style-bullet>
      <text:list-level-style-bullet text:level="3" text:bullet-char="–">
        <style:list-level-properties text:space-before="0.5in"/>
        <style:text-properties fo:color="#ef2929" fo:font-family="StarSymbol" fo:font-size="75%"/>
      </text:list-level-style-bullet>
      <text:list-level-style-bullet text:level="4" text:bullet-char="–">
        <style:list-level-properties text:space-before="1in"/>
        <style:text-properties fo:color="#ef2929" fo:font-family="StarSymbol" fo:font-size="75%"/>
      </text:list-level-style-bullet>
      <text:list-level-style-bullet text:level="5" text:bullet-char="–">
        <style:list-level-properties text:space-before="1.5in"/>
        <style:text-properties fo:color="#ef2929" fo:font-family="StarSymbol" fo:font-size="75%"/>
      </text:list-level-style-bullet>
      <text:list-level-style-bullet text:level="6" text:bullet-char="–">
        <style:list-level-properties text:space-before="2in"/>
        <style:text-properties fo:color="#ef2929" fo:font-family="StarSymbol" fo:font-size="75%"/>
      </text:list-level-style-bullet>
      <text:list-level-style-bullet text:level="7" text:bullet-char="–">
        <style:list-level-properties text:space-before="2.5in"/>
        <style:text-properties fo:color="#ef2929" fo:font-family="StarSymbol" fo:font-size="75%"/>
      </text:list-level-style-bullet>
      <text:list-level-style-bullet text:level="8" text:bullet-char="–">
        <style:list-level-properties text:space-before="3in"/>
        <style:text-properties fo:color="#ef2929" fo:font-family="StarSymbol" fo:font-size="75%"/>
      </text:list-level-style-bullet>
      <text:list-level-style-bullet text:level="9" text:bullet-char="–">
        <style:list-level-properties text:space-before="3.5in"/>
        <style:text-properties fo:color="#ef2929" fo:font-family="StarSymbol" fo:font-size="75%"/>
      </text:list-level-style-bullet>
    </text:list-style>
    <text:list-style style:name="a2698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1986">
      <text:list-level-style-bullet text:level="1" text:bullet-char="–">
        <style:list-level-properties text:space-before="0in"/>
        <style:text-properties fo:color="#ef2929" fo:font-family="StarSymbol" fo:font-size="75%"/>
      </text:list-level-style-bullet>
      <text:list-level-style-bullet text:level="2" text:bullet-char="–">
        <style:list-level-properties text:space-before="0in"/>
        <style:text-properties fo:color="#ef2929" fo:font-family="StarSymbol" fo:font-size="75%"/>
      </text:list-level-style-bullet>
      <text:list-level-style-bullet text:level="3" text:bullet-char="–">
        <style:list-level-properties text:space-before="0.5in"/>
        <style:text-properties fo:color="#ef2929" fo:font-family="StarSymbol" fo:font-size="75%"/>
      </text:list-level-style-bullet>
      <text:list-level-style-bullet text:level="4" text:bullet-char="–">
        <style:list-level-properties text:space-before="1in"/>
        <style:text-properties fo:color="#ef2929" fo:font-family="StarSymbol" fo:font-size="75%"/>
      </text:list-level-style-bullet>
      <text:list-level-style-bullet text:level="5" text:bullet-char="–">
        <style:list-level-properties text:space-before="1.5in"/>
        <style:text-properties fo:color="#ef2929" fo:font-family="StarSymbol" fo:font-size="75%"/>
      </text:list-level-style-bullet>
      <text:list-level-style-bullet text:level="6" text:bullet-char="–">
        <style:list-level-properties text:space-before="2in"/>
        <style:text-properties fo:color="#ef2929" fo:font-family="StarSymbol" fo:font-size="75%"/>
      </text:list-level-style-bullet>
      <text:list-level-style-bullet text:level="7" text:bullet-char="–">
        <style:list-level-properties text:space-before="2.5in"/>
        <style:text-properties fo:color="#ef2929" fo:font-family="StarSymbol" fo:font-size="75%"/>
      </text:list-level-style-bullet>
      <text:list-level-style-bullet text:level="8" text:bullet-char="–">
        <style:list-level-properties text:space-before="3in"/>
        <style:text-properties fo:color="#ef2929" fo:font-family="StarSymbol" fo:font-size="75%"/>
      </text:list-level-style-bullet>
      <text:list-level-style-bullet text:level="9" text:bullet-char="–">
        <style:list-level-properties text:space-before="3.5in"/>
        <style:text-properties fo:color="#ef2929" fo:font-family="StarSymbol" fo:font-size="75%"/>
      </text:list-level-style-bullet>
    </text:list-style>
    <text:list-style style:name="a2066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1989">
      <text:list-level-style-bullet text:level="1" text:bullet-char="–">
        <style:list-level-properties text:space-before="0in"/>
        <style:text-properties fo:color="#ef2929" fo:font-family="StarSymbol" fo:font-size="75%"/>
      </text:list-level-style-bullet>
      <text:list-level-style-bullet text:level="2" text:bullet-char="–">
        <style:list-level-properties text:space-before="0in"/>
        <style:text-properties fo:color="#ef2929" fo:font-family="StarSymbol" fo:font-size="75%"/>
      </text:list-level-style-bullet>
      <text:list-level-style-bullet text:level="3" text:bullet-char="–">
        <style:list-level-properties text:space-before="0.5in"/>
        <style:text-properties fo:color="#ef2929" fo:font-family="StarSymbol" fo:font-size="75%"/>
      </text:list-level-style-bullet>
      <text:list-level-style-bullet text:level="4" text:bullet-char="–">
        <style:list-level-properties text:space-before="1in"/>
        <style:text-properties fo:color="#ef2929" fo:font-family="StarSymbol" fo:font-size="75%"/>
      </text:list-level-style-bullet>
      <text:list-level-style-bullet text:level="5" text:bullet-char="–">
        <style:list-level-properties text:space-before="1.5in"/>
        <style:text-properties fo:color="#ef2929" fo:font-family="StarSymbol" fo:font-size="75%"/>
      </text:list-level-style-bullet>
      <text:list-level-style-bullet text:level="6" text:bullet-char="–">
        <style:list-level-properties text:space-before="2in"/>
        <style:text-properties fo:color="#ef2929" fo:font-family="StarSymbol" fo:font-size="75%"/>
      </text:list-level-style-bullet>
      <text:list-level-style-bullet text:level="7" text:bullet-char="–">
        <style:list-level-properties text:space-before="2.5in"/>
        <style:text-properties fo:color="#ef2929" fo:font-family="StarSymbol" fo:font-size="75%"/>
      </text:list-level-style-bullet>
      <text:list-level-style-bullet text:level="8" text:bullet-char="–">
        <style:list-level-properties text:space-before="3in"/>
        <style:text-properties fo:color="#ef2929" fo:font-family="StarSymbol" fo:font-size="75%"/>
      </text:list-level-style-bullet>
      <text:list-level-style-bullet text:level="9" text:bullet-char="–">
        <style:list-level-properties text:space-before="3.5in"/>
        <style:text-properties fo:color="#ef2929" fo:font-family="StarSymbol" fo:font-size="75%"/>
      </text:list-level-style-bullet>
    </text:list-style>
    <text:list-style style:name="a2069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2209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2465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2257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2603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2468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2521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2606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2312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2388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2524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1888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2609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1940">
      <text:list-level-style-bullet text:level="1" text:bullet-char="–">
        <style:list-level-properties text:space-before="0in"/>
        <style:text-properties fo:color="#ef2929" fo:font-family="StarSymbol" fo:font-size="75%"/>
      </text:list-level-style-bullet>
      <text:list-level-style-bullet text:level="2" text:bullet-char="–">
        <style:list-level-properties text:space-before="0in"/>
        <style:text-properties fo:color="#ef2929" fo:font-family="StarSymbol" fo:font-size="75%"/>
      </text:list-level-style-bullet>
      <text:list-level-style-bullet text:level="3" text:bullet-char="–">
        <style:list-level-properties text:space-before="0.5in"/>
        <style:text-properties fo:color="#ef2929" fo:font-family="StarSymbol" fo:font-size="75%"/>
      </text:list-level-style-bullet>
      <text:list-level-style-bullet text:level="4" text:bullet-char="–">
        <style:list-level-properties text:space-before="1in"/>
        <style:text-properties fo:color="#ef2929" fo:font-family="StarSymbol" fo:font-size="75%"/>
      </text:list-level-style-bullet>
      <text:list-level-style-bullet text:level="5" text:bullet-char="–">
        <style:list-level-properties text:space-before="1.5in"/>
        <style:text-properties fo:color="#ef2929" fo:font-family="StarSymbol" fo:font-size="75%"/>
      </text:list-level-style-bullet>
      <text:list-level-style-bullet text:level="6" text:bullet-char="–">
        <style:list-level-properties text:space-before="2in"/>
        <style:text-properties fo:color="#ef2929" fo:font-family="StarSymbol" fo:font-size="75%"/>
      </text:list-level-style-bullet>
      <text:list-level-style-bullet text:level="7" text:bullet-char="–">
        <style:list-level-properties text:space-before="2.5in"/>
        <style:text-properties fo:color="#ef2929" fo:font-family="StarSymbol" fo:font-size="75%"/>
      </text:list-level-style-bullet>
      <text:list-level-style-bullet text:level="8" text:bullet-char="–">
        <style:list-level-properties text:space-before="3in"/>
        <style:text-properties fo:color="#ef2929" fo:font-family="StarSymbol" fo:font-size="75%"/>
      </text:list-level-style-bullet>
      <text:list-level-style-bullet text:level="9" text:bullet-char="–">
        <style:list-level-properties text:space-before="3.5in"/>
        <style:text-properties fo:color="#ef2929" fo:font-family="StarSymbol" fo:font-size="75%"/>
      </text:list-level-style-bullet>
    </text:list-style>
    <text:list-style style:name="a2315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2527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2023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2572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2318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2150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number:date-style xmlns:number="urn:oasis:names:tc:opendocument:xmlns:datastyle:1.0" style:name="a257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71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99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2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6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67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94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5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86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63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3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2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7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6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7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3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61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2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89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53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9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body>
    <office:presentation>
      <draw:page draw:name="page1" draw:style-name="a1848" draw:master-page-name="Master1-Layout7-blank-Blank" presentation:presentation-page-layout-name="Master1-PPL7" draw:id="Slide-256">
        <draw:frame draw:id="id170" draw:style-name="a1851" draw:name="Slide Number Placeholder 1" svg:x="7.90394in" svg:y="7.5311in" svg:width="2.56811in" svg:height="0.57008in">
          <draw:text-box>
            <text:p text:style-name="a1850" text:class-names="" text:cond-style-name=""><text:span text:style-name="a1849" text:class-names=""><text:s text:c="1"/></text:span></text:p>
          </draw:text-box>
          <svg:title/>
          <svg:desc/>
        </draw:frame>
        <draw:frame draw:id="id171" presentation:style-name="a1854" draw:name="Title 1" svg:x="0.86614in" svg:y="4.36732in" svg:width="9.37008in" svg:height="1.81693in" presentation:class="title" presentation:placeholder="false">
          <draw:text-box>
            <text:p text:style-name="a1853" text:class-names="" text:cond-style-name=""><text:span text:style-name="a1852" text:class-names="">Introduction to Programming</text:span></text:p>
          </draw:text-box>
          <svg:title/>
          <svg:desc/>
        </draw:frame>
        <draw:frame draw:id="id172" presentation:style-name="a1858" draw:name="Subtitle 2" svg:x="0.86614in" svg:y="6.45669in" svg:width="9.37008in" svg:height="1.07441in" presentation:class="subtitle" presentation:placeholder="false">
          <draw:text-box>
            <text:p text:style-name="a1857" text:class-names="" text:cond-style-name=""><text:span text:style-name="a1855" text:class-names="">Spring2022</text:span><text:span text:style-name="a1856" text:class-names=""/></text:p>
          </draw:text-box>
          <svg:title/>
          <svg:desc/>
        </draw:frame>
        <presentation:notes draw:style-name="a1871">
          <draw:frame draw:id="id173" draw:style-name="a1862" draw:name="Date Placeholder 2" svg:x="4.68229in" svg:y="0in" svg:width="3.58333in" svg:height="0.58681in">
            <draw:text-box>
              <text:p text:style-name="a1861" text:class-names="" text:cond-style-name=""><text:span text:style-name="a1859" text:class-names=""><text:date text:fixed="false" style:data-style-name="a1860"/></text:span></text:p>
            </draw:text-box>
            <svg:title/>
            <svg:desc/>
          </draw:frame>
          <draw:frame draw:id="id174" draw:style-name="a1865" draw:name="Slide Number Placeholder 12" svg:x="4.67953in" svg:y="11.10827in" svg:width="3.5878in" svg:height="0.58425in">
            <draw:text-box>
              <text:p text:style-name="a1864" text:class-names="" text:cond-style-name=""><text:span text:style-name="a1863" text:class-names=""><text:page-number style:num-format="1" text:fixed="false"/></text:span></text:p>
            </draw:text-box>
            <svg:title/>
            <svg:desc/>
          </draw:frame>
          <draw:frame draw:id="id175" draw:style-name="a1868" draw:name="Slide Number Placeholder 6" svg:x="4.67953in" svg:y="11.10827in" svg:width="3.5878in" svg:height="0.58425in">
            <draw:text-box>
              <text:p text:style-name="a1867" text:class-names="" text:cond-style-name=""><text:span text:style-name="a1866" text:class-names=""><text:page-number style:num-format="1" text:fixed="false"/></text:span></text:p>
            </draw:text-box>
            <svg:title/>
            <svg:desc/>
          </draw:frame>
          <draw:page-thumbnail draw:page-number="1" svg:x="1.21007in" svg:y="0.88889in" svg:width="5.84549in" svg:height="4.38368in" presentation:class="page" draw:id="id176" presentation:style-name="a1869" draw:name="Slide Image Placeholder 1">
            <svg:title/>
            <svg:desc/>
          </draw:page-thumbnail>
          <draw:frame draw:id="id177" presentation:style-name="a1870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" draw:style-name="a1872" draw:master-page-name="Master2-Layout7-blank-Blank" presentation:presentation-page-layout-name="Master2-PPL7" draw:id="Slide-257">
        <draw:frame draw:id="id178" draw:style-name="a1875" draw:name="Date Placeholder 1" svg:x="0.55118in" svg:y="7.5315in" svg:width="2.56811in" svg:height="0.57008in">
          <draw:text-box>
            <text:p text:style-name="a1874" text:class-names="" text:cond-style-name=""><text:span text:style-name="a1873" text:class-names="">CSCI 1410</text:span></text:p>
          </draw:text-box>
          <svg:title/>
          <svg:desc/>
        </draw:frame>
        <draw:frame draw:id="id179" draw:style-name="a1878" draw:name="Footer Placeholder 2" svg:x="3.77008in" svg:y="7.5315in" svg:width="3.49409in" svg:height="0.57008in">
          <draw:text-box>
            <text:p text:style-name="a1877" text:class-names="" text:cond-style-name=""><text:span text:style-name="a1876" text:class-names="">Dr. Salim Lakhani</text:span></text:p>
          </draw:text-box>
          <svg:title/>
          <svg:desc/>
        </draw:frame>
        <draw:frame draw:id="id180" draw:style-name="a1882" draw:name="Slide Number Placeholder 3" svg:x="7.90394in" svg:y="7.5315in" svg:width="2.56811in" svg:height="0.57008in">
          <draw:text-box>
            <text:p text:style-name="a1881" text:class-names="" text:cond-style-name=""><text:span text:style-name="a1879" text:class-names=""><text:page-number style:num-format="1" text:fixed="false"/></text:span><text:span text:style-name="a1880" text:class-names=""><text:s text:c="1"/>/</text:span></text:p>
          </draw:text-box>
          <svg:title/>
          <svg:desc/>
        </draw:frame>
        <draw:frame draw:id="id181" presentation:style-name="a1885" draw:name="Title 1" svg:x="0.7874in" svg:y="0.32913in" svg:width="9.68465in" svg:height="1.38071in" presentation:class="title" presentation:placeholder="false">
          <draw:text-box>
            <text:p text:style-name="a1884" text:class-names="" text:cond-style-name=""><text:span text:style-name="a1883" text:class-names="">Objectives</text:span></text:p>
          </draw:text-box>
          <svg:title/>
          <svg:desc/>
        </draw:frame>
        <draw:frame draw:id="id182" presentation:style-name="a1895" draw:name="Text Placeholder 2" svg:x="0.7874in" svg:y="1.77165in" svg:width="9.44882in" svg:height="5.42835in" presentation:class="outline" presentation:placeholder="false">
          <draw:text-box>
            <text:list text:style-name="a1888">
              <text:list-item>
                <text:p text:style-name="a1887" text:class-names="" text:cond-style-name=""><text:span text:style-name="a1886" text:class-names="">Numeric Data Type</text:span></text:p>
              </text:list-item>
            </text:list>
            <text:list text:style-name="a1891">
              <text:list-item>
                <text:p text:style-name="a1890" text:class-names="" text:cond-style-name=""><text:span text:style-name="a1889" text:class-names="">Type Conversion and Rounding</text:span></text:p>
              </text:list-item>
            </text:list>
            <text:list text:style-name="a1894">
              <text:list-item>
                <text:p text:style-name="a1893" text:class-names="" text:cond-style-name=""><text:span text:style-name="a1892" text:class-names="">Using the Math Library</text:span></text:p>
              </text:list-item>
            </text:list>
          </draw:text-box>
          <svg:title/>
          <svg:desc/>
        </draw:frame>
        <presentation:notes draw:style-name="a1908">
          <draw:frame draw:id="id183" draw:style-name="a1899" draw:name="Date Placeholder 2" svg:x="4.68229in" svg:y="0in" svg:width="3.58333in" svg:height="0.58681in">
            <draw:text-box>
              <text:p text:style-name="a1898" text:class-names="" text:cond-style-name=""><text:span text:style-name="a1896" text:class-names=""><text:date text:fixed="false" style:data-style-name="a1897"/></text:span></text:p>
            </draw:text-box>
            <svg:title/>
            <svg:desc/>
          </draw:frame>
          <draw:frame draw:id="id184" draw:style-name="a1902" draw:name="Slide Number Placeholder 12" svg:x="4.67953in" svg:y="11.10827in" svg:width="3.5878in" svg:height="0.58425in">
            <draw:text-box>
              <text:p text:style-name="a1901" text:class-names="" text:cond-style-name=""><text:span text:style-name="a1900" text:class-names=""><text:page-number style:num-format="1" text:fixed="false"/></text:span></text:p>
            </draw:text-box>
            <svg:title/>
            <svg:desc/>
          </draw:frame>
          <draw:frame draw:id="id185" draw:style-name="a1905" draw:name="Slide Number Placeholder 6" svg:x="4.67953in" svg:y="11.10827in" svg:width="3.5878in" svg:height="0.58425in">
            <draw:text-box>
              <text:p text:style-name="a1904" text:class-names="" text:cond-style-name=""><text:span text:style-name="a1903" text:class-names=""><text:page-number style:num-format="1" text:fixed="false"/></text:span></text:p>
            </draw:text-box>
            <svg:title/>
            <svg:desc/>
          </draw:frame>
          <draw:page-thumbnail draw:page-number="2" svg:x="1.21007in" svg:y="0.88889in" svg:width="5.84549in" svg:height="4.38368in" presentation:class="page" draw:id="id186" presentation:style-name="a1906" draw:name="Slide Image Placeholder 1">
            <svg:title/>
            <svg:desc/>
          </draw:page-thumbnail>
          <draw:frame draw:id="id187" presentation:style-name="a1907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3" draw:style-name="a1909" draw:master-page-name="Master2-Layout7-blank-Blank" presentation:presentation-page-layout-name="Master2-PPL7" draw:id="Slide-258">
        <draw:frame draw:id="id188" draw:style-name="a1912" draw:name="Date Placeholder 1" svg:x="0.55118in" svg:y="7.5315in" svg:width="2.56811in" svg:height="0.57008in">
          <draw:text-box>
            <text:p text:style-name="a1911" text:class-names="" text:cond-style-name=""><text:span text:style-name="a1910" text:class-names="">CSCI 1410</text:span></text:p>
          </draw:text-box>
          <svg:title/>
          <svg:desc/>
        </draw:frame>
        <draw:frame draw:id="id189" draw:style-name="a1915" draw:name="Footer Placeholder 2" svg:x="3.77008in" svg:y="7.5315in" svg:width="3.49409in" svg:height="0.57008in">
          <draw:text-box>
            <text:p text:style-name="a1914" text:class-names="" text:cond-style-name=""><text:span text:style-name="a1913" text:class-names="">Dr. Salim Lakhani</text:span></text:p>
          </draw:text-box>
          <svg:title/>
          <svg:desc/>
        </draw:frame>
        <draw:frame draw:id="id190" draw:style-name="a1919" draw:name="Slide Number Placeholder 3" svg:x="7.90394in" svg:y="7.5315in" svg:width="2.56811in" svg:height="0.57008in">
          <draw:text-box>
            <text:p text:style-name="a1918" text:class-names="" text:cond-style-name=""><text:span text:style-name="a1916" text:class-names=""><text:page-number style:num-format="1" text:fixed="false"/></text:span><text:span text:style-name="a1917" text:class-names=""><text:s text:c="1"/>/</text:span></text:p>
          </draw:text-box>
          <svg:title/>
          <svg:desc/>
        </draw:frame>
        <draw:frame draw:id="id191" presentation:style-name="a1922" draw:name="Title 1" svg:x="0.7874in" svg:y="0.32913in" svg:width="9.68465in" svg:height="1.38071in" presentation:class="title" presentation:placeholder="false">
          <draw:text-box>
            <text:p text:style-name="a1921" text:class-names="" text:cond-style-name=""><text:span text:style-name="a1920" text:class-names="">Data Type</text:span></text:p>
          </draw:text-box>
          <svg:title/>
          <svg:desc/>
        </draw:frame>
        <draw:frame draw:id="id192" presentation:style-name="a1941" draw:name="Text Placeholder 2" svg:x="0.7874in" svg:y="1.77165in" svg:width="9.44882in" svg:height="5.42835in" presentation:class="outline" presentation:placeholder="false">
          <draw:text-box>
            <text:list text:style-name="a1925">
              <text:list-item>
                <text:p text:style-name="a1924" text:class-names="" text:cond-style-name=""><text:span text:style-name="a1923" text:class-names="">The information that is stored and manipulated by computer programs is referred to as data.</text:span></text:p>
              </text:list-item>
            </text:list>
            <text:list text:style-name="a1928">
              <text:list-item>
                <text:p text:style-name="a1927" text:class-names="" text:cond-style-name=""><text:span text:style-name="a1926" text:class-names="">Python treat all data as objects</text:span></text:p>
              </text:list-item>
            </text:list>
            <text:list text:style-name="a1931">
              <text:list-item>
                <text:list text:style-name="a1931">
                  <text:list-item>
                    <text:p text:style-name="a1930" text:class-names="" text:cond-style-name=""><text:span text:style-name="a1929" text:class-names="">Other programming languages have primitive data types which are not objects</text:span></text:p>
                  </text:list-item>
                </text:list>
              </text:list-item>
            </text:list>
            <text:list text:style-name="a1934">
              <text:list-item>
                <text:p text:style-name="a1933" text:class-names="" text:cond-style-name=""><text:span text:style-name="a1932" text:class-names="">Types of data in Python:</text:span></text:p>
              </text:list-item>
            </text:list>
            <text:list text:style-name="a1937">
              <text:list-item>
                <text:list text:style-name="a1937">
                  <text:list-item>
                    <text:p text:style-name="a1936" text:class-names="" text:cond-style-name=""><text:span text:style-name="a1935" text:class-names="">Built-in by default</text:span></text:p>
                  </text:list-item>
                </text:list>
              </text:list-item>
            </text:list>
            <text:list text:style-name="a1940">
              <text:list-item>
                <text:list text:style-name="a1940">
                  <text:list-item>
                    <text:p text:style-name="a1939" text:class-names="" text:cond-style-name=""><text:span text:style-name="a1938" text:class-names="">User created</text:span></text:p>
                  </text:list-item>
                </text:list>
              </text:list-item>
            </text:list>
          </draw:text-box>
          <svg:title/>
          <svg:desc/>
        </draw:frame>
        <presentation:notes draw:style-name="a1954">
          <draw:frame draw:id="id193" draw:style-name="a1945" draw:name="Date Placeholder 2" svg:x="4.68229in" svg:y="0in" svg:width="3.58333in" svg:height="0.58681in">
            <draw:text-box>
              <text:p text:style-name="a1944" text:class-names="" text:cond-style-name=""><text:span text:style-name="a1942" text:class-names=""><text:date text:fixed="false" style:data-style-name="a1943"/></text:span></text:p>
            </draw:text-box>
            <svg:title/>
            <svg:desc/>
          </draw:frame>
          <draw:frame draw:id="id194" draw:style-name="a1948" draw:name="Slide Number Placeholder 12" svg:x="4.67953in" svg:y="11.10827in" svg:width="3.5878in" svg:height="0.58425in">
            <draw:text-box>
              <text:p text:style-name="a1947" text:class-names="" text:cond-style-name=""><text:span text:style-name="a1946" text:class-names=""><text:page-number style:num-format="1" text:fixed="false"/></text:span></text:p>
            </draw:text-box>
            <svg:title/>
            <svg:desc/>
          </draw:frame>
          <draw:frame draw:id="id195" draw:style-name="a1951" draw:name="Slide Number Placeholder 6" svg:x="4.67953in" svg:y="11.10827in" svg:width="3.5878in" svg:height="0.58425in">
            <draw:text-box>
              <text:p text:style-name="a1950" text:class-names="" text:cond-style-name=""><text:span text:style-name="a1949" text:class-names=""><text:page-number style:num-format="1" text:fixed="false"/></text:span></text:p>
            </draw:text-box>
            <svg:title/>
            <svg:desc/>
          </draw:frame>
          <draw:page-thumbnail draw:page-number="3" svg:x="1.21007in" svg:y="0.88889in" svg:width="5.84549in" svg:height="4.38368in" presentation:class="page" draw:id="id196" presentation:style-name="a1952" draw:name="Slide Image Placeholder 1">
            <svg:title/>
            <svg:desc/>
          </draw:page-thumbnail>
          <draw:frame draw:id="id197" presentation:style-name="a1953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4" draw:style-name="a1955" draw:master-page-name="Master2-Layout7-blank-Blank" presentation:presentation-page-layout-name="Master2-PPL7" draw:id="Slide-259">
        <draw:frame draw:id="id198" draw:style-name="a1958" draw:name="Date Placeholder 1" svg:x="0.55118in" svg:y="7.5315in" svg:width="2.56811in" svg:height="0.57008in">
          <draw:text-box>
            <text:p text:style-name="a1957" text:class-names="" text:cond-style-name=""><text:span text:style-name="a1956" text:class-names="">CSCI 1410</text:span></text:p>
          </draw:text-box>
          <svg:title/>
          <svg:desc/>
        </draw:frame>
        <draw:frame draw:id="id199" draw:style-name="a1961" draw:name="Footer Placeholder 2" svg:x="3.77008in" svg:y="7.5315in" svg:width="3.49409in" svg:height="0.57008in">
          <draw:text-box>
            <text:p text:style-name="a1960" text:class-names="" text:cond-style-name=""><text:span text:style-name="a1959" text:class-names="">Dr. Salim Lakhani</text:span></text:p>
          </draw:text-box>
          <svg:title/>
          <svg:desc/>
        </draw:frame>
        <draw:frame draw:id="id200" draw:style-name="a1965" draw:name="Slide Number Placeholder 3" svg:x="7.90394in" svg:y="7.5315in" svg:width="2.56811in" svg:height="0.57008in">
          <draw:text-box>
            <text:p text:style-name="a1964" text:class-names="" text:cond-style-name=""><text:span text:style-name="a1962" text:class-names=""><text:page-number style:num-format="1" text:fixed="false"/></text:span><text:span text:style-name="a1963" text:class-names=""><text:s text:c="1"/>/</text:span></text:p>
          </draw:text-box>
          <svg:title/>
          <svg:desc/>
        </draw:frame>
        <draw:frame draw:id="id201" presentation:style-name="a1968" draw:name="Title 1" svg:x="0.7874in" svg:y="0.32913in" svg:width="9.68465in" svg:height="1.38071in" presentation:class="title" presentation:placeholder="false">
          <draw:text-box>
            <text:p text:style-name="a1967" text:class-names="" text:cond-style-name=""><text:span text:style-name="a1966" text:class-names="">Data Type</text:span></text:p>
          </draw:text-box>
          <svg:title/>
          <svg:desc/>
        </draw:frame>
        <draw:frame draw:id="id202" presentation:style-name="a1993" draw:name="Text Placeholder 2" svg:x="0.7874in" svg:y="1.77165in" svg:width="9.44882in" svg:height="5.42835in" presentation:class="outline" presentation:placeholder="false">
          <draw:text-box>
            <text:list text:style-name="a1971">
              <text:list-item>
                <text:p text:style-name="a1970" text:class-names="" text:cond-style-name=""><text:span text:style-name="a1969" text:class-names="">Data type build-in by default</text:span></text:p>
              </text:list-item>
            </text:list>
            <text:list text:style-name="a1974">
              <text:list-item>
                <text:list text:style-name="a1974">
                  <text:list-item>
                    <text:p text:style-name="a1973" text:class-names="" text:cond-style-name=""><text:span text:style-name="a1972" text:class-names="">Text type – str</text:span></text:p>
                  </text:list-item>
                </text:list>
              </text:list-item>
            </text:list>
            <text:list text:style-name="a1977">
              <text:list-item>
                <text:list text:style-name="a1977">
                  <text:list-item>
                    <text:p text:style-name="a1976" text:class-names="" text:cond-style-name=""><text:span text:style-name="a1975" text:class-names="">Numeric types – int, float, complex</text:span></text:p>
                  </text:list-item>
                </text:list>
              </text:list-item>
            </text:list>
            <text:list text:style-name="a1980">
              <text:list-item>
                <text:list text:style-name="a1980">
                  <text:list-item>
                    <text:p text:style-name="a1979" text:class-names="" text:cond-style-name=""><text:span text:style-name="a1978" text:class-names="">Sequence types – list, tuple, range</text:span></text:p>
                  </text:list-item>
                </text:list>
              </text:list-item>
            </text:list>
            <text:list text:style-name="a1983">
              <text:list-item>
                <text:list text:style-name="a1983">
                  <text:list-item>
                    <text:p text:style-name="a1982" text:class-names="" text:cond-style-name=""><text:span text:style-name="a1981" text:class-names="">Mapping type – dict</text:span></text:p>
                  </text:list-item>
                </text:list>
              </text:list-item>
            </text:list>
            <text:list text:style-name="a1986">
              <text:list-item>
                <text:list text:style-name="a1986">
                  <text:list-item>
                    <text:p text:style-name="a1985" text:class-names="" text:cond-style-name=""><text:span text:style-name="a1984" text:class-names="">Set types – set, frozenset</text:span></text:p>
                  </text:list-item>
                </text:list>
              </text:list-item>
            </text:list>
            <text:list text:style-name="a1989">
              <text:list-item>
                <text:list text:style-name="a1989">
                  <text:list-item>
                    <text:p text:style-name="a1988" text:class-names="" text:cond-style-name=""><text:span text:style-name="a1987" text:class-names="">Boolean type – bool</text:span></text:p>
                  </text:list-item>
                </text:list>
              </text:list-item>
            </text:list>
            <text:list text:style-name="a1992">
              <text:list-item>
                <text:list text:style-name="a1992">
                  <text:list-item>
                    <text:p text:style-name="a1991" text:class-names="" text:cond-style-name=""><text:span text:style-name="a1990" text:class-names="">Binary type – bytes, bytearray, memoryview</text:span></text:p>
                  </text:list-item>
                </text:list>
              </text:list-item>
            </text:list>
          </draw:text-box>
          <svg:title/>
          <svg:desc/>
        </draw:frame>
        <presentation:notes draw:style-name="a2006">
          <draw:frame draw:id="id203" draw:style-name="a1997" draw:name="Date Placeholder 2" svg:x="4.68229in" svg:y="0in" svg:width="3.58333in" svg:height="0.58681in">
            <draw:text-box>
              <text:p text:style-name="a1996" text:class-names="" text:cond-style-name=""><text:span text:style-name="a1994" text:class-names=""><text:date text:fixed="false" style:data-style-name="a1995"/></text:span></text:p>
            </draw:text-box>
            <svg:title/>
            <svg:desc/>
          </draw:frame>
          <draw:frame draw:id="id204" draw:style-name="a2000" draw:name="Slide Number Placeholder 12" svg:x="4.67953in" svg:y="11.10827in" svg:width="3.5878in" svg:height="0.58425in">
            <draw:text-box>
              <text:p text:style-name="a1999" text:class-names="" text:cond-style-name=""><text:span text:style-name="a1998" text:class-names=""><text:page-number style:num-format="1" text:fixed="false"/></text:span></text:p>
            </draw:text-box>
            <svg:title/>
            <svg:desc/>
          </draw:frame>
          <draw:frame draw:id="id205" draw:style-name="a2003" draw:name="Slide Number Placeholder 6" svg:x="4.67953in" svg:y="11.10827in" svg:width="3.5878in" svg:height="0.58425in">
            <draw:text-box>
              <text:p text:style-name="a2002" text:class-names="" text:cond-style-name=""><text:span text:style-name="a2001" text:class-names=""><text:page-number style:num-format="1" text:fixed="false"/></text:span></text:p>
            </draw:text-box>
            <svg:title/>
            <svg:desc/>
          </draw:frame>
          <draw:page-thumbnail draw:page-number="4" svg:x="1.21007in" svg:y="0.88889in" svg:width="5.84549in" svg:height="4.38368in" presentation:class="page" draw:id="id206" presentation:style-name="a2004" draw:name="Slide Image Placeholder 1">
            <svg:title/>
            <svg:desc/>
          </draw:page-thumbnail>
          <draw:frame draw:id="id207" presentation:style-name="a2005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5" draw:style-name="a2007" draw:master-page-name="Master2-Layout7-blank-Blank" presentation:presentation-page-layout-name="Master2-PPL7" draw:id="Slide-260">
        <draw:frame draw:id="id208" draw:style-name="a2010" draw:name="Date Placeholder 1" svg:x="0.55118in" svg:y="7.5315in" svg:width="2.56811in" svg:height="0.57008in">
          <draw:text-box>
            <text:p text:style-name="a2009" text:class-names="" text:cond-style-name=""><text:span text:style-name="a2008" text:class-names="">CSCI 1410</text:span></text:p>
          </draw:text-box>
          <svg:title/>
          <svg:desc/>
        </draw:frame>
        <draw:frame draw:id="id209" draw:style-name="a2013" draw:name="Footer Placeholder 2" svg:x="3.77008in" svg:y="7.5315in" svg:width="3.49409in" svg:height="0.57008in">
          <draw:text-box>
            <text:p text:style-name="a2012" text:class-names="" text:cond-style-name=""><text:span text:style-name="a2011" text:class-names="">Dr. Salim Lakhani</text:span></text:p>
          </draw:text-box>
          <svg:title/>
          <svg:desc/>
        </draw:frame>
        <draw:frame draw:id="id210" draw:style-name="a2017" draw:name="Slide Number Placeholder 3" svg:x="7.90394in" svg:y="7.5315in" svg:width="2.56811in" svg:height="0.57008in">
          <draw:text-box>
            <text:p text:style-name="a2016" text:class-names="" text:cond-style-name=""><text:span text:style-name="a2014" text:class-names=""><text:page-number style:num-format="1" text:fixed="false"/></text:span><text:span text:style-name="a2015" text:class-names=""><text:s text:c="1"/>/</text:span></text:p>
          </draw:text-box>
          <svg:title/>
          <svg:desc/>
        </draw:frame>
        <draw:frame draw:id="id211" presentation:style-name="a2020" draw:name="Title 1" svg:x="0.7874in" svg:y="0.32913in" svg:width="9.68465in" svg:height="1.38071in" presentation:class="title" presentation:placeholder="false">
          <draw:text-box>
            <text:p text:style-name="a2019" text:class-names="" text:cond-style-name=""><text:span text:style-name="a2018" text:class-names="">Numeric Data Types</text:span></text:p>
          </draw:text-box>
          <svg:title/>
          <svg:desc/>
        </draw:frame>
        <draw:frame draw:id="id212" presentation:style-name="a2036" draw:name="Text Placeholder 2" svg:x="0.7874in" svg:y="1.77165in" svg:width="9.44882in" svg:height="5.42835in" presentation:class="outline" presentation:placeholder="false">
          <draw:text-box>
            <text:list text:style-name="a2023">
              <text:list-item>
                <text:p text:style-name="a2022" text:class-names="" text:cond-style-name=""><text:span text:style-name="a2021" text:class-names="">Numeric types</text:span></text:p>
              </text:list-item>
            </text:list>
            <text:list text:style-name="a2026">
              <text:list-item>
                <text:list text:style-name="a2026">
                  <text:list-item>
                    <text:p text:style-name="a2025" text:class-names="" text:cond-style-name=""><text:span text:style-name="a2024" text:class-names="">int are whole numbers – they do not have fractional part</text:span></text:p>
                  </text:list-item>
                </text:list>
              </text:list-item>
            </text:list>
            <text:list text:style-name="a2029">
              <text:list-item>
                <text:list text:style-name="a2029">
                  <text:list-item>
                    <text:p text:style-name="a2028" text:class-names="" text:cond-style-name=""><text:span text:style-name="a2027" text:class-names="">Example: 5, 4, 9, -1, -45, 1234</text:span></text:p>
                  </text:list-item>
                </text:list>
              </text:list-item>
            </text:list>
            <text:list text:style-name="a2032">
              <text:list-item>
                <text:list text:style-name="a2032">
                  <text:list-item>
                    <text:p text:style-name="a2031" text:class-names="" text:cond-style-name=""><text:span text:style-name="a2030" text:class-names="">float are also called fractions and have fractional part</text:span></text:p>
                  </text:list-item>
                </text:list>
              </text:list-item>
            </text:list>
            <text:list text:style-name="a2035">
              <text:list-item>
                <text:list text:style-name="a2035">
                  <text:list-item>
                    <text:p text:style-name="a2034" text:class-names="" text:cond-style-name=""><text:span text:style-name="a2033" text:class-names="">Example: 1.25, -45.333, 96.456, 0.001, 14.0</text:span></text:p>
                  </text:list-item>
                </text:list>
              </text:list-item>
            </text:list>
          </draw:text-box>
          <svg:title/>
          <svg:desc/>
        </draw:frame>
        <presentation:notes draw:style-name="a2049">
          <draw:frame draw:id="id213" draw:style-name="a2040" draw:name="Date Placeholder 2" svg:x="4.68229in" svg:y="0in" svg:width="3.58333in" svg:height="0.58681in">
            <draw:text-box>
              <text:p text:style-name="a2039" text:class-names="" text:cond-style-name=""><text:span text:style-name="a2037" text:class-names=""><text:date text:fixed="false" style:data-style-name="a2038"/></text:span></text:p>
            </draw:text-box>
            <svg:title/>
            <svg:desc/>
          </draw:frame>
          <draw:frame draw:id="id214" draw:style-name="a2043" draw:name="Slide Number Placeholder 12" svg:x="4.67953in" svg:y="11.10827in" svg:width="3.5878in" svg:height="0.58425in">
            <draw:text-box>
              <text:p text:style-name="a2042" text:class-names="" text:cond-style-name=""><text:span text:style-name="a2041" text:class-names=""><text:page-number style:num-format="1" text:fixed="false"/></text:span></text:p>
            </draw:text-box>
            <svg:title/>
            <svg:desc/>
          </draw:frame>
          <draw:frame draw:id="id215" draw:style-name="a2046" draw:name="Slide Number Placeholder 6" svg:x="4.67953in" svg:y="11.10827in" svg:width="3.5878in" svg:height="0.58425in">
            <draw:text-box>
              <text:p text:style-name="a2045" text:class-names="" text:cond-style-name=""><text:span text:style-name="a2044" text:class-names=""><text:page-number style:num-format="1" text:fixed="false"/></text:span></text:p>
            </draw:text-box>
            <svg:title/>
            <svg:desc/>
          </draw:frame>
          <draw:page-thumbnail draw:page-number="5" svg:x="1.21007in" svg:y="0.88889in" svg:width="5.84549in" svg:height="4.38368in" presentation:class="page" draw:id="id216" presentation:style-name="a2047" draw:name="Slide Image Placeholder 1">
            <svg:title/>
            <svg:desc/>
          </draw:page-thumbnail>
          <draw:frame draw:id="id217" presentation:style-name="a2048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6" draw:style-name="a2050" draw:master-page-name="Master2-Layout7-blank-Blank" presentation:presentation-page-layout-name="Master2-PPL7" draw:id="Slide-261">
        <draw:frame draw:id="id218" draw:style-name="a2053" draw:name="Date Placeholder 1" svg:x="0.55118in" svg:y="7.5315in" svg:width="2.56811in" svg:height="0.57008in">
          <draw:text-box>
            <text:p text:style-name="a2052" text:class-names="" text:cond-style-name=""><text:span text:style-name="a2051" text:class-names="">CSCI 1410</text:span></text:p>
          </draw:text-box>
          <svg:title/>
          <svg:desc/>
        </draw:frame>
        <draw:frame draw:id="id219" draw:style-name="a2056" draw:name="Footer Placeholder 2" svg:x="3.77008in" svg:y="7.5315in" svg:width="3.49409in" svg:height="0.57008in">
          <draw:text-box>
            <text:p text:style-name="a2055" text:class-names="" text:cond-style-name=""><text:span text:style-name="a2054" text:class-names="">Dr. Salim Lakhani</text:span></text:p>
          </draw:text-box>
          <svg:title/>
          <svg:desc/>
        </draw:frame>
        <draw:frame draw:id="id220" draw:style-name="a2060" draw:name="Slide Number Placeholder 3" svg:x="7.90394in" svg:y="7.5315in" svg:width="2.56811in" svg:height="0.57008in">
          <draw:text-box>
            <text:p text:style-name="a2059" text:class-names="" text:cond-style-name=""><text:span text:style-name="a2057" text:class-names=""><text:page-number style:num-format="1" text:fixed="false"/></text:span><text:span text:style-name="a2058" text:class-names=""><text:s text:c="1"/>/</text:span></text:p>
          </draw:text-box>
          <svg:title/>
          <svg:desc/>
        </draw:frame>
        <draw:frame draw:id="id221" presentation:style-name="a2063" draw:name="Title 1" svg:x="0.7874in" svg:y="0.32913in" svg:width="9.68465in" svg:height="1.38071in" presentation:class="title" presentation:placeholder="false">
          <draw:text-box>
            <text:p text:style-name="a2062" text:class-names="" text:cond-style-name=""><text:span text:style-name="a2061" text:class-names="">Numeric Data Types</text:span></text:p>
          </draw:text-box>
          <svg:title/>
          <svg:desc/>
        </draw:frame>
        <draw:frame draw:id="id222" presentation:style-name="a2076" draw:name="Text Placeholder 2" svg:x="0.7874in" svg:y="1.77165in" svg:width="9.44882in" svg:height="5.42835in" presentation:class="outline" presentation:placeholder="false">
          <draw:text-box>
            <text:list text:style-name="a2066">
              <text:list-item>
                <text:p text:style-name="a2065" text:class-names="" text:cond-style-name=""><text:span text:style-name="a2064" text:class-names="">Inside the computer, whole numbers (int) and floating point numbers (float) are represented quite differently!</text:span></text:p>
              </text:list-item>
            </text:list>
            <text:list text:style-name="a2069">
              <text:list-item>
                <text:p text:style-name="a2068" text:class-names="" text:cond-style-name=""><text:span text:style-name="a2067" text:class-names="">We say that int and float numbers are two different data types.</text:span></text:p>
              </text:list-item>
            </text:list>
            <text:list text:style-name="a2072">
              <text:list-item>
                <text:p text:style-name="a2071" text:class-names="" text:cond-style-name=""><text:span text:style-name="a2070" text:class-names="">The data type of an object determines what values it can have and what operations can be performed on it.</text:span></text:p>
              </text:list-item>
            </text:list>
            <text:list text:style-name="a2075">
              <text:list-item>
                <text:p text:style-name="a2074" text:class-names="" text:cond-style-name=""><text:span text:style-name="a2073" text:class-names="">Example</text:span></text:p>
              </text:list-item>
            </text:list>
          </draw:text-box>
          <svg:title/>
          <svg:desc/>
        </draw:frame>
        <presentation:notes draw:style-name="a2093">
          <draw:frame draw:id="id223" draw:style-name="a2080" draw:name="Date Placeholder 2" svg:x="4.68229in" svg:y="0in" svg:width="3.58333in" svg:height="0.58681in">
            <draw:text-box>
              <text:p text:style-name="a2079" text:class-names="" text:cond-style-name=""><text:span text:style-name="a2077" text:class-names=""><text:date text:fixed="false" style:data-style-name="a2078"/></text:span></text:p>
            </draw:text-box>
            <svg:title/>
            <svg:desc/>
          </draw:frame>
          <draw:frame draw:id="id224" draw:style-name="a2083" draw:name="Slide Number Placeholder 12" svg:x="4.67953in" svg:y="11.10827in" svg:width="3.5878in" svg:height="0.58425in">
            <draw:text-box>
              <text:p text:style-name="a2082" text:class-names="" text:cond-style-name=""><text:span text:style-name="a2081" text:class-names=""><text:page-number style:num-format="1" text:fixed="false"/></text:span></text:p>
            </draw:text-box>
            <svg:title/>
            <svg:desc/>
          </draw:frame>
          <draw:frame draw:id="id225" draw:style-name="a2086" draw:name="Slide Number Placeholder 6" svg:x="4.67953in" svg:y="11.10827in" svg:width="3.5878in" svg:height="0.58425in">
            <draw:text-box>
              <text:p text:style-name="a2085" text:class-names="" text:cond-style-name=""><text:span text:style-name="a2084" text:class-names=""><text:page-number style:num-format="1" text:fixed="false"/></text:span></text:p>
            </draw:text-box>
            <svg:title/>
            <svg:desc/>
          </draw:frame>
          <draw:page-thumbnail draw:page-number="6" svg:x="1.21007in" svg:y="0.88889in" svg:width="5.84549in" svg:height="4.38368in" presentation:class="page" draw:id="id226" presentation:style-name="a2087" draw:name="Slide Image Placeholder 1">
            <svg:title/>
            <svg:desc/>
          </draw:page-thumbnail>
          <draw:frame draw:id="id227" presentation:style-name="a2092" draw:name="Notes Placeholder 2" svg:x="0.82677in" svg:y="5.55394in" svg:width="6.61378in" svg:height="5.26142in" presentation:class="notes" presentation:placeholder="false">
            <draw:text-box>
              <text:p text:style-name="a2089" text:class-names="" text:cond-style-name=""><text:span text:style-name="a2088" text:class-names="">Numerical data add, sub, mul, div</text:span></text:p>
              <text:p text:style-name="a2091" text:class-names="" text:cond-style-name=""><text:span text:style-name="a2090" text:class-names="">String data – Can I add, sub, mul, div</text:span></text:p>
            </draw:text-box>
            <svg:title/>
            <svg:desc/>
          </draw:frame>
        </presentation:notes>
      </draw:page>
      <draw:page draw:name="page7" draw:style-name="a2094" draw:master-page-name="Master2-Layout7-blank-Blank" presentation:presentation-page-layout-name="Master2-PPL7" draw:id="Slide-262">
        <draw:frame draw:id="id228" draw:style-name="a2097" draw:name="Date Placeholder 1" svg:x="0.55118in" svg:y="7.5315in" svg:width="2.56811in" svg:height="0.57008in">
          <draw:text-box>
            <text:p text:style-name="a2096" text:class-names="" text:cond-style-name=""><text:span text:style-name="a2095" text:class-names="">CSCI 1410</text:span></text:p>
          </draw:text-box>
          <svg:title/>
          <svg:desc/>
        </draw:frame>
        <draw:frame draw:id="id229" draw:style-name="a2100" draw:name="Footer Placeholder 2" svg:x="3.77008in" svg:y="7.5315in" svg:width="3.49409in" svg:height="0.57008in">
          <draw:text-box>
            <text:p text:style-name="a2099" text:class-names="" text:cond-style-name=""><text:span text:style-name="a2098" text:class-names="">Dr. Salim Lakhani</text:span></text:p>
          </draw:text-box>
          <svg:title/>
          <svg:desc/>
        </draw:frame>
        <draw:frame draw:id="id230" draw:style-name="a2104" draw:name="Slide Number Placeholder 3" svg:x="7.90394in" svg:y="7.5315in" svg:width="2.56811in" svg:height="0.57008in">
          <draw:text-box>
            <text:p text:style-name="a2103" text:class-names="" text:cond-style-name=""><text:span text:style-name="a2101" text:class-names=""><text:page-number style:num-format="1" text:fixed="false"/></text:span><text:span text:style-name="a2102" text:class-names=""><text:s text:c="1"/>/</text:span></text:p>
          </draw:text-box>
          <svg:title/>
          <svg:desc/>
        </draw:frame>
        <draw:frame draw:id="id231" presentation:style-name="a2107" draw:name="Title 1" svg:x="0.7874in" svg:y="0.32913in" svg:width="9.68465in" svg:height="1.38071in" presentation:class="title" presentation:placeholder="false">
          <draw:text-box>
            <text:p text:style-name="a2106" text:class-names="" text:cond-style-name=""><text:span text:style-name="a2105" text:class-names="">Numeric Data Types</text:span></text:p>
          </draw:text-box>
          <svg:title/>
          <svg:desc/>
        </draw:frame>
        <draw:frame draw:id="id232" presentation:style-name="a2120" draw:name="Text Placeholder 2" svg:x="0.7874in" svg:y="1.77165in" svg:width="9.44882in" svg:height="5.42835in" presentation:class="outline" presentation:placeholder="false">
          <draw:text-box>
            <text:list text:style-name="a2110">
              <text:list-item>
                <text:p text:style-name="a2109" text:class-names="" text:cond-style-name=""><text:span text:style-name="a2108" text:class-names="">How can we tell which is which?</text:span></text:p>
              </text:list-item>
            </text:list>
            <text:list text:style-name="a2113">
              <text:list-item>
                <text:list text:style-name="a2113">
                  <text:list-item>
                    <text:p text:style-name="a2112" text:class-names="" text:cond-style-name=""><text:span text:style-name="a2111" text:class-names="">A numeric literal without a decimal point produces an int value</text:span></text:p>
                  </text:list-item>
                </text:list>
              </text:list-item>
            </text:list>
            <text:list text:style-name="a2116">
              <text:list-item>
                <text:list text:style-name="a2116">
                  <text:list-item>
                    <text:p text:style-name="a2115" text:class-names="" text:cond-style-name=""><text:span text:style-name="a2114" text:class-names="">A literal that has a decimal point is represented by a float (even if the fractional part is 0)</text:span></text:p>
                  </text:list-item>
                </text:list>
              </text:list-item>
            </text:list>
            <text:list text:style-name="a2119">
              <text:list-item>
                <text:p text:style-name="a2118" text:class-names="" text:cond-style-name=""><text:span text:style-name="a2117" text:class-names=""/></text:p>
              </text:list-item>
            </text:list>
          </draw:text-box>
          <svg:title/>
          <svg:desc/>
        </draw:frame>
        <presentation:notes draw:style-name="a2133">
          <draw:frame draw:id="id233" draw:style-name="a2124" draw:name="Date Placeholder 2" svg:x="4.68229in" svg:y="0in" svg:width="3.58333in" svg:height="0.58681in">
            <draw:text-box>
              <text:p text:style-name="a2123" text:class-names="" text:cond-style-name=""><text:span text:style-name="a2121" text:class-names=""><text:date text:fixed="false" style:data-style-name="a2122"/></text:span></text:p>
            </draw:text-box>
            <svg:title/>
            <svg:desc/>
          </draw:frame>
          <draw:frame draw:id="id234" draw:style-name="a2127" draw:name="Slide Number Placeholder 12" svg:x="4.67953in" svg:y="11.10827in" svg:width="3.5878in" svg:height="0.58425in">
            <draw:text-box>
              <text:p text:style-name="a2126" text:class-names="" text:cond-style-name=""><text:span text:style-name="a2125" text:class-names=""><text:page-number style:num-format="1" text:fixed="false"/></text:span></text:p>
            </draw:text-box>
            <svg:title/>
            <svg:desc/>
          </draw:frame>
          <draw:frame draw:id="id235" draw:style-name="a2130" draw:name="Slide Number Placeholder 6" svg:x="4.67953in" svg:y="11.10827in" svg:width="3.5878in" svg:height="0.58425in">
            <draw:text-box>
              <text:p text:style-name="a2129" text:class-names="" text:cond-style-name=""><text:span text:style-name="a2128" text:class-names=""><text:page-number style:num-format="1" text:fixed="false"/></text:span></text:p>
            </draw:text-box>
            <svg:title/>
            <svg:desc/>
          </draw:frame>
          <draw:page-thumbnail draw:page-number="7" svg:x="1.21007in" svg:y="0.88889in" svg:width="5.84549in" svg:height="4.38368in" presentation:class="page" draw:id="id236" presentation:style-name="a2131" draw:name="Slide Image Placeholder 1">
            <svg:title/>
            <svg:desc/>
          </draw:page-thumbnail>
          <draw:frame draw:id="id237" presentation:style-name="a2132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8" draw:style-name="a2134" draw:master-page-name="Master2-Layout7-blank-Blank" presentation:presentation-page-layout-name="Master2-PPL7" draw:id="Slide-263">
        <draw:frame draw:id="id238" draw:style-name="a2137" draw:name="Date Placeholder 1" svg:x="0.55118in" svg:y="7.5315in" svg:width="2.56811in" svg:height="0.57008in">
          <draw:text-box>
            <text:p text:style-name="a2136" text:class-names="" text:cond-style-name=""><text:span text:style-name="a2135" text:class-names="">CSCI 1410</text:span></text:p>
          </draw:text-box>
          <svg:title/>
          <svg:desc/>
        </draw:frame>
        <draw:frame draw:id="id239" draw:style-name="a2140" draw:name="Footer Placeholder 2" svg:x="3.77008in" svg:y="7.5315in" svg:width="3.49409in" svg:height="0.57008in">
          <draw:text-box>
            <text:p text:style-name="a2139" text:class-names="" text:cond-style-name=""><text:span text:style-name="a2138" text:class-names="">Dr. Salim Lakhani</text:span></text:p>
          </draw:text-box>
          <svg:title/>
          <svg:desc/>
        </draw:frame>
        <draw:frame draw:id="id240" draw:style-name="a2144" draw:name="Slide Number Placeholder 3" svg:x="7.90394in" svg:y="7.5315in" svg:width="2.56811in" svg:height="0.57008in">
          <draw:text-box>
            <text:p text:style-name="a2143" text:class-names="" text:cond-style-name=""><text:span text:style-name="a2141" text:class-names=""><text:page-number style:num-format="1" text:fixed="false"/></text:span><text:span text:style-name="a2142" text:class-names=""><text:s text:c="1"/>/</text:span></text:p>
          </draw:text-box>
          <svg:title/>
          <svg:desc/>
        </draw:frame>
        <draw:frame draw:id="id241" presentation:style-name="a2147" draw:name="Title 1" svg:x="0.7874in" svg:y="0.32913in" svg:width="9.68465in" svg:height="1.38071in" presentation:class="title" presentation:placeholder="false">
          <draw:text-box>
            <text:p text:style-name="a2146" text:class-names="" text:cond-style-name=""><text:span text:style-name="a2145" text:class-names="">Numeric Data Types</text:span></text:p>
          </draw:text-box>
          <svg:title/>
          <svg:desc/>
        </draw:frame>
        <draw:frame draw:id="id242" presentation:style-name="a2157" draw:name="Text Placeholder 2" svg:x="0.7874in" svg:y="1.77165in" svg:width="9.44882in" svg:height="5.42835in" presentation:class="outline" presentation:placeholder="false">
          <draw:text-box>
            <text:list text:style-name="a2150">
              <text:list-item>
                <text:p text:style-name="a2149" text:class-names="" text:cond-style-name=""><text:span text:style-name="a2148" text:class-names="">Python has a special function to tell us the data type of any value.</text:span></text:p>
              </text:list-item>
            </text:list>
            <text:list text:style-name="a2153">
              <text:list-item>
                <text:p text:style-name="a2152" text:class-names="" text:cond-style-name=""><text:span text:style-name="a2151" text:class-names="">It is called type</text:span></text:p>
              </text:list-item>
            </text:list>
            <text:list text:style-name="a2156">
              <text:list-item>
                <text:p text:style-name="a2155" text:class-names="" text:cond-style-name=""><text:span text:style-name="a2154" text:class-names="">Example</text:span></text:p>
              </text:list-item>
            </text:list>
          </draw:text-box>
          <svg:title/>
          <svg:desc/>
        </draw:frame>
        <presentation:notes draw:style-name="a2192">
          <draw:frame draw:id="id243" draw:style-name="a2161" draw:name="Date Placeholder 2" svg:x="4.68229in" svg:y="0in" svg:width="3.58333in" svg:height="0.58681in">
            <draw:text-box>
              <text:p text:style-name="a2160" text:class-names="" text:cond-style-name=""><text:span text:style-name="a2158" text:class-names=""><text:date text:fixed="false" style:data-style-name="a2159"/></text:span></text:p>
            </draw:text-box>
            <svg:title/>
            <svg:desc/>
          </draw:frame>
          <draw:frame draw:id="id244" draw:style-name="a2164" draw:name="Slide Number Placeholder 12" svg:x="4.67953in" svg:y="11.10827in" svg:width="3.5878in" svg:height="0.58425in">
            <draw:text-box>
              <text:p text:style-name="a2163" text:class-names="" text:cond-style-name=""><text:span text:style-name="a2162" text:class-names=""><text:page-number style:num-format="1" text:fixed="false"/></text:span></text:p>
            </draw:text-box>
            <svg:title/>
            <svg:desc/>
          </draw:frame>
          <draw:frame draw:id="id245" draw:style-name="a2167" draw:name="Slide Number Placeholder 6" svg:x="4.67953in" svg:y="11.10827in" svg:width="3.5878in" svg:height="0.58425in">
            <draw:text-box>
              <text:p text:style-name="a2166" text:class-names="" text:cond-style-name=""><text:span text:style-name="a2165" text:class-names=""><text:page-number style:num-format="1" text:fixed="false"/></text:span></text:p>
            </draw:text-box>
            <svg:title/>
            <svg:desc/>
          </draw:frame>
          <draw:page-thumbnail draw:page-number="8" svg:x="1.21007in" svg:y="0.88889in" svg:width="5.84549in" svg:height="4.38368in" presentation:class="page" draw:id="id246" presentation:style-name="a2168" draw:name="Slide Image Placeholder 1">
            <svg:title/>
            <svg:desc/>
          </draw:page-thumbnail>
          <draw:frame draw:id="id247" presentation:style-name="a2191" draw:name="Notes Placeholder 2" svg:x="0.82677in" svg:y="5.55394in" svg:width="6.61378in" svg:height="5.26142in" presentation:class="notes" presentation:placeholder="false">
            <draw:text-box>
              <text:p text:style-name="a2170" text:class-names="" text:cond-style-name=""><text:span text:style-name="a2169" text:class-names="">&gt;&gt;&gt; type(3)</text:span></text:p>
              <text:p text:style-name="a2172" text:class-names="" text:cond-style-name=""><text:span text:style-name="a2171" text:class-names="">&lt;class 'int'&gt;</text:span></text:p>
              <text:p text:style-name="a2174" text:class-names="" text:cond-style-name=""><text:span text:style-name="a2173" text:class-names="">&gt;&gt;&gt; type(3.1)</text:span></text:p>
              <text:p text:style-name="a2176" text:class-names="" text:cond-style-name=""><text:span text:style-name="a2175" text:class-names="">&lt;class 'float'&gt;</text:span></text:p>
              <text:p text:style-name="a2178" text:class-names="" text:cond-style-name=""><text:span text:style-name="a2177" text:class-names="">&gt;&gt;&gt; type(3.0)</text:span></text:p>
              <text:p text:style-name="a2180" text:class-names="" text:cond-style-name=""><text:span text:style-name="a2179" text:class-names="">&lt;class 'float'&gt;</text:span></text:p>
              <text:p text:style-name="a2182" text:class-names="" text:cond-style-name=""><text:span text:style-name="a2181" text:class-names="">&gt;&gt;&gt; myInt = 32</text:span></text:p>
              <text:p text:style-name="a2184" text:class-names="" text:cond-style-name=""><text:span text:style-name="a2183" text:class-names="">&gt;&gt;&gt; type(myInt)</text:span></text:p>
              <text:p text:style-name="a2186" text:class-names="" text:cond-style-name=""><text:span text:style-name="a2185" text:class-names="">&lt;class 'int'&gt;</text:span></text:p>
              <text:p text:style-name="a2188" text:class-names="" text:cond-style-name=""><text:span text:style-name="a2187" text:class-names="">&gt;&gt;&gt; type (‘3’)</text:span></text:p>
              <text:p text:style-name="a2190" text:class-names="" text:cond-style-name=""><text:span text:style-name="a2189" text:class-names="">type (“John”)</text:span></text:p>
            </draw:text-box>
            <svg:title/>
            <svg:desc/>
          </draw:frame>
        </presentation:notes>
      </draw:page>
      <draw:page draw:name="page9" draw:style-name="a2193" draw:master-page-name="Master2-Layout7-blank-Blank" presentation:presentation-page-layout-name="Master2-PPL7" draw:id="Slide-264">
        <draw:frame draw:id="id248" draw:style-name="a2196" draw:name="Date Placeholder 1" svg:x="0.55118in" svg:y="7.5315in" svg:width="2.56811in" svg:height="0.57008in">
          <draw:text-box>
            <text:p text:style-name="a2195" text:class-names="" text:cond-style-name=""><text:span text:style-name="a2194" text:class-names="">CSCI 1410</text:span></text:p>
          </draw:text-box>
          <svg:title/>
          <svg:desc/>
        </draw:frame>
        <draw:frame draw:id="id249" draw:style-name="a2199" draw:name="Footer Placeholder 2" svg:x="3.77008in" svg:y="7.5315in" svg:width="3.49409in" svg:height="0.57008in">
          <draw:text-box>
            <text:p text:style-name="a2198" text:class-names="" text:cond-style-name=""><text:span text:style-name="a2197" text:class-names="">Dr. Salim Lakhani</text:span></text:p>
          </draw:text-box>
          <svg:title/>
          <svg:desc/>
        </draw:frame>
        <draw:frame draw:id="id250" draw:style-name="a2203" draw:name="Slide Number Placeholder 3" svg:x="7.90394in" svg:y="7.5315in" svg:width="2.56811in" svg:height="0.57008in">
          <draw:text-box>
            <text:p text:style-name="a2202" text:class-names="" text:cond-style-name=""><text:span text:style-name="a2200" text:class-names=""><text:page-number style:num-format="1" text:fixed="false"/></text:span><text:span text:style-name="a2201" text:class-names=""><text:s text:c="1"/>/</text:span></text:p>
          </draw:text-box>
          <svg:title/>
          <svg:desc/>
        </draw:frame>
        <draw:frame draw:id="id251" presentation:style-name="a2206" draw:name="Title 1" svg:x="0.7874in" svg:y="0.32913in" svg:width="9.68465in" svg:height="1.38071in" presentation:class="title" presentation:placeholder="false">
          <draw:text-box>
            <text:p text:style-name="a2205" text:class-names="" text:cond-style-name=""><text:span text:style-name="a2204" text:class-names="">Numeric Data Types</text:span></text:p>
          </draw:text-box>
          <svg:title/>
          <svg:desc/>
        </draw:frame>
        <draw:frame draw:id="id252" presentation:style-name="a2222" draw:name="Text Placeholder 2" svg:x="0.7874in" svg:y="1.77165in" svg:width="9.44882in" svg:height="5.42835in" presentation:class="outline" presentation:placeholder="false">
          <draw:text-box>
            <text:list text:style-name="a2209">
              <text:list-item>
                <text:p text:style-name="a2208" text:class-names="" text:cond-style-name=""><text:span text:style-name="a2207" text:class-names="">Why do we need two number types?</text:span></text:p>
              </text:list-item>
            </text:list>
            <text:list text:style-name="a2212">
              <text:list-item>
                <text:list text:style-name="a2212">
                  <text:list-item>
                    <text:p text:style-name="a2211" text:class-names="" text:cond-style-name=""><text:span text:style-name="a2210" text:class-names="">Values that represent counts can’t be fractional (you can have 3 cars but not 3.5 cars)</text:span></text:p>
                  </text:list-item>
                </text:list>
              </text:list-item>
            </text:list>
            <text:list text:style-name="a2215">
              <text:list-item>
                <text:list text:style-name="a2215">
                  <text:list-item>
                    <text:p text:style-name="a2214" text:class-names="" text:cond-style-name=""><text:span text:style-name="a2213" text:class-names="">Most mathematical algorithms are very efficient with integers</text:span></text:p>
                  </text:list-item>
                </text:list>
              </text:list-item>
            </text:list>
            <text:list text:style-name="a2218">
              <text:list-item>
                <text:list text:style-name="a2218">
                  <text:list-item>
                    <text:p text:style-name="a2217" text:class-names="" text:cond-style-name=""><text:span text:style-name="a2216" text:class-names="">The float type stores only an approximation to the real number being represented!</text:span></text:p>
                  </text:list-item>
                </text:list>
              </text:list-item>
            </text:list>
            <text:list text:style-name="a2221">
              <text:list-item>
                <text:list text:style-name="a2221">
                  <text:list-item>
                    <text:p text:style-name="a2220" text:class-names="" text:cond-style-name=""><text:span text:style-name="a2219" text:class-names="">Since floats aren’t exact, use an int whenever possible!</text:span></text:p>
                  </text:list-item>
                </text:list>
              </text:list-item>
            </text:list>
          </draw:text-box>
          <svg:title/>
          <svg:desc/>
        </draw:frame>
        <presentation:notes draw:style-name="a2235">
          <draw:frame draw:id="id253" draw:style-name="a2226" draw:name="Date Placeholder 2" svg:x="4.68229in" svg:y="0in" svg:width="3.58333in" svg:height="0.58681in">
            <draw:text-box>
              <text:p text:style-name="a2225" text:class-names="" text:cond-style-name=""><text:span text:style-name="a2223" text:class-names=""><text:date text:fixed="false" style:data-style-name="a2224"/></text:span></text:p>
            </draw:text-box>
            <svg:title/>
            <svg:desc/>
          </draw:frame>
          <draw:frame draw:id="id254" draw:style-name="a2229" draw:name="Slide Number Placeholder 12" svg:x="4.67953in" svg:y="11.10827in" svg:width="3.5878in" svg:height="0.58425in">
            <draw:text-box>
              <text:p text:style-name="a2228" text:class-names="" text:cond-style-name=""><text:span text:style-name="a2227" text:class-names=""><text:page-number style:num-format="1" text:fixed="false"/></text:span></text:p>
            </draw:text-box>
            <svg:title/>
            <svg:desc/>
          </draw:frame>
          <draw:frame draw:id="id255" draw:style-name="a2232" draw:name="Slide Number Placeholder 6" svg:x="4.67953in" svg:y="11.10827in" svg:width="3.5878in" svg:height="0.58425in">
            <draw:text-box>
              <text:p text:style-name="a2231" text:class-names="" text:cond-style-name=""><text:span text:style-name="a2230" text:class-names=""><text:page-number style:num-format="1" text:fixed="false"/></text:span></text:p>
            </draw:text-box>
            <svg:title/>
            <svg:desc/>
          </draw:frame>
          <draw:page-thumbnail draw:page-number="9" svg:x="1.21007in" svg:y="0.88889in" svg:width="5.84549in" svg:height="4.38368in" presentation:class="page" draw:id="id256" presentation:style-name="a2233" draw:name="Slide Image Placeholder 1">
            <svg:title/>
            <svg:desc/>
          </draw:page-thumbnail>
          <draw:frame draw:id="id257" presentation:style-name="a2234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0" draw:style-name="a2236" draw:master-page-name="Master2-Layout7-blank-Blank" presentation:presentation-page-layout-name="Master2-PPL7" draw:id="Slide-265">
        <draw:frame draw:id="id258" draw:style-name="a2239" draw:name="Date Placeholder 1" svg:x="0.55118in" svg:y="7.5315in" svg:width="2.56811in" svg:height="0.57008in">
          <draw:text-box>
            <text:p text:style-name="a2238" text:class-names="" text:cond-style-name=""><text:span text:style-name="a2237" text:class-names="">CSCI 1410</text:span></text:p>
          </draw:text-box>
          <svg:title/>
          <svg:desc/>
        </draw:frame>
        <draw:frame draw:id="id259" draw:style-name="a2242" draw:name="Footer Placeholder 2" svg:x="3.77008in" svg:y="7.5315in" svg:width="3.49409in" svg:height="0.57008in">
          <draw:text-box>
            <text:p text:style-name="a2241" text:class-names="" text:cond-style-name=""><text:span text:style-name="a2240" text:class-names="">Dr. Salim Lakhani</text:span></text:p>
          </draw:text-box>
          <svg:title/>
          <svg:desc/>
        </draw:frame>
        <draw:frame draw:id="id260" draw:style-name="a2246" draw:name="Slide Number Placeholder 3" svg:x="7.90394in" svg:y="7.5315in" svg:width="2.56811in" svg:height="0.57008in">
          <draw:text-box>
            <text:p text:style-name="a2245" text:class-names="" text:cond-style-name=""><text:span text:style-name="a2243" text:class-names=""><text:page-number style:num-format="1" text:fixed="false"/></text:span><text:span text:style-name="a2244" text:class-names=""><text:s text:c="1"/>/</text:span></text:p>
          </draw:text-box>
          <svg:title/>
          <svg:desc/>
        </draw:frame>
        <draw:frame draw:id="id261" presentation:style-name="a2249" draw:name="Title 1" svg:x="0.7874in" svg:y="0.32913in" svg:width="9.68465in" svg:height="1.38071in" presentation:class="title" presentation:placeholder="false">
          <draw:text-box>
            <text:p text:style-name="a2248" text:class-names="" text:cond-style-name=""><text:span text:style-name="a2247" text:class-names="">Numeric Data Types</text:span></text:p>
          </draw:text-box>
          <svg:title/>
          <svg:desc/>
        </draw:frame>
        <draw:frame draw:id="id262" presentation:style-name="a2261" draw:name="Text Placeholder 2" svg:x="0.7874in" svg:y="1.77165in" svg:width="9.44882in" svg:height="1.82835in" presentation:class="outline" presentation:placeholder="false">
          <draw:text-box>
            <text:list text:style-name="a2257">
              <text:list-item>
                <text:p text:style-name="a2256" text:class-names="" text:cond-style-name=""><text:span text:style-name="a2250" text:class-names="">Operations on<text:s text:c="1"/></text:span><text:span text:style-name="a2251" text:class-names="">ints</text:span><text:span text:style-name="a2252" text:class-names=""><text:s text:c="1"/>produce<text:s text:c="1"/></text:span><text:span text:style-name="a2253" text:class-names="">ints</text:span><text:span text:style-name="a2254" text:class-names="">, operations on floats produce floats (except for //).</text:span><text:span text:style-name="a2255" text:class-names=""/></text:p>
              </text:list-item>
            </text:list>
            <text:list text:style-name="a2260">
              <text:list-item>
                <text:p text:style-name="a2259" text:class-names="" text:cond-style-name=""><text:span text:style-name="a2258" text:class-names="">Examples</text:span></text:p>
              </text:list-item>
            </text:list>
          </draw:text-box>
          <svg:title/>
          <svg:desc/>
        </draw:frame>
        <presentation:notes draw:style-name="a2292">
          <draw:frame draw:id="id263" draw:style-name="a2265" draw:name="Date Placeholder 2" svg:x="4.68229in" svg:y="0in" svg:width="3.58333in" svg:height="0.58681in">
            <draw:text-box>
              <text:p text:style-name="a2264" text:class-names="" text:cond-style-name=""><text:span text:style-name="a2262" text:class-names=""><text:date text:fixed="false" style:data-style-name="a2263"/></text:span></text:p>
            </draw:text-box>
            <svg:title/>
            <svg:desc/>
          </draw:frame>
          <draw:frame draw:id="id264" draw:style-name="a2268" draw:name="Slide Number Placeholder 12" svg:x="4.67953in" svg:y="11.10827in" svg:width="3.5878in" svg:height="0.58425in">
            <draw:text-box>
              <text:p text:style-name="a2267" text:class-names="" text:cond-style-name=""><text:span text:style-name="a2266" text:class-names=""><text:page-number style:num-format="1" text:fixed="false"/></text:span></text:p>
            </draw:text-box>
            <svg:title/>
            <svg:desc/>
          </draw:frame>
          <draw:frame draw:id="id265" draw:style-name="a2271" draw:name="Slide Number Placeholder 6" svg:x="4.67953in" svg:y="11.10827in" svg:width="3.5878in" svg:height="0.58425in">
            <draw:text-box>
              <text:p text:style-name="a2270" text:class-names="" text:cond-style-name=""><text:span text:style-name="a2269" text:class-names=""><text:page-number style:num-format="1" text:fixed="false"/></text:span></text:p>
            </draw:text-box>
            <svg:title/>
            <svg:desc/>
          </draw:frame>
          <draw:page-thumbnail draw:page-number="10" svg:x="1.21007in" svg:y="0.88889in" svg:width="5.84549in" svg:height="4.38368in" presentation:class="page" draw:id="id266" presentation:style-name="a2272" draw:name="Slide Image Placeholder 1">
            <svg:title/>
            <svg:desc/>
          </draw:page-thumbnail>
          <draw:frame draw:id="id267" presentation:style-name="a2291" draw:name="Notes Placeholder 2" svg:x="0.82677in" svg:y="5.55394in" svg:width="6.61378in" svg:height="5.26142in" presentation:class="notes" presentation:placeholder="false">
            <draw:text-box>
              <text:p text:style-name="a2274" text:class-names="" text:cond-style-name=""><text:span text:style-name="a2273" text:class-names="">3.0+4.0</text:span></text:p>
              <text:p text:style-name="a2276" text:class-names="" text:cond-style-name=""><text:span text:style-name="a2275" text:class-names="">3+4</text:span></text:p>
              <text:p text:style-name="a2278" text:class-names="" text:cond-style-name=""><text:span text:style-name="a2277" text:class-names="">3.0*4.0</text:span></text:p>
              <text:p text:style-name="a2280" text:class-names="" text:cond-style-name=""><text:span text:style-name="a2279" text:class-names="">3*4</text:span></text:p>
              <text:p text:style-name="a2282" text:class-names="" text:cond-style-name=""><text:span text:style-name="a2281" text:class-names="">10.0/3.0</text:span></text:p>
              <text:p text:style-name="a2284" text:class-names="" text:cond-style-name=""><text:span text:style-name="a2283" text:class-names="">10/3</text:span></text:p>
              <text:p text:style-name="a2286" text:class-names="" text:cond-style-name=""><text:span text:style-name="a2285" text:class-names="">10 // 3</text:span></text:p>
              <text:p text:style-name="a2288" text:class-names="" text:cond-style-name=""><text:span text:style-name="a2287" text:class-names="">10.0 // 3.0</text:span></text:p>
              <text:p text:style-name="a2290" text:class-names="" text:cond-style-name=""><text:span text:style-name="a2289" text:class-names="">3.0</text:span></text:p>
            </draw:text-box>
            <svg:title/>
            <svg:desc/>
          </draw:frame>
        </presentation:notes>
      </draw:page>
      <draw:page draw:name="page11" draw:style-name="a2293" draw:master-page-name="Master2-Layout7-blank-Blank" presentation:presentation-page-layout-name="Master2-PPL7" draw:id="Slide-266">
        <draw:frame draw:id="id268" draw:style-name="a2296" draw:name="Date Placeholder 1" svg:x="0.55118in" svg:y="7.5315in" svg:width="2.56811in" svg:height="0.57008in">
          <draw:text-box>
            <text:p text:style-name="a2295" text:class-names="" text:cond-style-name=""><text:span text:style-name="a2294" text:class-names="">CSCI 1410</text:span></text:p>
          </draw:text-box>
          <svg:title/>
          <svg:desc/>
        </draw:frame>
        <draw:frame draw:id="id269" draw:style-name="a2299" draw:name="Footer Placeholder 2" svg:x="3.77008in" svg:y="7.5315in" svg:width="3.49409in" svg:height="0.57008in">
          <draw:text-box>
            <text:p text:style-name="a2298" text:class-names="" text:cond-style-name=""><text:span text:style-name="a2297" text:class-names="">Dr. Salim Lakhani</text:span></text:p>
          </draw:text-box>
          <svg:title/>
          <svg:desc/>
        </draw:frame>
        <draw:frame draw:id="id270" draw:style-name="a2303" draw:name="Slide Number Placeholder 3" svg:x="7.90394in" svg:y="7.5315in" svg:width="2.56811in" svg:height="0.57008in">
          <draw:text-box>
            <text:p text:style-name="a2302" text:class-names="" text:cond-style-name=""><text:span text:style-name="a2300" text:class-names=""><text:page-number style:num-format="1" text:fixed="false"/></text:span><text:span text:style-name="a2301" text:class-names=""><text:s text:c="1"/>/</text:span></text:p>
          </draw:text-box>
          <svg:title/>
          <svg:desc/>
        </draw:frame>
        <draw:frame draw:id="id271" presentation:style-name="a2306" draw:name="Title 1" svg:x="0.7874in" svg:y="0.32913in" svg:width="9.68465in" svg:height="1.38071in" presentation:class="title" presentation:placeholder="false">
          <draw:text-box>
            <text:p text:style-name="a2305" text:class-names="" text:cond-style-name=""><text:span text:style-name="a2304" text:class-names="">Numeric Data Types</text:span></text:p>
          </draw:text-box>
          <svg:title/>
          <svg:desc/>
        </draw:frame>
        <draw:frame draw:id="id272" presentation:style-name="a2319" draw:name="Text Placeholder 2" svg:x="0.7874in" svg:y="1.77165in" svg:width="9.44882in" svg:height="5.42835in" presentation:class="outline" presentation:placeholder="false">
          <draw:text-box>
            <text:list text:style-name="a2309">
              <text:list-item>
                <text:p text:style-name="a2308" text:class-names="" text:cond-style-name=""><text:span text:style-name="a2307" text:class-names="">Integer division produces a whole number.</text:span></text:p>
              </text:list-item>
            </text:list>
            <text:list text:style-name="a2312">
              <text:list-item>
                <text:p text:style-name="a2311" text:class-names="" text:cond-style-name=""><text:span text:style-name="a2310" text:class-names="">That’s why 10//3</text:span></text:p>
              </text:list-item>
            </text:list>
            <text:list text:style-name="a2315">
              <text:list-item>
                <text:p text:style-name="a2314" text:class-names="" text:cond-style-name=""><text:span text:style-name="a2313" text:class-names="">10%3 = 1 is the remainder of the integer division of 10 by 3.</text:span></text:p>
              </text:list-item>
            </text:list>
            <text:list text:style-name="a2318">
              <text:list-item>
                <text:p text:style-name="a2317" text:class-names="" text:cond-style-name=""><text:span text:style-name="a2316" text:class-names="">This is very useful in converting from one unit to another</text:span></text:p>
              </text:list-item>
            </text:list>
          </draw:text-box>
          <svg:title/>
          <svg:desc/>
        </draw:frame>
        <presentation:notes draw:style-name="a2334">
          <draw:frame draw:id="id273" draw:style-name="a2323" draw:name="Date Placeholder 2" svg:x="4.68229in" svg:y="0in" svg:width="3.58333in" svg:height="0.58681in">
            <draw:text-box>
              <text:p text:style-name="a2322" text:class-names="" text:cond-style-name=""><text:span text:style-name="a2320" text:class-names=""><text:date text:fixed="false" style:data-style-name="a2321"/></text:span></text:p>
            </draw:text-box>
            <svg:title/>
            <svg:desc/>
          </draw:frame>
          <draw:frame draw:id="id274" draw:style-name="a2326" draw:name="Slide Number Placeholder 12" svg:x="4.67953in" svg:y="11.10827in" svg:width="3.5878in" svg:height="0.58425in">
            <draw:text-box>
              <text:p text:style-name="a2325" text:class-names="" text:cond-style-name=""><text:span text:style-name="a2324" text:class-names=""><text:page-number style:num-format="1" text:fixed="false"/></text:span></text:p>
            </draw:text-box>
            <svg:title/>
            <svg:desc/>
          </draw:frame>
          <draw:frame draw:id="id275" draw:style-name="a2329" draw:name="Slide Number Placeholder 6" svg:x="4.67953in" svg:y="11.10827in" svg:width="3.5878in" svg:height="0.58425in">
            <draw:text-box>
              <text:p text:style-name="a2328" text:class-names="" text:cond-style-name=""><text:span text:style-name="a2327" text:class-names=""><text:page-number style:num-format="1" text:fixed="false"/></text:span></text:p>
            </draw:text-box>
            <svg:title/>
            <svg:desc/>
          </draw:frame>
          <draw:page-thumbnail draw:page-number="11" svg:x="1.21007in" svg:y="0.88889in" svg:width="5.84549in" svg:height="4.38368in" presentation:class="page" draw:id="id276" presentation:style-name="a2330" draw:name="Slide Image Placeholder 1">
            <svg:title/>
            <svg:desc/>
          </draw:page-thumbnail>
          <draw:frame draw:id="id277" presentation:style-name="a2333" draw:name="Notes Placeholder 2" svg:x="0.82677in" svg:y="5.55394in" svg:width="6.61378in" svg:height="5.26142in" presentation:class="notes" presentation:placeholder="false">
            <draw:text-box>
              <text:p text:style-name="a2332" text:class-names="" text:cond-style-name=""><text:span text:style-name="a2331" text:class-names="">Convert number of seconds into hours, minutes, and seconds <text:s text:c="1"/>- <text:s text:c="1"/>123456</text:span></text:p>
            </draw:text-box>
            <svg:title/>
            <svg:desc/>
          </draw:frame>
        </presentation:notes>
      </draw:page>
      <draw:page draw:name="page12" draw:style-name="a2335" draw:master-page-name="Master2-Layout7-blank-Blank" presentation:presentation-page-layout-name="Master2-PPL7" draw:id="Slide-267">
        <draw:frame draw:id="id278" draw:style-name="a2338" draw:name="Date Placeholder 1" svg:x="0.55118in" svg:y="7.5315in" svg:width="2.56811in" svg:height="0.57008in">
          <draw:text-box>
            <text:p text:style-name="a2337" text:class-names="" text:cond-style-name=""><text:span text:style-name="a2336" text:class-names="">CSCI 1410</text:span></text:p>
          </draw:text-box>
          <svg:title/>
          <svg:desc/>
        </draw:frame>
        <draw:frame draw:id="id279" draw:style-name="a2341" draw:name="Footer Placeholder 2" svg:x="3.77008in" svg:y="7.5315in" svg:width="3.49409in" svg:height="0.57008in">
          <draw:text-box>
            <text:p text:style-name="a2340" text:class-names="" text:cond-style-name=""><text:span text:style-name="a2339" text:class-names="">Dr. Salim Lakhani</text:span></text:p>
          </draw:text-box>
          <svg:title/>
          <svg:desc/>
        </draw:frame>
        <draw:frame draw:id="id280" draw:style-name="a2345" draw:name="Slide Number Placeholder 3" svg:x="7.90394in" svg:y="7.5315in" svg:width="2.56811in" svg:height="0.57008in">
          <draw:text-box>
            <text:p text:style-name="a2344" text:class-names="" text:cond-style-name=""><text:span text:style-name="a2342" text:class-names=""><text:page-number style:num-format="1" text:fixed="false"/></text:span><text:span text:style-name="a2343" text:class-names=""><text:s text:c="1"/>/</text:span></text:p>
          </draw:text-box>
          <svg:title/>
          <svg:desc/>
        </draw:frame>
        <draw:frame draw:id="id281" presentation:style-name="a2348" draw:name="Title 1" svg:x="0.7874in" svg:y="0.32913in" svg:width="9.68465in" svg:height="1.38071in" presentation:class="title" presentation:placeholder="false">
          <draw:text-box>
            <text:p text:style-name="a2347" text:class-names="" text:cond-style-name=""><text:span text:style-name="a2346" text:class-names="">Type Conversions &amp; Rounding</text:span></text:p>
          </draw:text-box>
          <svg:title/>
          <svg:desc/>
        </draw:frame>
        <draw:frame draw:id="id282" presentation:style-name="a2358" draw:name="Text Placeholder 2" svg:x="0.7874in" svg:y="1.77165in" svg:width="9.44882in" svg:height="5.42835in" presentation:class="outline" presentation:placeholder="false">
          <draw:text-box>
            <text:list text:style-name="a2351">
              <text:list-item>
                <text:p text:style-name="a2350" text:class-names="" text:cond-style-name=""><text:span text:style-name="a2349" text:class-names="">We know that combining an int with an int produces an int, and combining a float with a float produces a float.</text:span></text:p>
              </text:list-item>
            </text:list>
            <text:list text:style-name="a2354">
              <text:list-item>
                <text:p text:style-name="a2353" text:class-names="" text:cond-style-name=""><text:span text:style-name="a2352" text:class-names="">What happens when you mix an int and float in an expression?<text:line-break/><text:tab/>x = 5.2 * 2</text:span></text:p>
              </text:list-item>
            </text:list>
            <text:list text:style-name="a2357">
              <text:list-item>
                <text:p text:style-name="a2356" text:class-names="" text:cond-style-name=""><text:span text:style-name="a2355" text:class-names="">What do you think should happen?</text:span></text:p>
              </text:list-item>
            </text:list>
          </draw:text-box>
          <svg:title/>
          <svg:desc/>
        </draw:frame>
        <presentation:notes draw:style-name="a2371">
          <draw:frame draw:id="id283" draw:style-name="a2362" draw:name="Date Placeholder 2" svg:x="4.68229in" svg:y="0in" svg:width="3.58333in" svg:height="0.58681in">
            <draw:text-box>
              <text:p text:style-name="a2361" text:class-names="" text:cond-style-name=""><text:span text:style-name="a2359" text:class-names=""><text:date text:fixed="false" style:data-style-name="a2360"/></text:span></text:p>
            </draw:text-box>
            <svg:title/>
            <svg:desc/>
          </draw:frame>
          <draw:frame draw:id="id284" draw:style-name="a2365" draw:name="Slide Number Placeholder 12" svg:x="4.67953in" svg:y="11.10827in" svg:width="3.5878in" svg:height="0.58425in">
            <draw:text-box>
              <text:p text:style-name="a2364" text:class-names="" text:cond-style-name=""><text:span text:style-name="a2363" text:class-names=""><text:page-number style:num-format="1" text:fixed="false"/></text:span></text:p>
            </draw:text-box>
            <svg:title/>
            <svg:desc/>
          </draw:frame>
          <draw:frame draw:id="id285" draw:style-name="a2368" draw:name="Slide Number Placeholder 6" svg:x="4.67953in" svg:y="11.10827in" svg:width="3.5878in" svg:height="0.58425in">
            <draw:text-box>
              <text:p text:style-name="a2367" text:class-names="" text:cond-style-name=""><text:span text:style-name="a2366" text:class-names=""><text:page-number style:num-format="1" text:fixed="false"/></text:span></text:p>
            </draw:text-box>
            <svg:title/>
            <svg:desc/>
          </draw:frame>
          <draw:page-thumbnail draw:page-number="12" svg:x="1.21007in" svg:y="0.88889in" svg:width="5.84549in" svg:height="4.38368in" presentation:class="page" draw:id="id286" presentation:style-name="a2369" draw:name="Slide Image Placeholder 1">
            <svg:title/>
            <svg:desc/>
          </draw:page-thumbnail>
          <draw:frame draw:id="id287" presentation:style-name="a2370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3" draw:style-name="a2372" draw:master-page-name="Master2-Layout7-blank-Blank" presentation:presentation-page-layout-name="Master2-PPL7" draw:id="Slide-268">
        <draw:frame draw:id="id288" draw:style-name="a2375" draw:name="Date Placeholder 1" svg:x="0.55118in" svg:y="7.5315in" svg:width="2.56811in" svg:height="0.57008in">
          <draw:text-box>
            <text:p text:style-name="a2374" text:class-names="" text:cond-style-name=""><text:span text:style-name="a2373" text:class-names="">CSCI 1410</text:span></text:p>
          </draw:text-box>
          <svg:title/>
          <svg:desc/>
        </draw:frame>
        <draw:frame draw:id="id289" draw:style-name="a2378" draw:name="Footer Placeholder 2" svg:x="3.77008in" svg:y="7.5315in" svg:width="3.49409in" svg:height="0.57008in">
          <draw:text-box>
            <text:p text:style-name="a2377" text:class-names="" text:cond-style-name=""><text:span text:style-name="a2376" text:class-names="">Dr. Salim Lakhani</text:span></text:p>
          </draw:text-box>
          <svg:title/>
          <svg:desc/>
        </draw:frame>
        <draw:frame draw:id="id290" draw:style-name="a2382" draw:name="Slide Number Placeholder 3" svg:x="7.90394in" svg:y="7.5315in" svg:width="2.56811in" svg:height="0.57008in">
          <draw:text-box>
            <text:p text:style-name="a2381" text:class-names="" text:cond-style-name=""><text:span text:style-name="a2379" text:class-names=""><text:page-number style:num-format="1" text:fixed="false"/></text:span><text:span text:style-name="a2380" text:class-names=""><text:s text:c="1"/>/</text:span></text:p>
          </draw:text-box>
          <svg:title/>
          <svg:desc/>
        </draw:frame>
        <draw:frame draw:id="id291" presentation:style-name="a2385" draw:name="Title 1" svg:x="0.7874in" svg:y="0.32913in" svg:width="9.68465in" svg:height="1.38071in" presentation:class="title" presentation:placeholder="false">
          <draw:text-box>
            <text:p text:style-name="a2384" text:class-names="" text:cond-style-name=""><text:span text:style-name="a2383" text:class-names="">Type Conversions &amp; Rounding</text:span></text:p>
          </draw:text-box>
          <svg:title/>
          <svg:desc/>
        </draw:frame>
        <draw:frame draw:id="id292" presentation:style-name="a2395" draw:name="Text Placeholder 2" svg:x="0.7874in" svg:y="1.77165in" svg:width="9.44882in" svg:height="5.42835in" presentation:class="outline" presentation:placeholder="false">
          <draw:text-box>
            <text:list text:style-name="a2388">
              <text:list-item>
                <text:p text:style-name="a2387" text:class-names="" text:cond-style-name=""><text:span text:style-name="a2386" text:class-names="">For Python to evaluate this expression, it must either convert 5.0 to 5 and do an integer multiplication, or convert 2 to 2.0 and do a floating point multiplication.</text:span></text:p>
              </text:list-item>
            </text:list>
            <text:list text:style-name="a2391">
              <text:list-item>
                <text:p text:style-name="a2390" text:class-names="" text:cond-style-name=""><text:span text:style-name="a2389" text:class-names="">Converting a float to an int will lose information</text:span></text:p>
              </text:list-item>
            </text:list>
            <text:list text:style-name="a2394">
              <text:list-item>
                <text:p text:style-name="a2393" text:class-names="" text:cond-style-name=""><text:span text:style-name="a2392" text:class-names="">Ints can be converted to floats by adding “.0”</text:span></text:p>
              </text:list-item>
            </text:list>
          </draw:text-box>
          <svg:title/>
          <svg:desc/>
        </draw:frame>
        <presentation:notes draw:style-name="a2408">
          <draw:frame draw:id="id293" draw:style-name="a2399" draw:name="Date Placeholder 2" svg:x="4.68229in" svg:y="0in" svg:width="3.58333in" svg:height="0.58681in">
            <draw:text-box>
              <text:p text:style-name="a2398" text:class-names="" text:cond-style-name=""><text:span text:style-name="a2396" text:class-names=""><text:date text:fixed="false" style:data-style-name="a2397"/></text:span></text:p>
            </draw:text-box>
            <svg:title/>
            <svg:desc/>
          </draw:frame>
          <draw:frame draw:id="id294" draw:style-name="a2402" draw:name="Slide Number Placeholder 12" svg:x="4.67953in" svg:y="11.10827in" svg:width="3.5878in" svg:height="0.58425in">
            <draw:text-box>
              <text:p text:style-name="a2401" text:class-names="" text:cond-style-name=""><text:span text:style-name="a2400" text:class-names=""><text:page-number style:num-format="1" text:fixed="false"/></text:span></text:p>
            </draw:text-box>
            <svg:title/>
            <svg:desc/>
          </draw:frame>
          <draw:frame draw:id="id295" draw:style-name="a2405" draw:name="Slide Number Placeholder 6" svg:x="4.67953in" svg:y="11.10827in" svg:width="3.5878in" svg:height="0.58425in">
            <draw:text-box>
              <text:p text:style-name="a2404" text:class-names="" text:cond-style-name=""><text:span text:style-name="a2403" text:class-names=""><text:page-number style:num-format="1" text:fixed="false"/></text:span></text:p>
            </draw:text-box>
            <svg:title/>
            <svg:desc/>
          </draw:frame>
          <draw:page-thumbnail draw:page-number="13" svg:x="1.21007in" svg:y="0.88889in" svg:width="5.84549in" svg:height="4.38368in" presentation:class="page" draw:id="id296" presentation:style-name="a2406" draw:name="Slide Image Placeholder 1">
            <svg:title/>
            <svg:desc/>
          </draw:page-thumbnail>
          <draw:frame draw:id="id297" presentation:style-name="a2407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4" draw:style-name="a2409" draw:master-page-name="Master2-Layout7-blank-Blank" presentation:presentation-page-layout-name="Master2-PPL7" draw:id="Slide-269">
        <draw:frame draw:id="id298" draw:style-name="a2412" draw:name="Date Placeholder 1" svg:x="0.55118in" svg:y="7.5315in" svg:width="2.56811in" svg:height="0.57008in">
          <draw:text-box>
            <text:p text:style-name="a2411" text:class-names="" text:cond-style-name=""><text:span text:style-name="a2410" text:class-names="">CSCI 1410</text:span></text:p>
          </draw:text-box>
          <svg:title/>
          <svg:desc/>
        </draw:frame>
        <draw:frame draw:id="id299" draw:style-name="a2415" draw:name="Footer Placeholder 2" svg:x="3.77008in" svg:y="7.5315in" svg:width="3.49409in" svg:height="0.57008in">
          <draw:text-box>
            <text:p text:style-name="a2414" text:class-names="" text:cond-style-name=""><text:span text:style-name="a2413" text:class-names="">Dr. Salim Lakhani</text:span></text:p>
          </draw:text-box>
          <svg:title/>
          <svg:desc/>
        </draw:frame>
        <draw:frame draw:id="id300" draw:style-name="a2419" draw:name="Slide Number Placeholder 3" svg:x="7.90394in" svg:y="7.5315in" svg:width="2.56811in" svg:height="0.57008in">
          <draw:text-box>
            <text:p text:style-name="a2418" text:class-names="" text:cond-style-name=""><text:span text:style-name="a2416" text:class-names=""><text:page-number style:num-format="1" text:fixed="false"/></text:span><text:span text:style-name="a2417" text:class-names=""><text:s text:c="1"/>/</text:span></text:p>
          </draw:text-box>
          <svg:title/>
          <svg:desc/>
        </draw:frame>
        <draw:frame draw:id="id301" presentation:style-name="a2422" draw:name="Title 1" svg:x="0.7874in" svg:y="0.32913in" svg:width="9.68465in" svg:height="1.38071in" presentation:class="title" presentation:placeholder="false">
          <draw:text-box>
            <text:p text:style-name="a2421" text:class-names="" text:cond-style-name=""><text:span text:style-name="a2420" text:class-names="">Type Conversions &amp; Rounding</text:span></text:p>
          </draw:text-box>
          <svg:title/>
          <svg:desc/>
        </draw:frame>
        <draw:frame draw:id="id302" presentation:style-name="a2435" draw:name="Text Placeholder 2" svg:x="0.7874in" svg:y="1.77165in" svg:width="9.44882in" svg:height="5.42835in" presentation:class="outline" presentation:placeholder="false">
          <draw:text-box>
            <text:list text:style-name="a2425">
              <text:list-item>
                <text:p text:style-name="a2424" text:class-names="" text:cond-style-name=""><text:span text:style-name="a2423" text:class-names="">In mixed-typed expressions Python will convert ints to floats.</text:span></text:p>
              </text:list-item>
            </text:list>
            <text:list text:style-name="a2428">
              <text:list-item>
                <text:p text:style-name="a2427" text:class-names="" text:cond-style-name=""><text:span text:style-name="a2426" text:class-names="">Sometimes we want to control the type conversion. This is called explicit typing.</text:span></text:p>
              </text:list-item>
            </text:list>
            <text:list text:style-name="a2431">
              <text:list-item>
                <text:p text:style-name="a2430" text:class-names="" text:cond-style-name=""><text:span text:style-name="a2429" text:class-names="">Converting to an int simply discards the fractional part of a float – the value is truncated, not rounded.</text:span></text:p>
              </text:list-item>
            </text:list>
            <text:list text:style-name="a2434">
              <text:list-item>
                <text:p text:style-name="a2433" text:class-names="" text:cond-style-name=""><text:span text:style-name="a2432" text:class-names=""/></text:p>
              </text:list-item>
            </text:list>
          </draw:text-box>
          <svg:title/>
          <svg:desc/>
        </draw:frame>
        <presentation:notes draw:style-name="a2448">
          <draw:frame draw:id="id303" draw:style-name="a2439" draw:name="Date Placeholder 2" svg:x="4.68229in" svg:y="0in" svg:width="3.58333in" svg:height="0.58681in">
            <draw:text-box>
              <text:p text:style-name="a2438" text:class-names="" text:cond-style-name=""><text:span text:style-name="a2436" text:class-names=""><text:date text:fixed="false" style:data-style-name="a2437"/></text:span></text:p>
            </draw:text-box>
            <svg:title/>
            <svg:desc/>
          </draw:frame>
          <draw:frame draw:id="id304" draw:style-name="a2442" draw:name="Slide Number Placeholder 12" svg:x="4.67953in" svg:y="11.10827in" svg:width="3.5878in" svg:height="0.58425in">
            <draw:text-box>
              <text:p text:style-name="a2441" text:class-names="" text:cond-style-name=""><text:span text:style-name="a2440" text:class-names=""><text:page-number style:num-format="1" text:fixed="false"/></text:span></text:p>
            </draw:text-box>
            <svg:title/>
            <svg:desc/>
          </draw:frame>
          <draw:frame draw:id="id305" draw:style-name="a2445" draw:name="Slide Number Placeholder 6" svg:x="4.67953in" svg:y="11.10827in" svg:width="3.5878in" svg:height="0.58425in">
            <draw:text-box>
              <text:p text:style-name="a2444" text:class-names="" text:cond-style-name=""><text:span text:style-name="a2443" text:class-names=""><text:page-number style:num-format="1" text:fixed="false"/></text:span></text:p>
            </draw:text-box>
            <svg:title/>
            <svg:desc/>
          </draw:frame>
          <draw:page-thumbnail draw:page-number="14" svg:x="1.21007in" svg:y="0.88889in" svg:width="5.84549in" svg:height="4.38368in" presentation:class="page" draw:id="id306" presentation:style-name="a2446" draw:name="Slide Image Placeholder 1">
            <svg:title/>
            <svg:desc/>
          </draw:page-thumbnail>
          <draw:frame draw:id="id307" presentation:style-name="a2447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5" draw:style-name="a2449" draw:master-page-name="Master2-Layout7-blank-Blank" presentation:presentation-page-layout-name="Master2-PPL7" draw:id="Slide-270">
        <draw:frame draw:id="id308" draw:style-name="a2452" draw:name="Date Placeholder 1" svg:x="0.55118in" svg:y="7.5315in" svg:width="2.56811in" svg:height="0.57008in">
          <draw:text-box>
            <text:p text:style-name="a2451" text:class-names="" text:cond-style-name=""><text:span text:style-name="a2450" text:class-names="">CSCI 1410</text:span></text:p>
          </draw:text-box>
          <svg:title/>
          <svg:desc/>
        </draw:frame>
        <draw:frame draw:id="id309" draw:style-name="a2455" draw:name="Footer Placeholder 2" svg:x="3.77008in" svg:y="7.5315in" svg:width="3.49409in" svg:height="0.57008in">
          <draw:text-box>
            <text:p text:style-name="a2454" text:class-names="" text:cond-style-name=""><text:span text:style-name="a2453" text:class-names="">Dr. Salim Lakhani</text:span></text:p>
          </draw:text-box>
          <svg:title/>
          <svg:desc/>
        </draw:frame>
        <draw:frame draw:id="id310" draw:style-name="a2459" draw:name="Slide Number Placeholder 3" svg:x="7.90394in" svg:y="7.5315in" svg:width="2.56811in" svg:height="0.57008in">
          <draw:text-box>
            <text:p text:style-name="a2458" text:class-names="" text:cond-style-name=""><text:span text:style-name="a2456" text:class-names=""><text:page-number style:num-format="1" text:fixed="false"/></text:span><text:span text:style-name="a2457" text:class-names=""><text:s text:c="1"/>/</text:span></text:p>
          </draw:text-box>
          <svg:title/>
          <svg:desc/>
        </draw:frame>
        <draw:frame draw:id="id311" presentation:style-name="a2462" draw:name="Title 1" svg:x="0.7874in" svg:y="0.32913in" svg:width="9.68465in" svg:height="1.38071in" presentation:class="title" presentation:placeholder="false">
          <draw:text-box>
            <text:p text:style-name="a2461" text:class-names="" text:cond-style-name=""><text:span text:style-name="a2460" text:class-names="">Type Conversions &amp; Rounding</text:span></text:p>
          </draw:text-box>
          <svg:title/>
          <svg:desc/>
        </draw:frame>
        <draw:frame draw:id="id312" presentation:style-name="a2469" draw:name="Text Placeholder 2" svg:x="0.7874in" svg:y="1.77165in" svg:width="9.44882in" svg:height="5.42835in" presentation:class="outline" presentation:placeholder="false">
          <draw:text-box>
            <text:list text:style-name="a2465">
              <text:list-item>
                <text:p text:style-name="a2464" text:class-names="" text:cond-style-name=""><text:span text:style-name="a2463" text:class-names="">To round off numbers, use the built-in round function which rounds to the nearest whole value.</text:span></text:p>
              </text:list-item>
            </text:list>
            <text:list text:style-name="a2468">
              <text:list-item>
                <text:p text:style-name="a2467" text:class-names="" text:cond-style-name=""><text:span text:style-name="a2466" text:class-names="">If you want to round a float into another float value, you can supply a second parameter that specifies the number of digits after the decimal point.</text:span></text:p>
              </text:list-item>
            </text:list>
          </draw:text-box>
          <svg:title/>
          <svg:desc/>
        </draw:frame>
        <presentation:notes draw:style-name="a2504">
          <draw:frame draw:id="id313" draw:style-name="a2473" draw:name="Date Placeholder 2" svg:x="4.68229in" svg:y="0in" svg:width="3.58333in" svg:height="0.58681in">
            <draw:text-box>
              <text:p text:style-name="a2472" text:class-names="" text:cond-style-name=""><text:span text:style-name="a2470" text:class-names=""><text:date text:fixed="false" style:data-style-name="a2471"/></text:span></text:p>
            </draw:text-box>
            <svg:title/>
            <svg:desc/>
          </draw:frame>
          <draw:frame draw:id="id314" draw:style-name="a2476" draw:name="Slide Number Placeholder 12" svg:x="4.67953in" svg:y="11.10827in" svg:width="3.5878in" svg:height="0.58425in">
            <draw:text-box>
              <text:p text:style-name="a2475" text:class-names="" text:cond-style-name=""><text:span text:style-name="a2474" text:class-names=""><text:page-number style:num-format="1" text:fixed="false"/></text:span></text:p>
            </draw:text-box>
            <svg:title/>
            <svg:desc/>
          </draw:frame>
          <draw:frame draw:id="id315" draw:style-name="a2479" draw:name="Slide Number Placeholder 6" svg:x="4.67953in" svg:y="11.10827in" svg:width="3.5878in" svg:height="0.58425in">
            <draw:text-box>
              <text:p text:style-name="a2478" text:class-names="" text:cond-style-name=""><text:span text:style-name="a2477" text:class-names=""><text:page-number style:num-format="1" text:fixed="false"/></text:span></text:p>
            </draw:text-box>
            <svg:title/>
            <svg:desc/>
          </draw:frame>
          <draw:page-thumbnail draw:page-number="15" svg:x="1.21007in" svg:y="0.88889in" svg:width="5.84549in" svg:height="4.38368in" presentation:class="page" draw:id="id316" presentation:style-name="a2480" draw:name="Slide Image Placeholder 1">
            <svg:title/>
            <svg:desc/>
          </draw:page-thumbnail>
          <draw:frame draw:id="id317" presentation:style-name="a2503" draw:name="Notes Placeholder 2" svg:x="0.82677in" svg:y="5.55394in" svg:width="6.61378in" svg:height="5.26142in" presentation:class="notes" presentation:placeholder="false">
            <draw:text-box>
              <text:p text:style-name="a2482" text:class-names="" text:cond-style-name=""><text:span text:style-name="a2481" text:class-names="">&gt;&gt;&gt; float(22//5)</text:span></text:p>
              <text:p text:style-name="a2484" text:class-names="" text:cond-style-name=""><text:span text:style-name="a2483" text:class-names=""/></text:p>
              <text:p text:style-name="a2486" text:class-names="" text:cond-style-name=""><text:span text:style-name="a2485" text:class-names="">&gt;&gt;&gt; int(4.5)</text:span></text:p>
              <text:p text:style-name="a2488" text:class-names="" text:cond-style-name=""><text:span text:style-name="a2487" text:class-names=""/></text:p>
              <text:p text:style-name="a2490" text:class-names="" text:cond-style-name=""><text:span text:style-name="a2489" text:class-names="">&gt;&gt;&gt; int(3.9)</text:span></text:p>
              <text:p text:style-name="a2492" text:class-names="" text:cond-style-name=""><text:span text:style-name="a2491" text:class-names=""/></text:p>
              <text:p text:style-name="a2494" text:class-names="" text:cond-style-name=""><text:span text:style-name="a2493" text:class-names="">&gt;&gt;&gt; round(3.9)</text:span></text:p>
              <text:p text:style-name="a2496" text:class-names="" text:cond-style-name=""><text:span text:style-name="a2495" text:class-names=""/></text:p>
              <text:p text:style-name="a2498" text:class-names="" text:cond-style-name=""><text:span text:style-name="a2497" text:class-names="">&gt;&gt;&gt; round(3)</text:span></text:p>
              <text:p text:style-name="a2500" text:class-names="" text:cond-style-name=""><text:span text:style-name="a2499" text:class-names=""/></text:p>
              <text:p text:style-name="a2502" text:class-names="" text:cond-style-name=""><text:span text:style-name="a2501" text:class-names="">&gt;&gt;&gt; round(3.1415926, 2)</text:span></text:p>
            </draw:text-box>
            <svg:title/>
            <svg:desc/>
          </draw:frame>
        </presentation:notes>
      </draw:page>
      <draw:page draw:name="page16" draw:style-name="a2505" draw:master-page-name="Master2-Layout7-blank-Blank" presentation:presentation-page-layout-name="Master2-PPL7" draw:id="Slide-271">
        <draw:frame draw:id="id318" draw:style-name="a2508" draw:name="Date Placeholder 1" svg:x="0.55118in" svg:y="7.5315in" svg:width="2.56811in" svg:height="0.57008in">
          <draw:text-box>
            <text:p text:style-name="a2507" text:class-names="" text:cond-style-name=""><text:span text:style-name="a2506" text:class-names="">CSCI 1410</text:span></text:p>
          </draw:text-box>
          <svg:title/>
          <svg:desc/>
        </draw:frame>
        <draw:frame draw:id="id319" draw:style-name="a2511" draw:name="Footer Placeholder 2" svg:x="3.77008in" svg:y="7.5315in" svg:width="3.49409in" svg:height="0.57008in">
          <draw:text-box>
            <text:p text:style-name="a2510" text:class-names="" text:cond-style-name=""><text:span text:style-name="a2509" text:class-names="">Dr. Salim Lakhani</text:span></text:p>
          </draw:text-box>
          <svg:title/>
          <svg:desc/>
        </draw:frame>
        <draw:frame draw:id="id320" draw:style-name="a2515" draw:name="Slide Number Placeholder 3" svg:x="7.90394in" svg:y="7.5315in" svg:width="2.56811in" svg:height="0.57008in">
          <draw:text-box>
            <text:p text:style-name="a2514" text:class-names="" text:cond-style-name=""><text:span text:style-name="a2512" text:class-names=""><text:page-number style:num-format="1" text:fixed="false"/></text:span><text:span text:style-name="a2513" text:class-names=""><text:s text:c="1"/>/</text:span></text:p>
          </draw:text-box>
          <svg:title/>
          <svg:desc/>
        </draw:frame>
        <draw:frame draw:id="id321" presentation:style-name="a2518" draw:name="Title 1" svg:x="0.7874in" svg:y="0.18583in" svg:width="9.68465in" svg:height="1.66732in" presentation:class="title" presentation:placeholder="false">
          <draw:text-box>
            <text:p text:style-name="a2517" text:class-names="" text:cond-style-name=""><text:span text:style-name="a2516" text:class-names="">Type Conversions &amp; Rounding</text:span></text:p>
          </draw:text-box>
          <svg:title/>
          <svg:desc/>
        </draw:frame>
        <draw:frame draw:id="id322" presentation:style-name="a2528" draw:name="Text Placeholder 2" svg:x="0.7874in" svg:y="1.77165in" svg:width="9.44882in" svg:height="5.42835in" presentation:class="outline" presentation:placeholder="false">
          <draw:text-box>
            <text:list text:style-name="a2521">
              <text:list-item>
                <text:p text:style-name="a2520" text:class-names="" text:cond-style-name=""><text:span text:style-name="a2519" text:class-names="">Type conversion also works with numerical string</text:span></text:p>
              </text:list-item>
            </text:list>
            <text:list text:style-name="a2524">
              <text:list-item>
                <text:p text:style-name="a2523" text:class-names="" text:cond-style-name=""><text:span text:style-name="a2522" text:class-names="">Examples</text:span></text:p>
              </text:list-item>
            </text:list>
            <text:list text:style-name="a2527">
              <text:list-item>
                <text:p text:style-name="a2526" text:class-names="" text:cond-style-name=""><text:span text:style-name="a2525" text:class-names="">This is useful as a secure alternative to the use of eval for getting numeric data from the user.</text:span></text:p>
              </text:list-item>
            </text:list>
          </draw:text-box>
          <svg:title/>
          <svg:desc/>
        </draw:frame>
        <presentation:notes draw:style-name="a2555">
          <draw:frame draw:id="id323" draw:style-name="a2532" draw:name="Date Placeholder 2" svg:x="4.68229in" svg:y="0in" svg:width="3.58333in" svg:height="0.58681in">
            <draw:text-box>
              <text:p text:style-name="a2531" text:class-names="" text:cond-style-name=""><text:span text:style-name="a2529" text:class-names=""><text:date text:fixed="false" style:data-style-name="a2530"/></text:span></text:p>
            </draw:text-box>
            <svg:title/>
            <svg:desc/>
          </draw:frame>
          <draw:frame draw:id="id324" draw:style-name="a2535" draw:name="Slide Number Placeholder 12" svg:x="4.67953in" svg:y="11.10827in" svg:width="3.5878in" svg:height="0.58425in">
            <draw:text-box>
              <text:p text:style-name="a2534" text:class-names="" text:cond-style-name=""><text:span text:style-name="a2533" text:class-names=""><text:page-number style:num-format="1" text:fixed="false"/></text:span></text:p>
            </draw:text-box>
            <svg:title/>
            <svg:desc/>
          </draw:frame>
          <draw:frame draw:id="id325" draw:style-name="a2538" draw:name="Slide Number Placeholder 6" svg:x="4.67953in" svg:y="11.10827in" svg:width="3.5878in" svg:height="0.58425in">
            <draw:text-box>
              <text:p text:style-name="a2537" text:class-names="" text:cond-style-name=""><text:span text:style-name="a2536" text:class-names=""><text:page-number style:num-format="1" text:fixed="false"/></text:span></text:p>
            </draw:text-box>
            <svg:title/>
            <svg:desc/>
          </draw:frame>
          <draw:page-thumbnail draw:page-number="16" svg:x="1.21007in" svg:y="0.88889in" svg:width="5.84549in" svg:height="4.38368in" presentation:class="page" draw:id="id326" presentation:style-name="a2539" draw:name="Slide Image Placeholder 1">
            <svg:title/>
            <svg:desc/>
          </draw:page-thumbnail>
          <draw:frame draw:id="id327" presentation:style-name="a2554" draw:name="Notes Placeholder 2" svg:x="0.82677in" svg:y="5.55394in" svg:width="6.61378in" svg:height="5.26142in" presentation:class="notes" presentation:placeholder="false">
            <draw:text-box>
              <text:p text:style-name="a2541" text:class-names="" text:cond-style-name=""><text:span text:style-name="a2540" text:class-names="">&gt;&gt;&gt; int("32")</text:span></text:p>
              <text:p text:style-name="a2543" text:class-names="" text:cond-style-name=""><text:span text:style-name="a2542" text:class-names="">32</text:span></text:p>
              <text:p text:style-name="a2545" text:class-names="" text:cond-style-name=""><text:span text:style-name="a2544" text:class-names="">&gt;&gt;&gt; float("32")</text:span></text:p>
              <text:p text:style-name="a2547" text:class-names="" text:cond-style-name=""><text:span text:style-name="a2546" text:class-names="">32.0</text:span></text:p>
              <text:p text:style-name="a2549" text:class-names="" text:cond-style-name=""><text:span text:style-name="a2548" text:class-names=""/></text:p>
              <text:p text:style-name="a2551" text:class-names="" text:cond-style-name=""><text:span text:style-name="a2550" text:class-names="">age = eval (input(“Enter your age: “))</text:span></text:p>
              <text:p text:style-name="a2553" text:class-names="" text:cond-style-name=""><text:span text:style-name="a2552" text:class-names="">age = int (input(“Enter your age: “))</text:span></text:p>
            </draw:text-box>
            <svg:title/>
            <svg:desc/>
          </draw:frame>
        </presentation:notes>
      </draw:page>
      <draw:page draw:name="page17" draw:style-name="a2556" draw:master-page-name="Master2-Layout7-blank-Blank" presentation:presentation-page-layout-name="Master2-PPL7" draw:id="Slide-272">
        <draw:frame draw:id="id328" draw:style-name="a2559" draw:name="Date Placeholder 1" svg:x="0.55118in" svg:y="7.5315in" svg:width="2.56811in" svg:height="0.57008in">
          <draw:text-box>
            <text:p text:style-name="a2558" text:class-names="" text:cond-style-name=""><text:span text:style-name="a2557" text:class-names="">CSCI 1410</text:span></text:p>
          </draw:text-box>
          <svg:title/>
          <svg:desc/>
        </draw:frame>
        <draw:frame draw:id="id329" draw:style-name="a2562" draw:name="Footer Placeholder 2" svg:x="3.77008in" svg:y="7.5315in" svg:width="3.49409in" svg:height="0.57008in">
          <draw:text-box>
            <text:p text:style-name="a2561" text:class-names="" text:cond-style-name=""><text:span text:style-name="a2560" text:class-names="">Dr. Salim Lakhani</text:span></text:p>
          </draw:text-box>
          <svg:title/>
          <svg:desc/>
        </draw:frame>
        <draw:frame draw:id="id330" draw:style-name="a2566" draw:name="Slide Number Placeholder 3" svg:x="7.90394in" svg:y="7.5315in" svg:width="2.56811in" svg:height="0.57008in">
          <draw:text-box>
            <text:p text:style-name="a2565" text:class-names="" text:cond-style-name=""><text:span text:style-name="a2563" text:class-names=""><text:page-number style:num-format="1" text:fixed="false"/></text:span><text:span text:style-name="a2564" text:class-names=""><text:s text:c="1"/>/</text:span></text:p>
          </draw:text-box>
          <svg:title/>
          <svg:desc/>
        </draw:frame>
        <draw:frame draw:id="id331" presentation:style-name="a2569" draw:name="Title 1" svg:x="0.7874in" svg:y="0.32913in" svg:width="9.68465in" svg:height="1.38071in" presentation:class="title" presentation:placeholder="false">
          <draw:text-box>
            <text:p text:style-name="a2568" text:class-names="" text:cond-style-name=""><text:span text:style-name="a2567" text:class-names="">Arithmetic Operators</text:span></text:p>
          </draw:text-box>
          <svg:title/>
          <svg:desc/>
        </draw:frame>
        <draw:frame draw:id="id332" presentation:style-name="a2573" draw:name="Text Placeholder 2" svg:x="0.7874in" svg:y="1.77165in" svg:width="9.44882in" svg:height="5.42835in" presentation:class="outline" presentation:placeholder="false">
          <draw:text-box>
            <text:list text:style-name="a2572">
              <text:list-item>
                <text:p text:style-name="a2571" text:class-names="" text:cond-style-name=""><text:span text:style-name="a2570" text:class-names="">+, -, *, /, //, **, %, abs</text:span></text:p>
              </text:list-item>
            </text:list>
          </draw:text-box>
          <svg:title/>
          <svg:desc/>
        </draw:frame>
        <presentation:notes draw:style-name="a2586">
          <draw:frame draw:id="id333" draw:style-name="a2577" draw:name="Date Placeholder 2" svg:x="4.68229in" svg:y="0in" svg:width="3.58333in" svg:height="0.58681in">
            <draw:text-box>
              <text:p text:style-name="a2576" text:class-names="" text:cond-style-name=""><text:span text:style-name="a2574" text:class-names=""><text:date text:fixed="false" style:data-style-name="a2575"/></text:span></text:p>
            </draw:text-box>
            <svg:title/>
            <svg:desc/>
          </draw:frame>
          <draw:frame draw:id="id334" draw:style-name="a2580" draw:name="Slide Number Placeholder 12" svg:x="4.67953in" svg:y="11.10827in" svg:width="3.5878in" svg:height="0.58425in">
            <draw:text-box>
              <text:p text:style-name="a2579" text:class-names="" text:cond-style-name=""><text:span text:style-name="a2578" text:class-names=""><text:page-number style:num-format="1" text:fixed="false"/></text:span></text:p>
            </draw:text-box>
            <svg:title/>
            <svg:desc/>
          </draw:frame>
          <draw:frame draw:id="id335" draw:style-name="a2583" draw:name="Slide Number Placeholder 6" svg:x="4.67953in" svg:y="11.10827in" svg:width="3.5878in" svg:height="0.58425in">
            <draw:text-box>
              <text:p text:style-name="a2582" text:class-names="" text:cond-style-name=""><text:span text:style-name="a2581" text:class-names=""><text:page-number style:num-format="1" text:fixed="false"/></text:span></text:p>
            </draw:text-box>
            <svg:title/>
            <svg:desc/>
          </draw:frame>
          <draw:page-thumbnail draw:page-number="17" svg:x="1.21007in" svg:y="0.88889in" svg:width="5.84549in" svg:height="4.38368in" presentation:class="page" draw:id="id336" presentation:style-name="a2584" draw:name="Slide Image Placeholder 1">
            <svg:title/>
            <svg:desc/>
          </draw:page-thumbnail>
          <draw:frame draw:id="id337" presentation:style-name="a2585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8" draw:style-name="a2587" draw:master-page-name="Master2-Layout7-blank-Blank" presentation:presentation-page-layout-name="Master2-PPL7" draw:id="Slide-273">
        <draw:frame draw:id="id338" draw:style-name="a2590" draw:name="Date Placeholder 1" svg:x="0.55118in" svg:y="7.5315in" svg:width="2.56811in" svg:height="0.57008in">
          <draw:text-box>
            <text:p text:style-name="a2589" text:class-names="" text:cond-style-name=""><text:span text:style-name="a2588" text:class-names="">CSCI 1410</text:span></text:p>
          </draw:text-box>
          <svg:title/>
          <svg:desc/>
        </draw:frame>
        <draw:frame draw:id="id339" draw:style-name="a2593" draw:name="Footer Placeholder 2" svg:x="3.77008in" svg:y="7.5315in" svg:width="3.49409in" svg:height="0.57008in">
          <draw:text-box>
            <text:p text:style-name="a2592" text:class-names="" text:cond-style-name=""><text:span text:style-name="a2591" text:class-names="">Dr. Salim Lakhani</text:span></text:p>
          </draw:text-box>
          <svg:title/>
          <svg:desc/>
        </draw:frame>
        <draw:frame draw:id="id340" draw:style-name="a2597" draw:name="Slide Number Placeholder 3" svg:x="7.90394in" svg:y="7.5315in" svg:width="2.56811in" svg:height="0.57008in">
          <draw:text-box>
            <text:p text:style-name="a2596" text:class-names="" text:cond-style-name=""><text:span text:style-name="a2594" text:class-names=""><text:page-number style:num-format="1" text:fixed="false"/></text:span><text:span text:style-name="a2595" text:class-names=""><text:s text:c="1"/>/</text:span></text:p>
          </draw:text-box>
          <svg:title/>
          <svg:desc/>
        </draw:frame>
        <draw:frame draw:id="id341" presentation:style-name="a2600" draw:name="Title 1" svg:x="0.7874in" svg:y="0.32913in" svg:width="9.68465in" svg:height="1.38071in" presentation:class="title" presentation:placeholder="false">
          <draw:text-box>
            <text:p text:style-name="a2599" text:class-names="" text:cond-style-name=""><text:span text:style-name="a2598" text:class-names="">Using the Math Library</text:span></text:p>
          </draw:text-box>
          <svg:title/>
          <svg:desc/>
        </draw:frame>
        <draw:frame draw:id="id342" presentation:style-name="a2610" draw:name="Text Placeholder 2" svg:x="0.7874in" svg:y="1.77165in" svg:width="9.44882in" svg:height="5.42835in" presentation:class="outline" presentation:placeholder="false">
          <draw:text-box>
            <text:list text:style-name="a2603">
              <text:list-item>
                <text:p text:style-name="a2602" text:class-names="" text:cond-style-name=""><text:span text:style-name="a2601" text:class-names="">A library is a module with some useful definitions/functions.</text:span></text:p>
              </text:list-item>
            </text:list>
            <text:list text:style-name="a2606">
              <text:list-item>
                <text:p text:style-name="a2605" text:class-names="" text:cond-style-name=""><text:span text:style-name="a2604" text:class-names="">To use a library, we need to make sure this line is in our program:import math</text:span></text:p>
              </text:list-item>
            </text:list>
            <text:list text:style-name="a2609">
              <text:list-item>
                <text:p text:style-name="a2608" text:class-names="" text:cond-style-name=""><text:span text:style-name="a2607" text:class-names="">Importing a library makes whatever functions are defined within it available to the program.</text:span></text:p>
              </text:list-item>
            </text:list>
          </draw:text-box>
          <svg:title/>
          <svg:desc/>
        </draw:frame>
        <presentation:notes draw:style-name="a2623">
          <draw:frame draw:id="id343" draw:style-name="a2614" draw:name="Date Placeholder 2" svg:x="4.68229in" svg:y="0in" svg:width="3.58333in" svg:height="0.58681in">
            <draw:text-box>
              <text:p text:style-name="a2613" text:class-names="" text:cond-style-name=""><text:span text:style-name="a2611" text:class-names=""><text:date text:fixed="false" style:data-style-name="a2612"/></text:span></text:p>
            </draw:text-box>
            <svg:title/>
            <svg:desc/>
          </draw:frame>
          <draw:frame draw:id="id344" draw:style-name="a2617" draw:name="Slide Number Placeholder 12" svg:x="4.67953in" svg:y="11.10827in" svg:width="3.5878in" svg:height="0.58425in">
            <draw:text-box>
              <text:p text:style-name="a2616" text:class-names="" text:cond-style-name=""><text:span text:style-name="a2615" text:class-names=""><text:page-number style:num-format="1" text:fixed="false"/></text:span></text:p>
            </draw:text-box>
            <svg:title/>
            <svg:desc/>
          </draw:frame>
          <draw:frame draw:id="id345" draw:style-name="a2620" draw:name="Slide Number Placeholder 6" svg:x="4.67953in" svg:y="11.10827in" svg:width="3.5878in" svg:height="0.58425in">
            <draw:text-box>
              <text:p text:style-name="a2619" text:class-names="" text:cond-style-name=""><text:span text:style-name="a2618" text:class-names=""><text:page-number style:num-format="1" text:fixed="false"/></text:span></text:p>
            </draw:text-box>
            <svg:title/>
            <svg:desc/>
          </draw:frame>
          <draw:page-thumbnail draw:page-number="18" svg:x="1.21007in" svg:y="0.88889in" svg:width="5.84549in" svg:height="4.38368in" presentation:class="page" draw:id="id346" presentation:style-name="a2621" draw:name="Slide Image Placeholder 1">
            <svg:title/>
            <svg:desc/>
          </draw:page-thumbnail>
          <draw:frame draw:id="id347" presentation:style-name="a2622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9" draw:style-name="a2624" draw:master-page-name="Master2-Layout7-blank-Blank" presentation:presentation-page-layout-name="Master2-PPL7" draw:id="Slide-274">
        <draw:frame draw:id="id348" draw:style-name="a2627" draw:name="Date Placeholder 1" svg:x="0.55118in" svg:y="7.5315in" svg:width="2.56811in" svg:height="0.57008in">
          <draw:text-box>
            <text:p text:style-name="a2626" text:class-names="" text:cond-style-name=""><text:span text:style-name="a2625" text:class-names="">CSCI 1410</text:span></text:p>
          </draw:text-box>
          <svg:title/>
          <svg:desc/>
        </draw:frame>
        <draw:frame draw:id="id349" draw:style-name="a2630" draw:name="Footer Placeholder 2" svg:x="3.77008in" svg:y="7.5315in" svg:width="3.49409in" svg:height="0.57008in">
          <draw:text-box>
            <text:p text:style-name="a2629" text:class-names="" text:cond-style-name=""><text:span text:style-name="a2628" text:class-names="">Dr. Salim Lakhani</text:span></text:p>
          </draw:text-box>
          <svg:title/>
          <svg:desc/>
        </draw:frame>
        <draw:frame draw:id="id350" draw:style-name="a2634" draw:name="Slide Number Placeholder 3" svg:x="7.90394in" svg:y="7.5315in" svg:width="2.56811in" svg:height="0.57008in">
          <draw:text-box>
            <text:p text:style-name="a2633" text:class-names="" text:cond-style-name=""><text:span text:style-name="a2631" text:class-names=""><text:page-number style:num-format="1" text:fixed="false"/></text:span><text:span text:style-name="a2632" text:class-names=""><text:s text:c="1"/>/</text:span></text:p>
          </draw:text-box>
          <svg:title/>
          <svg:desc/>
        </draw:frame>
        <draw:frame draw:id="id351" presentation:style-name="a2637" draw:name="Title 1" svg:x="0.7874in" svg:y="0.32913in" svg:width="9.68465in" svg:height="1.38071in" presentation:class="title" presentation:placeholder="false">
          <draw:text-box>
            <text:p text:style-name="a2636" text:class-names="" text:cond-style-name=""><text:span text:style-name="a2635" text:class-names="">Using the Math Library</text:span></text:p>
          </draw:text-box>
          <svg:title/>
          <svg:desc/>
        </draw:frame>
        <presentation:notes draw:style-name="a2650">
          <draw:frame draw:id="id352" draw:style-name="a2641" draw:name="Date Placeholder 2" svg:x="4.68229in" svg:y="0in" svg:width="3.58333in" svg:height="0.58681in">
            <draw:text-box>
              <text:p text:style-name="a2640" text:class-names="" text:cond-style-name=""><text:span text:style-name="a2638" text:class-names=""><text:date text:fixed="false" style:data-style-name="a2639"/></text:span></text:p>
            </draw:text-box>
            <svg:title/>
            <svg:desc/>
          </draw:frame>
          <draw:frame draw:id="id353" draw:style-name="a2644" draw:name="Slide Number Placeholder 12" svg:x="4.67953in" svg:y="11.10827in" svg:width="3.5878in" svg:height="0.58425in">
            <draw:text-box>
              <text:p text:style-name="a2643" text:class-names="" text:cond-style-name=""><text:span text:style-name="a2642" text:class-names=""><text:page-number style:num-format="1" text:fixed="false"/></text:span></text:p>
            </draw:text-box>
            <svg:title/>
            <svg:desc/>
          </draw:frame>
          <draw:frame draw:id="id354" draw:style-name="a2647" draw:name="Slide Number Placeholder 6" svg:x="4.67953in" svg:y="11.10827in" svg:width="3.5878in" svg:height="0.58425in">
            <draw:text-box>
              <text:p text:style-name="a2646" text:class-names="" text:cond-style-name=""><text:span text:style-name="a2645" text:class-names=""><text:page-number style:num-format="1" text:fixed="false"/></text:span></text:p>
            </draw:text-box>
            <svg:title/>
            <svg:desc/>
          </draw:frame>
          <draw:page-thumbnail draw:page-number="19" svg:x="1.21007in" svg:y="0.88889in" svg:width="5.84549in" svg:height="4.38368in" presentation:class="page" draw:id="id355" presentation:style-name="a2648" draw:name="Slide Image Placeholder 1">
            <svg:title/>
            <svg:desc/>
          </draw:page-thumbnail>
          <draw:frame draw:id="id356" presentation:style-name="a2649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0" draw:style-name="a2651" draw:master-page-name="Master2-Layout7-blank-Blank" presentation:presentation-page-layout-name="Master2-PPL7" draw:id="Slide-275">
        <draw:frame draw:id="id357" draw:style-name="a2654" draw:name="Date Placeholder 1" svg:x="0.55118in" svg:y="7.5315in" svg:width="2.56811in" svg:height="0.57008in">
          <draw:text-box>
            <text:p text:style-name="a2653" text:class-names="" text:cond-style-name=""><text:span text:style-name="a2652" text:class-names="">CSCI 1410</text:span></text:p>
          </draw:text-box>
          <svg:title/>
          <svg:desc/>
        </draw:frame>
        <draw:frame draw:id="id358" draw:style-name="a2657" draw:name="Footer Placeholder 2" svg:x="3.77008in" svg:y="7.5315in" svg:width="3.49409in" svg:height="0.57008in">
          <draw:text-box>
            <text:p text:style-name="a2656" text:class-names="" text:cond-style-name=""><text:span text:style-name="a2655" text:class-names="">Dr. Salim Lakhani</text:span></text:p>
          </draw:text-box>
          <svg:title/>
          <svg:desc/>
        </draw:frame>
        <draw:frame draw:id="id359" draw:style-name="a2661" draw:name="Slide Number Placeholder 3" svg:x="7.90394in" svg:y="7.5315in" svg:width="2.56811in" svg:height="0.57008in">
          <draw:text-box>
            <text:p text:style-name="a2660" text:class-names="" text:cond-style-name=""><text:span text:style-name="a2658" text:class-names=""><text:page-number style:num-format="1" text:fixed="false"/></text:span><text:span text:style-name="a2659" text:class-names=""><text:s text:c="1"/>/</text:span></text:p>
          </draw:text-box>
          <svg:title/>
          <svg:desc/>
        </draw:frame>
        <draw:frame draw:id="id360" presentation:style-name="a2664" draw:name="Title 1" svg:x="0.7874in" svg:y="0.32913in" svg:width="9.68465in" svg:height="1.38071in" presentation:class="title" presentation:placeholder="false">
          <draw:text-box>
            <text:p text:style-name="a2663" text:class-names="" text:cond-style-name=""><text:span text:style-name="a2662" text:class-names="">Using the Math Library</text:span></text:p>
          </draw:text-box>
          <svg:title/>
          <svg:desc/>
        </draw:frame>
        <draw:frame draw:id="id361" presentation:style-name="a2668" draw:name="Text Placeholder 2" svg:x="0.7874in" svg:y="1.77165in" svg:width="9.44882in" svg:height="5.42835in" presentation:class="outline" presentation:placeholder="false">
          <draw:text-box>
            <text:list text:style-name="a2667">
              <text:list-item>
                <text:p text:style-name="a2666" text:class-names="" text:cond-style-name=""><text:span text:style-name="a2665" text:class-names="">Python</text:span></text:p>
              </text:list-item>
            </text:list>
          </draw:text-box>
          <svg:title/>
          <svg:desc/>
        </draw:frame>
        <presentation:notes draw:style-name="a2681">
          <draw:frame draw:id="id362" draw:style-name="a2672" draw:name="Date Placeholder 2" svg:x="4.68229in" svg:y="0in" svg:width="3.58333in" svg:height="0.58681in">
            <draw:text-box>
              <text:p text:style-name="a2671" text:class-names="" text:cond-style-name=""><text:span text:style-name="a2669" text:class-names=""><text:date text:fixed="false" style:data-style-name="a2670"/></text:span></text:p>
            </draw:text-box>
            <svg:title/>
            <svg:desc/>
          </draw:frame>
          <draw:frame draw:id="id363" draw:style-name="a2675" draw:name="Slide Number Placeholder 12" svg:x="4.67953in" svg:y="11.10827in" svg:width="3.5878in" svg:height="0.58425in">
            <draw:text-box>
              <text:p text:style-name="a2674" text:class-names="" text:cond-style-name=""><text:span text:style-name="a2673" text:class-names=""><text:page-number style:num-format="1" text:fixed="false"/></text:span></text:p>
            </draw:text-box>
            <svg:title/>
            <svg:desc/>
          </draw:frame>
          <draw:frame draw:id="id364" draw:style-name="a2678" draw:name="Slide Number Placeholder 6" svg:x="4.67953in" svg:y="11.10827in" svg:width="3.5878in" svg:height="0.58425in">
            <draw:text-box>
              <text:p text:style-name="a2677" text:class-names="" text:cond-style-name=""><text:span text:style-name="a2676" text:class-names=""><text:page-number style:num-format="1" text:fixed="false"/></text:span></text:p>
            </draw:text-box>
            <svg:title/>
            <svg:desc/>
          </draw:frame>
          <draw:page-thumbnail draw:page-number="20" svg:x="1.21007in" svg:y="0.88889in" svg:width="5.84549in" svg:height="4.38368in" presentation:class="page" draw:id="id365" presentation:style-name="a2679" draw:name="Slide Image Placeholder 1">
            <svg:title/>
            <svg:desc/>
          </draw:page-thumbnail>
          <draw:frame draw:id="id366" presentation:style-name="a2680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1" draw:style-name="a2682" draw:master-page-name="Master2-Layout7-blank-Blank" presentation:presentation-page-layout-name="Master2-PPL7" draw:id="Slide-276">
        <draw:frame draw:id="id367" draw:style-name="a2685" draw:name="Date Placeholder 1" svg:x="0.55118in" svg:y="7.5315in" svg:width="2.56811in" svg:height="0.57008in">
          <draw:text-box>
            <text:p text:style-name="a2684" text:class-names="" text:cond-style-name=""><text:span text:style-name="a2683" text:class-names="">CSCI 1410</text:span></text:p>
          </draw:text-box>
          <svg:title/>
          <svg:desc/>
        </draw:frame>
        <draw:frame draw:id="id368" draw:style-name="a2688" draw:name="Footer Placeholder 2" svg:x="3.77008in" svg:y="7.5315in" svg:width="3.49409in" svg:height="0.57008in">
          <draw:text-box>
            <text:p text:style-name="a2687" text:class-names="" text:cond-style-name=""><text:span text:style-name="a2686" text:class-names="">Dr. Salim Lakhani</text:span></text:p>
          </draw:text-box>
          <svg:title/>
          <svg:desc/>
        </draw:frame>
        <draw:frame draw:id="id369" draw:style-name="a2692" draw:name="Slide Number Placeholder 3" svg:x="7.90394in" svg:y="7.5315in" svg:width="2.56811in" svg:height="0.57008in">
          <draw:text-box>
            <text:p text:style-name="a2691" text:class-names="" text:cond-style-name=""><text:span text:style-name="a2689" text:class-names=""><text:page-number style:num-format="1" text:fixed="false"/></text:span><text:span text:style-name="a2690" text:class-names=""><text:s text:c="1"/>/</text:span></text:p>
          </draw:text-box>
          <svg:title/>
          <svg:desc/>
        </draw:frame>
        <draw:frame draw:id="id370" presentation:style-name="a2695" draw:name="Title 1" svg:x="0.7874in" svg:y="0.32913in" svg:width="9.68465in" svg:height="1.38071in" presentation:class="title" presentation:placeholder="false">
          <draw:text-box>
            <text:p text:style-name="a2694" text:class-names="" text:cond-style-name=""><text:span text:style-name="a2693" text:class-names="">Class Work</text:span></text:p>
          </draw:text-box>
          <svg:title/>
          <svg:desc/>
        </draw:frame>
        <draw:frame draw:id="id371" presentation:style-name="a2702" draw:name="Text Placeholder 2" svg:x="0.7874in" svg:y="1.77165in" svg:width="9.44882in" svg:height="5.42835in" presentation:class="outline" presentation:placeholder="false">
          <draw:text-box>
            <text:list text:style-name="a2698">
              <text:list-item>
                <text:p text:style-name="a2697" text:class-names="" text:cond-style-name=""><text:span text:style-name="a2696" text:class-names="">Write a program to calculate the volume and surface area of a sphere from its radius, given as input.<text:line-break/><text:line-break/></text:span></text:p>
              </text:list-item>
            </text:list>
            <text:list text:style-name="a2701">
              <text:list-item>
                <text:p text:style-name="a2700" text:class-names="" text:cond-style-name=""><text:span text:style-name="a2699" text:class-names="">Write a program that calculate the cost per square inch of a circular pizza, given its diameter and price.</text:span></text:p>
              </text:list-item>
            </text:list>
          </draw:text-box>
          <svg:title/>
          <svg:desc/>
        </draw:frame>
        <draw:frame draw:id="id372" draw:style-name="a2706" draw:name="TextBox 3" svg:x="2.8in" svg:y="2.96772in" svg:width="1.80669in" svg:height="0.83228in">
          <draw:text-box>
            <text:p text:style-name="a2705" text:class-names="" text:cond-style-name=""><draw:frame draw:style-name="a2703" text:anchor-type="as-char" svg:x="1173.4109in" svg:y="0in" svg:width="1.56361in" svg:height="0.60194in" style:rel-width="scale" style:rel-height="scale"><draw:object xlink:href="Object 1/" xlink:type="simple" xlink:show="embed" xlink:actuate="onLoad"/></draw:frame><text:span text:style-name="a2704" text:class-names=""/></text:p>
          </draw:text-box>
          <svg:title/>
          <svg:desc/>
        </draw:frame>
        <draw:frame draw:id="id373" draw:style-name="a2710" draw:name="TextBox 4" svg:x="5.5in" svg:y="3.18386in" svg:width="1.74094in" svg:height="0.41614in">
          <draw:text-box>
            <text:p text:style-name="a2709" text:class-names="" text:cond-style-name=""><draw:frame draw:style-name="a2707" text:anchor-type="as-char" svg:x="1173.41278in" svg:y="0in" svg:width="1.55986in" svg:height="0.3in" style:rel-width="scale" style:rel-height="scale"><draw:object xlink:href="Object 2/" xlink:type="simple" xlink:show="embed" xlink:actuate="onLoad"/></draw:frame><text:span text:style-name="a2708" text:class-names=""/></text:p>
          </draw:text-box>
          <svg:title/>
          <svg:desc/>
        </draw:frame>
        <draw:frame draw:id="id374" draw:style-name="a2714" draw:name="TextBox 5" svg:x="3.8in" svg:y="6in" svg:width="1.33268in" svg:height="0.41614in">
          <draw:text-box>
            <text:p text:style-name="a2713" text:class-names="" text:cond-style-name=""><draw:frame draw:style-name="a2711" text:anchor-type="as-char" svg:x="1173.59854in" svg:y="0in" svg:width="1.18833in" svg:height="0.3in" style:rel-width="scale" style:rel-height="scale"><draw:object xlink:href="Object 3/" xlink:type="simple" xlink:show="embed" xlink:actuate="onLoad"/></draw:frame><text:span text:style-name="a2712" text:class-names=""/></text:p>
          </draw:text-box>
          <svg:title/>
          <svg:desc/>
        </draw:frame>
        <presentation:notes draw:style-name="a2727">
          <draw:frame draw:id="id375" draw:style-name="a2718" draw:name="Date Placeholder 2" svg:x="4.68229in" svg:y="0in" svg:width="3.58333in" svg:height="0.58681in">
            <draw:text-box>
              <text:p text:style-name="a2717" text:class-names="" text:cond-style-name=""><text:span text:style-name="a2715" text:class-names=""><text:date text:fixed="false" style:data-style-name="a2716"/></text:span></text:p>
            </draw:text-box>
            <svg:title/>
            <svg:desc/>
          </draw:frame>
          <draw:frame draw:id="id376" draw:style-name="a2721" draw:name="Slide Number Placeholder 12" svg:x="4.67953in" svg:y="11.10827in" svg:width="3.5878in" svg:height="0.58425in">
            <draw:text-box>
              <text:p text:style-name="a2720" text:class-names="" text:cond-style-name=""><text:span text:style-name="a2719" text:class-names=""><text:page-number style:num-format="1" text:fixed="false"/></text:span></text:p>
            </draw:text-box>
            <svg:title/>
            <svg:desc/>
          </draw:frame>
          <draw:frame draw:id="id377" draw:style-name="a2724" draw:name="Slide Number Placeholder 6" svg:x="4.67953in" svg:y="11.10827in" svg:width="3.5878in" svg:height="0.58425in">
            <draw:text-box>
              <text:p text:style-name="a2723" text:class-names="" text:cond-style-name=""><text:span text:style-name="a2722" text:class-names=""><text:page-number style:num-format="1" text:fixed="false"/></text:span></text:p>
            </draw:text-box>
            <svg:title/>
            <svg:desc/>
          </draw:frame>
          <draw:page-thumbnail draw:page-number="21" svg:x="1.21007in" svg:y="0.88889in" svg:width="5.84549in" svg:height="4.38368in" presentation:class="page" draw:id="id378" presentation:style-name="a2725" draw:name="Slide Image Placeholder 1">
            <svg:title/>
            <svg:desc/>
          </draw:page-thumbnail>
          <draw:frame draw:id="id379" presentation:style-name="a2726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page-number" svg:x="7.90394in" svg:y="7.5311in" svg:width="2.56811in" svg:height="0.57008in"/>
    </style:presentation-page-layout>
    <style:presentation-page-layout style:name="Master1-PPL2" style:display-name="Title and Content">
      <presentation:placeholder presentation:object="title" svg:x="0.86614in" svg:y="4.48819in" svg:width="9.37008in" svg:height="1.5748in"/>
      <presentation:placeholder presentation:object="object" svg:x="0.86614in" svg:y="6.45669in" svg:width="9.37008in" svg:height="1.07441in"/>
      <presentation:placeholder presentation:object="page-number" svg:x="7.90394in" svg:y="7.5311in" svg:width="2.56811in" svg:height="0.57008in"/>
    </style:presentation-page-layout>
    <style:presentation-page-layout style:name="Master1-PPL3" style:display-name="Section Header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page-number" svg:x="7.90394in" svg:y="7.5311in" svg:width="2.56811in" svg:height="0.57008in"/>
    </style:presentation-page-layout>
    <style:presentation-page-layout style:name="Master1-PPL4" style:display-name="Two Content">
      <presentation:placeholder presentation:object="title" svg:x="0.86614in" svg:y="4.48819in" svg:width="9.37008in" svg:height="1.5748in"/>
      <presentation:placeholder presentation:object="object" svg:x="0.86632in" svg:y="6.4566in" svg:width="4.60069in" svg:height="1.07465in"/>
      <presentation:placeholder presentation:object="object" svg:x="5.63368in" svg:y="6.4566in" svg:width="4.60243in" svg:height="1.07465in"/>
      <presentation:placeholder presentation:object="page-number" svg:x="7.90394in" svg:y="7.5311in" svg:width="2.56811in" svg:height="0.57008in"/>
    </style:presentation-page-layout>
    <style:presentation-page-layout style:name="Master1-PPL5" style:display-name="Comparison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page-number" svg:x="7.90394in" svg:y="7.5311in" svg:width="2.56811in" svg:height="0.57008in"/>
    </style:presentation-page-layout>
    <style:presentation-page-layout style:name="Master1-PPL6" style:display-name="Title Only">
      <presentation:placeholder presentation:object="title" svg:x="0.86614in" svg:y="4.48819in" svg:width="9.37008in" svg:height="1.5748in"/>
      <presentation:placeholder presentation:object="page-number" svg:x="7.90394in" svg:y="7.5311in" svg:width="2.56811in" svg:height="0.57008in"/>
    </style:presentation-page-layout>
    <style:presentation-page-layout style:name="Master1-PPL7" style:display-name="Blank">
      <presentation:placeholder presentation:object="page-number" svg:x="7.90394in" svg:y="7.5311in" svg:width="2.56811in" svg:height="0.57008in"/>
    </style:presentation-page-layout>
    <style:presentation-page-layout style:name="Master1-PPL8" style:display-name="Content with Caption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page-number" svg:x="7.90394in" svg:y="7.5311in" svg:width="2.56811in" svg:height="0.57008in"/>
    </style:presentation-page-layout>
    <style:presentation-page-layout style:name="Master1-PPL9" style:display-name="Picture with Caption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page-number" svg:x="7.90394in" svg:y="7.5311in" svg:width="2.56811in" svg:height="0.57008in"/>
    </style:presentation-page-layout>
    <style:presentation-page-layout style:name="Master1-PPL10" style:display-name="Title and Vertical Text">
      <presentation:placeholder presentation:object="title" svg:x="0.86614in" svg:y="4.48819in" svg:width="9.37008in" svg:height="1.5748in"/>
      <presentation:placeholder presentation:object="outline" svg:x="0.86614in" svg:y="6.45669in" svg:width="9.37008in" svg:height="1.07441in"/>
      <presentation:placeholder presentation:object="page-number" svg:x="7.90394in" svg:y="7.5311in" svg:width="2.56811in" svg:height="0.57008in"/>
    </style:presentation-page-layout>
    <style:presentation-page-layout style:name="Master1-PPL11" style:display-name="Vertical Title and Text">
      <presentation:placeholder presentation:object="title" svg:x="7.8941in" svg:y="4.48785in" svg:width="2.34201in" svg:height="3.0434in"/>
      <presentation:placeholder presentation:object="outline" svg:x="0.86632in" svg:y="4.48785in" svg:width="6.86111in" svg:height="3.0434in"/>
      <presentation:placeholder presentation:object="page-number" svg:x="7.90394in" svg:y="7.5311in" svg:width="2.56811in" svg:height="0.57008in"/>
    </style:presentation-page-layout>
    <style:presentation-page-layout style:name="Master2-PPL1" style:display-name="Title Slide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0.55118in" svg:y="7.5315in" svg:width="2.56811in" svg:height="0.57008in"/>
      <presentation:placeholder presentation:object="footer" svg:x="3.77008in" svg:y="7.5315in" svg:width="3.49409in" svg:height="0.57008in"/>
      <presentation:placeholder presentation:object="page-number" svg:x="7.90394in" svg:y="7.5315in" svg:width="2.56811in" svg:height="0.57008in"/>
    </style:presentation-page-layout>
    <style:presentation-page-layout style:name="Master2-PPL2" style:display-name="Title and Content">
      <presentation:placeholder presentation:object="title" svg:x="0.7874in" svg:y="0.32913in" svg:width="9.68465in" svg:height="1.38071in"/>
      <presentation:placeholder presentation:object="object" svg:x="0.7874in" svg:y="1.77165in" svg:width="9.44882in" svg:height="5.42835in"/>
      <presentation:placeholder presentation:object="date-time" svg:x="0.55118in" svg:y="7.5315in" svg:width="2.56811in" svg:height="0.57008in"/>
      <presentation:placeholder presentation:object="footer" svg:x="3.77008in" svg:y="7.5315in" svg:width="3.49409in" svg:height="0.57008in"/>
      <presentation:placeholder presentation:object="page-number" svg:x="7.90394in" svg:y="7.5315in" svg:width="2.56811in" svg:height="0.57008in"/>
    </style:presentation-page-layout>
    <style:presentation-page-layout style:name="Master2-PPL3" style:display-name="Section Header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0.55118in" svg:y="7.5315in" svg:width="2.56811in" svg:height="0.57008in"/>
      <presentation:placeholder presentation:object="footer" svg:x="3.77008in" svg:y="7.5315in" svg:width="3.49409in" svg:height="0.57008in"/>
      <presentation:placeholder presentation:object="page-number" svg:x="7.90394in" svg:y="7.5315in" svg:width="2.56811in" svg:height="0.57008in"/>
    </style:presentation-page-layout>
    <style:presentation-page-layout style:name="Master2-PPL4" style:display-name="Two Content">
      <presentation:placeholder presentation:object="title" svg:x="0.7874in" svg:y="0.32913in" svg:width="9.68465in" svg:height="1.38071in"/>
      <presentation:placeholder presentation:object="object" svg:x="0.78819in" svg:y="1.77083in" svg:width="4.64063in" svg:height="5.42882in"/>
      <presentation:placeholder presentation:object="object" svg:x="5.59549in" svg:y="1.77083in" svg:width="4.64062in" svg:height="5.42882in"/>
      <presentation:placeholder presentation:object="date-time" svg:x="0.55118in" svg:y="7.5315in" svg:width="2.56811in" svg:height="0.57008in"/>
      <presentation:placeholder presentation:object="footer" svg:x="3.77008in" svg:y="7.5315in" svg:width="3.49409in" svg:height="0.57008in"/>
      <presentation:placeholder presentation:object="page-number" svg:x="7.90394in" svg:y="7.5315in" svg:width="2.56811in" svg:height="0.57008in"/>
    </style:presentation-page-layout>
    <style:presentation-page-layout style:name="Master2-PPL5" style:display-name="Comparison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0.55118in" svg:y="7.5315in" svg:width="2.56811in" svg:height="0.57008in"/>
      <presentation:placeholder presentation:object="footer" svg:x="3.77008in" svg:y="7.5315in" svg:width="3.49409in" svg:height="0.57008in"/>
      <presentation:placeholder presentation:object="page-number" svg:x="7.90394in" svg:y="7.5315in" svg:width="2.56811in" svg:height="0.57008in"/>
    </style:presentation-page-layout>
    <style:presentation-page-layout style:name="Master2-PPL6" style:display-name="Title Only">
      <presentation:placeholder presentation:object="title" svg:x="0.7874in" svg:y="0.32913in" svg:width="9.68465in" svg:height="1.38071in"/>
      <presentation:placeholder presentation:object="date-time" svg:x="0.55118in" svg:y="7.5315in" svg:width="2.56811in" svg:height="0.57008in"/>
      <presentation:placeholder presentation:object="footer" svg:x="3.77008in" svg:y="7.5315in" svg:width="3.49409in" svg:height="0.57008in"/>
      <presentation:placeholder presentation:object="page-number" svg:x="7.90394in" svg:y="7.5315in" svg:width="2.56811in" svg:height="0.57008in"/>
    </style:presentation-page-layout>
    <style:presentation-page-layout style:name="Master2-PPL7" style:display-name="Blank">
      <presentation:placeholder presentation:object="date-time" svg:x="0.55118in" svg:y="7.5315in" svg:width="2.56811in" svg:height="0.57008in"/>
      <presentation:placeholder presentation:object="footer" svg:x="3.77008in" svg:y="7.5315in" svg:width="3.49409in" svg:height="0.57008in"/>
      <presentation:placeholder presentation:object="page-number" svg:x="7.90394in" svg:y="7.5315in" svg:width="2.56811in" svg:height="0.57008in"/>
    </style:presentation-page-layout>
    <style:presentation-page-layout style:name="Master2-PPL8" style:display-name="Content with Caption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5in" svg:width="2.56811in" svg:height="0.57008in"/>
      <presentation:placeholder presentation:object="footer" svg:x="3.77008in" svg:y="7.5315in" svg:width="3.49409in" svg:height="0.57008in"/>
      <presentation:placeholder presentation:object="page-number" svg:x="7.90394in" svg:y="7.5315in" svg:width="2.56811in" svg:height="0.57008in"/>
    </style:presentation-page-layout>
    <style:presentation-page-layout style:name="Master2-PPL9" style:display-name="Picture with Caption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5in" svg:width="2.56811in" svg:height="0.57008in"/>
      <presentation:placeholder presentation:object="footer" svg:x="3.77008in" svg:y="7.5315in" svg:width="3.49409in" svg:height="0.57008in"/>
      <presentation:placeholder presentation:object="page-number" svg:x="7.90394in" svg:y="7.5315in" svg:width="2.56811in" svg:height="0.57008in"/>
    </style:presentation-page-layout>
    <style:presentation-page-layout style:name="Master2-PPL10" style:display-name="Title and Vertical Text">
      <presentation:placeholder presentation:object="title" svg:x="0.7874in" svg:y="0.32913in" svg:width="9.68465in" svg:height="1.38071in"/>
      <presentation:placeholder presentation:object="outline" svg:x="0.7874in" svg:y="1.77165in" svg:width="9.44882in" svg:height="5.42835in"/>
      <presentation:placeholder presentation:object="date-time" svg:x="0.55118in" svg:y="7.5315in" svg:width="2.56811in" svg:height="0.57008in"/>
      <presentation:placeholder presentation:object="footer" svg:x="3.77008in" svg:y="7.5315in" svg:width="3.49409in" svg:height="0.57008in"/>
      <presentation:placeholder presentation:object="page-number" svg:x="7.90394in" svg:y="7.5315in" svg:width="2.56811in" svg:height="0.57008in"/>
    </style:presentation-page-layout>
    <style:presentation-page-layout style:name="Master2-PPL11" style:display-name="Vertical Title and Text">
      <presentation:placeholder presentation:object="title" svg:x="8.05208in" svg:y="0.32986in" svg:width="2.42014in" svg:height="6.86979in"/>
      <presentation:placeholder presentation:object="outline" svg:x="0.78819in" svg:y="0.32986in" svg:width="7.09722in" svg:height="6.86979in"/>
      <presentation:placeholder presentation:object="date-time" svg:x="0.55118in" svg:y="7.5315in" svg:width="2.56811in" svg:height="0.57008in"/>
      <presentation:placeholder presentation:object="footer" svg:x="3.77008in" svg:y="7.5315in" svg:width="3.49409in" svg:height="0.57008in"/>
      <presentation:placeholder presentation:object="page-number" svg:x="7.90394in" svg:y="7.5315in" svg:width="2.56811in" svg:height="0.57008in"/>
    </style:presentation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text" style:name="a1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24">
      <style:graphic-properties draw:fill="none" draw:stroke="none"/>
    </style:style>
    <style:style style:family="text" style:name="a1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6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8">
      <style:graphic-properties draw:fill="none" draw:stroke="none"/>
    </style:style>
    <style:style style:family="text" style:name="a1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0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1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16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4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50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text" style:name="a1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3">
      <style:graphic-properties fo:wrap-option="wrap" fo:padding-top="0.00984in" fo:padding-bottom="0.00984in" fo:padding-left="0.00984in" fo:padding-right="0.00984in" draw:textarea-vertical-align="middle" draw:textarea-horizontal-align="left" draw:fill="none" draw:stroke="solid" svg:stroke-width="0.02008in" svg:stroke-color="#2f528f" svg:stroke-opacity="100%" draw:auto-grow-width="false" draw:auto-grow-height="false"/>
      <style:paragraph-properties style:font-independent-line-spacing="true" style:writing-mode="lr-tb"/>
    </style:style>
    <style:style style:family="text" style:name="a1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6">
      <style:graphic-properties fo:wrap-option="wrap" fo:padding-top="0.00984in" fo:padding-bottom="0.00984in" fo:padding-left="0.00984in" fo:padding-right="0.00984in" draw:textarea-vertical-align="middle" draw:textarea-horizontal-align="left" draw:fill="none" draw:stroke="solid" svg:stroke-width="0.02008in" svg:stroke-color="#2f528f" svg:stroke-opacity="100%" draw:auto-grow-width="false" draw:auto-grow-height="false"/>
      <style:paragraph-properties style:font-independent-line-spacing="true" style:writing-mode="lr-tb"/>
    </style:style>
    <style:style style:family="text" style:name="a115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0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2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0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drawing-page" style:name="a1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330">
      <style:graphic-properties draw:fill="none" draw:stroke="non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2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3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3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Bold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style:tab-stop-distance="1in" fo:margin-left="0in" fo:margin-right="0in" fo:text-indent="0in" fo:margin-top="0in" fo:margin-bottom="0.2611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1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1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1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7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6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5">
      <style:graphic-properties draw:fill="none" draw:stroke="none"/>
    </style:style>
    <style:style style:family="paragraph" style:name="a152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2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3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5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5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6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9">
      <style:graphic-properties fo:wrap-option="wrap" fo:padding-top="0.00984in" fo:padding-bottom="0.00984in" fo:padding-left="0.00984in" fo:padding-right="0.00984in" draw:textarea-vertical-align="middle" draw:textarea-horizontal-align="left" draw:fill="none" draw:stroke="solid" svg:stroke-width="0.02008in" svg:stroke-color="#2f528f" svg:stroke-opacity="100%" draw:auto-grow-width="false" draw:auto-grow-height="false"/>
      <style:paragraph-properties style:font-independent-line-spacing="true" style:writing-mode="lr-tb"/>
    </style:style>
    <style:style style:family="text" style:name="a1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1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700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3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3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9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graphic" style:name="a1362">
      <style:graphic-properties fo:wrap-option="wrap" fo:padding-top="0.00984in" fo:padding-bottom="0.00984in" fo:padding-left="0.00984in" fo:padding-right="0.00984in" draw:textarea-vertical-align="middle" draw:textarea-horizontal-align="left" draw:fill="none" draw:stroke="solid" svg:stroke-width="0.02008in" svg:stroke-color="#2f528f" svg:stroke-opacity="100%" draw:auto-grow-width="false" draw:auto-grow-height="false"/>
      <style:paragraph-properties style:font-independent-line-spacing="true" style:writing-mode="lr-tb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5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6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171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9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4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14">
      <style:graphic-properties draw:fill="none" draw:stroke="none"/>
    </style:style>
    <style:style style:family="text" style:name="a1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16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54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7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9">
      <style:graphic-properties draw:fill="none" draw:stroke="none"/>
    </style:style>
    <style:style style:family="presentation" style:name="a13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8">
      <style:graphic-properties draw:fill="none" draw:stroke="none"/>
    </style:style>
    <style:style style:family="text" style:name="a1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1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55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53">
      <style:graphic-properties draw:fill="none" draw:stroke="none"/>
    </style:style>
    <style:style style:family="text" style:name="a35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Bold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00%" style:tab-stop-distance="1in" fo:margin-left="0in" fo:margin-right="0in" fo:text-indent="0in" fo:margin-top="0in" fo:margin-bottom="0.2611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5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Bold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1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0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1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5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8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0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3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3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100%" style:tab-stop-distance="1in" fo:margin-left="0in" fo:margin-right="0in" fo:text-indent="0in" fo:margin-top="0in" fo:margin-bottom="0.2611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1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99">
      <style:graphic-properties draw:fill="none" draw:stroke="non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40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54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43">
      <style:graphic-properties fo:wrap-option="wrap" fo:padding-top="0.00984in" fo:padding-bottom="0.00984in" fo:padding-left="0.00984in" fo:padding-right="0.00984in" draw:textarea-vertical-align="middle" draw:textarea-horizontal-align="left" draw:fill="none" draw:stroke="solid" svg:stroke-width="0.02008in" svg:stroke-color="#2f528f" svg:stroke-opacity="100%" draw:auto-grow-width="false" draw:auto-grow-height="false"/>
      <style:paragraph-properties style:font-independent-line-spacing="true" style:writing-mode="lr-tb"/>
    </style:style>
    <style:style style:family="paragraph" style:name="a5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46">
      <style:graphic-properties fo:wrap-option="wrap" fo:padding-top="0.00984in" fo:padding-bottom="0.00984in" fo:padding-left="0.00984in" fo:padding-right="0.00984in" draw:textarea-vertical-align="middle" draw:textarea-horizontal-align="left" draw:fill="none" draw:stroke="solid" svg:stroke-width="0.02008in" svg:stroke-color="#2f528f" svg:stroke-opacity="100%" draw:auto-grow-width="false" draw:auto-grow-height="false"/>
      <style:paragraph-properties style:font-independent-line-spacing="true" style:writing-mode="lr-tb"/>
    </style:style>
    <style:style style:family="paragraph" style:name="a5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5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Bold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5">
      <style:paragraph-properties fo:line-height="100%" style:tab-stop-distance="1in" fo:margin-left="0in" fo:margin-right="0in" fo:text-indent="0in" fo:margin-top="0in" fo:margin-bottom="0.2611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7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7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57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Bold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100%" style:tab-stop-distance="1in" fo:margin-left="0in" fo:margin-right="0in" fo:text-indent="0in" fo:margin-top="0in" fo:margin-bottom="0.2611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79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7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5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5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1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4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text" style:name="a1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5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Bold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9">
      <style:paragraph-properties fo:line-height="100%" style:tab-stop-distance="1in" fo:margin-left="0in" fo:margin-right="0in" fo:text-indent="0in" fo:margin-top="0in" fo:margin-bottom="0.2611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82">
      <style:graphic-properties fo:wrap-option="wrap" fo:padding-top="0.00984in" fo:padding-bottom="0.00984in" fo:padding-left="0.00984in" fo:padding-right="0.00984in" draw:textarea-vertical-align="middle" draw:textarea-horizontal-align="left" draw:fill="none" draw:stroke="solid" svg:stroke-width="0.02008in" svg:stroke-color="#2f528f" svg:stroke-opacity="100%" draw:auto-grow-width="false" draw:auto-grow-height="false"/>
      <style:paragraph-properties style:font-independent-line-spacing="true" style:writing-mode="lr-tb"/>
    </style:style>
    <style:style style:family="paragraph" style:name="a9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85">
      <style:graphic-properties fo:wrap-option="wrap" fo:padding-top="0.00984in" fo:padding-bottom="0.00984in" fo:padding-left="0.00984in" fo:padding-right="0.00984in" draw:textarea-vertical-align="middle" draw:textarea-horizontal-align="left" draw:fill="none" draw:stroke="solid" svg:stroke-width="0.02008in" svg:stroke-color="#2f528f" svg:stroke-opacity="100%" draw:auto-grow-width="false" draw:auto-grow-height="false"/>
      <style:paragraph-properties style:font-independent-line-spacing="true" style:writing-mode="lr-tb"/>
    </style:style>
    <style:style style:family="paragraph" style:name="a90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9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8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8">
      <style:graphic-properties draw:fill="none" draw:stroke="non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5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aragraph" style:name="a56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0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9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3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1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1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0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77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7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Bold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100%" style:tab-stop-distance="1in" fo:margin-left="0in" fo:margin-right="0in" fo:text-indent="0in" fo:margin-top="0in" fo:margin-bottom="0.2611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7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1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4">
      <style:graphic-properties fo:wrap-option="wrap" fo:padding-top="0.00984in" fo:padding-bottom="0.00984in" fo:padding-left="0.00984in" fo:padding-right="0.00984in" draw:textarea-vertical-align="middle" draw:textarea-horizontal-align="left" draw:fill="none" draw:stroke="solid" svg:stroke-width="0.02008in" svg:stroke-color="#2f528f" svg:stroke-opacity="100%" draw:auto-grow-width="false" draw:auto-grow-height="false"/>
      <style:paragraph-properties style:font-independent-line-spacing="true" style:writing-mode="lr-tb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7">
      <style:graphic-properties fo:wrap-option="wrap" fo:padding-top="0.00984in" fo:padding-bottom="0.00984in" fo:padding-left="0.00984in" fo:padding-right="0.00984in" draw:textarea-vertical-align="middle" draw:textarea-horizontal-align="left" draw:fill="none" draw:stroke="solid" svg:stroke-width="0.02008in" svg:stroke-color="#2f528f" svg:stroke-opacity="100%" draw:auto-grow-width="false" draw:auto-grow-height="false"/>
      <style:paragraph-properties style:font-independent-line-spacing="true" style:writing-mode="lr-tb"/>
    </style:style>
    <style:style style:family="text" style:name="a92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2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8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58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85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9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0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3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2">
      <style:paragraph-properties fo:line-height="100%" fo:text-align="center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6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6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4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text" style:name="a76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6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Bold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100%" style:tab-stop-distance="1in" fo:margin-left="0in" fo:margin-right="0in" fo:text-indent="0in" fo:margin-top="0in" fo:margin-bottom="0.2611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99">
      <style:graphic-properties draw:fill="none" draw:stroke="none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5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3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3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67">
      <style:graphic-properties draw:fill="none" draw:stroke="none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9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9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6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8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9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3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text" style:name="a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6">
      <style:graphic-properties fo:wrap-option="wrap" fo:padding-top="0.00984in" fo:padding-bottom="0.00984in" fo:padding-left="0.00984in" fo:padding-right="0.00984in" draw:textarea-vertical-align="middle" draw:textarea-horizontal-align="left" draw:fill="none" draw:stroke="solid" svg:stroke-width="0.02008in" svg:stroke-color="#2f528f" svg:stroke-opacity="100%" draw:auto-grow-width="false" draw:auto-grow-height="false"/>
      <style:paragraph-properties style:font-independent-line-spacing="true" style:writing-mode="lr-tb"/>
    </style:style>
    <style:style style:family="text" style:name="a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9">
      <style:graphic-properties fo:wrap-option="wrap" fo:padding-top="0.00984in" fo:padding-bottom="0.00984in" fo:padding-left="0.00984in" fo:padding-right="0.00984in" draw:textarea-vertical-align="middle" draw:textarea-horizontal-align="left" draw:fill="none" draw:stroke="solid" svg:stroke-width="0.02008in" svg:stroke-color="#2f528f" svg:stroke-opacity="100%" draw:auto-grow-width="false" draw:auto-grow-height="fals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9">
      <style:graphic-properties draw:fill="none" draw:stroke="non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4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Bold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">
      <style:paragraph-properties fo:line-height="100%" fo:text-align="center" style:tab-stop-distance="1in" fo:margin-left="0in" fo:margin-right="0in" fo:text-indent="0in" fo:margin-top="0in" fo:margin-bottom="0.2611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0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9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3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0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7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23">
      <style:graphic-properties draw:fill="none" draw:stroke="none"/>
    </style:style>
    <style:style style:family="text" style:name="a1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5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51">
      <style:graphic-properties draw:fill="none" draw:stroke="none"/>
    </style:style>
    <style:style style:family="text" style:name="a1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3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0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401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0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4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5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4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4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Noto Sans Bold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0">
      <style:paragraph-properties fo:line-height="100%" style:tab-stop-distance="1in" fo:margin-left="0in" fo:margin-right="0in" fo:text-indent="0in" fo:margin-top="0in" fo:margin-bottom="0.2611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2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2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Bold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">
      <style:paragraph-properties fo:line-height="100%" style:tab-stop-distance="1in" fo:margin-left="0in" fo:margin-right="0in" fo:text-indent="0in" fo:margin-top="0in" fo:margin-bottom="0.2611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4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9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text" style:name="a10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7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7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7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text" style:name="a1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2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2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2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5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5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8">
      <style:graphic-properties fo:wrap-option="wrap" fo:padding-top="0.00984in" fo:padding-bottom="0.00984in" fo:padding-left="0.00984in" fo:padding-right="0.00984in" draw:textarea-vertical-align="middle" draw:textarea-horizontal-align="left" draw:fill="none" draw:stroke="solid" svg:stroke-width="0.02008in" svg:stroke-color="#2f528f" svg:stroke-opacity="100%" draw:auto-grow-width="false" draw:auto-grow-height="fals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2">
      <style:graphic-properties fo:wrap-option="wrap" fo:padding-top="0.00984in" fo:padding-bottom="0.00984in" fo:padding-left="0.00984in" fo:padding-right="0.00984in" draw:textarea-vertical-align="middle" draw:textarea-horizontal-align="left" draw:fill="none" draw:stroke="solid" svg:stroke-width="0.02008in" svg:stroke-color="#2f528f" svg:stroke-opacity="100%" draw:auto-grow-width="false" draw:auto-grow-height="false"/>
      <style:paragraph-properties style:font-independent-line-spacing="true" style:writing-mode="lr-tb"/>
    </style:style>
    <style:style style:family="text" style:name="a1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5">
      <style:graphic-properties fo:wrap-option="wrap" fo:padding-top="0.00984in" fo:padding-bottom="0.00984in" fo:padding-left="0.00984in" fo:padding-right="0.00984in" draw:textarea-vertical-align="middle" draw:textarea-horizontal-align="left" draw:fill="none" draw:stroke="solid" svg:stroke-width="0.02008in" svg:stroke-color="#2f528f" svg:stroke-opacity="100%" draw:auto-grow-width="false" draw:auto-grow-height="false"/>
      <style:paragraph-properties style:font-independent-line-spacing="true" style:writing-mode="lr-tb"/>
    </style:style>
    <style:style style:family="text" style:name="a125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080">
      <style:graphic-properties fo:wrap-option="wrap" fo:padding-top="0.00984in" fo:padding-bottom="0.00984in" fo:padding-left="0.00984in" fo:padding-right="0.00984in" draw:textarea-vertical-align="middle" draw:textarea-horizontal-align="left" draw:fill="none" draw:stroke="solid" svg:stroke-width="0.02008in" svg:stroke-color="#2f528f" svg:stroke-opacity="100%" draw:auto-grow-width="false" draw:auto-grow-height="false"/>
      <style:paragraph-properties style:font-independent-line-spacing="true" style:writing-mode="lr-tb"/>
    </style:style>
    <style:style style:family="text" style:name="a10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3">
      <style:graphic-properties fo:wrap-option="wrap" fo:padding-top="0.00984in" fo:padding-bottom="0.00984in" fo:padding-left="0.00984in" fo:padding-right="0.00984in" draw:textarea-vertical-align="middle" draw:textarea-horizontal-align="left" draw:fill="none" draw:stroke="solid" svg:stroke-width="0.02008in" svg:stroke-color="#2f528f" svg:stroke-opacity="100%" draw:auto-grow-width="false" draw:auto-grow-height="false"/>
      <style:paragraph-properties style:font-independent-line-spacing="true" style:writing-mode="lr-tb"/>
    </style:style>
    <style:style style:family="presentation" style:name="a4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0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8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0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5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88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31">
      <style:graphic-properties fo:wrap-option="wrap" fo:padding-top="0.00984in" fo:padding-bottom="0.00984in" fo:padding-left="0.00984in" fo:padding-right="0.00984in" draw:textarea-vertical-align="middle" draw:textarea-horizontal-align="left" draw:fill="none" draw:stroke="solid" svg:stroke-width="0.02008in" svg:stroke-color="#2f528f" svg:stroke-opacity="100%" draw:auto-grow-width="false" draw:auto-grow-height="false"/>
      <style:paragraph-properties style:font-independent-line-spacing="true" style:writing-mode="lr-tb"/>
    </style:style>
    <style:style style:family="paragraph" style:name="a23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3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9">
      <style:graphic-properties draw:fill="none" draw:stroke="none"/>
    </style:style>
    <style:style style:family="text" style:name="a1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0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6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4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9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1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15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9">
      <style:graphic-properties draw:fill="none" draw:stroke="non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4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4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79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2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2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2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9">
      <style:graphic-properties draw:fill="none" draw:stroke="none"/>
    </style:style>
    <style:style style:family="presentation" style:name="a25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1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5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5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3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01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3">
      <style:graphic-properties draw:fill="none" draw:stroke="none"/>
    </style:style>
    <style:style style:family="presentation" style:name="a18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1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6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6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5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465">
      <style:graphic-properties draw:fill="none" draw:stroke="non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67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Bold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9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1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6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6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5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6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0">
      <style:paragraph-properties fo:line-height="100%" style:tab-stop-distance="1in" fo:margin-left="0in" fo:margin-right="0in" fo:text-indent="0in" fo:margin-top="0in" fo:margin-bottom="0.2611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82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822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2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8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2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82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9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82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45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5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55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graphic" style:name="a1658">
      <style:graphic-properties fo:wrap-option="wrap" fo:padding-top="0.00984in" fo:padding-bottom="0.00984in" fo:padding-left="0.00984in" fo:padding-right="0.00984in" draw:textarea-vertical-align="middle" draw:textarea-horizontal-align="left" draw:fill="none" draw:stroke="solid" svg:stroke-width="0.02008in" svg:stroke-color="#2f528f" svg:stroke-opacity="100%" draw:auto-grow-width="false" draw:auto-grow-height="false"/>
      <style:paragraph-properties style:font-independent-line-spacing="true" style:writing-mode="lr-tb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Bold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5">
      <style:paragraph-properties fo:line-height="100%" style:tab-stop-distance="1in" fo:margin-left="0in" fo:margin-right="0in" fo:text-indent="0in" fo:margin-top="0in" fo:margin-bottom="0.2611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8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8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831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63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Bold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100%" style:tab-stop-distance="1in" fo:margin-left="0in" fo:margin-right="0in" fo:text-indent="0in" fo:margin-top="0in" fo:margin-bottom="0.2611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834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63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Bold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100%" style:tab-stop-distance="1in" fo:margin-left="0in" fo:margin-right="0in" fo:text-indent="0in" fo:margin-top="0in" fo:margin-bottom="0.2611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61">
      <style:graphic-properties fo:wrap-option="wrap" fo:padding-top="0.00984in" fo:padding-bottom="0.00984in" fo:padding-left="0.00984in" fo:padding-right="0.00984in" draw:textarea-vertical-align="middle" draw:textarea-horizontal-align="left" draw:fill="none" draw:stroke="solid" svg:stroke-width="0.02008in" svg:stroke-color="#2f528f" svg:stroke-opacity="100%" draw:auto-grow-width="false" draw:auto-grow-height="false"/>
      <style:paragraph-properties style:font-independent-line-spacing="true" style:writing-mode="lr-tb"/>
    </style:style>
    <style:style style:family="paragraph" style:name="a46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6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6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91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9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0">
      <style:graphic-properties draw:fill="none" draw:stroke="non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94">
      <style:graphic-properties fo:wrap-option="wrap" fo:padding-top="0.00984in" fo:padding-bottom="0.00984in" fo:padding-left="0.00984in" fo:padding-right="0.00984in" draw:textarea-vertical-align="middle" draw:textarea-horizontal-align="left" draw:fill="none" draw:stroke="solid" svg:stroke-width="0.02008in" svg:stroke-color="#2f528f" svg:stroke-opacity="100%" draw:auto-grow-width="false" draw:auto-grow-height="false"/>
      <style:paragraph-properties style:font-independent-line-spacing="true" style:writing-mode="lr-tb"/>
    </style:style>
    <style:style style:family="paragraph" style:name="a812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497">
      <style:graphic-properties fo:wrap-option="wrap" fo:padding-top="0.00984in" fo:padding-bottom="0.00984in" fo:padding-left="0.00984in" fo:padding-right="0.00984in" draw:textarea-vertical-align="middle" draw:textarea-horizontal-align="left" draw:fill="none" draw:stroke="solid" svg:stroke-width="0.02008in" svg:stroke-color="#2f528f" svg:stroke-opacity="100%" draw:auto-grow-width="false" draw:auto-grow-height="false"/>
      <style:paragraph-properties style:font-independent-line-spacing="true" style:writing-mode="lr-tb"/>
    </style:style>
    <style:style style:family="paragraph" style:name="a8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8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5">
      <style:graphic-properties draw:fill="none" draw:stroke="none"/>
    </style:style>
    <style:style style:family="text" style:name="a1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7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80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8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3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33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3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8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6">
      <style:graphic-properties draw:fill="none" draw:stroke="non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9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9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6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6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8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8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5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8">
      <style:graphic-properties fo:wrap-option="wrap" fo:padding-top="0.00984in" fo:padding-bottom="0.00984in" fo:padding-left="0.00984in" fo:padding-right="0.00984in" draw:textarea-vertical-align="middle" draw:textarea-horizontal-align="left" draw:fill="none" draw:stroke="solid" svg:stroke-width="0.02008in" svg:stroke-color="#2f528f" svg:stroke-opacity="100%" draw:auto-grow-width="false" draw:auto-grow-height="false"/>
      <style:paragraph-properties style:font-independent-line-spacing="true" style:writing-mode="lr-tb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2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text" style:name="a69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Bold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100%" style:tab-stop-distance="1in" fo:margin-left="0in" fo:margin-right="0in" fo:text-indent="0in" fo:margin-top="0in" fo:margin-bottom="0.2611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1">
      <style:graphic-properties fo:wrap-option="wrap" fo:padding-top="0.00984in" fo:padding-bottom="0.00984in" fo:padding-left="0.00984in" fo:padding-right="0.00984in" draw:textarea-vertical-align="middle" draw:textarea-horizontal-align="left" draw:fill="none" draw:stroke="solid" svg:stroke-width="0.02008in" svg:stroke-color="#2f528f" svg:stroke-opacity="100%" draw:auto-grow-width="false" draw:auto-grow-height="false"/>
      <style:paragraph-properties style:font-independent-line-spacing="true" style:writing-mode="lr-tb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7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1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95">
      <style:graphic-properties draw:fill="none" draw:stroke="none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7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0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0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8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98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22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25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28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4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7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12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9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5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8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4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7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0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7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3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1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0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4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3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0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3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6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42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45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48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7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12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15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18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7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51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0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3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36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1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8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8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84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87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18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1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0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1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3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4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4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6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7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7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49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28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0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3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21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24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02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27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88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05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8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1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4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7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91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56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94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59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97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13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16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0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19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3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6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62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88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65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54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57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22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19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91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94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97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60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03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2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63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06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5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09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79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69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4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1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20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31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0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8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7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83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0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4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38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10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3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0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44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6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78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3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61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5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  <draw:layer draw:name="Master2-bg" draw:protected="true"/>
    </draw:layer-set>
    <style:master-page style:name="Master1-Impress" style:page-layout-name="pageLayout1" draw:style-name="a0">
      <draw:frame draw:id="id0" presentation:style-name="a3" draw:name="Title Placeholder 1" svg:x="0.86614in" svg:y="4.48819in" svg:width="9.37008in" svg:height="1.5748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19" draw:name="Text Placeholder 2" svg:x="0.86614in" svg:y="6.45669in" svg:width="9.37008in" svg:height="1.07441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2" draw:name="Slide Number Placeholder 3" svg:x="7.90394in" svg:y="7.5311in" svg:width="2.56811in" svg:height="0.57008in" presentation:class="page-number" presentation:placeholder="false">
        <draw:text-box>
          <text:p text:style-name="a21" text:class-names="" text:cond-style-name=""><text:span text:style-name="a20" text:class-names=""><text:s text:c="1"/></text:span></text:p>
        </draw:text-box>
        <svg:title/>
        <svg:desc/>
      </draw:frame>
      <draw:custom-shape svg:x="0in" svg:y="4.72441in" svg:width="0.55118in" svg:height="1.1811in" draw:id="id3" draw:style-name="a25" draw:name="Freeform: Shape 4">
        <svg:title/>
        <svg:desc/>
        <text:p text:style-name="a24" text:class-names="" text:cond-style-name=""><text:span text:style-name="a23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presentation:notes style:page-layout-name="pageLayout2" draw:style-name="a71">
        <draw:frame draw:id="id4" presentation:style-name="a28" draw:name="Header Placeholder 1" svg:x="0in" svg:y="0in" svg:width="3.58333in" svg:height="0.58681in" presentation:class="header" presentation:placeholder="false">
          <draw:text-box>
            <text:p text:style-name="a27" text:class-names="" text:cond-style-name=""><text:span text:style-name="a26" text:class-names=""/></text:p>
          </draw:text-box>
          <svg:title/>
          <svg:desc/>
        </draw:frame>
        <draw:frame draw:id="id5" presentation:style-name="a32" draw:name="Date Placeholder 2" svg:x="4.68229in" svg:y="0in" svg:width="3.58333in" svg:height="0.58681in" presentation:class="date-time" presentation:placeholder="false">
          <draw:text-box>
            <text:p text:style-name="a31" text:class-names="" text:cond-style-name=""><text:span text:style-name="a29" text:class-names=""><text:date text:fixed="false" style:data-style-name="a30"/></text:span></text:p>
          </draw:text-box>
          <svg:title/>
          <svg:desc/>
        </draw:frame>
        <draw:page-thumbnail svg:x="1.50347in" svg:y="1.46181in" svg:width="5.26042in" svg:height="3.94618in" presentation:class="page" draw:id="id6" presentation:style-name="a33" draw:name="Slide Image Placeholder 3">
          <svg:title/>
          <svg:desc/>
        </draw:page-thumbnail>
        <draw:frame draw:id="id7" presentation:style-name="a48" draw:name="Notes Placeholder 4" svg:x="0.82639in" svg:y="5.62674in" svg:width="6.61458in" svg:height="4.60417in" presentation:class="notes" presentation:placeholder="false">
          <draw:text-box>
            <text:p text:style-name="a35" text:class-names="" text:cond-style-name=""><text:span text:style-name="a34" text:class-names="">Click to edit Master text styles</text:span></text:p>
            <text:list text:style-name="a38">
              <text:list-item>
                <text:list text:style-name="a38">
                  <text:list-item>
                    <text:p text:style-name="a37" text:class-names="" text:cond-style-name=""><text:span text:style-name="a36" text:class-names="">Second level</text:span></text:p>
                  </text:list-item>
                </text:list>
              </text:list-item>
            </text:list>
            <text:list text:style-name="a41">
              <text:list-item>
                <text:list text:style-name="a41">
                  <text:list-item>
                    <text:list text:style-name="a41">
                      <text:list-item>
                        <text:p text:style-name="a40" text:class-names="" text:cond-style-name=""><text:span text:style-name="a3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4">
              <text:list-item>
                <text:list text:style-name="a44">
                  <text:list-item>
                    <text:list text:style-name="a44">
                      <text:list-item>
                        <text:list text:style-name="a44">
                          <text:list-item>
                            <text:p text:style-name="a43" text:class-names="" text:cond-style-name=""><text:span text:style-name="a4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7">
              <text:list-item>
                <text:list text:style-name="a47">
                  <text:list-item>
                    <text:list text:style-name="a47">
                      <text:list-item>
                        <text:list text:style-name="a47">
                          <text:list-item>
                            <text:list text:style-name="a47">
                              <text:list-item>
                                <text:p text:style-name="a46" text:class-names="" text:cond-style-name=""><text:span text:style-name="a4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page-thumbnail svg:x="1.21063in" svg:y="0.88858in" svg:width="5.84567in" svg:height="4.38425in" presentation:class="page" draw:id="id8" presentation:style-name="a49" draw:name="Slide Image Placeholder 7">
          <svg:title/>
          <svg:desc/>
        </draw:page-thumbnail>
        <draw:frame draw:id="id9" presentation:style-name="a52" draw:name="Notes Placeholder 8" svg:x="0.82677in" svg:y="5.55394in" svg:width="6.61378in" svg:height="5.26142in" presentation:class="notes" presentation:placeholder="false">
          <draw:text-box>
            <text:p text:style-name="a51" text:class-names="" text:cond-style-name=""><text:span text:style-name="a50" text:class-names=""/></text:p>
          </draw:text-box>
          <svg:title/>
          <svg:desc/>
        </draw:frame>
        <draw:frame draw:id="id10" presentation:style-name="a55" draw:name="Header Placeholder 9" svg:x="0in" svg:y="0in" svg:width="3.5878in" svg:height="0.58425in" presentation:class="header" presentation:placeholder="false">
          <draw:text-box>
            <text:p text:style-name="a54" text:class-names="" text:cond-style-name=""><text:span text:style-name="a53" text:class-names=""/></text:p>
          </draw:text-box>
          <svg:title/>
          <svg:desc/>
        </draw:frame>
        <draw:frame draw:id="id11" presentation:style-name="a58" draw:name="Date Placeholder 10" svg:x="4.67953in" svg:y="0in" svg:width="3.5878in" svg:height="0.58425in" presentation:class="date-time" presentation:placeholder="false">
          <draw:text-box>
            <text:p text:style-name="a57" text:class-names="" text:cond-style-name=""><text:span text:style-name="a56" text:class-names=""/></text:p>
          </draw:text-box>
          <svg:title/>
          <svg:desc/>
        </draw:frame>
        <draw:frame draw:id="id12" presentation:style-name="a61" draw:name="Footer Placeholder 11" svg:x="0in" svg:y="11.10827in" svg:width="3.5878in" svg:height="0.58425in" presentation:class="footer" presentation:placeholder="false">
          <draw:text-box>
            <text:p text:style-name="a60" text:class-names="" text:cond-style-name=""><text:span text:style-name="a59" text:class-names=""/></text:p>
          </draw:text-box>
          <svg:title/>
          <svg:desc/>
        </draw:frame>
        <draw:frame draw:id="id13" presentation:style-name="a64" draw:name="Slide Number Placeholder 12" svg:x="4.67953in" svg:y="11.10827in" svg:width="3.5878in" svg:height="0.58425in" presentation:class="page-number" presentation:placeholder="false">
          <draw:text-box>
            <text:p text:style-name="a63" text:class-names="" text:cond-style-name=""><text:span text:style-name="a62" text:class-names=""><text:page-number style:num-format="1" text:fixed="false"/></text:span></text:p>
          </draw:text-box>
          <svg:title/>
          <svg:desc/>
        </draw:frame>
        <draw:frame draw:id="id14" presentation:style-name="a67" draw:name="Footer Placeholder 5" svg:x="0in" svg:y="11.1059in" svg:width="3.58333in" svg:height="0.58681in" presentation:class="footer" presentation:placeholder="false">
          <draw:text-box>
            <text:p text:style-name="a66" text:class-names="" text:cond-style-name=""><text:span text:style-name="a65" text:class-names=""/></text:p>
          </draw:text-box>
          <svg:title/>
          <svg:desc/>
        </draw:frame>
        <draw:frame draw:id="id15" presentation:style-name="a70" draw:name="Slide Number Placeholder 6" svg:x="4.68229in" svg:y="11.1059in" svg:width="3.58333in" svg:height="0.58681in" presentation:class="page-number" presentation:placeholder="false">
          <draw:text-box>
            <text:p text:style-name="a69" text:class-names="" text:cond-style-name=""><text:span text:style-name="a6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72">
      <draw:custom-shape svg:x="0in" svg:y="4.72441in" svg:width="0.55118in" svg:height="1.1811in" draw:id="id16" draw:layer="Master1-bg" draw:style-name="a75" draw:name="Freeform: Shape 4">
        <svg:title/>
        <svg:desc/>
        <text:p text:style-name="a74" text:class-names="" text:cond-style-name=""><text:span text:style-name="a73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7" presentation:style-name="a78" draw:name="Title 1" svg:x="1.37847in" svg:y="1.35243in" svg:width="8.26736in" svg:height="2.87847in" presentation:class="title" presentation:placeholder="false">
        <draw:text-box>
          <text:p text:style-name="a77" text:class-names="" text:cond-style-name=""><text:span text:style-name="a76" text:class-names="">Click to edit Master title style</text:span></text:p>
        </draw:text-box>
        <svg:title/>
        <svg:desc/>
      </draw:frame>
      <draw:frame draw:id="id18" presentation:style-name="a81" draw:name="Subtitle 2" svg:x="1.37847in" svg:y="4.34201in" svg:width="8.26736in" svg:height="1.99653in" presentation:class="subtitle" presentation:placeholder="false">
        <draw:text-box>
          <text:p text:style-name="a80" text:class-names="" text:cond-style-name=""><text:span text:style-name="a79" text:class-names="">Click to edit Master subtitle style</text:span></text:p>
        </draw:text-box>
        <svg:title/>
        <svg:desc/>
      </draw:frame>
      <draw:frame draw:id="id19" presentation:style-name="a84" draw:name="Slide Number Placeholder 3" svg:x="7.90394in" svg:y="7.5311in" svg:width="2.56811in" svg:height="0.57008in" presentation:class="page-number" presentation:placeholder="false">
        <draw:text-box>
          <text:p text:style-name="a83" text:class-names="" text:cond-style-name=""><text:span text:style-name="a82" text:class-names=""><text:s text:c="1"/></text:span></text:p>
        </draw:text-box>
        <svg:title/>
        <svg:desc/>
      </draw:frame>
      <presentation:notes style:page-layout-name="pageLayout2" draw:style-name="a130">
        <draw:frame draw:id="id4" presentation:style-name="a87" draw:name="Header Placeholder 1" svg:x="0in" svg:y="0in" svg:width="3.58333in" svg:height="0.58681in" presentation:class="header" presentation:placeholder="false">
          <draw:text-box>
            <text:p text:style-name="a86" text:class-names="" text:cond-style-name=""><text:span text:style-name="a85" text:class-names=""/></text:p>
          </draw:text-box>
          <svg:title/>
          <svg:desc/>
        </draw:frame>
        <draw:frame draw:id="id5" presentation:style-name="a91" draw:name="Date Placeholder 2" svg:x="4.68229in" svg:y="0in" svg:width="3.58333in" svg:height="0.58681in" presentation:class="date-time" presentation:placeholder="false">
          <draw:text-box>
            <text:p text:style-name="a90" text:class-names="" text:cond-style-name=""><text:span text:style-name="a88" text:class-names=""><text:date text:fixed="false" style:data-style-name="a89"/></text:span></text:p>
          </draw:text-box>
          <svg:title/>
          <svg:desc/>
        </draw:frame>
        <draw:page-thumbnail svg:x="1.50347in" svg:y="1.46181in" svg:width="5.26042in" svg:height="3.94618in" presentation:class="page" draw:id="id6" presentation:style-name="a92" draw:name="Slide Image Placeholder 3">
          <svg:title/>
          <svg:desc/>
        </draw:page-thumbnail>
        <draw:frame draw:id="id7" presentation:style-name="a107" draw:name="Notes Placeholder 4" svg:x="0.82639in" svg:y="5.62674in" svg:width="6.61458in" svg:height="4.60417in" presentation:class="notes" presentation:placeholder="false">
          <draw:text-box>
            <text:p text:style-name="a94" text:class-names="" text:cond-style-name=""><text:span text:style-name="a93" text:class-names="">Click to edit Master text styles</text:span></text:p>
            <text:list text:style-name="a97">
              <text:list-item>
                <text:list text:style-name="a97">
                  <text:list-item>
                    <text:p text:style-name="a96" text:class-names="" text:cond-style-name=""><text:span text:style-name="a95" text:class-names="">Second level</text:span></text:p>
                  </text:list-item>
                </text:list>
              </text:list-item>
            </text:list>
            <text:list text:style-name="a100">
              <text:list-item>
                <text:list text:style-name="a100">
                  <text:list-item>
                    <text:list text:style-name="a100">
                      <text:list-item>
                        <text:p text:style-name="a99" text:class-names="" text:cond-style-name=""><text:span text:style-name="a9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3">
              <text:list-item>
                <text:list text:style-name="a103">
                  <text:list-item>
                    <text:list text:style-name="a103">
                      <text:list-item>
                        <text:list text:style-name="a103">
                          <text:list-item>
                            <text:p text:style-name="a102" text:class-names="" text:cond-style-name=""><text:span text:style-name="a10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6">
              <text:list-item>
                <text:list text:style-name="a106">
                  <text:list-item>
                    <text:list text:style-name="a106">
                      <text:list-item>
                        <text:list text:style-name="a106">
                          <text:list-item>
                            <text:list text:style-name="a106">
                              <text:list-item>
                                <text:p text:style-name="a105" text:class-names="" text:cond-style-name=""><text:span text:style-name="a10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page-thumbnail svg:x="1.21063in" svg:y="0.88858in" svg:width="5.84567in" svg:height="4.38425in" presentation:class="page" draw:id="id8" presentation:style-name="a108" draw:name="Slide Image Placeholder 7">
          <svg:title/>
          <svg:desc/>
        </draw:page-thumbnail>
        <draw:frame draw:id="id9" presentation:style-name="a111" draw:name="Notes Placeholder 8" svg:x="0.82677in" svg:y="5.55394in" svg:width="6.61378in" svg:height="5.26142in" presentation:class="notes" presentation:placeholder="false">
          <draw:text-box>
            <text:p text:style-name="a110" text:class-names="" text:cond-style-name=""><text:span text:style-name="a109" text:class-names=""/></text:p>
          </draw:text-box>
          <svg:title/>
          <svg:desc/>
        </draw:frame>
        <draw:frame draw:id="id10" presentation:style-name="a114" draw:name="Header Placeholder 9" svg:x="0in" svg:y="0in" svg:width="3.5878in" svg:height="0.58425in" presentation:class="header" presentation:placeholder="false">
          <draw:text-box>
            <text:p text:style-name="a113" text:class-names="" text:cond-style-name=""><text:span text:style-name="a112" text:class-names=""/></text:p>
          </draw:text-box>
          <svg:title/>
          <svg:desc/>
        </draw:frame>
        <draw:frame draw:id="id11" presentation:style-name="a117" draw:name="Date Placeholder 10" svg:x="4.67953in" svg:y="0in" svg:width="3.5878in" svg:height="0.58425in" presentation:class="date-time" presentation:placeholder="false">
          <draw:text-box>
            <text:p text:style-name="a116" text:class-names="" text:cond-style-name=""><text:span text:style-name="a115" text:class-names=""/></text:p>
          </draw:text-box>
          <svg:title/>
          <svg:desc/>
        </draw:frame>
        <draw:frame draw:id="id12" presentation:style-name="a120" draw:name="Footer Placeholder 11" svg:x="0in" svg:y="11.10827in" svg:width="3.5878in" svg:height="0.58425in" presentation:class="footer" presentation:placeholder="false">
          <draw:text-box>
            <text:p text:style-name="a119" text:class-names="" text:cond-style-name=""><text:span text:style-name="a118" text:class-names=""/></text:p>
          </draw:text-box>
          <svg:title/>
          <svg:desc/>
        </draw:frame>
        <draw:frame draw:id="id13" presentation:style-name="a123" draw:name="Slide Number Placeholder 12" svg:x="4.67953in" svg:y="11.10827in" svg:width="3.5878in" svg:height="0.58425in" presentation:class="page-number" presentation:placeholder="false">
          <draw:text-box>
            <text:p text:style-name="a122" text:class-names="" text:cond-style-name=""><text:span text:style-name="a121" text:class-names=""><text:page-number style:num-format="1" text:fixed="false"/></text:span></text:p>
          </draw:text-box>
          <svg:title/>
          <svg:desc/>
        </draw:frame>
        <draw:frame draw:id="id14" presentation:style-name="a126" draw:name="Footer Placeholder 5" svg:x="0in" svg:y="11.1059in" svg:width="3.58333in" svg:height="0.58681in" presentation:class="footer" presentation:placeholder="false">
          <draw:text-box>
            <text:p text:style-name="a125" text:class-names="" text:cond-style-name=""><text:span text:style-name="a124" text:class-names=""/></text:p>
          </draw:text-box>
          <svg:title/>
          <svg:desc/>
        </draw:frame>
        <draw:frame draw:id="id15" presentation:style-name="a129" draw:name="Slide Number Placeholder 6" svg:x="4.68229in" svg:y="11.1059in" svg:width="3.58333in" svg:height="0.58681in" presentation:class="page-number" presentation:placeholder="false">
          <draw:text-box>
            <text:p text:style-name="a128" text:class-names="" text:cond-style-name=""><text:span text:style-name="a1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31">
      <draw:custom-shape svg:x="0in" svg:y="4.72441in" svg:width="0.55118in" svg:height="1.1811in" draw:id="id20" draw:layer="Master1-bg" draw:style-name="a134" draw:name="Freeform: Shape 4">
        <svg:title/>
        <svg:desc/>
        <text:p text:style-name="a133" text:class-names="" text:cond-style-name=""><text:span text:style-name="a132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21" presentation:style-name="a137" draw:name="Title 1" svg:x="0.86614in" svg:y="4.48819in" svg:width="9.37008in" svg:height="1.5748in" presentation:class="title" presentation:placeholder="false">
        <draw:text-box>
          <text:p text:style-name="a136" text:class-names="" text:cond-style-name=""><text:span text:style-name="a135" text:class-names="">Click to edit Master title style</text:span></text:p>
        </draw:text-box>
        <svg:title/>
        <svg:desc/>
      </draw:frame>
      <draw:frame draw:id="id22" presentation:style-name="a152" draw:name="Content Placeholder 2" svg:x="0.86614in" svg:y="6.45669in" svg:width="9.37008in" svg:height="1.07441in" presentation:class="object" presentation:placeholder="false">
        <draw:text-box>
          <text:p text:style-name="a139" text:class-names="" text:cond-style-name=""><text:span text:style-name="a138" text:class-names="">Click to edit Master text styles</text:span></text:p>
          <text:list text:style-name="a142">
            <text:list-item>
              <text:list text:style-name="a142">
                <text:list-item>
                  <text:p text:style-name="a141" text:class-names="" text:cond-style-name=""><text:span text:style-name="a140" text:class-names="">Second level</text:span></text:p>
                </text:list-item>
              </text:list>
            </text:list-item>
          </text:list>
          <text:list text:style-name="a145">
            <text:list-item>
              <text:list text:style-name="a145">
                <text:list-item>
                  <text:list text:style-name="a145">
                    <text:list-item>
                      <text:p text:style-name="a144" text:class-names="" text:cond-style-name=""><text:span text:style-name="a143" text:class-names="">Third level</text:span></text:p>
                    </text:list-item>
                  </text:list>
                </text:list-item>
              </text:list>
            </text:list-item>
          </text:list>
          <text:list text:style-name="a148">
            <text:list-item>
              <text:list text:style-name="a148">
                <text:list-item>
                  <text:list text:style-name="a148">
                    <text:list-item>
                      <text:list text:style-name="a148">
                        <text:list-item>
                          <text:p text:style-name="a147" text:class-names="" text:cond-style-name=""><text:span text:style-name="a14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1">
            <text:list-item>
              <text:list text:style-name="a151">
                <text:list-item>
                  <text:list text:style-name="a151">
                    <text:list-item>
                      <text:list text:style-name="a151">
                        <text:list-item>
                          <text:list text:style-name="a151">
                            <text:list-item>
                              <text:p text:style-name="a150" text:class-names="" text:cond-style-name=""><text:span text:style-name="a14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5" draw:name="Slide Number Placeholder 3" svg:x="7.90394in" svg:y="7.5311in" svg:width="2.56811in" svg:height="0.57008in" presentation:class="page-number" presentation:placeholder="false">
        <draw:text-box>
          <text:p text:style-name="a154" text:class-names="" text:cond-style-name=""><text:span text:style-name="a153" text:class-names=""><text:s text:c="1"/></text:span></text:p>
        </draw:text-box>
        <svg:title/>
        <svg:desc/>
      </draw:frame>
      <presentation:notes style:page-layout-name="pageLayout2" draw:style-name="a201">
        <draw:frame draw:id="id4" presentation:style-name="a158" draw:name="Header Placeholder 1" svg:x="0in" svg:y="0in" svg:width="3.58333in" svg:height="0.58681in" presentation:class="header" presentation:placeholder="false">
          <draw:text-box>
            <text:p text:style-name="a157" text:class-names="" text:cond-style-name=""><text:span text:style-name="a156" text:class-names=""/></text:p>
          </draw:text-box>
          <svg:title/>
          <svg:desc/>
        </draw:frame>
        <draw:frame draw:id="id5" presentation:style-name="a162" draw:name="Date Placeholder 2" svg:x="4.68229in" svg:y="0in" svg:width="3.58333in" svg:height="0.58681in" presentation:class="date-time" presentation:placeholder="false">
          <draw:text-box>
            <text:p text:style-name="a161" text:class-names="" text:cond-style-name=""><text:span text:style-name="a159" text:class-names=""><text:date text:fixed="false" style:data-style-name="a160"/></text:span></text:p>
          </draw:text-box>
          <svg:title/>
          <svg:desc/>
        </draw:frame>
        <draw:page-thumbnail svg:x="1.50347in" svg:y="1.46181in" svg:width="5.26042in" svg:height="3.94618in" presentation:class="page" draw:id="id6" presentation:style-name="a163" draw:name="Slide Image Placeholder 3">
          <svg:title/>
          <svg:desc/>
        </draw:page-thumbnail>
        <draw:frame draw:id="id7" presentation:style-name="a178" draw:name="Notes Placeholder 4" svg:x="0.82639in" svg:y="5.62674in" svg:width="6.61458in" svg:height="4.60417in" presentation:class="notes" presentation:placeholder="false">
          <draw:text-box>
            <text:p text:style-name="a165" text:class-names="" text:cond-style-name=""><text:span text:style-name="a164" text:class-names="">Click to edit Master text styles</text:span></text:p>
            <text:list text:style-name="a168">
              <text:list-item>
                <text:list text:style-name="a168">
                  <text:list-item>
                    <text:p text:style-name="a167" text:class-names="" text:cond-style-name=""><text:span text:style-name="a166" text:class-names="">Second level</text:span></text:p>
                  </text:list-item>
                </text:list>
              </text:list-item>
            </text:list>
            <text:list text:style-name="a171">
              <text:list-item>
                <text:list text:style-name="a171">
                  <text:list-item>
                    <text:list text:style-name="a171">
                      <text:list-item>
                        <text:p text:style-name="a170" text:class-names="" text:cond-style-name=""><text:span text:style-name="a16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74">
              <text:list-item>
                <text:list text:style-name="a174">
                  <text:list-item>
                    <text:list text:style-name="a174">
                      <text:list-item>
                        <text:list text:style-name="a174">
                          <text:list-item>
                            <text:p text:style-name="a173" text:class-names="" text:cond-style-name=""><text:span text:style-name="a17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77">
              <text:list-item>
                <text:list text:style-name="a177">
                  <text:list-item>
                    <text:list text:style-name="a177">
                      <text:list-item>
                        <text:list text:style-name="a177">
                          <text:list-item>
                            <text:list text:style-name="a177">
                              <text:list-item>
                                <text:p text:style-name="a176" text:class-names="" text:cond-style-name=""><text:span text:style-name="a17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page-thumbnail svg:x="1.21063in" svg:y="0.88858in" svg:width="5.84567in" svg:height="4.38425in" presentation:class="page" draw:id="id8" presentation:style-name="a179" draw:name="Slide Image Placeholder 7">
          <svg:title/>
          <svg:desc/>
        </draw:page-thumbnail>
        <draw:frame draw:id="id9" presentation:style-name="a182" draw:name="Notes Placeholder 8" svg:x="0.82677in" svg:y="5.55394in" svg:width="6.61378in" svg:height="5.26142in" presentation:class="notes" presentation:placeholder="false">
          <draw:text-box>
            <text:p text:style-name="a181" text:class-names="" text:cond-style-name=""><text:span text:style-name="a180" text:class-names=""/></text:p>
          </draw:text-box>
          <svg:title/>
          <svg:desc/>
        </draw:frame>
        <draw:frame draw:id="id10" presentation:style-name="a185" draw:name="Header Placeholder 9" svg:x="0in" svg:y="0in" svg:width="3.5878in" svg:height="0.58425in" presentation:class="header" presentation:placeholder="false">
          <draw:text-box>
            <text:p text:style-name="a184" text:class-names="" text:cond-style-name=""><text:span text:style-name="a183" text:class-names=""/></text:p>
          </draw:text-box>
          <svg:title/>
          <svg:desc/>
        </draw:frame>
        <draw:frame draw:id="id11" presentation:style-name="a188" draw:name="Date Placeholder 10" svg:x="4.67953in" svg:y="0in" svg:width="3.5878in" svg:height="0.58425in" presentation:class="date-time" presentation:placeholder="false">
          <draw:text-box>
            <text:p text:style-name="a187" text:class-names="" text:cond-style-name=""><text:span text:style-name="a186" text:class-names=""/></text:p>
          </draw:text-box>
          <svg:title/>
          <svg:desc/>
        </draw:frame>
        <draw:frame draw:id="id12" presentation:style-name="a191" draw:name="Footer Placeholder 11" svg:x="0in" svg:y="11.10827in" svg:width="3.5878in" svg:height="0.58425in" presentation:class="footer" presentation:placeholder="false">
          <draw:text-box>
            <text:p text:style-name="a190" text:class-names="" text:cond-style-name=""><text:span text:style-name="a189" text:class-names=""/></text:p>
          </draw:text-box>
          <svg:title/>
          <svg:desc/>
        </draw:frame>
        <draw:frame draw:id="id13" presentation:style-name="a194" draw:name="Slide Number Placeholder 12" svg:x="4.67953in" svg:y="11.10827in" svg:width="3.5878in" svg:height="0.58425in" presentation:class="page-number" presentation:placeholder="false">
          <draw:text-box>
            <text:p text:style-name="a193" text:class-names="" text:cond-style-name=""><text:span text:style-name="a192" text:class-names=""><text:page-number style:num-format="1" text:fixed="false"/></text:span></text:p>
          </draw:text-box>
          <svg:title/>
          <svg:desc/>
        </draw:frame>
        <draw:frame draw:id="id14" presentation:style-name="a197" draw:name="Footer Placeholder 5" svg:x="0in" svg:y="11.1059in" svg:width="3.58333in" svg:height="0.58681in" presentation:class="footer" presentation:placeholder="false">
          <draw:text-box>
            <text:p text:style-name="a196" text:class-names="" text:cond-style-name=""><text:span text:style-name="a195" text:class-names=""/></text:p>
          </draw:text-box>
          <svg:title/>
          <svg:desc/>
        </draw:frame>
        <draw:frame draw:id="id15" presentation:style-name="a200" draw:name="Slide Number Placeholder 6" svg:x="4.68229in" svg:y="11.1059in" svg:width="3.58333in" svg:height="0.58681in" presentation:class="page-number" presentation:placeholder="false">
          <draw:text-box>
            <text:p text:style-name="a199" text:class-names="" text:cond-style-name=""><text:span text:style-name="a19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202">
      <draw:custom-shape svg:x="0in" svg:y="4.72441in" svg:width="0.55118in" svg:height="1.1811in" draw:id="id24" draw:layer="Master1-bg" draw:style-name="a205" draw:name="Freeform: Shape 4">
        <svg:title/>
        <svg:desc/>
        <text:p text:style-name="a204" text:class-names="" text:cond-style-name=""><text:span text:style-name="a203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25" presentation:style-name="a208" draw:name="Title 1" svg:x="0.75174in" svg:y="2.06076in" svg:width="9.50868in" svg:height="3.43924in" presentation:class="title" presentation:placeholder="false">
        <draw:text-box>
          <text:p text:style-name="a207" text:class-names="" text:cond-style-name=""><text:span text:style-name="a206" text:class-names="">Click to edit Master title style</text:span></text:p>
        </draw:text-box>
        <svg:title/>
        <svg:desc/>
      </draw:frame>
      <draw:frame draw:id="id26" presentation:style-name="a212" draw:name="Text Placeholder 2" svg:x="0.75174in" svg:y="5.53299in" svg:width="9.50868in" svg:height="1.80729in" presentation:class="outline" presentation:placeholder="false">
        <draw:text-box>
          <text:list text:style-name="a211">
            <text:list-item>
              <text:p text:style-name="a210" text:class-names="" text:cond-style-name=""><text:span text:style-name="a209" text:class-names="">Click to edit Master text styles</text:span></text:p>
            </text:list-item>
          </text:list>
        </draw:text-box>
        <svg:title/>
        <svg:desc/>
      </draw:frame>
      <draw:frame draw:id="id27" presentation:style-name="a215" draw:name="Slide Number Placeholder 3" svg:x="7.90394in" svg:y="7.5311in" svg:width="2.56811in" svg:height="0.57008in" presentation:class="page-number" presentation:placeholder="false">
        <draw:text-box>
          <text:p text:style-name="a214" text:class-names="" text:cond-style-name=""><text:span text:style-name="a213" text:class-names=""><text:s text:c="1"/></text:span></text:p>
        </draw:text-box>
        <svg:title/>
        <svg:desc/>
      </draw:frame>
      <presentation:notes style:page-layout-name="pageLayout2" draw:style-name="a261">
        <draw:frame draw:id="id4" presentation:style-name="a218" draw:name="Header Placeholder 1" svg:x="0in" svg:y="0in" svg:width="3.58333in" svg:height="0.58681in" presentation:class="header" presentation:placeholder="false">
          <draw:text-box>
            <text:p text:style-name="a217" text:class-names="" text:cond-style-name=""><text:span text:style-name="a216" text:class-names=""/></text:p>
          </draw:text-box>
          <svg:title/>
          <svg:desc/>
        </draw:frame>
        <draw:frame draw:id="id5" presentation:style-name="a222" draw:name="Date Placeholder 2" svg:x="4.68229in" svg:y="0in" svg:width="3.58333in" svg:height="0.58681in" presentation:class="date-time" presentation:placeholder="false">
          <draw:text-box>
            <text:p text:style-name="a221" text:class-names="" text:cond-style-name=""><text:span text:style-name="a219" text:class-names=""><text:date text:fixed="false" style:data-style-name="a220"/></text:span></text:p>
          </draw:text-box>
          <svg:title/>
          <svg:desc/>
        </draw:frame>
        <draw:page-thumbnail svg:x="1.50347in" svg:y="1.46181in" svg:width="5.26042in" svg:height="3.94618in" presentation:class="page" draw:id="id6" presentation:style-name="a223" draw:name="Slide Image Placeholder 3">
          <svg:title/>
          <svg:desc/>
        </draw:page-thumbnail>
        <draw:frame draw:id="id7" presentation:style-name="a238" draw:name="Notes Placeholder 4" svg:x="0.82639in" svg:y="5.62674in" svg:width="6.61458in" svg:height="4.60417in" presentation:class="notes" presentation:placeholder="false">
          <draw:text-box>
            <text:p text:style-name="a225" text:class-names="" text:cond-style-name=""><text:span text:style-name="a224" text:class-names="">Click to edit Master text styles</text:span></text:p>
            <text:list text:style-name="a228">
              <text:list-item>
                <text:list text:style-name="a228">
                  <text:list-item>
                    <text:p text:style-name="a227" text:class-names="" text:cond-style-name=""><text:span text:style-name="a226" text:class-names="">Second level</text:span></text:p>
                  </text:list-item>
                </text:list>
              </text:list-item>
            </text:list>
            <text:list text:style-name="a231">
              <text:list-item>
                <text:list text:style-name="a231">
                  <text:list-item>
                    <text:list text:style-name="a231">
                      <text:list-item>
                        <text:p text:style-name="a230" text:class-names="" text:cond-style-name=""><text:span text:style-name="a22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34">
              <text:list-item>
                <text:list text:style-name="a234">
                  <text:list-item>
                    <text:list text:style-name="a234">
                      <text:list-item>
                        <text:list text:style-name="a234">
                          <text:list-item>
                            <text:p text:style-name="a233" text:class-names="" text:cond-style-name=""><text:span text:style-name="a23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37">
              <text:list-item>
                <text:list text:style-name="a237">
                  <text:list-item>
                    <text:list text:style-name="a237">
                      <text:list-item>
                        <text:list text:style-name="a237">
                          <text:list-item>
                            <text:list text:style-name="a237">
                              <text:list-item>
                                <text:p text:style-name="a236" text:class-names="" text:cond-style-name=""><text:span text:style-name="a23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page-thumbnail svg:x="1.21063in" svg:y="0.88858in" svg:width="5.84567in" svg:height="4.38425in" presentation:class="page" draw:id="id8" presentation:style-name="a239" draw:name="Slide Image Placeholder 7">
          <svg:title/>
          <svg:desc/>
        </draw:page-thumbnail>
        <draw:frame draw:id="id9" presentation:style-name="a242" draw:name="Notes Placeholder 8" svg:x="0.82677in" svg:y="5.55394in" svg:width="6.61378in" svg:height="5.26142in" presentation:class="notes" presentation:placeholder="false">
          <draw:text-box>
            <text:p text:style-name="a241" text:class-names="" text:cond-style-name=""><text:span text:style-name="a240" text:class-names=""/></text:p>
          </draw:text-box>
          <svg:title/>
          <svg:desc/>
        </draw:frame>
        <draw:frame draw:id="id10" presentation:style-name="a245" draw:name="Header Placeholder 9" svg:x="0in" svg:y="0in" svg:width="3.5878in" svg:height="0.58425in" presentation:class="header" presentation:placeholder="false">
          <draw:text-box>
            <text:p text:style-name="a244" text:class-names="" text:cond-style-name=""><text:span text:style-name="a243" text:class-names=""/></text:p>
          </draw:text-box>
          <svg:title/>
          <svg:desc/>
        </draw:frame>
        <draw:frame draw:id="id11" presentation:style-name="a248" draw:name="Date Placeholder 10" svg:x="4.67953in" svg:y="0in" svg:width="3.5878in" svg:height="0.58425in" presentation:class="date-time" presentation:placeholder="false">
          <draw:text-box>
            <text:p text:style-name="a247" text:class-names="" text:cond-style-name=""><text:span text:style-name="a246" text:class-names=""/></text:p>
          </draw:text-box>
          <svg:title/>
          <svg:desc/>
        </draw:frame>
        <draw:frame draw:id="id12" presentation:style-name="a251" draw:name="Footer Placeholder 11" svg:x="0in" svg:y="11.10827in" svg:width="3.5878in" svg:height="0.58425in" presentation:class="footer" presentation:placeholder="false">
          <draw:text-box>
            <text:p text:style-name="a250" text:class-names="" text:cond-style-name=""><text:span text:style-name="a249" text:class-names=""/></text:p>
          </draw:text-box>
          <svg:title/>
          <svg:desc/>
        </draw:frame>
        <draw:frame draw:id="id13" presentation:style-name="a254" draw:name="Slide Number Placeholder 12" svg:x="4.67953in" svg:y="11.10827in" svg:width="3.5878in" svg:height="0.58425in" presentation:class="page-number" presentation:placeholder="false">
          <draw:text-box>
            <text:p text:style-name="a253" text:class-names="" text:cond-style-name=""><text:span text:style-name="a252" text:class-names=""><text:page-number style:num-format="1" text:fixed="false"/></text:span></text:p>
          </draw:text-box>
          <svg:title/>
          <svg:desc/>
        </draw:frame>
        <draw:frame draw:id="id14" presentation:style-name="a257" draw:name="Footer Placeholder 5" svg:x="0in" svg:y="11.1059in" svg:width="3.58333in" svg:height="0.58681in" presentation:class="footer" presentation:placeholder="false">
          <draw:text-box>
            <text:p text:style-name="a256" text:class-names="" text:cond-style-name=""><text:span text:style-name="a255" text:class-names=""/></text:p>
          </draw:text-box>
          <svg:title/>
          <svg:desc/>
        </draw:frame>
        <draw:frame draw:id="id15" presentation:style-name="a260" draw:name="Slide Number Placeholder 6" svg:x="4.68229in" svg:y="11.1059in" svg:width="3.58333in" svg:height="0.58681in" presentation:class="page-number" presentation:placeholder="false">
          <draw:text-box>
            <text:p text:style-name="a259" text:class-names="" text:cond-style-name=""><text:span text:style-name="a25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62">
      <draw:custom-shape svg:x="0in" svg:y="4.72441in" svg:width="0.55118in" svg:height="1.1811in" draw:id="id28" draw:layer="Master1-bg" draw:style-name="a265" draw:name="Freeform: Shape 5">
        <svg:title/>
        <svg:desc/>
        <text:p text:style-name="a264" text:class-names="" text:cond-style-name=""><text:span text:style-name="a263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29" presentation:style-name="a268" draw:name="Title 1" svg:x="0.86614in" svg:y="4.48819in" svg:width="9.37008in" svg:height="1.5748in" presentation:class="title" presentation:placeholder="false">
        <draw:text-box>
          <text:p text:style-name="a267" text:class-names="" text:cond-style-name=""><text:span text:style-name="a266" text:class-names="">Click to edit Master title style</text:span></text:p>
        </draw:text-box>
        <svg:title/>
        <svg:desc/>
      </draw:frame>
      <draw:frame draw:id="id30" presentation:style-name="a283" draw:name="Content Placeholder 2" svg:x="0.86632in" svg:y="6.4566in" svg:width="4.60069in" svg:height="1.07465in" presentation:class="object" presentation:placeholder="false">
        <draw:text-box>
          <text:p text:style-name="a270" text:class-names="" text:cond-style-name=""><text:span text:style-name="a269" text:class-names="">Click to edit Master text styles</text:span></text:p>
          <text:list text:style-name="a273">
            <text:list-item>
              <text:list text:style-name="a273">
                <text:list-item>
                  <text:p text:style-name="a272" text:class-names="" text:cond-style-name=""><text:span text:style-name="a271" text:class-names="">Second level</text:span></text:p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p text:style-name="a275" text:class-names="" text:cond-style-name=""><text:span text:style-name="a274" text:class-names="">Third level</text:span></text:p>
                    </text:list-item>
                  </text:list>
                </text:list-item>
              </text:list>
            </text:list-item>
          </text:list>
          <text:list text:style-name="a279">
            <text:list-item>
              <text:list text:style-name="a279">
                <text:list-item>
                  <text:list text:style-name="a279">
                    <text:list-item>
                      <text:list text:style-name="a279">
                        <text:list-item>
                          <text:p text:style-name="a278" text:class-names="" text:cond-style-name=""><text:span text:style-name="a27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2">
            <text:list-item>
              <text:list text:style-name="a282">
                <text:list-item>
                  <text:list text:style-name="a282">
                    <text:list-item>
                      <text:list text:style-name="a282">
                        <text:list-item>
                          <text:list text:style-name="a282">
                            <text:list-item>
                              <text:p text:style-name="a281" text:class-names="" text:cond-style-name=""><text:span text:style-name="a280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98" draw:name="Content Placeholder 3" svg:x="5.63368in" svg:y="6.4566in" svg:width="4.60243in" svg:height="1.07465in" presentation:class="object" presentation:placeholder="false">
        <draw:text-box>
          <text:p text:style-name="a285" text:class-names="" text:cond-style-name=""><text:span text:style-name="a284" text:class-names="">Click to edit Master text styles</text:span></text:p>
          <text:list text:style-name="a288">
            <text:list-item>
              <text:list text:style-name="a288">
                <text:list-item>
                  <text:p text:style-name="a287" text:class-names="" text:cond-style-name=""><text:span text:style-name="a286" text:class-names="">Second level</text:span></text:p>
                </text:list-item>
              </text:list>
            </text:list-item>
          </text:list>
          <text:list text:style-name="a291">
            <text:list-item>
              <text:list text:style-name="a291">
                <text:list-item>
                  <text:list text:style-name="a291">
                    <text:list-item>
                      <text:p text:style-name="a290" text:class-names="" text:cond-style-name=""><text:span text:style-name="a289" text:class-names="">Third level</text:span></text:p>
                    </text:list-item>
                  </text:list>
                </text:list-item>
              </text:list>
            </text:list-item>
          </text:list>
          <text:list text:style-name="a294">
            <text:list-item>
              <text:list text:style-name="a294">
                <text:list-item>
                  <text:list text:style-name="a294">
                    <text:list-item>
                      <text:list text:style-name="a294">
                        <text:list-item>
                          <text:p text:style-name="a293" text:class-names="" text:cond-style-name=""><text:span text:style-name="a29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7">
            <text:list-item>
              <text:list text:style-name="a297">
                <text:list-item>
                  <text:list text:style-name="a297">
                    <text:list-item>
                      <text:list text:style-name="a297">
                        <text:list-item>
                          <text:list text:style-name="a297">
                            <text:list-item>
                              <text:p text:style-name="a296" text:class-names="" text:cond-style-name=""><text:span text:style-name="a29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2" presentation:style-name="a301" draw:name="Slide Number Placeholder 4" svg:x="7.90394in" svg:y="7.5311in" svg:width="2.56811in" svg:height="0.57008in" presentation:class="page-number" presentation:placeholder="false">
        <draw:text-box>
          <text:p text:style-name="a300" text:class-names="" text:cond-style-name=""><text:span text:style-name="a299" text:class-names=""><text:s text:c="1"/></text:span></text:p>
        </draw:text-box>
        <svg:title/>
        <svg:desc/>
      </draw:frame>
      <presentation:notes style:page-layout-name="pageLayout2" draw:style-name="a347">
        <draw:frame draw:id="id4" presentation:style-name="a304" draw:name="Header Placeholder 1" svg:x="0in" svg:y="0in" svg:width="3.58333in" svg:height="0.58681in" presentation:class="header" presentation:placeholder="false">
          <draw:text-box>
            <text:p text:style-name="a303" text:class-names="" text:cond-style-name=""><text:span text:style-name="a302" text:class-names=""/></text:p>
          </draw:text-box>
          <svg:title/>
          <svg:desc/>
        </draw:frame>
        <draw:frame draw:id="id5" presentation:style-name="a308" draw:name="Date Placeholder 2" svg:x="4.68229in" svg:y="0in" svg:width="3.58333in" svg:height="0.58681in" presentation:class="date-time" presentation:placeholder="false">
          <draw:text-box>
            <text:p text:style-name="a307" text:class-names="" text:cond-style-name=""><text:span text:style-name="a305" text:class-names=""><text:date text:fixed="false" style:data-style-name="a306"/></text:span></text:p>
          </draw:text-box>
          <svg:title/>
          <svg:desc/>
        </draw:frame>
        <draw:page-thumbnail svg:x="1.50347in" svg:y="1.46181in" svg:width="5.26042in" svg:height="3.94618in" presentation:class="page" draw:id="id6" presentation:style-name="a309" draw:name="Slide Image Placeholder 3">
          <svg:title/>
          <svg:desc/>
        </draw:page-thumbnail>
        <draw:frame draw:id="id7" presentation:style-name="a324" draw:name="Notes Placeholder 4" svg:x="0.82639in" svg:y="5.62674in" svg:width="6.61458in" svg:height="4.60417in" presentation:class="notes" presentation:placeholder="false">
          <draw:text-box>
            <text:p text:style-name="a311" text:class-names="" text:cond-style-name=""><text:span text:style-name="a310" text:class-names="">Click to edit Master text styles</text:span></text:p>
            <text:list text:style-name="a314">
              <text:list-item>
                <text:list text:style-name="a314">
                  <text:list-item>
                    <text:p text:style-name="a313" text:class-names="" text:cond-style-name=""><text:span text:style-name="a312" text:class-names="">Second level</text:span></text:p>
                  </text:list-item>
                </text:list>
              </text:list-item>
            </text:list>
            <text:list text:style-name="a317">
              <text:list-item>
                <text:list text:style-name="a317">
                  <text:list-item>
                    <text:list text:style-name="a317">
                      <text:list-item>
                        <text:p text:style-name="a316" text:class-names="" text:cond-style-name=""><text:span text:style-name="a31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20">
              <text:list-item>
                <text:list text:style-name="a320">
                  <text:list-item>
                    <text:list text:style-name="a320">
                      <text:list-item>
                        <text:list text:style-name="a320">
                          <text:list-item>
                            <text:p text:style-name="a319" text:class-names="" text:cond-style-name=""><text:span text:style-name="a31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23">
              <text:list-item>
                <text:list text:style-name="a323">
                  <text:list-item>
                    <text:list text:style-name="a323">
                      <text:list-item>
                        <text:list text:style-name="a323">
                          <text:list-item>
                            <text:list text:style-name="a323">
                              <text:list-item>
                                <text:p text:style-name="a322" text:class-names="" text:cond-style-name=""><text:span text:style-name="a321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page-thumbnail svg:x="1.21063in" svg:y="0.88858in" svg:width="5.84567in" svg:height="4.38425in" presentation:class="page" draw:id="id8" presentation:style-name="a325" draw:name="Slide Image Placeholder 7">
          <svg:title/>
          <svg:desc/>
        </draw:page-thumbnail>
        <draw:frame draw:id="id9" presentation:style-name="a328" draw:name="Notes Placeholder 8" svg:x="0.82677in" svg:y="5.55394in" svg:width="6.61378in" svg:height="5.26142in" presentation:class="notes" presentation:placeholder="false">
          <draw:text-box>
            <text:p text:style-name="a327" text:class-names="" text:cond-style-name=""><text:span text:style-name="a326" text:class-names=""/></text:p>
          </draw:text-box>
          <svg:title/>
          <svg:desc/>
        </draw:frame>
        <draw:frame draw:id="id10" presentation:style-name="a331" draw:name="Header Placeholder 9" svg:x="0in" svg:y="0in" svg:width="3.5878in" svg:height="0.58425in" presentation:class="header" presentation:placeholder="false">
          <draw:text-box>
            <text:p text:style-name="a330" text:class-names="" text:cond-style-name=""><text:span text:style-name="a329" text:class-names=""/></text:p>
          </draw:text-box>
          <svg:title/>
          <svg:desc/>
        </draw:frame>
        <draw:frame draw:id="id11" presentation:style-name="a334" draw:name="Date Placeholder 10" svg:x="4.67953in" svg:y="0in" svg:width="3.5878in" svg:height="0.58425in" presentation:class="date-time" presentation:placeholder="false">
          <draw:text-box>
            <text:p text:style-name="a333" text:class-names="" text:cond-style-name=""><text:span text:style-name="a332" text:class-names=""/></text:p>
          </draw:text-box>
          <svg:title/>
          <svg:desc/>
        </draw:frame>
        <draw:frame draw:id="id12" presentation:style-name="a337" draw:name="Footer Placeholder 11" svg:x="0in" svg:y="11.10827in" svg:width="3.5878in" svg:height="0.58425in" presentation:class="footer" presentation:placeholder="false">
          <draw:text-box>
            <text:p text:style-name="a336" text:class-names="" text:cond-style-name=""><text:span text:style-name="a335" text:class-names=""/></text:p>
          </draw:text-box>
          <svg:title/>
          <svg:desc/>
        </draw:frame>
        <draw:frame draw:id="id13" presentation:style-name="a340" draw:name="Slide Number Placeholder 12" svg:x="4.67953in" svg:y="11.10827in" svg:width="3.5878in" svg:height="0.58425in" presentation:class="page-number" presentation:placeholder="false">
          <draw:text-box>
            <text:p text:style-name="a339" text:class-names="" text:cond-style-name=""><text:span text:style-name="a338" text:class-names=""><text:page-number style:num-format="1" text:fixed="false"/></text:span></text:p>
          </draw:text-box>
          <svg:title/>
          <svg:desc/>
        </draw:frame>
        <draw:frame draw:id="id14" presentation:style-name="a343" draw:name="Footer Placeholder 5" svg:x="0in" svg:y="11.1059in" svg:width="3.58333in" svg:height="0.58681in" presentation:class="footer" presentation:placeholder="false">
          <draw:text-box>
            <text:p text:style-name="a342" text:class-names="" text:cond-style-name=""><text:span text:style-name="a341" text:class-names=""/></text:p>
          </draw:text-box>
          <svg:title/>
          <svg:desc/>
        </draw:frame>
        <draw:frame draw:id="id15" presentation:style-name="a346" draw:name="Slide Number Placeholder 6" svg:x="4.68229in" svg:y="11.1059in" svg:width="3.58333in" svg:height="0.58681in" presentation:class="page-number" presentation:placeholder="false">
          <draw:text-box>
            <text:p text:style-name="a345" text:class-names="" text:cond-style-name=""><text:span text:style-name="a34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348">
      <draw:custom-shape svg:x="0in" svg:y="4.72441in" svg:width="0.55118in" svg:height="1.1811in" draw:id="id33" draw:layer="Master1-bg" draw:style-name="a351" draw:name="Freeform: Shape 7">
        <svg:title/>
        <svg:desc/>
        <text:p text:style-name="a350" text:class-names="" text:cond-style-name=""><text:span text:style-name="a349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34" presentation:style-name="a354" draw:name="Title 1" svg:x="0.75868in" svg:y="0.44097in" svg:width="9.50868in" svg:height="1.59722in" presentation:class="title" presentation:placeholder="false">
        <draw:text-box>
          <text:p text:style-name="a353" text:class-names="" text:cond-style-name=""><text:span text:style-name="a352" text:class-names="">Click to edit Master title style</text:span></text:p>
        </draw:text-box>
        <svg:title/>
        <svg:desc/>
      </draw:frame>
      <draw:frame draw:id="id35" presentation:style-name="a358" draw:name="Text Placeholder 2" svg:x="0.75868in" svg:y="2.02604in" svg:width="4.66493in" svg:height="0.99306in" presentation:class="outline" presentation:placeholder="false">
        <draw:text-box>
          <text:list text:style-name="a357">
            <text:list-item>
              <text:p text:style-name="a356" text:class-names="" text:cond-style-name=""><text:span text:style-name="a355" text:class-names="">Click to edit Master text styles</text:span></text:p>
            </text:list-item>
          </text:list>
        </draw:text-box>
        <svg:title/>
        <svg:desc/>
      </draw:frame>
      <draw:frame draw:id="id36" presentation:style-name="a373" draw:name="Content Placeholder 3" svg:x="0.75868in" svg:y="3.0191in" svg:width="4.66493in" svg:height="4.44271in" presentation:class="object" presentation:placeholder="false">
        <draw:text-box>
          <text:p text:style-name="a360" text:class-names="" text:cond-style-name=""><text:span text:style-name="a359" text:class-names="">Click to edit Master text styles</text:span></text:p>
          <text:list text:style-name="a363">
            <text:list-item>
              <text:list text:style-name="a363">
                <text:list-item>
                  <text:p text:style-name="a362" text:class-names="" text:cond-style-name=""><text:span text:style-name="a361" text:class-names="">Second level</text:span></text:p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p text:style-name="a365" text:class-names="" text:cond-style-name=""><text:span text:style-name="a364" text:class-names="">Third level</text:span></text:p>
                    </text:list-item>
                  </text:list>
                </text:list-item>
              </text:list>
            </text:list-item>
          </text:list>
          <text:list text:style-name="a369">
            <text:list-item>
              <text:list text:style-name="a369">
                <text:list-item>
                  <text:list text:style-name="a369">
                    <text:list-item>
                      <text:list text:style-name="a369">
                        <text:list-item>
                          <text:p text:style-name="a368" text:class-names="" text:cond-style-name=""><text:span text:style-name="a36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2">
            <text:list-item>
              <text:list text:style-name="a372">
                <text:list-item>
                  <text:list text:style-name="a372">
                    <text:list-item>
                      <text:list text:style-name="a372">
                        <text:list-item>
                          <text:list text:style-name="a372">
                            <text:list-item>
                              <text:p text:style-name="a371" text:class-names="" text:cond-style-name=""><text:span text:style-name="a370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377" draw:name="Text Placeholder 4" svg:x="5.5816in" svg:y="2.02604in" svg:width="4.68576in" svg:height="0.99306in" presentation:class="outline" presentation:placeholder="false">
        <draw:text-box>
          <text:list text:style-name="a376">
            <text:list-item>
              <text:p text:style-name="a375" text:class-names="" text:cond-style-name=""><text:span text:style-name="a374" text:class-names="">Click to edit Master text styles</text:span></text:p>
            </text:list-item>
          </text:list>
        </draw:text-box>
        <svg:title/>
        <svg:desc/>
      </draw:frame>
      <draw:frame draw:id="id38" presentation:style-name="a392" draw:name="Content Placeholder 5" svg:x="5.5816in" svg:y="3.0191in" svg:width="4.68576in" svg:height="4.44271in" presentation:class="object" presentation:placeholder="false">
        <draw:text-box>
          <text:p text:style-name="a379" text:class-names="" text:cond-style-name=""><text:span text:style-name="a378" text:class-names="">Click to edit Master text styles</text:span></text:p>
          <text:list text:style-name="a382">
            <text:list-item>
              <text:list text:style-name="a382">
                <text:list-item>
                  <text:p text:style-name="a381" text:class-names="" text:cond-style-name=""><text:span text:style-name="a380" text:class-names="">Second level</text:span></text:p>
                </text:list-item>
              </text:list>
            </text:list-item>
          </text:list>
          <text:list text:style-name="a385">
            <text:list-item>
              <text:list text:style-name="a385">
                <text:list-item>
                  <text:list text:style-name="a385">
                    <text:list-item>
                      <text:p text:style-name="a384" text:class-names="" text:cond-style-name=""><text:span text:style-name="a383" text:class-names="">Third level</text:span></text:p>
                    </text:list-item>
                  </text:list>
                </text:list-item>
              </text:list>
            </text:list-item>
          </text:list>
          <text:list text:style-name="a388">
            <text:list-item>
              <text:list text:style-name="a388">
                <text:list-item>
                  <text:list text:style-name="a388">
                    <text:list-item>
                      <text:list text:style-name="a388">
                        <text:list-item>
                          <text:p text:style-name="a387" text:class-names="" text:cond-style-name=""><text:span text:style-name="a3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91">
            <text:list-item>
              <text:list text:style-name="a391">
                <text:list-item>
                  <text:list text:style-name="a391">
                    <text:list-item>
                      <text:list text:style-name="a391">
                        <text:list-item>
                          <text:list text:style-name="a391">
                            <text:list-item>
                              <text:p text:style-name="a390" text:class-names="" text:cond-style-name=""><text:span text:style-name="a38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9" presentation:style-name="a395" draw:name="Slide Number Placeholder 6" svg:x="7.90394in" svg:y="7.5311in" svg:width="2.56811in" svg:height="0.57008in" presentation:class="page-number" presentation:placeholder="false">
        <draw:text-box>
          <text:p text:style-name="a394" text:class-names="" text:cond-style-name=""><text:span text:style-name="a393" text:class-names=""><text:s text:c="1"/></text:span></text:p>
        </draw:text-box>
        <svg:title/>
        <svg:desc/>
      </draw:frame>
      <presentation:notes style:page-layout-name="pageLayout2" draw:style-name="a441">
        <draw:frame draw:id="id4" presentation:style-name="a398" draw:name="Header Placeholder 1" svg:x="0in" svg:y="0in" svg:width="3.58333in" svg:height="0.58681in" presentation:class="header" presentation:placeholder="false">
          <draw:text-box>
            <text:p text:style-name="a397" text:class-names="" text:cond-style-name=""><text:span text:style-name="a396" text:class-names=""/></text:p>
          </draw:text-box>
          <svg:title/>
          <svg:desc/>
        </draw:frame>
        <draw:frame draw:id="id5" presentation:style-name="a402" draw:name="Date Placeholder 2" svg:x="4.68229in" svg:y="0in" svg:width="3.58333in" svg:height="0.58681in" presentation:class="date-time" presentation:placeholder="false">
          <draw:text-box>
            <text:p text:style-name="a401" text:class-names="" text:cond-style-name=""><text:span text:style-name="a399" text:class-names=""><text:date text:fixed="false" style:data-style-name="a400"/></text:span></text:p>
          </draw:text-box>
          <svg:title/>
          <svg:desc/>
        </draw:frame>
        <draw:page-thumbnail svg:x="1.50347in" svg:y="1.46181in" svg:width="5.26042in" svg:height="3.94618in" presentation:class="page" draw:id="id6" presentation:style-name="a403" draw:name="Slide Image Placeholder 3">
          <svg:title/>
          <svg:desc/>
        </draw:page-thumbnail>
        <draw:frame draw:id="id7" presentation:style-name="a418" draw:name="Notes Placeholder 4" svg:x="0.82639in" svg:y="5.62674in" svg:width="6.61458in" svg:height="4.60417in" presentation:class="notes" presentation:placeholder="false">
          <draw:text-box>
            <text:p text:style-name="a405" text:class-names="" text:cond-style-name=""><text:span text:style-name="a404" text:class-names="">Click to edit Master text styles</text:span></text:p>
            <text:list text:style-name="a408">
              <text:list-item>
                <text:list text:style-name="a408">
                  <text:list-item>
                    <text:p text:style-name="a407" text:class-names="" text:cond-style-name=""><text:span text:style-name="a406" text:class-names="">Second level</text:span></text:p>
                  </text:list-item>
                </text:list>
              </text:list-item>
            </text:list>
            <text:list text:style-name="a411">
              <text:list-item>
                <text:list text:style-name="a411">
                  <text:list-item>
                    <text:list text:style-name="a411">
                      <text:list-item>
                        <text:p text:style-name="a410" text:class-names="" text:cond-style-name=""><text:span text:style-name="a40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14">
              <text:list-item>
                <text:list text:style-name="a414">
                  <text:list-item>
                    <text:list text:style-name="a414">
                      <text:list-item>
                        <text:list text:style-name="a414">
                          <text:list-item>
                            <text:p text:style-name="a413" text:class-names="" text:cond-style-name=""><text:span text:style-name="a41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17">
              <text:list-item>
                <text:list text:style-name="a417">
                  <text:list-item>
                    <text:list text:style-name="a417">
                      <text:list-item>
                        <text:list text:style-name="a417">
                          <text:list-item>
                            <text:list text:style-name="a417">
                              <text:list-item>
                                <text:p text:style-name="a416" text:class-names="" text:cond-style-name=""><text:span text:style-name="a41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page-thumbnail svg:x="1.21063in" svg:y="0.88858in" svg:width="5.84567in" svg:height="4.38425in" presentation:class="page" draw:id="id8" presentation:style-name="a419" draw:name="Slide Image Placeholder 7">
          <svg:title/>
          <svg:desc/>
        </draw:page-thumbnail>
        <draw:frame draw:id="id9" presentation:style-name="a422" draw:name="Notes Placeholder 8" svg:x="0.82677in" svg:y="5.55394in" svg:width="6.61378in" svg:height="5.26142in" presentation:class="notes" presentation:placeholder="false">
          <draw:text-box>
            <text:p text:style-name="a421" text:class-names="" text:cond-style-name=""><text:span text:style-name="a420" text:class-names=""/></text:p>
          </draw:text-box>
          <svg:title/>
          <svg:desc/>
        </draw:frame>
        <draw:frame draw:id="id10" presentation:style-name="a425" draw:name="Header Placeholder 9" svg:x="0in" svg:y="0in" svg:width="3.5878in" svg:height="0.58425in" presentation:class="header" presentation:placeholder="false">
          <draw:text-box>
            <text:p text:style-name="a424" text:class-names="" text:cond-style-name=""><text:span text:style-name="a423" text:class-names=""/></text:p>
          </draw:text-box>
          <svg:title/>
          <svg:desc/>
        </draw:frame>
        <draw:frame draw:id="id11" presentation:style-name="a428" draw:name="Date Placeholder 10" svg:x="4.67953in" svg:y="0in" svg:width="3.5878in" svg:height="0.58425in" presentation:class="date-time" presentation:placeholder="false">
          <draw:text-box>
            <text:p text:style-name="a427" text:class-names="" text:cond-style-name=""><text:span text:style-name="a426" text:class-names=""/></text:p>
          </draw:text-box>
          <svg:title/>
          <svg:desc/>
        </draw:frame>
        <draw:frame draw:id="id12" presentation:style-name="a431" draw:name="Footer Placeholder 11" svg:x="0in" svg:y="11.10827in" svg:width="3.5878in" svg:height="0.58425in" presentation:class="footer" presentation:placeholder="false">
          <draw:text-box>
            <text:p text:style-name="a430" text:class-names="" text:cond-style-name=""><text:span text:style-name="a429" text:class-names=""/></text:p>
          </draw:text-box>
          <svg:title/>
          <svg:desc/>
        </draw:frame>
        <draw:frame draw:id="id13" presentation:style-name="a434" draw:name="Slide Number Placeholder 12" svg:x="4.67953in" svg:y="11.10827in" svg:width="3.5878in" svg:height="0.58425in" presentation:class="page-number" presentation:placeholder="false">
          <draw:text-box>
            <text:p text:style-name="a433" text:class-names="" text:cond-style-name=""><text:span text:style-name="a432" text:class-names=""><text:page-number style:num-format="1" text:fixed="false"/></text:span></text:p>
          </draw:text-box>
          <svg:title/>
          <svg:desc/>
        </draw:frame>
        <draw:frame draw:id="id14" presentation:style-name="a437" draw:name="Footer Placeholder 5" svg:x="0in" svg:y="11.1059in" svg:width="3.58333in" svg:height="0.58681in" presentation:class="footer" presentation:placeholder="false">
          <draw:text-box>
            <text:p text:style-name="a436" text:class-names="" text:cond-style-name=""><text:span text:style-name="a435" text:class-names=""/></text:p>
          </draw:text-box>
          <svg:title/>
          <svg:desc/>
        </draw:frame>
        <draw:frame draw:id="id15" presentation:style-name="a440" draw:name="Slide Number Placeholder 6" svg:x="4.68229in" svg:y="11.1059in" svg:width="3.58333in" svg:height="0.58681in" presentation:class="page-number" presentation:placeholder="false">
          <draw:text-box>
            <text:p text:style-name="a439" text:class-names="" text:cond-style-name=""><text:span text:style-name="a43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442">
      <draw:custom-shape svg:x="0in" svg:y="4.72441in" svg:width="0.55118in" svg:height="1.1811in" draw:id="id40" draw:layer="Master1-bg" draw:style-name="a445" draw:name="Freeform: Shape 3">
        <svg:title/>
        <svg:desc/>
        <text:p text:style-name="a444" text:class-names="" text:cond-style-name=""><text:span text:style-name="a443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41" presentation:style-name="a448" draw:name="Title 1" svg:x="0.86614in" svg:y="4.48819in" svg:width="9.37008in" svg:height="1.5748in" presentation:class="title" presentation:placeholder="false">
        <draw:text-box>
          <text:p text:style-name="a447" text:class-names="" text:cond-style-name=""><text:span text:style-name="a446" text:class-names="">Click to edit Master title style</text:span></text:p>
        </draw:text-box>
        <svg:title/>
        <svg:desc/>
      </draw:frame>
      <draw:frame draw:id="id42" presentation:style-name="a451" draw:name="Slide Number Placeholder 2" svg:x="7.90394in" svg:y="7.5311in" svg:width="2.56811in" svg:height="0.57008in" presentation:class="page-number" presentation:placeholder="false">
        <draw:text-box>
          <text:p text:style-name="a450" text:class-names="" text:cond-style-name=""><text:span text:style-name="a449" text:class-names=""><text:s text:c="1"/></text:span></text:p>
        </draw:text-box>
        <svg:title/>
        <svg:desc/>
      </draw:frame>
      <presentation:notes style:page-layout-name="pageLayout2" draw:style-name="a497">
        <draw:frame draw:id="id4" presentation:style-name="a454" draw:name="Header Placeholder 1" svg:x="0in" svg:y="0in" svg:width="3.58333in" svg:height="0.58681in" presentation:class="header" presentation:placeholder="false">
          <draw:text-box>
            <text:p text:style-name="a453" text:class-names="" text:cond-style-name=""><text:span text:style-name="a452" text:class-names=""/></text:p>
          </draw:text-box>
          <svg:title/>
          <svg:desc/>
        </draw:frame>
        <draw:frame draw:id="id5" presentation:style-name="a458" draw:name="Date Placeholder 2" svg:x="4.68229in" svg:y="0in" svg:width="3.58333in" svg:height="0.58681in" presentation:class="date-time" presentation:placeholder="false">
          <draw:text-box>
            <text:p text:style-name="a457" text:class-names="" text:cond-style-name=""><text:span text:style-name="a455" text:class-names=""><text:date text:fixed="false" style:data-style-name="a456"/></text:span></text:p>
          </draw:text-box>
          <svg:title/>
          <svg:desc/>
        </draw:frame>
        <draw:page-thumbnail svg:x="1.50347in" svg:y="1.46181in" svg:width="5.26042in" svg:height="3.94618in" presentation:class="page" draw:id="id6" presentation:style-name="a459" draw:name="Slide Image Placeholder 3">
          <svg:title/>
          <svg:desc/>
        </draw:page-thumbnail>
        <draw:frame draw:id="id7" presentation:style-name="a474" draw:name="Notes Placeholder 4" svg:x="0.82639in" svg:y="5.62674in" svg:width="6.61458in" svg:height="4.60417in" presentation:class="notes" presentation:placeholder="false">
          <draw:text-box>
            <text:p text:style-name="a461" text:class-names="" text:cond-style-name=""><text:span text:style-name="a460" text:class-names="">Click to edit Master text styles</text:span></text:p>
            <text:list text:style-name="a464">
              <text:list-item>
                <text:list text:style-name="a464">
                  <text:list-item>
                    <text:p text:style-name="a463" text:class-names="" text:cond-style-name=""><text:span text:style-name="a462" text:class-names="">Second level</text:span></text:p>
                  </text:list-item>
                </text:list>
              </text:list-item>
            </text:list>
            <text:list text:style-name="a467">
              <text:list-item>
                <text:list text:style-name="a467">
                  <text:list-item>
                    <text:list text:style-name="a467">
                      <text:list-item>
                        <text:p text:style-name="a466" text:class-names="" text:cond-style-name=""><text:span text:style-name="a46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70">
              <text:list-item>
                <text:list text:style-name="a470">
                  <text:list-item>
                    <text:list text:style-name="a470">
                      <text:list-item>
                        <text:list text:style-name="a470">
                          <text:list-item>
                            <text:p text:style-name="a469" text:class-names="" text:cond-style-name=""><text:span text:style-name="a46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73">
              <text:list-item>
                <text:list text:style-name="a473">
                  <text:list-item>
                    <text:list text:style-name="a473">
                      <text:list-item>
                        <text:list text:style-name="a473">
                          <text:list-item>
                            <text:list text:style-name="a473">
                              <text:list-item>
                                <text:p text:style-name="a472" text:class-names="" text:cond-style-name=""><text:span text:style-name="a471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page-thumbnail svg:x="1.21063in" svg:y="0.88858in" svg:width="5.84567in" svg:height="4.38425in" presentation:class="page" draw:id="id8" presentation:style-name="a475" draw:name="Slide Image Placeholder 7">
          <svg:title/>
          <svg:desc/>
        </draw:page-thumbnail>
        <draw:frame draw:id="id9" presentation:style-name="a478" draw:name="Notes Placeholder 8" svg:x="0.82677in" svg:y="5.55394in" svg:width="6.61378in" svg:height="5.26142in" presentation:class="notes" presentation:placeholder="false">
          <draw:text-box>
            <text:p text:style-name="a477" text:class-names="" text:cond-style-name=""><text:span text:style-name="a476" text:class-names=""/></text:p>
          </draw:text-box>
          <svg:title/>
          <svg:desc/>
        </draw:frame>
        <draw:frame draw:id="id10" presentation:style-name="a481" draw:name="Header Placeholder 9" svg:x="0in" svg:y="0in" svg:width="3.5878in" svg:height="0.58425in" presentation:class="header" presentation:placeholder="false">
          <draw:text-box>
            <text:p text:style-name="a480" text:class-names="" text:cond-style-name=""><text:span text:style-name="a479" text:class-names=""/></text:p>
          </draw:text-box>
          <svg:title/>
          <svg:desc/>
        </draw:frame>
        <draw:frame draw:id="id11" presentation:style-name="a484" draw:name="Date Placeholder 10" svg:x="4.67953in" svg:y="0in" svg:width="3.5878in" svg:height="0.58425in" presentation:class="date-time" presentation:placeholder="false">
          <draw:text-box>
            <text:p text:style-name="a483" text:class-names="" text:cond-style-name=""><text:span text:style-name="a482" text:class-names=""/></text:p>
          </draw:text-box>
          <svg:title/>
          <svg:desc/>
        </draw:frame>
        <draw:frame draw:id="id12" presentation:style-name="a487" draw:name="Footer Placeholder 11" svg:x="0in" svg:y="11.10827in" svg:width="3.5878in" svg:height="0.58425in" presentation:class="footer" presentation:placeholder="false">
          <draw:text-box>
            <text:p text:style-name="a486" text:class-names="" text:cond-style-name=""><text:span text:style-name="a485" text:class-names=""/></text:p>
          </draw:text-box>
          <svg:title/>
          <svg:desc/>
        </draw:frame>
        <draw:frame draw:id="id13" presentation:style-name="a490" draw:name="Slide Number Placeholder 12" svg:x="4.67953in" svg:y="11.10827in" svg:width="3.5878in" svg:height="0.58425in" presentation:class="page-number" presentation:placeholder="false">
          <draw:text-box>
            <text:p text:style-name="a489" text:class-names="" text:cond-style-name=""><text:span text:style-name="a488" text:class-names=""><text:page-number style:num-format="1" text:fixed="false"/></text:span></text:p>
          </draw:text-box>
          <svg:title/>
          <svg:desc/>
        </draw:frame>
        <draw:frame draw:id="id14" presentation:style-name="a493" draw:name="Footer Placeholder 5" svg:x="0in" svg:y="11.1059in" svg:width="3.58333in" svg:height="0.58681in" presentation:class="footer" presentation:placeholder="false">
          <draw:text-box>
            <text:p text:style-name="a492" text:class-names="" text:cond-style-name=""><text:span text:style-name="a491" text:class-names=""/></text:p>
          </draw:text-box>
          <svg:title/>
          <svg:desc/>
        </draw:frame>
        <draw:frame draw:id="id15" presentation:style-name="a496" draw:name="Slide Number Placeholder 6" svg:x="4.68229in" svg:y="11.1059in" svg:width="3.58333in" svg:height="0.58681in" presentation:class="page-number" presentation:placeholder="false">
          <draw:text-box>
            <text:p text:style-name="a495" text:class-names="" text:cond-style-name=""><text:span text:style-name="a49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498">
      <draw:custom-shape svg:x="0in" svg:y="4.72441in" svg:width="0.55118in" svg:height="1.1811in" draw:id="id43" draw:layer="Master1-bg" draw:style-name="a501" draw:name="Freeform: Shape 2">
        <svg:title/>
        <svg:desc/>
        <text:p text:style-name="a500" text:class-names="" text:cond-style-name=""><text:span text:style-name="a499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44" presentation:style-name="a504" draw:name="Slide Number Placeholder 1" svg:x="7.90394in" svg:y="7.5311in" svg:width="2.56811in" svg:height="0.57008in" presentation:class="page-number" presentation:placeholder="false">
        <draw:text-box>
          <text:p text:style-name="a503" text:class-names="" text:cond-style-name=""><text:span text:style-name="a502" text:class-names=""><text:s text:c="1"/></text:span></text:p>
        </draw:text-box>
        <svg:title/>
        <svg:desc/>
      </draw:frame>
      <presentation:notes style:page-layout-name="pageLayout2" draw:style-name="a550">
        <draw:frame draw:id="id4" presentation:style-name="a507" draw:name="Header Placeholder 1" svg:x="0in" svg:y="0in" svg:width="3.58333in" svg:height="0.58681in" presentation:class="header" presentation:placeholder="false">
          <draw:text-box>
            <text:p text:style-name="a506" text:class-names="" text:cond-style-name=""><text:span text:style-name="a505" text:class-names=""/></text:p>
          </draw:text-box>
          <svg:title/>
          <svg:desc/>
        </draw:frame>
        <draw:frame draw:id="id5" presentation:style-name="a511" draw:name="Date Placeholder 2" svg:x="4.68229in" svg:y="0in" svg:width="3.58333in" svg:height="0.58681in" presentation:class="date-time" presentation:placeholder="false">
          <draw:text-box>
            <text:p text:style-name="a510" text:class-names="" text:cond-style-name=""><text:span text:style-name="a508" text:class-names=""><text:date text:fixed="false" style:data-style-name="a509"/></text:span></text:p>
          </draw:text-box>
          <svg:title/>
          <svg:desc/>
        </draw:frame>
        <draw:page-thumbnail svg:x="1.50347in" svg:y="1.46181in" svg:width="5.26042in" svg:height="3.94618in" presentation:class="page" draw:id="id6" presentation:style-name="a512" draw:name="Slide Image Placeholder 3">
          <svg:title/>
          <svg:desc/>
        </draw:page-thumbnail>
        <draw:frame draw:id="id7" presentation:style-name="a527" draw:name="Notes Placeholder 4" svg:x="0.82639in" svg:y="5.62674in" svg:width="6.61458in" svg:height="4.60417in" presentation:class="notes" presentation:placeholder="false">
          <draw:text-box>
            <text:p text:style-name="a514" text:class-names="" text:cond-style-name=""><text:span text:style-name="a513" text:class-names="">Click to edit Master text styles</text:span></text:p>
            <text:list text:style-name="a517">
              <text:list-item>
                <text:list text:style-name="a517">
                  <text:list-item>
                    <text:p text:style-name="a516" text:class-names="" text:cond-style-name=""><text:span text:style-name="a515" text:class-names="">Second level</text:span></text:p>
                  </text:list-item>
                </text:list>
              </text:list-item>
            </text:list>
            <text:list text:style-name="a520">
              <text:list-item>
                <text:list text:style-name="a520">
                  <text:list-item>
                    <text:list text:style-name="a520">
                      <text:list-item>
                        <text:p text:style-name="a519" text:class-names="" text:cond-style-name=""><text:span text:style-name="a51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23">
              <text:list-item>
                <text:list text:style-name="a523">
                  <text:list-item>
                    <text:list text:style-name="a523">
                      <text:list-item>
                        <text:list text:style-name="a523">
                          <text:list-item>
                            <text:p text:style-name="a522" text:class-names="" text:cond-style-name=""><text:span text:style-name="a52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26">
              <text:list-item>
                <text:list text:style-name="a526">
                  <text:list-item>
                    <text:list text:style-name="a526">
                      <text:list-item>
                        <text:list text:style-name="a526">
                          <text:list-item>
                            <text:list text:style-name="a526">
                              <text:list-item>
                                <text:p text:style-name="a525" text:class-names="" text:cond-style-name=""><text:span text:style-name="a52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page-thumbnail svg:x="1.21063in" svg:y="0.88858in" svg:width="5.84567in" svg:height="4.38425in" presentation:class="page" draw:id="id8" presentation:style-name="a528" draw:name="Slide Image Placeholder 7">
          <svg:title/>
          <svg:desc/>
        </draw:page-thumbnail>
        <draw:frame draw:id="id9" presentation:style-name="a531" draw:name="Notes Placeholder 8" svg:x="0.82677in" svg:y="5.55394in" svg:width="6.61378in" svg:height="5.26142in" presentation:class="notes" presentation:placeholder="false">
          <draw:text-box>
            <text:p text:style-name="a530" text:class-names="" text:cond-style-name=""><text:span text:style-name="a529" text:class-names=""/></text:p>
          </draw:text-box>
          <svg:title/>
          <svg:desc/>
        </draw:frame>
        <draw:frame draw:id="id10" presentation:style-name="a534" draw:name="Header Placeholder 9" svg:x="0in" svg:y="0in" svg:width="3.5878in" svg:height="0.58425in" presentation:class="header" presentation:placeholder="false">
          <draw:text-box>
            <text:p text:style-name="a533" text:class-names="" text:cond-style-name=""><text:span text:style-name="a532" text:class-names=""/></text:p>
          </draw:text-box>
          <svg:title/>
          <svg:desc/>
        </draw:frame>
        <draw:frame draw:id="id11" presentation:style-name="a537" draw:name="Date Placeholder 10" svg:x="4.67953in" svg:y="0in" svg:width="3.5878in" svg:height="0.58425in" presentation:class="date-time" presentation:placeholder="false">
          <draw:text-box>
            <text:p text:style-name="a536" text:class-names="" text:cond-style-name=""><text:span text:style-name="a535" text:class-names=""/></text:p>
          </draw:text-box>
          <svg:title/>
          <svg:desc/>
        </draw:frame>
        <draw:frame draw:id="id12" presentation:style-name="a540" draw:name="Footer Placeholder 11" svg:x="0in" svg:y="11.10827in" svg:width="3.5878in" svg:height="0.58425in" presentation:class="footer" presentation:placeholder="false">
          <draw:text-box>
            <text:p text:style-name="a539" text:class-names="" text:cond-style-name=""><text:span text:style-name="a538" text:class-names=""/></text:p>
          </draw:text-box>
          <svg:title/>
          <svg:desc/>
        </draw:frame>
        <draw:frame draw:id="id13" presentation:style-name="a543" draw:name="Slide Number Placeholder 12" svg:x="4.67953in" svg:y="11.10827in" svg:width="3.5878in" svg:height="0.58425in" presentation:class="page-number" presentation:placeholder="false">
          <draw:text-box>
            <text:p text:style-name="a542" text:class-names="" text:cond-style-name=""><text:span text:style-name="a541" text:class-names=""><text:page-number style:num-format="1" text:fixed="false"/></text:span></text:p>
          </draw:text-box>
          <svg:title/>
          <svg:desc/>
        </draw:frame>
        <draw:frame draw:id="id14" presentation:style-name="a546" draw:name="Footer Placeholder 5" svg:x="0in" svg:y="11.1059in" svg:width="3.58333in" svg:height="0.58681in" presentation:class="footer" presentation:placeholder="false">
          <draw:text-box>
            <text:p text:style-name="a545" text:class-names="" text:cond-style-name=""><text:span text:style-name="a544" text:class-names=""/></text:p>
          </draw:text-box>
          <svg:title/>
          <svg:desc/>
        </draw:frame>
        <draw:frame draw:id="id15" presentation:style-name="a549" draw:name="Slide Number Placeholder 6" svg:x="4.68229in" svg:y="11.1059in" svg:width="3.58333in" svg:height="0.58681in" presentation:class="page-number" presentation:placeholder="false">
          <draw:text-box>
            <text:p text:style-name="a548" text:class-names="" text:cond-style-name=""><text:span text:style-name="a54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551">
      <draw:custom-shape svg:x="0in" svg:y="4.72441in" svg:width="0.55118in" svg:height="1.1811in" draw:id="id45" draw:layer="Master1-bg" draw:style-name="a554" draw:name="Freeform: Shape 5">
        <svg:title/>
        <svg:desc/>
        <text:p text:style-name="a553" text:class-names="" text:cond-style-name=""><text:span text:style-name="a552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46" presentation:style-name="a557" draw:name="Title 1" svg:x="0.75868in" svg:y="0.55035in" svg:width="3.55556in" svg:height="1.93056in" presentation:class="title" presentation:placeholder="false">
        <draw:text-box>
          <text:p text:style-name="a556" text:class-names="" text:cond-style-name=""><text:span text:style-name="a555" text:class-names="">Click to edit Master title style</text:span></text:p>
        </draw:text-box>
        <svg:title/>
        <svg:desc/>
      </draw:frame>
      <draw:frame draw:id="id47" presentation:style-name="a572" draw:name="Content Placeholder 2" svg:x="4.6875in" svg:y="1.19097in" svg:width="5.57986in" svg:height="5.875in" presentation:class="object" presentation:placeholder="false">
        <draw:text-box>
          <text:p text:style-name="a559" text:class-names="" text:cond-style-name=""><text:span text:style-name="a558" text:class-names="">Click to edit Master text styles</text:span></text:p>
          <text:list text:style-name="a562">
            <text:list-item>
              <text:list text:style-name="a562">
                <text:list-item>
                  <text:p text:style-name="a561" text:class-names="" text:cond-style-name=""><text:span text:style-name="a560" text:class-names="">Second level</text:span></text:p>
                </text:list-item>
              </text:list>
            </text:list-item>
          </text:list>
          <text:list text:style-name="a565">
            <text:list-item>
              <text:list text:style-name="a565">
                <text:list-item>
                  <text:list text:style-name="a565">
                    <text:list-item>
                      <text:p text:style-name="a564" text:class-names="" text:cond-style-name=""><text:span text:style-name="a563" text:class-names="">Third level</text:span></text:p>
                    </text:list-item>
                  </text:list>
                </text:list-item>
              </text:list>
            </text:list-item>
          </text:list>
          <text:list text:style-name="a568">
            <text:list-item>
              <text:list text:style-name="a568">
                <text:list-item>
                  <text:list text:style-name="a568">
                    <text:list-item>
                      <text:list text:style-name="a568">
                        <text:list-item>
                          <text:p text:style-name="a567" text:class-names="" text:cond-style-name=""><text:span text:style-name="a56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71">
            <text:list-item>
              <text:list text:style-name="a571">
                <text:list-item>
                  <text:list text:style-name="a571">
                    <text:list-item>
                      <text:list text:style-name="a571">
                        <text:list-item>
                          <text:list text:style-name="a571">
                            <text:list-item>
                              <text:p text:style-name="a570" text:class-names="" text:cond-style-name=""><text:span text:style-name="a56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8" presentation:style-name="a576" draw:name="Text Placeholder 3" svg:x="0.75868in" svg:y="2.4809in" svg:width="3.55556in" svg:height="4.59375in" presentation:class="outline" presentation:placeholder="false">
        <draw:text-box>
          <text:list text:style-name="a575">
            <text:list-item>
              <text:p text:style-name="a574" text:class-names="" text:cond-style-name=""><text:span text:style-name="a573" text:class-names="">Click to edit Master text styles</text:span></text:p>
            </text:list-item>
          </text:list>
        </draw:text-box>
        <svg:title/>
        <svg:desc/>
      </draw:frame>
      <draw:frame draw:id="id49" presentation:style-name="a579" draw:name="Slide Number Placeholder 4" svg:x="7.90394in" svg:y="7.5311in" svg:width="2.56811in" svg:height="0.57008in" presentation:class="page-number" presentation:placeholder="false">
        <draw:text-box>
          <text:p text:style-name="a578" text:class-names="" text:cond-style-name=""><text:span text:style-name="a577" text:class-names=""><text:s text:c="1"/></text:span></text:p>
        </draw:text-box>
        <svg:title/>
        <svg:desc/>
      </draw:frame>
      <presentation:notes style:page-layout-name="pageLayout2" draw:style-name="a625">
        <draw:frame draw:id="id4" presentation:style-name="a582" draw:name="Header Placeholder 1" svg:x="0in" svg:y="0in" svg:width="3.58333in" svg:height="0.58681in" presentation:class="header" presentation:placeholder="false">
          <draw:text-box>
            <text:p text:style-name="a581" text:class-names="" text:cond-style-name=""><text:span text:style-name="a580" text:class-names=""/></text:p>
          </draw:text-box>
          <svg:title/>
          <svg:desc/>
        </draw:frame>
        <draw:frame draw:id="id5" presentation:style-name="a586" draw:name="Date Placeholder 2" svg:x="4.68229in" svg:y="0in" svg:width="3.58333in" svg:height="0.58681in" presentation:class="date-time" presentation:placeholder="false">
          <draw:text-box>
            <text:p text:style-name="a585" text:class-names="" text:cond-style-name=""><text:span text:style-name="a583" text:class-names=""><text:date text:fixed="false" style:data-style-name="a584"/></text:span></text:p>
          </draw:text-box>
          <svg:title/>
          <svg:desc/>
        </draw:frame>
        <draw:page-thumbnail svg:x="1.50347in" svg:y="1.46181in" svg:width="5.26042in" svg:height="3.94618in" presentation:class="page" draw:id="id6" presentation:style-name="a587" draw:name="Slide Image Placeholder 3">
          <svg:title/>
          <svg:desc/>
        </draw:page-thumbnail>
        <draw:frame draw:id="id7" presentation:style-name="a602" draw:name="Notes Placeholder 4" svg:x="0.82639in" svg:y="5.62674in" svg:width="6.61458in" svg:height="4.60417in" presentation:class="notes" presentation:placeholder="false">
          <draw:text-box>
            <text:p text:style-name="a589" text:class-names="" text:cond-style-name=""><text:span text:style-name="a588" text:class-names="">Click to edit Master text styles</text:span></text:p>
            <text:list text:style-name="a592">
              <text:list-item>
                <text:list text:style-name="a592">
                  <text:list-item>
                    <text:p text:style-name="a591" text:class-names="" text:cond-style-name=""><text:span text:style-name="a590" text:class-names="">Second level</text:span></text:p>
                  </text:list-item>
                </text:list>
              </text:list-item>
            </text:list>
            <text:list text:style-name="a595">
              <text:list-item>
                <text:list text:style-name="a595">
                  <text:list-item>
                    <text:list text:style-name="a595">
                      <text:list-item>
                        <text:p text:style-name="a594" text:class-names="" text:cond-style-name=""><text:span text:style-name="a59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98">
              <text:list-item>
                <text:list text:style-name="a598">
                  <text:list-item>
                    <text:list text:style-name="a598">
                      <text:list-item>
                        <text:list text:style-name="a598">
                          <text:list-item>
                            <text:p text:style-name="a597" text:class-names="" text:cond-style-name=""><text:span text:style-name="a59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01">
              <text:list-item>
                <text:list text:style-name="a601">
                  <text:list-item>
                    <text:list text:style-name="a601">
                      <text:list-item>
                        <text:list text:style-name="a601">
                          <text:list-item>
                            <text:list text:style-name="a601">
                              <text:list-item>
                                <text:p text:style-name="a600" text:class-names="" text:cond-style-name=""><text:span text:style-name="a59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page-thumbnail svg:x="1.21063in" svg:y="0.88858in" svg:width="5.84567in" svg:height="4.38425in" presentation:class="page" draw:id="id8" presentation:style-name="a603" draw:name="Slide Image Placeholder 7">
          <svg:title/>
          <svg:desc/>
        </draw:page-thumbnail>
        <draw:frame draw:id="id9" presentation:style-name="a606" draw:name="Notes Placeholder 8" svg:x="0.82677in" svg:y="5.55394in" svg:width="6.61378in" svg:height="5.26142in" presentation:class="notes" presentation:placeholder="false">
          <draw:text-box>
            <text:p text:style-name="a605" text:class-names="" text:cond-style-name=""><text:span text:style-name="a604" text:class-names=""/></text:p>
          </draw:text-box>
          <svg:title/>
          <svg:desc/>
        </draw:frame>
        <draw:frame draw:id="id10" presentation:style-name="a609" draw:name="Header Placeholder 9" svg:x="0in" svg:y="0in" svg:width="3.5878in" svg:height="0.58425in" presentation:class="header" presentation:placeholder="false">
          <draw:text-box>
            <text:p text:style-name="a608" text:class-names="" text:cond-style-name=""><text:span text:style-name="a607" text:class-names=""/></text:p>
          </draw:text-box>
          <svg:title/>
          <svg:desc/>
        </draw:frame>
        <draw:frame draw:id="id11" presentation:style-name="a612" draw:name="Date Placeholder 10" svg:x="4.67953in" svg:y="0in" svg:width="3.5878in" svg:height="0.58425in" presentation:class="date-time" presentation:placeholder="false">
          <draw:text-box>
            <text:p text:style-name="a611" text:class-names="" text:cond-style-name=""><text:span text:style-name="a610" text:class-names=""/></text:p>
          </draw:text-box>
          <svg:title/>
          <svg:desc/>
        </draw:frame>
        <draw:frame draw:id="id12" presentation:style-name="a615" draw:name="Footer Placeholder 11" svg:x="0in" svg:y="11.10827in" svg:width="3.5878in" svg:height="0.58425in" presentation:class="footer" presentation:placeholder="false">
          <draw:text-box>
            <text:p text:style-name="a614" text:class-names="" text:cond-style-name=""><text:span text:style-name="a613" text:class-names=""/></text:p>
          </draw:text-box>
          <svg:title/>
          <svg:desc/>
        </draw:frame>
        <draw:frame draw:id="id13" presentation:style-name="a618" draw:name="Slide Number Placeholder 12" svg:x="4.67953in" svg:y="11.10827in" svg:width="3.5878in" svg:height="0.58425in" presentation:class="page-number" presentation:placeholder="false">
          <draw:text-box>
            <text:p text:style-name="a617" text:class-names="" text:cond-style-name=""><text:span text:style-name="a616" text:class-names=""><text:page-number style:num-format="1" text:fixed="false"/></text:span></text:p>
          </draw:text-box>
          <svg:title/>
          <svg:desc/>
        </draw:frame>
        <draw:frame draw:id="id14" presentation:style-name="a621" draw:name="Footer Placeholder 5" svg:x="0in" svg:y="11.1059in" svg:width="3.58333in" svg:height="0.58681in" presentation:class="footer" presentation:placeholder="false">
          <draw:text-box>
            <text:p text:style-name="a620" text:class-names="" text:cond-style-name=""><text:span text:style-name="a619" text:class-names=""/></text:p>
          </draw:text-box>
          <svg:title/>
          <svg:desc/>
        </draw:frame>
        <draw:frame draw:id="id15" presentation:style-name="a624" draw:name="Slide Number Placeholder 6" svg:x="4.68229in" svg:y="11.1059in" svg:width="3.58333in" svg:height="0.58681in" presentation:class="page-number" presentation:placeholder="false">
          <draw:text-box>
            <text:p text:style-name="a623" text:class-names="" text:cond-style-name=""><text:span text:style-name="a62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626">
      <draw:custom-shape svg:x="0in" svg:y="4.72441in" svg:width="0.55118in" svg:height="1.1811in" draw:id="id50" draw:layer="Master1-bg" draw:style-name="a629" draw:name="Freeform: Shape 5">
        <svg:title/>
        <svg:desc/>
        <text:p text:style-name="a628" text:class-names="" text:cond-style-name=""><text:span text:style-name="a627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51" presentation:style-name="a632" draw:name="Title 1" svg:x="0.75868in" svg:y="0.55035in" svg:width="3.55556in" svg:height="1.93056in" presentation:class="title" presentation:placeholder="false">
        <draw:text-box>
          <text:p text:style-name="a631" text:class-names="" text:cond-style-name=""><text:span text:style-name="a630" text:class-names="">Click to edit Master title style</text:span></text:p>
        </draw:text-box>
        <svg:title/>
        <svg:desc/>
      </draw:frame>
      <draw:frame draw:id="id52" presentation:style-name="a635" draw:name="Picture Placeholder 2" svg:x="4.6875in" svg:y="1.19097in" svg:width="5.57986in" svg:height="5.875in" presentation:class="graphic" presentation:placeholder="false">
        <draw:text-box>
          <text:p text:style-name="a634" text:class-names="" text:cond-style-name=""><text:span text:style-name="a633" text:class-names=""/></text:p>
        </draw:text-box>
        <svg:title/>
        <svg:desc/>
      </draw:frame>
      <draw:frame draw:id="id53" presentation:style-name="a639" draw:name="Text Placeholder 3" svg:x="0.75868in" svg:y="2.4809in" svg:width="3.55556in" svg:height="4.59375in" presentation:class="outline" presentation:placeholder="false">
        <draw:text-box>
          <text:list text:style-name="a638">
            <text:list-item>
              <text:p text:style-name="a637" text:class-names="" text:cond-style-name=""><text:span text:style-name="a636" text:class-names="">Click to edit Master text styles</text:span></text:p>
            </text:list-item>
          </text:list>
        </draw:text-box>
        <svg:title/>
        <svg:desc/>
      </draw:frame>
      <draw:frame draw:id="id54" presentation:style-name="a642" draw:name="Slide Number Placeholder 4" svg:x="7.90394in" svg:y="7.5311in" svg:width="2.56811in" svg:height="0.57008in" presentation:class="page-number" presentation:placeholder="false">
        <draw:text-box>
          <text:p text:style-name="a641" text:class-names="" text:cond-style-name=""><text:span text:style-name="a640" text:class-names=""><text:s text:c="1"/></text:span></text:p>
        </draw:text-box>
        <svg:title/>
        <svg:desc/>
      </draw:frame>
      <presentation:notes style:page-layout-name="pageLayout2" draw:style-name="a688">
        <draw:frame draw:id="id4" presentation:style-name="a645" draw:name="Header Placeholder 1" svg:x="0in" svg:y="0in" svg:width="3.58333in" svg:height="0.58681in" presentation:class="header" presentation:placeholder="false">
          <draw:text-box>
            <text:p text:style-name="a644" text:class-names="" text:cond-style-name=""><text:span text:style-name="a643" text:class-names=""/></text:p>
          </draw:text-box>
          <svg:title/>
          <svg:desc/>
        </draw:frame>
        <draw:frame draw:id="id5" presentation:style-name="a649" draw:name="Date Placeholder 2" svg:x="4.68229in" svg:y="0in" svg:width="3.58333in" svg:height="0.58681in" presentation:class="date-time" presentation:placeholder="false">
          <draw:text-box>
            <text:p text:style-name="a648" text:class-names="" text:cond-style-name=""><text:span text:style-name="a646" text:class-names=""><text:date text:fixed="false" style:data-style-name="a647"/></text:span></text:p>
          </draw:text-box>
          <svg:title/>
          <svg:desc/>
        </draw:frame>
        <draw:page-thumbnail svg:x="1.50347in" svg:y="1.46181in" svg:width="5.26042in" svg:height="3.94618in" presentation:class="page" draw:id="id6" presentation:style-name="a650" draw:name="Slide Image Placeholder 3">
          <svg:title/>
          <svg:desc/>
        </draw:page-thumbnail>
        <draw:frame draw:id="id7" presentation:style-name="a665" draw:name="Notes Placeholder 4" svg:x="0.82639in" svg:y="5.62674in" svg:width="6.61458in" svg:height="4.60417in" presentation:class="notes" presentation:placeholder="false">
          <draw:text-box>
            <text:p text:style-name="a652" text:class-names="" text:cond-style-name=""><text:span text:style-name="a651" text:class-names="">Click to edit Master text styles</text:span></text:p>
            <text:list text:style-name="a655">
              <text:list-item>
                <text:list text:style-name="a655">
                  <text:list-item>
                    <text:p text:style-name="a654" text:class-names="" text:cond-style-name=""><text:span text:style-name="a653" text:class-names="">Second level</text:span></text:p>
                  </text:list-item>
                </text:list>
              </text:list-item>
            </text:list>
            <text:list text:style-name="a658">
              <text:list-item>
                <text:list text:style-name="a658">
                  <text:list-item>
                    <text:list text:style-name="a658">
                      <text:list-item>
                        <text:p text:style-name="a657" text:class-names="" text:cond-style-name=""><text:span text:style-name="a65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61">
              <text:list-item>
                <text:list text:style-name="a661">
                  <text:list-item>
                    <text:list text:style-name="a661">
                      <text:list-item>
                        <text:list text:style-name="a661">
                          <text:list-item>
                            <text:p text:style-name="a660" text:class-names="" text:cond-style-name=""><text:span text:style-name="a65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64">
              <text:list-item>
                <text:list text:style-name="a664">
                  <text:list-item>
                    <text:list text:style-name="a664">
                      <text:list-item>
                        <text:list text:style-name="a664">
                          <text:list-item>
                            <text:list text:style-name="a664">
                              <text:list-item>
                                <text:p text:style-name="a663" text:class-names="" text:cond-style-name=""><text:span text:style-name="a662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page-thumbnail svg:x="1.21063in" svg:y="0.88858in" svg:width="5.84567in" svg:height="4.38425in" presentation:class="page" draw:id="id8" presentation:style-name="a666" draw:name="Slide Image Placeholder 7">
          <svg:title/>
          <svg:desc/>
        </draw:page-thumbnail>
        <draw:frame draw:id="id9" presentation:style-name="a669" draw:name="Notes Placeholder 8" svg:x="0.82677in" svg:y="5.55394in" svg:width="6.61378in" svg:height="5.26142in" presentation:class="notes" presentation:placeholder="false">
          <draw:text-box>
            <text:p text:style-name="a668" text:class-names="" text:cond-style-name=""><text:span text:style-name="a667" text:class-names=""/></text:p>
          </draw:text-box>
          <svg:title/>
          <svg:desc/>
        </draw:frame>
        <draw:frame draw:id="id10" presentation:style-name="a672" draw:name="Header Placeholder 9" svg:x="0in" svg:y="0in" svg:width="3.5878in" svg:height="0.58425in" presentation:class="header" presentation:placeholder="false">
          <draw:text-box>
            <text:p text:style-name="a671" text:class-names="" text:cond-style-name=""><text:span text:style-name="a670" text:class-names=""/></text:p>
          </draw:text-box>
          <svg:title/>
          <svg:desc/>
        </draw:frame>
        <draw:frame draw:id="id11" presentation:style-name="a675" draw:name="Date Placeholder 10" svg:x="4.67953in" svg:y="0in" svg:width="3.5878in" svg:height="0.58425in" presentation:class="date-time" presentation:placeholder="false">
          <draw:text-box>
            <text:p text:style-name="a674" text:class-names="" text:cond-style-name=""><text:span text:style-name="a673" text:class-names=""/></text:p>
          </draw:text-box>
          <svg:title/>
          <svg:desc/>
        </draw:frame>
        <draw:frame draw:id="id12" presentation:style-name="a678" draw:name="Footer Placeholder 11" svg:x="0in" svg:y="11.10827in" svg:width="3.5878in" svg:height="0.58425in" presentation:class="footer" presentation:placeholder="false">
          <draw:text-box>
            <text:p text:style-name="a677" text:class-names="" text:cond-style-name=""><text:span text:style-name="a676" text:class-names=""/></text:p>
          </draw:text-box>
          <svg:title/>
          <svg:desc/>
        </draw:frame>
        <draw:frame draw:id="id13" presentation:style-name="a681" draw:name="Slide Number Placeholder 12" svg:x="4.67953in" svg:y="11.10827in" svg:width="3.5878in" svg:height="0.58425in" presentation:class="page-number" presentation:placeholder="false">
          <draw:text-box>
            <text:p text:style-name="a680" text:class-names="" text:cond-style-name=""><text:span text:style-name="a679" text:class-names=""><text:page-number style:num-format="1" text:fixed="false"/></text:span></text:p>
          </draw:text-box>
          <svg:title/>
          <svg:desc/>
        </draw:frame>
        <draw:frame draw:id="id14" presentation:style-name="a684" draw:name="Footer Placeholder 5" svg:x="0in" svg:y="11.1059in" svg:width="3.58333in" svg:height="0.58681in" presentation:class="footer" presentation:placeholder="false">
          <draw:text-box>
            <text:p text:style-name="a683" text:class-names="" text:cond-style-name=""><text:span text:style-name="a682" text:class-names=""/></text:p>
          </draw:text-box>
          <svg:title/>
          <svg:desc/>
        </draw:frame>
        <draw:frame draw:id="id15" presentation:style-name="a687" draw:name="Slide Number Placeholder 6" svg:x="4.68229in" svg:y="11.1059in" svg:width="3.58333in" svg:height="0.58681in" presentation:class="page-number" presentation:placeholder="false">
          <draw:text-box>
            <text:p text:style-name="a686" text:class-names="" text:cond-style-name=""><text:span text:style-name="a68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689">
      <draw:custom-shape svg:x="0in" svg:y="4.72441in" svg:width="0.55118in" svg:height="1.1811in" draw:id="id55" draw:layer="Master1-bg" draw:style-name="a692" draw:name="Freeform: Shape 4">
        <svg:title/>
        <svg:desc/>
        <text:p text:style-name="a691" text:class-names="" text:cond-style-name=""><text:span text:style-name="a690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56" presentation:style-name="a695" draw:name="Title 1" svg:x="0.86614in" svg:y="4.48819in" svg:width="9.37008in" svg:height="1.5748in" presentation:class="title" presentation:placeholder="false">
        <draw:text-box>
          <text:p text:style-name="a694" text:class-names="" text:cond-style-name=""><text:span text:style-name="a693" text:class-names="">Click to edit Master title style</text:span></text:p>
        </draw:text-box>
        <svg:title/>
        <svg:desc/>
      </draw:frame>
      <draw:frame draw:id="id57" presentation:style-name="a711" draw:name="Vertical Text Placeholder 2" svg:x="0.86614in" svg:y="6.45669in" svg:width="9.37008in" svg:height="1.07441in" presentation:class="outline" presentation:placeholder="false">
        <draw:text-box>
          <text:list text:style-name="a698">
            <text:list-item>
              <text:p text:style-name="a697" text:class-names="" text:cond-style-name=""><text:span text:style-name="a696" text:class-names="">Click to edit Master text styles</text:span></text:p>
            </text:list-item>
          </text:list>
          <text:list text:style-name="a701">
            <text:list-item>
              <text:list text:style-name="a701">
                <text:list-item>
                  <text:p text:style-name="a700" text:class-names="" text:cond-style-name=""><text:span text:style-name="a699" text:class-names="">Second level</text:span></text:p>
                </text:list-item>
              </text:list>
            </text:list-item>
          </text:list>
          <text:list text:style-name="a704">
            <text:list-item>
              <text:list text:style-name="a704">
                <text:list-item>
                  <text:list text:style-name="a704">
                    <text:list-item>
                      <text:p text:style-name="a703" text:class-names="" text:cond-style-name=""><text:span text:style-name="a702" text:class-names="">Third level</text:span></text:p>
                    </text:list-item>
                  </text:list>
                </text:list-item>
              </text:list>
            </text:list-item>
          </text:list>
          <text:list text:style-name="a707">
            <text:list-item>
              <text:list text:style-name="a707">
                <text:list-item>
                  <text:list text:style-name="a707">
                    <text:list-item>
                      <text:list text:style-name="a707">
                        <text:list-item>
                          <text:p text:style-name="a706" text:class-names="" text:cond-style-name=""><text:span text:style-name="a70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10">
            <text:list-item>
              <text:list text:style-name="a710">
                <text:list-item>
                  <text:list text:style-name="a710">
                    <text:list-item>
                      <text:list text:style-name="a710">
                        <text:list-item>
                          <text:list text:style-name="a710">
                            <text:list-item>
                              <text:p text:style-name="a709" text:class-names="" text:cond-style-name=""><text:span text:style-name="a70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8" presentation:style-name="a714" draw:name="Slide Number Placeholder 3" svg:x="7.90394in" svg:y="7.5311in" svg:width="2.56811in" svg:height="0.57008in" presentation:class="page-number" presentation:placeholder="false">
        <draw:text-box>
          <text:p text:style-name="a713" text:class-names="" text:cond-style-name=""><text:span text:style-name="a712" text:class-names=""><text:s text:c="1"/></text:span></text:p>
        </draw:text-box>
        <svg:title/>
        <svg:desc/>
      </draw:frame>
      <presentation:notes style:page-layout-name="pageLayout2" draw:style-name="a760">
        <draw:frame draw:id="id4" presentation:style-name="a717" draw:name="Header Placeholder 1" svg:x="0in" svg:y="0in" svg:width="3.58333in" svg:height="0.58681in" presentation:class="header" presentation:placeholder="false">
          <draw:text-box>
            <text:p text:style-name="a716" text:class-names="" text:cond-style-name=""><text:span text:style-name="a715" text:class-names=""/></text:p>
          </draw:text-box>
          <svg:title/>
          <svg:desc/>
        </draw:frame>
        <draw:frame draw:id="id5" presentation:style-name="a721" draw:name="Date Placeholder 2" svg:x="4.68229in" svg:y="0in" svg:width="3.58333in" svg:height="0.58681in" presentation:class="date-time" presentation:placeholder="false">
          <draw:text-box>
            <text:p text:style-name="a720" text:class-names="" text:cond-style-name=""><text:span text:style-name="a718" text:class-names=""><text:date text:fixed="false" style:data-style-name="a719"/></text:span></text:p>
          </draw:text-box>
          <svg:title/>
          <svg:desc/>
        </draw:frame>
        <draw:page-thumbnail svg:x="1.50347in" svg:y="1.46181in" svg:width="5.26042in" svg:height="3.94618in" presentation:class="page" draw:id="id6" presentation:style-name="a722" draw:name="Slide Image Placeholder 3">
          <svg:title/>
          <svg:desc/>
        </draw:page-thumbnail>
        <draw:frame draw:id="id7" presentation:style-name="a737" draw:name="Notes Placeholder 4" svg:x="0.82639in" svg:y="5.62674in" svg:width="6.61458in" svg:height="4.60417in" presentation:class="notes" presentation:placeholder="false">
          <draw:text-box>
            <text:p text:style-name="a724" text:class-names="" text:cond-style-name=""><text:span text:style-name="a723" text:class-names="">Click to edit Master text styles</text:span></text:p>
            <text:list text:style-name="a727">
              <text:list-item>
                <text:list text:style-name="a727">
                  <text:list-item>
                    <text:p text:style-name="a726" text:class-names="" text:cond-style-name=""><text:span text:style-name="a725" text:class-names="">Second level</text:span></text:p>
                  </text:list-item>
                </text:list>
              </text:list-item>
            </text:list>
            <text:list text:style-name="a730">
              <text:list-item>
                <text:list text:style-name="a730">
                  <text:list-item>
                    <text:list text:style-name="a730">
                      <text:list-item>
                        <text:p text:style-name="a729" text:class-names="" text:cond-style-name=""><text:span text:style-name="a72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33">
              <text:list-item>
                <text:list text:style-name="a733">
                  <text:list-item>
                    <text:list text:style-name="a733">
                      <text:list-item>
                        <text:list text:style-name="a733">
                          <text:list-item>
                            <text:p text:style-name="a732" text:class-names="" text:cond-style-name=""><text:span text:style-name="a73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36">
              <text:list-item>
                <text:list text:style-name="a736">
                  <text:list-item>
                    <text:list text:style-name="a736">
                      <text:list-item>
                        <text:list text:style-name="a736">
                          <text:list-item>
                            <text:list text:style-name="a736">
                              <text:list-item>
                                <text:p text:style-name="a735" text:class-names="" text:cond-style-name=""><text:span text:style-name="a73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page-thumbnail svg:x="1.21063in" svg:y="0.88858in" svg:width="5.84567in" svg:height="4.38425in" presentation:class="page" draw:id="id8" presentation:style-name="a738" draw:name="Slide Image Placeholder 7">
          <svg:title/>
          <svg:desc/>
        </draw:page-thumbnail>
        <draw:frame draw:id="id9" presentation:style-name="a741" draw:name="Notes Placeholder 8" svg:x="0.82677in" svg:y="5.55394in" svg:width="6.61378in" svg:height="5.26142in" presentation:class="notes" presentation:placeholder="false">
          <draw:text-box>
            <text:p text:style-name="a740" text:class-names="" text:cond-style-name=""><text:span text:style-name="a739" text:class-names=""/></text:p>
          </draw:text-box>
          <svg:title/>
          <svg:desc/>
        </draw:frame>
        <draw:frame draw:id="id10" presentation:style-name="a744" draw:name="Header Placeholder 9" svg:x="0in" svg:y="0in" svg:width="3.5878in" svg:height="0.58425in" presentation:class="header" presentation:placeholder="false">
          <draw:text-box>
            <text:p text:style-name="a743" text:class-names="" text:cond-style-name=""><text:span text:style-name="a742" text:class-names=""/></text:p>
          </draw:text-box>
          <svg:title/>
          <svg:desc/>
        </draw:frame>
        <draw:frame draw:id="id11" presentation:style-name="a747" draw:name="Date Placeholder 10" svg:x="4.67953in" svg:y="0in" svg:width="3.5878in" svg:height="0.58425in" presentation:class="date-time" presentation:placeholder="false">
          <draw:text-box>
            <text:p text:style-name="a746" text:class-names="" text:cond-style-name=""><text:span text:style-name="a745" text:class-names=""/></text:p>
          </draw:text-box>
          <svg:title/>
          <svg:desc/>
        </draw:frame>
        <draw:frame draw:id="id12" presentation:style-name="a750" draw:name="Footer Placeholder 11" svg:x="0in" svg:y="11.10827in" svg:width="3.5878in" svg:height="0.58425in" presentation:class="footer" presentation:placeholder="false">
          <draw:text-box>
            <text:p text:style-name="a749" text:class-names="" text:cond-style-name=""><text:span text:style-name="a748" text:class-names=""/></text:p>
          </draw:text-box>
          <svg:title/>
          <svg:desc/>
        </draw:frame>
        <draw:frame draw:id="id13" presentation:style-name="a753" draw:name="Slide Number Placeholder 12" svg:x="4.67953in" svg:y="11.10827in" svg:width="3.5878in" svg:height="0.58425in" presentation:class="page-number" presentation:placeholder="false">
          <draw:text-box>
            <text:p text:style-name="a752" text:class-names="" text:cond-style-name=""><text:span text:style-name="a751" text:class-names=""><text:page-number style:num-format="1" text:fixed="false"/></text:span></text:p>
          </draw:text-box>
          <svg:title/>
          <svg:desc/>
        </draw:frame>
        <draw:frame draw:id="id14" presentation:style-name="a756" draw:name="Footer Placeholder 5" svg:x="0in" svg:y="11.1059in" svg:width="3.58333in" svg:height="0.58681in" presentation:class="footer" presentation:placeholder="false">
          <draw:text-box>
            <text:p text:style-name="a755" text:class-names="" text:cond-style-name=""><text:span text:style-name="a754" text:class-names=""/></text:p>
          </draw:text-box>
          <svg:title/>
          <svg:desc/>
        </draw:frame>
        <draw:frame draw:id="id15" presentation:style-name="a759" draw:name="Slide Number Placeholder 6" svg:x="4.68229in" svg:y="11.1059in" svg:width="3.58333in" svg:height="0.58681in" presentation:class="page-number" presentation:placeholder="false">
          <draw:text-box>
            <text:p text:style-name="a758" text:class-names="" text:cond-style-name=""><text:span text:style-name="a75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761">
      <draw:custom-shape svg:x="0in" svg:y="4.72441in" svg:width="0.55118in" svg:height="1.1811in" draw:id="id59" draw:layer="Master1-bg" draw:style-name="a764" draw:name="Freeform: Shape 4">
        <svg:title/>
        <svg:desc/>
        <text:p text:style-name="a763" text:class-names="" text:cond-style-name=""><text:span text:style-name="a762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60" presentation:style-name="a767" draw:name="Vertical Title 1" svg:x="7.8941in" svg:y="4.48785in" svg:width="2.34201in" svg:height="3.0434in" presentation:class="title" presentation:placeholder="false">
        <draw:text-box>
          <text:p text:style-name="a766" text:class-names="" text:cond-style-name=""><text:span text:style-name="a765" text:class-names="">Click to edit Master title style</text:span></text:p>
        </draw:text-box>
        <svg:title/>
        <svg:desc/>
      </draw:frame>
      <draw:frame draw:id="id61" presentation:style-name="a783" draw:name="Vertical Text Placeholder 2" svg:x="0.86632in" svg:y="4.48785in" svg:width="6.86111in" svg:height="3.0434in" presentation:class="outline" presentation:placeholder="false">
        <draw:text-box>
          <text:list text:style-name="a770">
            <text:list-item>
              <text:p text:style-name="a769" text:class-names="" text:cond-style-name=""><text:span text:style-name="a768" text:class-names="">Click to edit Master text styles</text:span></text:p>
            </text:list-item>
          </text:list>
          <text:list text:style-name="a773">
            <text:list-item>
              <text:list text:style-name="a773">
                <text:list-item>
                  <text:p text:style-name="a772" text:class-names="" text:cond-style-name=""><text:span text:style-name="a771" text:class-names="">Second level</text:span></text:p>
                </text:list-item>
              </text:list>
            </text:list-item>
          </text:list>
          <text:list text:style-name="a776">
            <text:list-item>
              <text:list text:style-name="a776">
                <text:list-item>
                  <text:list text:style-name="a776">
                    <text:list-item>
                      <text:p text:style-name="a775" text:class-names="" text:cond-style-name=""><text:span text:style-name="a774" text:class-names="">Third level</text:span></text:p>
                    </text:list-item>
                  </text:list>
                </text:list-item>
              </text:list>
            </text:list-item>
          </text:list>
          <text:list text:style-name="a779">
            <text:list-item>
              <text:list text:style-name="a779">
                <text:list-item>
                  <text:list text:style-name="a779">
                    <text:list-item>
                      <text:list text:style-name="a779">
                        <text:list-item>
                          <text:p text:style-name="a778" text:class-names="" text:cond-style-name=""><text:span text:style-name="a77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2">
            <text:list-item>
              <text:list text:style-name="a782">
                <text:list-item>
                  <text:list text:style-name="a782">
                    <text:list-item>
                      <text:list text:style-name="a782">
                        <text:list-item>
                          <text:list text:style-name="a782">
                            <text:list-item>
                              <text:p text:style-name="a781" text:class-names="" text:cond-style-name=""><text:span text:style-name="a780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2" presentation:style-name="a786" draw:name="Slide Number Placeholder 3" svg:x="7.90394in" svg:y="7.5311in" svg:width="2.56811in" svg:height="0.57008in" presentation:class="page-number" presentation:placeholder="false">
        <draw:text-box>
          <text:p text:style-name="a785" text:class-names="" text:cond-style-name=""><text:span text:style-name="a784" text:class-names=""><text:s text:c="1"/></text:span></text:p>
        </draw:text-box>
        <svg:title/>
        <svg:desc/>
      </draw:frame>
      <presentation:notes style:page-layout-name="pageLayout2" draw:style-name="a832">
        <draw:frame draw:id="id4" presentation:style-name="a789" draw:name="Header Placeholder 1" svg:x="0in" svg:y="0in" svg:width="3.58333in" svg:height="0.58681in" presentation:class="header" presentation:placeholder="false">
          <draw:text-box>
            <text:p text:style-name="a788" text:class-names="" text:cond-style-name=""><text:span text:style-name="a787" text:class-names=""/></text:p>
          </draw:text-box>
          <svg:title/>
          <svg:desc/>
        </draw:frame>
        <draw:frame draw:id="id5" presentation:style-name="a793" draw:name="Date Placeholder 2" svg:x="4.68229in" svg:y="0in" svg:width="3.58333in" svg:height="0.58681in" presentation:class="date-time" presentation:placeholder="false">
          <draw:text-box>
            <text:p text:style-name="a792" text:class-names="" text:cond-style-name=""><text:span text:style-name="a790" text:class-names=""><text:date text:fixed="false" style:data-style-name="a791"/></text:span></text:p>
          </draw:text-box>
          <svg:title/>
          <svg:desc/>
        </draw:frame>
        <draw:page-thumbnail svg:x="1.50347in" svg:y="1.46181in" svg:width="5.26042in" svg:height="3.94618in" presentation:class="page" draw:id="id6" presentation:style-name="a794" draw:name="Slide Image Placeholder 3">
          <svg:title/>
          <svg:desc/>
        </draw:page-thumbnail>
        <draw:frame draw:id="id7" presentation:style-name="a809" draw:name="Notes Placeholder 4" svg:x="0.82639in" svg:y="5.62674in" svg:width="6.61458in" svg:height="4.60417in" presentation:class="notes" presentation:placeholder="false">
          <draw:text-box>
            <text:p text:style-name="a796" text:class-names="" text:cond-style-name=""><text:span text:style-name="a795" text:class-names="">Click to edit Master text styles</text:span></text:p>
            <text:list text:style-name="a799">
              <text:list-item>
                <text:list text:style-name="a799">
                  <text:list-item>
                    <text:p text:style-name="a798" text:class-names="" text:cond-style-name=""><text:span text:style-name="a797" text:class-names="">Second level</text:span></text:p>
                  </text:list-item>
                </text:list>
              </text:list-item>
            </text:list>
            <text:list text:style-name="a802">
              <text:list-item>
                <text:list text:style-name="a802">
                  <text:list-item>
                    <text:list text:style-name="a802">
                      <text:list-item>
                        <text:p text:style-name="a801" text:class-names="" text:cond-style-name=""><text:span text:style-name="a80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805">
              <text:list-item>
                <text:list text:style-name="a805">
                  <text:list-item>
                    <text:list text:style-name="a805">
                      <text:list-item>
                        <text:list text:style-name="a805">
                          <text:list-item>
                            <text:p text:style-name="a804" text:class-names="" text:cond-style-name=""><text:span text:style-name="a80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08">
              <text:list-item>
                <text:list text:style-name="a808">
                  <text:list-item>
                    <text:list text:style-name="a808">
                      <text:list-item>
                        <text:list text:style-name="a808">
                          <text:list-item>
                            <text:list text:style-name="a808">
                              <text:list-item>
                                <text:p text:style-name="a807" text:class-names="" text:cond-style-name=""><text:span text:style-name="a80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page-thumbnail svg:x="1.21063in" svg:y="0.88858in" svg:width="5.84567in" svg:height="4.38425in" presentation:class="page" draw:id="id8" presentation:style-name="a810" draw:name="Slide Image Placeholder 7">
          <svg:title/>
          <svg:desc/>
        </draw:page-thumbnail>
        <draw:frame draw:id="id9" presentation:style-name="a813" draw:name="Notes Placeholder 8" svg:x="0.82677in" svg:y="5.55394in" svg:width="6.61378in" svg:height="5.26142in" presentation:class="notes" presentation:placeholder="false">
          <draw:text-box>
            <text:p text:style-name="a812" text:class-names="" text:cond-style-name=""><text:span text:style-name="a811" text:class-names=""/></text:p>
          </draw:text-box>
          <svg:title/>
          <svg:desc/>
        </draw:frame>
        <draw:frame draw:id="id10" presentation:style-name="a816" draw:name="Header Placeholder 9" svg:x="0in" svg:y="0in" svg:width="3.5878in" svg:height="0.58425in" presentation:class="header" presentation:placeholder="false">
          <draw:text-box>
            <text:p text:style-name="a815" text:class-names="" text:cond-style-name=""><text:span text:style-name="a814" text:class-names=""/></text:p>
          </draw:text-box>
          <svg:title/>
          <svg:desc/>
        </draw:frame>
        <draw:frame draw:id="id11" presentation:style-name="a819" draw:name="Date Placeholder 10" svg:x="4.67953in" svg:y="0in" svg:width="3.5878in" svg:height="0.58425in" presentation:class="date-time" presentation:placeholder="false">
          <draw:text-box>
            <text:p text:style-name="a818" text:class-names="" text:cond-style-name=""><text:span text:style-name="a817" text:class-names=""/></text:p>
          </draw:text-box>
          <svg:title/>
          <svg:desc/>
        </draw:frame>
        <draw:frame draw:id="id12" presentation:style-name="a822" draw:name="Footer Placeholder 11" svg:x="0in" svg:y="11.10827in" svg:width="3.5878in" svg:height="0.58425in" presentation:class="footer" presentation:placeholder="false">
          <draw:text-box>
            <text:p text:style-name="a821" text:class-names="" text:cond-style-name=""><text:span text:style-name="a820" text:class-names=""/></text:p>
          </draw:text-box>
          <svg:title/>
          <svg:desc/>
        </draw:frame>
        <draw:frame draw:id="id13" presentation:style-name="a825" draw:name="Slide Number Placeholder 12" svg:x="4.67953in" svg:y="11.10827in" svg:width="3.5878in" svg:height="0.58425in" presentation:class="page-number" presentation:placeholder="false">
          <draw:text-box>
            <text:p text:style-name="a824" text:class-names="" text:cond-style-name=""><text:span text:style-name="a823" text:class-names=""><text:page-number style:num-format="1" text:fixed="false"/></text:span></text:p>
          </draw:text-box>
          <svg:title/>
          <svg:desc/>
        </draw:frame>
        <draw:frame draw:id="id14" presentation:style-name="a828" draw:name="Footer Placeholder 5" svg:x="0in" svg:y="11.1059in" svg:width="3.58333in" svg:height="0.58681in" presentation:class="footer" presentation:placeholder="false">
          <draw:text-box>
            <text:p text:style-name="a827" text:class-names="" text:cond-style-name=""><text:span text:style-name="a826" text:class-names=""/></text:p>
          </draw:text-box>
          <svg:title/>
          <svg:desc/>
        </draw:frame>
        <draw:frame draw:id="id15" presentation:style-name="a831" draw:name="Slide Number Placeholder 6" svg:x="4.68229in" svg:y="11.1059in" svg:width="3.58333in" svg:height="0.58681in" presentation:class="page-number" presentation:placeholder="false">
          <draw:text-box>
            <text:p text:style-name="a830" text:class-names="" text:cond-style-name=""><text:span text:style-name="a82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Impress1" style:page-layout-name="pageLayout1" draw:style-name="a833">
      <draw:frame draw:id="id63" presentation:style-name="a836" draw:name="Title Placeholder 1" svg:x="0.7874in" svg:y="0.32913in" svg:width="9.68465in" svg:height="1.38071in" presentation:class="title" presentation:placeholder="false">
        <draw:text-box>
          <text:p text:style-name="a835" text:class-names="" text:cond-style-name=""><text:span text:style-name="a834" text:class-names=""/></text:p>
        </draw:text-box>
        <svg:title/>
        <svg:desc/>
      </draw:frame>
      <draw:frame draw:id="id64" presentation:style-name="a852" draw:name="Text Placeholder 2" svg:x="0.7874in" svg:y="1.77165in" svg:width="9.44882in" svg:height="5.42835in" presentation:class="outline" presentation:placeholder="false">
        <draw:text-box>
          <text:list text:style-name="a839">
            <text:list-item>
              <text:p text:style-name="a838" text:class-names="" text:cond-style-name=""><text:span text:style-name="a837" text:class-names="">Click to edit Master text styles</text:span></text:p>
            </text:list-item>
          </text:list>
          <text:list text:style-name="a842">
            <text:list-item>
              <text:list text:style-name="a842">
                <text:list-item>
                  <text:p text:style-name="a841" text:class-names="" text:cond-style-name=""><text:span text:style-name="a840" text:class-names="">Second level</text:span></text:p>
                </text:list-item>
              </text:list>
            </text:list-item>
          </text:list>
          <text:list text:style-name="a845">
            <text:list-item>
              <text:list text:style-name="a845">
                <text:list-item>
                  <text:list text:style-name="a845">
                    <text:list-item>
                      <text:p text:style-name="a844" text:class-names="" text:cond-style-name=""><text:span text:style-name="a843" text:class-names="">Third level</text:span></text:p>
                    </text:list-item>
                  </text:list>
                </text:list-item>
              </text:list>
            </text:list-item>
          </text:list>
          <text:list text:style-name="a848">
            <text:list-item>
              <text:list text:style-name="a848">
                <text:list-item>
                  <text:list text:style-name="a848">
                    <text:list-item>
                      <text:list text:style-name="a848">
                        <text:list-item>
                          <text:p text:style-name="a847" text:class-names="" text:cond-style-name=""><text:span text:style-name="a84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51">
            <text:list-item>
              <text:list text:style-name="a851">
                <text:list-item>
                  <text:list text:style-name="a851">
                    <text:list-item>
                      <text:list text:style-name="a851">
                        <text:list-item>
                          <text:list text:style-name="a851">
                            <text:list-item>
                              <text:p text:style-name="a850" text:class-names="" text:cond-style-name=""><text:span text:style-name="a84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5" presentation:style-name="a855" draw:name="Date Placeholder 3" svg:x="0.55118in" svg:y="7.5315in" svg:width="2.56811in" svg:height="0.57008in" presentation:class="date-time" presentation:placeholder="false">
        <draw:text-box>
          <text:p text:style-name="a854" text:class-names="" text:cond-style-name=""><text:span text:style-name="a853" text:class-names="">CSCI 1410</text:span></text:p>
        </draw:text-box>
        <svg:title/>
        <svg:desc/>
      </draw:frame>
      <draw:frame draw:id="id66" presentation:style-name="a858" draw:name="Footer Placeholder 4" svg:x="3.77008in" svg:y="7.5315in" svg:width="3.49409in" svg:height="0.57008in" presentation:class="footer" presentation:placeholder="false">
        <draw:text-box>
          <text:p text:style-name="a857" text:class-names="" text:cond-style-name=""><text:span text:style-name="a856" text:class-names="">Dr. Salim Lakhani</text:span></text:p>
        </draw:text-box>
        <svg:title/>
        <svg:desc/>
      </draw:frame>
      <draw:frame draw:id="id67" presentation:style-name="a862" draw:name="Slide Number Placeholder 5" svg:x="7.90394in" svg:y="7.5315in" svg:width="2.56811in" svg:height="0.57008in" presentation:class="page-number" presentation:placeholder="false">
        <draw:text-box>
          <text:p text:style-name="a861" text:class-names="" text:cond-style-name=""><text:span text:style-name="a859" text:class-names=""><text:page-number style:num-format="1" text:fixed="false"/></text:span><text:span text:style-name="a860" text:class-names=""><text:s text:c="1"/>/</text:span></text:p>
        </draw:text-box>
        <svg:title/>
        <svg:desc/>
      </draw:frame>
      <draw:custom-shape svg:x="0in" svg:y="0.31496in" svg:width="0.55118in" svg:height="1.1811in" draw:id="id68" draw:style-name="a865" draw:name="Freeform: Shape 6">
        <svg:title/>
        <svg:desc/>
        <text:p text:style-name="a864" text:class-names="" text:cond-style-name=""><text:span text:style-name="a863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5in" svg:y="7.3in" svg:width="9.97205in" svg:height="0in" draw:id="id69" draw:style-name="a868" draw:name="Straight Connector 7">
        <svg:title/>
        <svg:desc/>
        <text:p text:style-name="a867" text:class-names="" text:cond-style-name=""><text:span text:style-name="a866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0.50039in" svg:y="1.70945in" svg:width="9.97205in" svg:height="0in" draw:id="id70" draw:style-name="a871" draw:name="Straight Connector 8">
        <svg:title/>
        <svg:desc/>
        <text:p text:style-name="a870" text:class-names="" text:cond-style-name=""><text:span text:style-name="a869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presentation:notes style:page-layout-name="pageLayout2" draw:style-name="a917">
        <draw:frame draw:id="id4" presentation:style-name="a874" draw:name="Header Placeholder 1" svg:x="0in" svg:y="0in" svg:width="3.58333in" svg:height="0.58681in" presentation:class="header" presentation:placeholder="false">
          <draw:text-box>
            <text:p text:style-name="a873" text:class-names="" text:cond-style-name=""><text:span text:style-name="a872" text:class-names=""/></text:p>
          </draw:text-box>
          <svg:title/>
          <svg:desc/>
        </draw:frame>
        <draw:frame draw:id="id5" presentation:style-name="a878" draw:name="Date Placeholder 2" svg:x="4.68229in" svg:y="0in" svg:width="3.58333in" svg:height="0.58681in" presentation:class="date-time" presentation:placeholder="false">
          <draw:text-box>
            <text:p text:style-name="a877" text:class-names="" text:cond-style-name=""><text:span text:style-name="a875" text:class-names=""><text:date text:fixed="false" style:data-style-name="a876"/></text:span></text:p>
          </draw:text-box>
          <svg:title/>
          <svg:desc/>
        </draw:frame>
        <draw:page-thumbnail svg:x="1.50347in" svg:y="1.46181in" svg:width="5.26042in" svg:height="3.94618in" presentation:class="page" draw:id="id6" presentation:style-name="a879" draw:name="Slide Image Placeholder 3">
          <svg:title/>
          <svg:desc/>
        </draw:page-thumbnail>
        <draw:frame draw:id="id7" presentation:style-name="a894" draw:name="Notes Placeholder 4" svg:x="0.82639in" svg:y="5.62674in" svg:width="6.61458in" svg:height="4.60417in" presentation:class="notes" presentation:placeholder="false">
          <draw:text-box>
            <text:p text:style-name="a881" text:class-names="" text:cond-style-name=""><text:span text:style-name="a880" text:class-names="">Click to edit Master text styles</text:span></text:p>
            <text:list text:style-name="a884">
              <text:list-item>
                <text:list text:style-name="a884">
                  <text:list-item>
                    <text:p text:style-name="a883" text:class-names="" text:cond-style-name=""><text:span text:style-name="a882" text:class-names="">Second level</text:span></text:p>
                  </text:list-item>
                </text:list>
              </text:list-item>
            </text:list>
            <text:list text:style-name="a887">
              <text:list-item>
                <text:list text:style-name="a887">
                  <text:list-item>
                    <text:list text:style-name="a887">
                      <text:list-item>
                        <text:p text:style-name="a886" text:class-names="" text:cond-style-name=""><text:span text:style-name="a88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890">
              <text:list-item>
                <text:list text:style-name="a890">
                  <text:list-item>
                    <text:list text:style-name="a890">
                      <text:list-item>
                        <text:list text:style-name="a890">
                          <text:list-item>
                            <text:p text:style-name="a889" text:class-names="" text:cond-style-name=""><text:span text:style-name="a88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93">
              <text:list-item>
                <text:list text:style-name="a893">
                  <text:list-item>
                    <text:list text:style-name="a893">
                      <text:list-item>
                        <text:list text:style-name="a893">
                          <text:list-item>
                            <text:list text:style-name="a893">
                              <text:list-item>
                                <text:p text:style-name="a892" text:class-names="" text:cond-style-name=""><text:span text:style-name="a891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page-thumbnail svg:x="1.21063in" svg:y="0.88858in" svg:width="5.84567in" svg:height="4.38425in" presentation:class="page" draw:id="id8" presentation:style-name="a895" draw:name="Slide Image Placeholder 7">
          <svg:title/>
          <svg:desc/>
        </draw:page-thumbnail>
        <draw:frame draw:id="id9" presentation:style-name="a898" draw:name="Notes Placeholder 8" svg:x="0.82677in" svg:y="5.55394in" svg:width="6.61378in" svg:height="5.26142in" presentation:class="notes" presentation:placeholder="false">
          <draw:text-box>
            <text:p text:style-name="a897" text:class-names="" text:cond-style-name=""><text:span text:style-name="a896" text:class-names=""/></text:p>
          </draw:text-box>
          <svg:title/>
          <svg:desc/>
        </draw:frame>
        <draw:frame draw:id="id10" presentation:style-name="a901" draw:name="Header Placeholder 9" svg:x="0in" svg:y="0in" svg:width="3.5878in" svg:height="0.58425in" presentation:class="header" presentation:placeholder="false">
          <draw:text-box>
            <text:p text:style-name="a900" text:class-names="" text:cond-style-name=""><text:span text:style-name="a899" text:class-names=""/></text:p>
          </draw:text-box>
          <svg:title/>
          <svg:desc/>
        </draw:frame>
        <draw:frame draw:id="id11" presentation:style-name="a904" draw:name="Date Placeholder 10" svg:x="4.67953in" svg:y="0in" svg:width="3.5878in" svg:height="0.58425in" presentation:class="date-time" presentation:placeholder="false">
          <draw:text-box>
            <text:p text:style-name="a903" text:class-names="" text:cond-style-name=""><text:span text:style-name="a902" text:class-names=""/></text:p>
          </draw:text-box>
          <svg:title/>
          <svg:desc/>
        </draw:frame>
        <draw:frame draw:id="id12" presentation:style-name="a907" draw:name="Footer Placeholder 11" svg:x="0in" svg:y="11.10827in" svg:width="3.5878in" svg:height="0.58425in" presentation:class="footer" presentation:placeholder="false">
          <draw:text-box>
            <text:p text:style-name="a906" text:class-names="" text:cond-style-name=""><text:span text:style-name="a905" text:class-names=""/></text:p>
          </draw:text-box>
          <svg:title/>
          <svg:desc/>
        </draw:frame>
        <draw:frame draw:id="id13" presentation:style-name="a910" draw:name="Slide Number Placeholder 12" svg:x="4.67953in" svg:y="11.10827in" svg:width="3.5878in" svg:height="0.58425in" presentation:class="page-number" presentation:placeholder="false">
          <draw:text-box>
            <text:p text:style-name="a909" text:class-names="" text:cond-style-name=""><text:span text:style-name="a908" text:class-names=""><text:page-number style:num-format="1" text:fixed="false"/></text:span></text:p>
          </draw:text-box>
          <svg:title/>
          <svg:desc/>
        </draw:frame>
        <draw:frame draw:id="id14" presentation:style-name="a913" draw:name="Footer Placeholder 5" svg:x="0in" svg:y="11.1059in" svg:width="3.58333in" svg:height="0.58681in" presentation:class="footer" presentation:placeholder="false">
          <draw:text-box>
            <text:p text:style-name="a912" text:class-names="" text:cond-style-name=""><text:span text:style-name="a911" text:class-names=""/></text:p>
          </draw:text-box>
          <svg:title/>
          <svg:desc/>
        </draw:frame>
        <draw:frame draw:id="id15" presentation:style-name="a916" draw:name="Slide Number Placeholder 6" svg:x="4.68229in" svg:y="11.1059in" svg:width="3.58333in" svg:height="0.58681in" presentation:class="page-number" presentation:placeholder="false">
          <draw:text-box>
            <text:p text:style-name="a915" text:class-names="" text:cond-style-name=""><text:span text:style-name="a91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-title-Title-Slide" style:page-layout-name="pageLayout1" draw:style-name="a918">
      <draw:custom-shape svg:x="0in" svg:y="0.31496in" svg:width="0.55118in" svg:height="1.1811in" draw:id="id71" draw:layer="Master2-bg" draw:style-name="a921" draw:name="Freeform: Shape 6">
        <svg:title/>
        <svg:desc/>
        <text:p text:style-name="a920" text:class-names="" text:cond-style-name=""><text:span text:style-name="a919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5in" svg:y="7.3in" svg:width="9.97205in" svg:height="0in" draw:id="id72" draw:layer="Master2-bg" draw:style-name="a924" draw:name="Straight Connector 7">
        <svg:title/>
        <svg:desc/>
        <text:p text:style-name="a923" text:class-names="" text:cond-style-name=""><text:span text:style-name="a922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0.50039in" svg:y="1.70945in" svg:width="9.97205in" svg:height="0in" draw:id="id73" draw:layer="Master2-bg" draw:style-name="a927" draw:name="Straight Connector 8">
        <svg:title/>
        <svg:desc/>
        <text:p text:style-name="a926" text:class-names="" text:cond-style-name=""><text:span text:style-name="a925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id="id74" presentation:style-name="a930" draw:name="Title 1" svg:x="1.37847in" svg:y="1.35243in" svg:width="8.26736in" svg:height="2.87847in" presentation:class="title" presentation:placeholder="false">
        <draw:text-box>
          <text:p text:style-name="a929" text:class-names="" text:cond-style-name=""><text:span text:style-name="a928" text:class-names="">Click to edit Master title style</text:span></text:p>
        </draw:text-box>
        <svg:title/>
        <svg:desc/>
      </draw:frame>
      <draw:frame draw:id="id75" presentation:style-name="a933" draw:name="Subtitle 2" svg:x="1.37847in" svg:y="4.34201in" svg:width="8.26736in" svg:height="1.99653in" presentation:class="subtitle" presentation:placeholder="false">
        <draw:text-box>
          <text:p text:style-name="a932" text:class-names="" text:cond-style-name=""><text:span text:style-name="a931" text:class-names="">Click to edit Master subtitle style</text:span></text:p>
        </draw:text-box>
        <svg:title/>
        <svg:desc/>
      </draw:frame>
      <draw:frame draw:id="id76" presentation:style-name="a936" draw:name="Date Placeholder 3" svg:x="0.55118in" svg:y="7.5315in" svg:width="2.56811in" svg:height="0.57008in" presentation:class="date-time" presentation:placeholder="false">
        <draw:text-box>
          <text:p text:style-name="a935" text:class-names="" text:cond-style-name=""><text:span text:style-name="a934" text:class-names="">CSCI 1410</text:span></text:p>
        </draw:text-box>
        <svg:title/>
        <svg:desc/>
      </draw:frame>
      <draw:frame draw:id="id77" presentation:style-name="a939" draw:name="Footer Placeholder 4" svg:x="3.77008in" svg:y="7.5315in" svg:width="3.49409in" svg:height="0.57008in" presentation:class="footer" presentation:placeholder="false">
        <draw:text-box>
          <text:p text:style-name="a938" text:class-names="" text:cond-style-name=""><text:span text:style-name="a937" text:class-names="">Dr. Salim Lakhani</text:span></text:p>
        </draw:text-box>
        <svg:title/>
        <svg:desc/>
      </draw:frame>
      <draw:frame draw:id="id78" presentation:style-name="a943" draw:name="Slide Number Placeholder 5" svg:x="7.90394in" svg:y="7.5315in" svg:width="2.56811in" svg:height="0.57008in" presentation:class="page-number" presentation:placeholder="false">
        <draw:text-box>
          <text:p text:style-name="a942" text:class-names="" text:cond-style-name=""><text:span text:style-name="a940" text:class-names=""><text:page-number style:num-format="1" text:fixed="false"/></text:span><text:span text:style-name="a941" text:class-names=""><text:s text:c="1"/>/</text:span></text:p>
        </draw:text-box>
        <svg:title/>
        <svg:desc/>
      </draw:frame>
      <presentation:notes style:page-layout-name="pageLayout2" draw:style-name="a989">
        <draw:frame draw:id="id4" presentation:style-name="a946" draw:name="Header Placeholder 1" svg:x="0in" svg:y="0in" svg:width="3.58333in" svg:height="0.58681in" presentation:class="header" presentation:placeholder="false">
          <draw:text-box>
            <text:p text:style-name="a945" text:class-names="" text:cond-style-name=""><text:span text:style-name="a944" text:class-names=""/></text:p>
          </draw:text-box>
          <svg:title/>
          <svg:desc/>
        </draw:frame>
        <draw:frame draw:id="id5" presentation:style-name="a950" draw:name="Date Placeholder 2" svg:x="4.68229in" svg:y="0in" svg:width="3.58333in" svg:height="0.58681in" presentation:class="date-time" presentation:placeholder="false">
          <draw:text-box>
            <text:p text:style-name="a949" text:class-names="" text:cond-style-name=""><text:span text:style-name="a947" text:class-names=""><text:date text:fixed="false" style:data-style-name="a948"/></text:span></text:p>
          </draw:text-box>
          <svg:title/>
          <svg:desc/>
        </draw:frame>
        <draw:page-thumbnail svg:x="1.50347in" svg:y="1.46181in" svg:width="5.26042in" svg:height="3.94618in" presentation:class="page" draw:id="id6" presentation:style-name="a951" draw:name="Slide Image Placeholder 3">
          <svg:title/>
          <svg:desc/>
        </draw:page-thumbnail>
        <draw:frame draw:id="id7" presentation:style-name="a966" draw:name="Notes Placeholder 4" svg:x="0.82639in" svg:y="5.62674in" svg:width="6.61458in" svg:height="4.60417in" presentation:class="notes" presentation:placeholder="false">
          <draw:text-box>
            <text:p text:style-name="a953" text:class-names="" text:cond-style-name=""><text:span text:style-name="a952" text:class-names="">Click to edit Master text styles</text:span></text:p>
            <text:list text:style-name="a956">
              <text:list-item>
                <text:list text:style-name="a956">
                  <text:list-item>
                    <text:p text:style-name="a955" text:class-names="" text:cond-style-name=""><text:span text:style-name="a954" text:class-names="">Second level</text:span></text:p>
                  </text:list-item>
                </text:list>
              </text:list-item>
            </text:list>
            <text:list text:style-name="a959">
              <text:list-item>
                <text:list text:style-name="a959">
                  <text:list-item>
                    <text:list text:style-name="a959">
                      <text:list-item>
                        <text:p text:style-name="a958" text:class-names="" text:cond-style-name=""><text:span text:style-name="a95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962">
              <text:list-item>
                <text:list text:style-name="a962">
                  <text:list-item>
                    <text:list text:style-name="a962">
                      <text:list-item>
                        <text:list text:style-name="a962">
                          <text:list-item>
                            <text:p text:style-name="a961" text:class-names="" text:cond-style-name=""><text:span text:style-name="a96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65">
              <text:list-item>
                <text:list text:style-name="a965">
                  <text:list-item>
                    <text:list text:style-name="a965">
                      <text:list-item>
                        <text:list text:style-name="a965">
                          <text:list-item>
                            <text:list text:style-name="a965">
                              <text:list-item>
                                <text:p text:style-name="a964" text:class-names="" text:cond-style-name=""><text:span text:style-name="a963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page-thumbnail svg:x="1.21063in" svg:y="0.88858in" svg:width="5.84567in" svg:height="4.38425in" presentation:class="page" draw:id="id8" presentation:style-name="a967" draw:name="Slide Image Placeholder 7">
          <svg:title/>
          <svg:desc/>
        </draw:page-thumbnail>
        <draw:frame draw:id="id9" presentation:style-name="a970" draw:name="Notes Placeholder 8" svg:x="0.82677in" svg:y="5.55394in" svg:width="6.61378in" svg:height="5.26142in" presentation:class="notes" presentation:placeholder="false">
          <draw:text-box>
            <text:p text:style-name="a969" text:class-names="" text:cond-style-name=""><text:span text:style-name="a968" text:class-names=""/></text:p>
          </draw:text-box>
          <svg:title/>
          <svg:desc/>
        </draw:frame>
        <draw:frame draw:id="id10" presentation:style-name="a973" draw:name="Header Placeholder 9" svg:x="0in" svg:y="0in" svg:width="3.5878in" svg:height="0.58425in" presentation:class="header" presentation:placeholder="false">
          <draw:text-box>
            <text:p text:style-name="a972" text:class-names="" text:cond-style-name=""><text:span text:style-name="a971" text:class-names=""/></text:p>
          </draw:text-box>
          <svg:title/>
          <svg:desc/>
        </draw:frame>
        <draw:frame draw:id="id11" presentation:style-name="a976" draw:name="Date Placeholder 10" svg:x="4.67953in" svg:y="0in" svg:width="3.5878in" svg:height="0.58425in" presentation:class="date-time" presentation:placeholder="false">
          <draw:text-box>
            <text:p text:style-name="a975" text:class-names="" text:cond-style-name=""><text:span text:style-name="a974" text:class-names=""/></text:p>
          </draw:text-box>
          <svg:title/>
          <svg:desc/>
        </draw:frame>
        <draw:frame draw:id="id12" presentation:style-name="a979" draw:name="Footer Placeholder 11" svg:x="0in" svg:y="11.10827in" svg:width="3.5878in" svg:height="0.58425in" presentation:class="footer" presentation:placeholder="false">
          <draw:text-box>
            <text:p text:style-name="a978" text:class-names="" text:cond-style-name=""><text:span text:style-name="a977" text:class-names=""/></text:p>
          </draw:text-box>
          <svg:title/>
          <svg:desc/>
        </draw:frame>
        <draw:frame draw:id="id13" presentation:style-name="a982" draw:name="Slide Number Placeholder 12" svg:x="4.67953in" svg:y="11.10827in" svg:width="3.5878in" svg:height="0.58425in" presentation:class="page-number" presentation:placeholder="false">
          <draw:text-box>
            <text:p text:style-name="a981" text:class-names="" text:cond-style-name=""><text:span text:style-name="a980" text:class-names=""><text:page-number style:num-format="1" text:fixed="false"/></text:span></text:p>
          </draw:text-box>
          <svg:title/>
          <svg:desc/>
        </draw:frame>
        <draw:frame draw:id="id14" presentation:style-name="a985" draw:name="Footer Placeholder 5" svg:x="0in" svg:y="11.1059in" svg:width="3.58333in" svg:height="0.58681in" presentation:class="footer" presentation:placeholder="false">
          <draw:text-box>
            <text:p text:style-name="a984" text:class-names="" text:cond-style-name=""><text:span text:style-name="a983" text:class-names=""/></text:p>
          </draw:text-box>
          <svg:title/>
          <svg:desc/>
        </draw:frame>
        <draw:frame draw:id="id15" presentation:style-name="a988" draw:name="Slide Number Placeholder 6" svg:x="4.68229in" svg:y="11.1059in" svg:width="3.58333in" svg:height="0.58681in" presentation:class="page-number" presentation:placeholder="false">
          <draw:text-box>
            <text:p text:style-name="a987" text:class-names="" text:cond-style-name=""><text:span text:style-name="a98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2-obj-Title-and-Content" style:page-layout-name="pageLayout1" draw:style-name="a990">
      <draw:custom-shape svg:x="0in" svg:y="0.31496in" svg:width="0.55118in" svg:height="1.1811in" draw:id="id79" draw:layer="Master2-bg" draw:style-name="a993" draw:name="Freeform: Shape 6">
        <svg:title/>
        <svg:desc/>
        <text:p text:style-name="a992" text:class-names="" text:cond-style-name=""><text:span text:style-name="a991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5in" svg:y="7.3in" svg:width="9.97205in" svg:height="0in" draw:id="id80" draw:layer="Master2-bg" draw:style-name="a996" draw:name="Straight Connector 7">
        <svg:title/>
        <svg:desc/>
        <text:p text:style-name="a995" text:class-names="" text:cond-style-name=""><text:span text:style-name="a994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0.50039in" svg:y="1.70945in" svg:width="9.97205in" svg:height="0in" draw:id="id81" draw:layer="Master2-bg" draw:style-name="a999" draw:name="Straight Connector 8">
        <svg:title/>
        <svg:desc/>
        <text:p text:style-name="a998" text:class-names="" text:cond-style-name=""><text:span text:style-name="a997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id="id82" presentation:style-name="a1002" draw:name="Title 1" svg:x="0.7874in" svg:y="0.32913in" svg:width="9.68465in" svg:height="1.38071in" presentation:class="title" presentation:placeholder="false">
        <draw:text-box>
          <text:p text:style-name="a1001" text:class-names="" text:cond-style-name=""><text:span text:style-name="a1000" text:class-names="">Click to edit Master title style</text:span></text:p>
        </draw:text-box>
        <svg:title/>
        <svg:desc/>
      </draw:frame>
      <draw:frame draw:id="id83" presentation:style-name="a1017" draw:name="Content Placeholder 2" svg:x="0.7874in" svg:y="1.77165in" svg:width="9.44882in" svg:height="5.42835in" presentation:class="object" presentation:placeholder="false">
        <draw:text-box>
          <text:p text:style-name="a1004" text:class-names="" text:cond-style-name=""><text:span text:style-name="a1003" text:class-names="">Click to edit Master text styles</text:span></text:p>
          <text:list text:style-name="a1007">
            <text:list-item>
              <text:list text:style-name="a1007">
                <text:list-item>
                  <text:p text:style-name="a1006" text:class-names="" text:cond-style-name=""><text:span text:style-name="a1005" text:class-names="">Second level</text:span></text:p>
                </text:list-item>
              </text:list>
            </text:list-item>
          </text:list>
          <text:list text:style-name="a1010">
            <text:list-item>
              <text:list text:style-name="a1010">
                <text:list-item>
                  <text:list text:style-name="a1010">
                    <text:list-item>
                      <text:p text:style-name="a1009" text:class-names="" text:cond-style-name=""><text:span text:style-name="a1008" text:class-names="">Third level</text:span></text:p>
                    </text:list-item>
                  </text:list>
                </text:list-item>
              </text:list>
            </text:list-item>
          </text:list>
          <text:list text:style-name="a1013">
            <text:list-item>
              <text:list text:style-name="a1013">
                <text:list-item>
                  <text:list text:style-name="a1013">
                    <text:list-item>
                      <text:list text:style-name="a1013">
                        <text:list-item>
                          <text:p text:style-name="a1012" text:class-names="" text:cond-style-name=""><text:span text:style-name="a101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16">
            <text:list-item>
              <text:list text:style-name="a1016">
                <text:list-item>
                  <text:list text:style-name="a1016">
                    <text:list-item>
                      <text:list text:style-name="a1016">
                        <text:list-item>
                          <text:list text:style-name="a1016">
                            <text:list-item>
                              <text:p text:style-name="a1015" text:class-names="" text:cond-style-name=""><text:span text:style-name="a101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4" presentation:style-name="a1020" draw:name="Date Placeholder 3" svg:x="0.55118in" svg:y="7.5315in" svg:width="2.56811in" svg:height="0.57008in" presentation:class="date-time" presentation:placeholder="false">
        <draw:text-box>
          <text:p text:style-name="a1019" text:class-names="" text:cond-style-name=""><text:span text:style-name="a1018" text:class-names="">CSCI 1410</text:span></text:p>
        </draw:text-box>
        <svg:title/>
        <svg:desc/>
      </draw:frame>
      <draw:frame draw:id="id85" presentation:style-name="a1023" draw:name="Footer Placeholder 4" svg:x="3.77008in" svg:y="7.5315in" svg:width="3.49409in" svg:height="0.57008in" presentation:class="footer" presentation:placeholder="false">
        <draw:text-box>
          <text:p text:style-name="a1022" text:class-names="" text:cond-style-name=""><text:span text:style-name="a1021" text:class-names="">Dr. Salim Lakhani</text:span></text:p>
        </draw:text-box>
        <svg:title/>
        <svg:desc/>
      </draw:frame>
      <draw:frame draw:id="id86" presentation:style-name="a1027" draw:name="Slide Number Placeholder 5" svg:x="7.90394in" svg:y="7.5315in" svg:width="2.56811in" svg:height="0.57008in" presentation:class="page-number" presentation:placeholder="false">
        <draw:text-box>
          <text:p text:style-name="a1026" text:class-names="" text:cond-style-name=""><text:span text:style-name="a1024" text:class-names=""><text:page-number style:num-format="1" text:fixed="false"/></text:span><text:span text:style-name="a1025" text:class-names=""><text:s text:c="1"/>/</text:span></text:p>
        </draw:text-box>
        <svg:title/>
        <svg:desc/>
      </draw:frame>
      <presentation:notes style:page-layout-name="pageLayout2" draw:style-name="a1073">
        <draw:frame draw:id="id4" presentation:style-name="a1030" draw:name="Header Placeholder 1" svg:x="0in" svg:y="0in" svg:width="3.58333in" svg:height="0.58681in" presentation:class="header" presentation:placeholder="false">
          <draw:text-box>
            <text:p text:style-name="a1029" text:class-names="" text:cond-style-name=""><text:span text:style-name="a1028" text:class-names=""/></text:p>
          </draw:text-box>
          <svg:title/>
          <svg:desc/>
        </draw:frame>
        <draw:frame draw:id="id5" presentation:style-name="a1034" draw:name="Date Placeholder 2" svg:x="4.68229in" svg:y="0in" svg:width="3.58333in" svg:height="0.58681in" presentation:class="date-time" presentation:placeholder="false">
          <draw:text-box>
            <text:p text:style-name="a1033" text:class-names="" text:cond-style-name=""><text:span text:style-name="a1031" text:class-names=""><text:date text:fixed="false" style:data-style-name="a1032"/></text:span></text:p>
          </draw:text-box>
          <svg:title/>
          <svg:desc/>
        </draw:frame>
        <draw:page-thumbnail svg:x="1.50347in" svg:y="1.46181in" svg:width="5.26042in" svg:height="3.94618in" presentation:class="page" draw:id="id6" presentation:style-name="a1035" draw:name="Slide Image Placeholder 3">
          <svg:title/>
          <svg:desc/>
        </draw:page-thumbnail>
        <draw:frame draw:id="id7" presentation:style-name="a1050" draw:name="Notes Placeholder 4" svg:x="0.82639in" svg:y="5.62674in" svg:width="6.61458in" svg:height="4.60417in" presentation:class="notes" presentation:placeholder="false">
          <draw:text-box>
            <text:p text:style-name="a1037" text:class-names="" text:cond-style-name=""><text:span text:style-name="a1036" text:class-names="">Click to edit Master text styles</text:span></text:p>
            <text:list text:style-name="a1040">
              <text:list-item>
                <text:list text:style-name="a1040">
                  <text:list-item>
                    <text:p text:style-name="a1039" text:class-names="" text:cond-style-name=""><text:span text:style-name="a1038" text:class-names="">Second level</text:span></text:p>
                  </text:list-item>
                </text:list>
              </text:list-item>
            </text:list>
            <text:list text:style-name="a1043">
              <text:list-item>
                <text:list text:style-name="a1043">
                  <text:list-item>
                    <text:list text:style-name="a1043">
                      <text:list-item>
                        <text:p text:style-name="a1042" text:class-names="" text:cond-style-name=""><text:span text:style-name="a104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46">
              <text:list-item>
                <text:list text:style-name="a1046">
                  <text:list-item>
                    <text:list text:style-name="a1046">
                      <text:list-item>
                        <text:list text:style-name="a1046">
                          <text:list-item>
                            <text:p text:style-name="a1045" text:class-names="" text:cond-style-name=""><text:span text:style-name="a104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49">
              <text:list-item>
                <text:list text:style-name="a1049">
                  <text:list-item>
                    <text:list text:style-name="a1049">
                      <text:list-item>
                        <text:list text:style-name="a1049">
                          <text:list-item>
                            <text:list text:style-name="a1049">
                              <text:list-item>
                                <text:p text:style-name="a1048" text:class-names="" text:cond-style-name=""><text:span text:style-name="a1047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page-thumbnail svg:x="1.21063in" svg:y="0.88858in" svg:width="5.84567in" svg:height="4.38425in" presentation:class="page" draw:id="id8" presentation:style-name="a1051" draw:name="Slide Image Placeholder 7">
          <svg:title/>
          <svg:desc/>
        </draw:page-thumbnail>
        <draw:frame draw:id="id9" presentation:style-name="a1054" draw:name="Notes Placeholder 8" svg:x="0.82677in" svg:y="5.55394in" svg:width="6.61378in" svg:height="5.26142in" presentation:class="notes" presentation:placeholder="false">
          <draw:text-box>
            <text:p text:style-name="a1053" text:class-names="" text:cond-style-name=""><text:span text:style-name="a1052" text:class-names=""/></text:p>
          </draw:text-box>
          <svg:title/>
          <svg:desc/>
        </draw:frame>
        <draw:frame draw:id="id10" presentation:style-name="a1057" draw:name="Header Placeholder 9" svg:x="0in" svg:y="0in" svg:width="3.5878in" svg:height="0.58425in" presentation:class="header" presentation:placeholder="false">
          <draw:text-box>
            <text:p text:style-name="a1056" text:class-names="" text:cond-style-name=""><text:span text:style-name="a1055" text:class-names=""/></text:p>
          </draw:text-box>
          <svg:title/>
          <svg:desc/>
        </draw:frame>
        <draw:frame draw:id="id11" presentation:style-name="a1060" draw:name="Date Placeholder 10" svg:x="4.67953in" svg:y="0in" svg:width="3.5878in" svg:height="0.58425in" presentation:class="date-time" presentation:placeholder="false">
          <draw:text-box>
            <text:p text:style-name="a1059" text:class-names="" text:cond-style-name=""><text:span text:style-name="a1058" text:class-names=""/></text:p>
          </draw:text-box>
          <svg:title/>
          <svg:desc/>
        </draw:frame>
        <draw:frame draw:id="id12" presentation:style-name="a1063" draw:name="Footer Placeholder 11" svg:x="0in" svg:y="11.10827in" svg:width="3.5878in" svg:height="0.58425in" presentation:class="footer" presentation:placeholder="false">
          <draw:text-box>
            <text:p text:style-name="a1062" text:class-names="" text:cond-style-name=""><text:span text:style-name="a1061" text:class-names=""/></text:p>
          </draw:text-box>
          <svg:title/>
          <svg:desc/>
        </draw:frame>
        <draw:frame draw:id="id13" presentation:style-name="a1066" draw:name="Slide Number Placeholder 12" svg:x="4.67953in" svg:y="11.10827in" svg:width="3.5878in" svg:height="0.58425in" presentation:class="page-number" presentation:placeholder="false">
          <draw:text-box>
            <text:p text:style-name="a1065" text:class-names="" text:cond-style-name=""><text:span text:style-name="a1064" text:class-names=""><text:page-number style:num-format="1" text:fixed="false"/></text:span></text:p>
          </draw:text-box>
          <svg:title/>
          <svg:desc/>
        </draw:frame>
        <draw:frame draw:id="id14" presentation:style-name="a1069" draw:name="Footer Placeholder 5" svg:x="0in" svg:y="11.1059in" svg:width="3.58333in" svg:height="0.58681in" presentation:class="footer" presentation:placeholder="false">
          <draw:text-box>
            <text:p text:style-name="a1068" text:class-names="" text:cond-style-name=""><text:span text:style-name="a1067" text:class-names=""/></text:p>
          </draw:text-box>
          <svg:title/>
          <svg:desc/>
        </draw:frame>
        <draw:frame draw:id="id15" presentation:style-name="a1072" draw:name="Slide Number Placeholder 6" svg:x="4.68229in" svg:y="11.1059in" svg:width="3.58333in" svg:height="0.58681in" presentation:class="page-number" presentation:placeholder="false">
          <draw:text-box>
            <text:p text:style-name="a1071" text:class-names="" text:cond-style-name=""><text:span text:style-name="a107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3-secHead-Section-Header" style:page-layout-name="pageLayout1" draw:style-name="a1074">
      <draw:custom-shape svg:x="0in" svg:y="0.31496in" svg:width="0.55118in" svg:height="1.1811in" draw:id="id87" draw:layer="Master2-bg" draw:style-name="a1077" draw:name="Freeform: Shape 6">
        <svg:title/>
        <svg:desc/>
        <text:p text:style-name="a1076" text:class-names="" text:cond-style-name=""><text:span text:style-name="a1075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5in" svg:y="7.3in" svg:width="9.97205in" svg:height="0in" draw:id="id88" draw:layer="Master2-bg" draw:style-name="a1080" draw:name="Straight Connector 7">
        <svg:title/>
        <svg:desc/>
        <text:p text:style-name="a1079" text:class-names="" text:cond-style-name=""><text:span text:style-name="a1078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0.50039in" svg:y="1.70945in" svg:width="9.97205in" svg:height="0in" draw:id="id89" draw:layer="Master2-bg" draw:style-name="a1083" draw:name="Straight Connector 8">
        <svg:title/>
        <svg:desc/>
        <text:p text:style-name="a1082" text:class-names="" text:cond-style-name=""><text:span text:style-name="a1081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id="id90" presentation:style-name="a1086" draw:name="Title 1" svg:x="0.75174in" svg:y="2.06076in" svg:width="9.50868in" svg:height="3.43924in" presentation:class="title" presentation:placeholder="false">
        <draw:text-box>
          <text:p text:style-name="a1085" text:class-names="" text:cond-style-name=""><text:span text:style-name="a1084" text:class-names="">Click to edit Master title style</text:span></text:p>
        </draw:text-box>
        <svg:title/>
        <svg:desc/>
      </draw:frame>
      <draw:frame draw:id="id91" presentation:style-name="a1090" draw:name="Text Placeholder 2" svg:x="0.75174in" svg:y="5.53299in" svg:width="9.50868in" svg:height="1.80729in" presentation:class="outline" presentation:placeholder="false">
        <draw:text-box>
          <text:list text:style-name="a1089">
            <text:list-item>
              <text:p text:style-name="a1088" text:class-names="" text:cond-style-name=""><text:span text:style-name="a1087" text:class-names="">Click to edit Master text styles</text:span></text:p>
            </text:list-item>
          </text:list>
        </draw:text-box>
        <svg:title/>
        <svg:desc/>
      </draw:frame>
      <draw:frame draw:id="id92" presentation:style-name="a1093" draw:name="Date Placeholder 3" svg:x="0.55118in" svg:y="7.5315in" svg:width="2.56811in" svg:height="0.57008in" presentation:class="date-time" presentation:placeholder="false">
        <draw:text-box>
          <text:p text:style-name="a1092" text:class-names="" text:cond-style-name=""><text:span text:style-name="a1091" text:class-names="">CSCI 1410</text:span></text:p>
        </draw:text-box>
        <svg:title/>
        <svg:desc/>
      </draw:frame>
      <draw:frame draw:id="id93" presentation:style-name="a1096" draw:name="Footer Placeholder 4" svg:x="3.77008in" svg:y="7.5315in" svg:width="3.49409in" svg:height="0.57008in" presentation:class="footer" presentation:placeholder="false">
        <draw:text-box>
          <text:p text:style-name="a1095" text:class-names="" text:cond-style-name=""><text:span text:style-name="a1094" text:class-names="">Dr. Salim Lakhani</text:span></text:p>
        </draw:text-box>
        <svg:title/>
        <svg:desc/>
      </draw:frame>
      <draw:frame draw:id="id94" presentation:style-name="a1100" draw:name="Slide Number Placeholder 5" svg:x="7.90394in" svg:y="7.5315in" svg:width="2.56811in" svg:height="0.57008in" presentation:class="page-number" presentation:placeholder="false">
        <draw:text-box>
          <text:p text:style-name="a1099" text:class-names="" text:cond-style-name=""><text:span text:style-name="a1097" text:class-names=""><text:page-number style:num-format="1" text:fixed="false"/></text:span><text:span text:style-name="a1098" text:class-names=""><text:s text:c="1"/>/</text:span></text:p>
        </draw:text-box>
        <svg:title/>
        <svg:desc/>
      </draw:frame>
      <presentation:notes style:page-layout-name="pageLayout2" draw:style-name="a1146">
        <draw:frame draw:id="id4" presentation:style-name="a1103" draw:name="Header Placeholder 1" svg:x="0in" svg:y="0in" svg:width="3.58333in" svg:height="0.58681in" presentation:class="header" presentation:placeholder="false">
          <draw:text-box>
            <text:p text:style-name="a1102" text:class-names="" text:cond-style-name=""><text:span text:style-name="a1101" text:class-names=""/></text:p>
          </draw:text-box>
          <svg:title/>
          <svg:desc/>
        </draw:frame>
        <draw:frame draw:id="id5" presentation:style-name="a1107" draw:name="Date Placeholder 2" svg:x="4.68229in" svg:y="0in" svg:width="3.58333in" svg:height="0.58681in" presentation:class="date-time" presentation:placeholder="false">
          <draw:text-box>
            <text:p text:style-name="a1106" text:class-names="" text:cond-style-name=""><text:span text:style-name="a1104" text:class-names=""><text:date text:fixed="false" style:data-style-name="a1105"/></text:span></text:p>
          </draw:text-box>
          <svg:title/>
          <svg:desc/>
        </draw:frame>
        <draw:page-thumbnail svg:x="1.50347in" svg:y="1.46181in" svg:width="5.26042in" svg:height="3.94618in" presentation:class="page" draw:id="id6" presentation:style-name="a1108" draw:name="Slide Image Placeholder 3">
          <svg:title/>
          <svg:desc/>
        </draw:page-thumbnail>
        <draw:frame draw:id="id7" presentation:style-name="a1123" draw:name="Notes Placeholder 4" svg:x="0.82639in" svg:y="5.62674in" svg:width="6.61458in" svg:height="4.60417in" presentation:class="notes" presentation:placeholder="false">
          <draw:text-box>
            <text:p text:style-name="a1110" text:class-names="" text:cond-style-name=""><text:span text:style-name="a1109" text:class-names="">Click to edit Master text styles</text:span></text:p>
            <text:list text:style-name="a1113">
              <text:list-item>
                <text:list text:style-name="a1113">
                  <text:list-item>
                    <text:p text:style-name="a1112" text:class-names="" text:cond-style-name=""><text:span text:style-name="a1111" text:class-names="">Second level</text:span></text:p>
                  </text:list-item>
                </text:list>
              </text:list-item>
            </text:list>
            <text:list text:style-name="a1116">
              <text:list-item>
                <text:list text:style-name="a1116">
                  <text:list-item>
                    <text:list text:style-name="a1116">
                      <text:list-item>
                        <text:p text:style-name="a1115" text:class-names="" text:cond-style-name=""><text:span text:style-name="a111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119">
              <text:list-item>
                <text:list text:style-name="a1119">
                  <text:list-item>
                    <text:list text:style-name="a1119">
                      <text:list-item>
                        <text:list text:style-name="a1119">
                          <text:list-item>
                            <text:p text:style-name="a1118" text:class-names="" text:cond-style-name=""><text:span text:style-name="a111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22">
              <text:list-item>
                <text:list text:style-name="a1122">
                  <text:list-item>
                    <text:list text:style-name="a1122">
                      <text:list-item>
                        <text:list text:style-name="a1122">
                          <text:list-item>
                            <text:list text:style-name="a1122">
                              <text:list-item>
                                <text:p text:style-name="a1121" text:class-names="" text:cond-style-name=""><text:span text:style-name="a112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page-thumbnail svg:x="1.21063in" svg:y="0.88858in" svg:width="5.84567in" svg:height="4.38425in" presentation:class="page" draw:id="id8" presentation:style-name="a1124" draw:name="Slide Image Placeholder 7">
          <svg:title/>
          <svg:desc/>
        </draw:page-thumbnail>
        <draw:frame draw:id="id9" presentation:style-name="a1127" draw:name="Notes Placeholder 8" svg:x="0.82677in" svg:y="5.55394in" svg:width="6.61378in" svg:height="5.26142in" presentation:class="notes" presentation:placeholder="false">
          <draw:text-box>
            <text:p text:style-name="a1126" text:class-names="" text:cond-style-name=""><text:span text:style-name="a1125" text:class-names=""/></text:p>
          </draw:text-box>
          <svg:title/>
          <svg:desc/>
        </draw:frame>
        <draw:frame draw:id="id10" presentation:style-name="a1130" draw:name="Header Placeholder 9" svg:x="0in" svg:y="0in" svg:width="3.5878in" svg:height="0.58425in" presentation:class="header" presentation:placeholder="false">
          <draw:text-box>
            <text:p text:style-name="a1129" text:class-names="" text:cond-style-name=""><text:span text:style-name="a1128" text:class-names=""/></text:p>
          </draw:text-box>
          <svg:title/>
          <svg:desc/>
        </draw:frame>
        <draw:frame draw:id="id11" presentation:style-name="a1133" draw:name="Date Placeholder 10" svg:x="4.67953in" svg:y="0in" svg:width="3.5878in" svg:height="0.58425in" presentation:class="date-time" presentation:placeholder="false">
          <draw:text-box>
            <text:p text:style-name="a1132" text:class-names="" text:cond-style-name=""><text:span text:style-name="a1131" text:class-names=""/></text:p>
          </draw:text-box>
          <svg:title/>
          <svg:desc/>
        </draw:frame>
        <draw:frame draw:id="id12" presentation:style-name="a1136" draw:name="Footer Placeholder 11" svg:x="0in" svg:y="11.10827in" svg:width="3.5878in" svg:height="0.58425in" presentation:class="footer" presentation:placeholder="false">
          <draw:text-box>
            <text:p text:style-name="a1135" text:class-names="" text:cond-style-name=""><text:span text:style-name="a1134" text:class-names=""/></text:p>
          </draw:text-box>
          <svg:title/>
          <svg:desc/>
        </draw:frame>
        <draw:frame draw:id="id13" presentation:style-name="a1139" draw:name="Slide Number Placeholder 12" svg:x="4.67953in" svg:y="11.10827in" svg:width="3.5878in" svg:height="0.58425in" presentation:class="page-number" presentation:placeholder="false">
          <draw:text-box>
            <text:p text:style-name="a1138" text:class-names="" text:cond-style-name=""><text:span text:style-name="a1137" text:class-names=""><text:page-number style:num-format="1" text:fixed="false"/></text:span></text:p>
          </draw:text-box>
          <svg:title/>
          <svg:desc/>
        </draw:frame>
        <draw:frame draw:id="id14" presentation:style-name="a1142" draw:name="Footer Placeholder 5" svg:x="0in" svg:y="11.1059in" svg:width="3.58333in" svg:height="0.58681in" presentation:class="footer" presentation:placeholder="false">
          <draw:text-box>
            <text:p text:style-name="a1141" text:class-names="" text:cond-style-name=""><text:span text:style-name="a1140" text:class-names=""/></text:p>
          </draw:text-box>
          <svg:title/>
          <svg:desc/>
        </draw:frame>
        <draw:frame draw:id="id15" presentation:style-name="a1145" draw:name="Slide Number Placeholder 6" svg:x="4.68229in" svg:y="11.1059in" svg:width="3.58333in" svg:height="0.58681in" presentation:class="page-number" presentation:placeholder="false">
          <draw:text-box>
            <text:p text:style-name="a1144" text:class-names="" text:cond-style-name=""><text:span text:style-name="a114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4-twoObj-Two-Content" style:page-layout-name="pageLayout1" draw:style-name="a1147">
      <draw:custom-shape svg:x="0in" svg:y="0.31496in" svg:width="0.55118in" svg:height="1.1811in" draw:id="id95" draw:layer="Master2-bg" draw:style-name="a1150" draw:name="Freeform: Shape 7">
        <svg:title/>
        <svg:desc/>
        <text:p text:style-name="a1149" text:class-names="" text:cond-style-name=""><text:span text:style-name="a1148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5in" svg:y="7.3in" svg:width="9.97205in" svg:height="0in" draw:id="id96" draw:layer="Master2-bg" draw:style-name="a1153" draw:name="Straight Connector 8">
        <svg:title/>
        <svg:desc/>
        <text:p text:style-name="a1152" text:class-names="" text:cond-style-name=""><text:span text:style-name="a1151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0.50039in" svg:y="1.70945in" svg:width="9.97205in" svg:height="0in" draw:id="id97" draw:layer="Master2-bg" draw:style-name="a1156" draw:name="Straight Connector 9">
        <svg:title/>
        <svg:desc/>
        <text:p text:style-name="a1155" text:class-names="" text:cond-style-name=""><text:span text:style-name="a1154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id="id98" presentation:style-name="a1159" draw:name="Title 1" svg:x="0.7874in" svg:y="0.32913in" svg:width="9.68465in" svg:height="1.38071in" presentation:class="title" presentation:placeholder="false">
        <draw:text-box>
          <text:p text:style-name="a1158" text:class-names="" text:cond-style-name=""><text:span text:style-name="a1157" text:class-names="">Click to edit Master title style</text:span></text:p>
        </draw:text-box>
        <svg:title/>
        <svg:desc/>
      </draw:frame>
      <draw:frame draw:id="id99" presentation:style-name="a1174" draw:name="Content Placeholder 2" svg:x="0.78819in" svg:y="1.77083in" svg:width="4.64063in" svg:height="5.42882in" presentation:class="object" presentation:placeholder="false">
        <draw:text-box>
          <text:p text:style-name="a1161" text:class-names="" text:cond-style-name=""><text:span text:style-name="a1160" text:class-names="">Click to edit Master text styles</text:span></text:p>
          <text:list text:style-name="a1164">
            <text:list-item>
              <text:list text:style-name="a1164">
                <text:list-item>
                  <text:p text:style-name="a1163" text:class-names="" text:cond-style-name=""><text:span text:style-name="a1162" text:class-names="">Second level</text:span></text:p>
                </text:list-item>
              </text:list>
            </text:list-item>
          </text:list>
          <text:list text:style-name="a1167">
            <text:list-item>
              <text:list text:style-name="a1167">
                <text:list-item>
                  <text:list text:style-name="a1167">
                    <text:list-item>
                      <text:p text:style-name="a1166" text:class-names="" text:cond-style-name=""><text:span text:style-name="a1165" text:class-names="">Third level</text:span></text:p>
                    </text:list-item>
                  </text:list>
                </text:list-item>
              </text:list>
            </text:list-item>
          </text:list>
          <text:list text:style-name="a1170">
            <text:list-item>
              <text:list text:style-name="a1170">
                <text:list-item>
                  <text:list text:style-name="a1170">
                    <text:list-item>
                      <text:list text:style-name="a1170">
                        <text:list-item>
                          <text:p text:style-name="a1169" text:class-names="" text:cond-style-name=""><text:span text:style-name="a116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73">
            <text:list-item>
              <text:list text:style-name="a1173">
                <text:list-item>
                  <text:list text:style-name="a1173">
                    <text:list-item>
                      <text:list text:style-name="a1173">
                        <text:list-item>
                          <text:list text:style-name="a1173">
                            <text:list-item>
                              <text:p text:style-name="a1172" text:class-names="" text:cond-style-name=""><text:span text:style-name="a117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0" presentation:style-name="a1189" draw:name="Content Placeholder 3" svg:x="5.59549in" svg:y="1.77083in" svg:width="4.64062in" svg:height="5.42882in" presentation:class="object" presentation:placeholder="false">
        <draw:text-box>
          <text:p text:style-name="a1176" text:class-names="" text:cond-style-name=""><text:span text:style-name="a1175" text:class-names="">Click to edit Master text styles</text:span></text:p>
          <text:list text:style-name="a1179">
            <text:list-item>
              <text:list text:style-name="a1179">
                <text:list-item>
                  <text:p text:style-name="a1178" text:class-names="" text:cond-style-name=""><text:span text:style-name="a1177" text:class-names="">Second level</text:span></text:p>
                </text:list-item>
              </text:list>
            </text:list-item>
          </text:list>
          <text:list text:style-name="a1182">
            <text:list-item>
              <text:list text:style-name="a1182">
                <text:list-item>
                  <text:list text:style-name="a1182">
                    <text:list-item>
                      <text:p text:style-name="a1181" text:class-names="" text:cond-style-name=""><text:span text:style-name="a1180" text:class-names="">Third level</text:span></text:p>
                    </text:list-item>
                  </text:list>
                </text:list-item>
              </text:list>
            </text:list-item>
          </text:list>
          <text:list text:style-name="a1185">
            <text:list-item>
              <text:list text:style-name="a1185">
                <text:list-item>
                  <text:list text:style-name="a1185">
                    <text:list-item>
                      <text:list text:style-name="a1185">
                        <text:list-item>
                          <text:p text:style-name="a1184" text:class-names="" text:cond-style-name=""><text:span text:style-name="a118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88">
            <text:list-item>
              <text:list text:style-name="a1188">
                <text:list-item>
                  <text:list text:style-name="a1188">
                    <text:list-item>
                      <text:list text:style-name="a1188">
                        <text:list-item>
                          <text:list text:style-name="a1188">
                            <text:list-item>
                              <text:p text:style-name="a1187" text:class-names="" text:cond-style-name=""><text:span text:style-name="a118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1" presentation:style-name="a1192" draw:name="Date Placeholder 4" svg:x="0.55118in" svg:y="7.5315in" svg:width="2.56811in" svg:height="0.57008in" presentation:class="date-time" presentation:placeholder="false">
        <draw:text-box>
          <text:p text:style-name="a1191" text:class-names="" text:cond-style-name=""><text:span text:style-name="a1190" text:class-names="">CSCI 1410</text:span></text:p>
        </draw:text-box>
        <svg:title/>
        <svg:desc/>
      </draw:frame>
      <draw:frame draw:id="id102" presentation:style-name="a1195" draw:name="Footer Placeholder 5" svg:x="3.77008in" svg:y="7.5315in" svg:width="3.49409in" svg:height="0.57008in" presentation:class="footer" presentation:placeholder="false">
        <draw:text-box>
          <text:p text:style-name="a1194" text:class-names="" text:cond-style-name=""><text:span text:style-name="a1193" text:class-names="">Dr. Salim Lakhani</text:span></text:p>
        </draw:text-box>
        <svg:title/>
        <svg:desc/>
      </draw:frame>
      <draw:frame draw:id="id103" presentation:style-name="a1199" draw:name="Slide Number Placeholder 6" svg:x="7.90394in" svg:y="7.5315in" svg:width="2.56811in" svg:height="0.57008in" presentation:class="page-number" presentation:placeholder="false">
        <draw:text-box>
          <text:p text:style-name="a1198" text:class-names="" text:cond-style-name=""><text:span text:style-name="a1196" text:class-names=""><text:page-number style:num-format="1" text:fixed="false"/></text:span><text:span text:style-name="a1197" text:class-names=""><text:s text:c="1"/>/</text:span></text:p>
        </draw:text-box>
        <svg:title/>
        <svg:desc/>
      </draw:frame>
      <presentation:notes style:page-layout-name="pageLayout2" draw:style-name="a1245">
        <draw:frame draw:id="id4" presentation:style-name="a1202" draw:name="Header Placeholder 1" svg:x="0in" svg:y="0in" svg:width="3.58333in" svg:height="0.58681in" presentation:class="header" presentation:placeholder="false">
          <draw:text-box>
            <text:p text:style-name="a1201" text:class-names="" text:cond-style-name=""><text:span text:style-name="a1200" text:class-names=""/></text:p>
          </draw:text-box>
          <svg:title/>
          <svg:desc/>
        </draw:frame>
        <draw:frame draw:id="id5" presentation:style-name="a1206" draw:name="Date Placeholder 2" svg:x="4.68229in" svg:y="0in" svg:width="3.58333in" svg:height="0.58681in" presentation:class="date-time" presentation:placeholder="false">
          <draw:text-box>
            <text:p text:style-name="a1205" text:class-names="" text:cond-style-name=""><text:span text:style-name="a1203" text:class-names=""><text:date text:fixed="false" style:data-style-name="a1204"/></text:span></text:p>
          </draw:text-box>
          <svg:title/>
          <svg:desc/>
        </draw:frame>
        <draw:page-thumbnail svg:x="1.50347in" svg:y="1.46181in" svg:width="5.26042in" svg:height="3.94618in" presentation:class="page" draw:id="id6" presentation:style-name="a1207" draw:name="Slide Image Placeholder 3">
          <svg:title/>
          <svg:desc/>
        </draw:page-thumbnail>
        <draw:frame draw:id="id7" presentation:style-name="a1222" draw:name="Notes Placeholder 4" svg:x="0.82639in" svg:y="5.62674in" svg:width="6.61458in" svg:height="4.60417in" presentation:class="notes" presentation:placeholder="false">
          <draw:text-box>
            <text:p text:style-name="a1209" text:class-names="" text:cond-style-name=""><text:span text:style-name="a1208" text:class-names="">Click to edit Master text styles</text:span></text:p>
            <text:list text:style-name="a1212">
              <text:list-item>
                <text:list text:style-name="a1212">
                  <text:list-item>
                    <text:p text:style-name="a1211" text:class-names="" text:cond-style-name=""><text:span text:style-name="a1210" text:class-names="">Second level</text:span></text:p>
                  </text:list-item>
                </text:list>
              </text:list-item>
            </text:list>
            <text:list text:style-name="a1215">
              <text:list-item>
                <text:list text:style-name="a1215">
                  <text:list-item>
                    <text:list text:style-name="a1215">
                      <text:list-item>
                        <text:p text:style-name="a1214" text:class-names="" text:cond-style-name=""><text:span text:style-name="a121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218">
              <text:list-item>
                <text:list text:style-name="a1218">
                  <text:list-item>
                    <text:list text:style-name="a1218">
                      <text:list-item>
                        <text:list text:style-name="a1218">
                          <text:list-item>
                            <text:p text:style-name="a1217" text:class-names="" text:cond-style-name=""><text:span text:style-name="a121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221">
              <text:list-item>
                <text:list text:style-name="a1221">
                  <text:list-item>
                    <text:list text:style-name="a1221">
                      <text:list-item>
                        <text:list text:style-name="a1221">
                          <text:list-item>
                            <text:list text:style-name="a1221">
                              <text:list-item>
                                <text:p text:style-name="a1220" text:class-names="" text:cond-style-name=""><text:span text:style-name="a121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page-thumbnail svg:x="1.21063in" svg:y="0.88858in" svg:width="5.84567in" svg:height="4.38425in" presentation:class="page" draw:id="id8" presentation:style-name="a1223" draw:name="Slide Image Placeholder 7">
          <svg:title/>
          <svg:desc/>
        </draw:page-thumbnail>
        <draw:frame draw:id="id9" presentation:style-name="a1226" draw:name="Notes Placeholder 8" svg:x="0.82677in" svg:y="5.55394in" svg:width="6.61378in" svg:height="5.26142in" presentation:class="notes" presentation:placeholder="false">
          <draw:text-box>
            <text:p text:style-name="a1225" text:class-names="" text:cond-style-name=""><text:span text:style-name="a1224" text:class-names=""/></text:p>
          </draw:text-box>
          <svg:title/>
          <svg:desc/>
        </draw:frame>
        <draw:frame draw:id="id10" presentation:style-name="a1229" draw:name="Header Placeholder 9" svg:x="0in" svg:y="0in" svg:width="3.5878in" svg:height="0.58425in" presentation:class="header" presentation:placeholder="false">
          <draw:text-box>
            <text:p text:style-name="a1228" text:class-names="" text:cond-style-name=""><text:span text:style-name="a1227" text:class-names=""/></text:p>
          </draw:text-box>
          <svg:title/>
          <svg:desc/>
        </draw:frame>
        <draw:frame draw:id="id11" presentation:style-name="a1232" draw:name="Date Placeholder 10" svg:x="4.67953in" svg:y="0in" svg:width="3.5878in" svg:height="0.58425in" presentation:class="date-time" presentation:placeholder="false">
          <draw:text-box>
            <text:p text:style-name="a1231" text:class-names="" text:cond-style-name=""><text:span text:style-name="a1230" text:class-names=""/></text:p>
          </draw:text-box>
          <svg:title/>
          <svg:desc/>
        </draw:frame>
        <draw:frame draw:id="id12" presentation:style-name="a1235" draw:name="Footer Placeholder 11" svg:x="0in" svg:y="11.10827in" svg:width="3.5878in" svg:height="0.58425in" presentation:class="footer" presentation:placeholder="false">
          <draw:text-box>
            <text:p text:style-name="a1234" text:class-names="" text:cond-style-name=""><text:span text:style-name="a1233" text:class-names=""/></text:p>
          </draw:text-box>
          <svg:title/>
          <svg:desc/>
        </draw:frame>
        <draw:frame draw:id="id13" presentation:style-name="a1238" draw:name="Slide Number Placeholder 12" svg:x="4.67953in" svg:y="11.10827in" svg:width="3.5878in" svg:height="0.58425in" presentation:class="page-number" presentation:placeholder="false">
          <draw:text-box>
            <text:p text:style-name="a1237" text:class-names="" text:cond-style-name=""><text:span text:style-name="a1236" text:class-names=""><text:page-number style:num-format="1" text:fixed="false"/></text:span></text:p>
          </draw:text-box>
          <svg:title/>
          <svg:desc/>
        </draw:frame>
        <draw:frame draw:id="id14" presentation:style-name="a1241" draw:name="Footer Placeholder 5" svg:x="0in" svg:y="11.1059in" svg:width="3.58333in" svg:height="0.58681in" presentation:class="footer" presentation:placeholder="false">
          <draw:text-box>
            <text:p text:style-name="a1240" text:class-names="" text:cond-style-name=""><text:span text:style-name="a1239" text:class-names=""/></text:p>
          </draw:text-box>
          <svg:title/>
          <svg:desc/>
        </draw:frame>
        <draw:frame draw:id="id15" presentation:style-name="a1244" draw:name="Slide Number Placeholder 6" svg:x="4.68229in" svg:y="11.1059in" svg:width="3.58333in" svg:height="0.58681in" presentation:class="page-number" presentation:placeholder="false">
          <draw:text-box>
            <text:p text:style-name="a1243" text:class-names="" text:cond-style-name=""><text:span text:style-name="a124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5-twoTxTwoObj-Comparison" style:page-layout-name="pageLayout1" draw:style-name="a1246">
      <draw:custom-shape svg:x="0in" svg:y="0.31496in" svg:width="0.55118in" svg:height="1.1811in" draw:id="id104" draw:layer="Master2-bg" draw:style-name="a1249" draw:name="Freeform: Shape 9">
        <svg:title/>
        <svg:desc/>
        <text:p text:style-name="a1248" text:class-names="" text:cond-style-name=""><text:span text:style-name="a1247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5in" svg:y="7.3in" svg:width="9.97205in" svg:height="0in" draw:id="id105" draw:layer="Master2-bg" draw:style-name="a1252" draw:name="Straight Connector 10">
        <svg:title/>
        <svg:desc/>
        <text:p text:style-name="a1251" text:class-names="" text:cond-style-name=""><text:span text:style-name="a1250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0.50039in" svg:y="1.70945in" svg:width="9.97205in" svg:height="0in" draw:id="id106" draw:layer="Master2-bg" draw:style-name="a1255" draw:name="Straight Connector 11">
        <svg:title/>
        <svg:desc/>
        <text:p text:style-name="a1254" text:class-names="" text:cond-style-name=""><text:span text:style-name="a1253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id="id107" presentation:style-name="a1258" draw:name="Title 1" svg:x="0.75868in" svg:y="0.44097in" svg:width="9.50868in" svg:height="1.59722in" presentation:class="title" presentation:placeholder="false">
        <draw:text-box>
          <text:p text:style-name="a1257" text:class-names="" text:cond-style-name=""><text:span text:style-name="a1256" text:class-names="">Click to edit Master title style</text:span></text:p>
        </draw:text-box>
        <svg:title/>
        <svg:desc/>
      </draw:frame>
      <draw:frame draw:id="id108" presentation:style-name="a1262" draw:name="Text Placeholder 2" svg:x="0.75868in" svg:y="2.02604in" svg:width="4.66493in" svg:height="0.99306in" presentation:class="outline" presentation:placeholder="false">
        <draw:text-box>
          <text:list text:style-name="a1261">
            <text:list-item>
              <text:p text:style-name="a1260" text:class-names="" text:cond-style-name=""><text:span text:style-name="a1259" text:class-names="">Click to edit Master text styles</text:span></text:p>
            </text:list-item>
          </text:list>
        </draw:text-box>
        <svg:title/>
        <svg:desc/>
      </draw:frame>
      <draw:frame draw:id="id109" presentation:style-name="a1277" draw:name="Content Placeholder 3" svg:x="0.75868in" svg:y="3.0191in" svg:width="4.66493in" svg:height="4.44271in" presentation:class="object" presentation:placeholder="false">
        <draw:text-box>
          <text:p text:style-name="a1264" text:class-names="" text:cond-style-name=""><text:span text:style-name="a1263" text:class-names="">Click to edit Master text styles</text:span></text:p>
          <text:list text:style-name="a1267">
            <text:list-item>
              <text:list text:style-name="a1267">
                <text:list-item>
                  <text:p text:style-name="a1266" text:class-names="" text:cond-style-name=""><text:span text:style-name="a1265" text:class-names="">Second level</text:span></text:p>
                </text:list-item>
              </text:list>
            </text:list-item>
          </text:list>
          <text:list text:style-name="a1270">
            <text:list-item>
              <text:list text:style-name="a1270">
                <text:list-item>
                  <text:list text:style-name="a1270">
                    <text:list-item>
                      <text:p text:style-name="a1269" text:class-names="" text:cond-style-name=""><text:span text:style-name="a1268" text:class-names="">Third level</text:span></text:p>
                    </text:list-item>
                  </text:list>
                </text:list-item>
              </text:list>
            </text:list-item>
          </text:list>
          <text:list text:style-name="a1273">
            <text:list-item>
              <text:list text:style-name="a1273">
                <text:list-item>
                  <text:list text:style-name="a1273">
                    <text:list-item>
                      <text:list text:style-name="a1273">
                        <text:list-item>
                          <text:p text:style-name="a1272" text:class-names="" text:cond-style-name=""><text:span text:style-name="a127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76">
            <text:list-item>
              <text:list text:style-name="a1276">
                <text:list-item>
                  <text:list text:style-name="a1276">
                    <text:list-item>
                      <text:list text:style-name="a1276">
                        <text:list-item>
                          <text:list text:style-name="a1276">
                            <text:list-item>
                              <text:p text:style-name="a1275" text:class-names="" text:cond-style-name=""><text:span text:style-name="a127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0" presentation:style-name="a1281" draw:name="Text Placeholder 4" svg:x="5.5816in" svg:y="2.02604in" svg:width="4.68576in" svg:height="0.99306in" presentation:class="outline" presentation:placeholder="false">
        <draw:text-box>
          <text:list text:style-name="a1280">
            <text:list-item>
              <text:p text:style-name="a1279" text:class-names="" text:cond-style-name=""><text:span text:style-name="a1278" text:class-names="">Click to edit Master text styles</text:span></text:p>
            </text:list-item>
          </text:list>
        </draw:text-box>
        <svg:title/>
        <svg:desc/>
      </draw:frame>
      <draw:frame draw:id="id111" presentation:style-name="a1296" draw:name="Content Placeholder 5" svg:x="5.5816in" svg:y="3.0191in" svg:width="4.68576in" svg:height="4.44271in" presentation:class="object" presentation:placeholder="false">
        <draw:text-box>
          <text:p text:style-name="a1283" text:class-names="" text:cond-style-name=""><text:span text:style-name="a1282" text:class-names="">Click to edit Master text styles</text:span></text:p>
          <text:list text:style-name="a1286">
            <text:list-item>
              <text:list text:style-name="a1286">
                <text:list-item>
                  <text:p text:style-name="a1285" text:class-names="" text:cond-style-name=""><text:span text:style-name="a1284" text:class-names="">Second level</text:span></text:p>
                </text:list-item>
              </text:list>
            </text:list-item>
          </text:list>
          <text:list text:style-name="a1289">
            <text:list-item>
              <text:list text:style-name="a1289">
                <text:list-item>
                  <text:list text:style-name="a1289">
                    <text:list-item>
                      <text:p text:style-name="a1288" text:class-names="" text:cond-style-name=""><text:span text:style-name="a1287" text:class-names="">Third level</text:span></text:p>
                    </text:list-item>
                  </text:list>
                </text:list-item>
              </text:list>
            </text:list-item>
          </text:list>
          <text:list text:style-name="a1292">
            <text:list-item>
              <text:list text:style-name="a1292">
                <text:list-item>
                  <text:list text:style-name="a1292">
                    <text:list-item>
                      <text:list text:style-name="a1292">
                        <text:list-item>
                          <text:p text:style-name="a1291" text:class-names="" text:cond-style-name=""><text:span text:style-name="a129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95">
            <text:list-item>
              <text:list text:style-name="a1295">
                <text:list-item>
                  <text:list text:style-name="a1295">
                    <text:list-item>
                      <text:list text:style-name="a1295">
                        <text:list-item>
                          <text:list text:style-name="a1295">
                            <text:list-item>
                              <text:p text:style-name="a1294" text:class-names="" text:cond-style-name=""><text:span text:style-name="a129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2" presentation:style-name="a1299" draw:name="Date Placeholder 6" svg:x="0.55118in" svg:y="7.5315in" svg:width="2.56811in" svg:height="0.57008in" presentation:class="date-time" presentation:placeholder="false">
        <draw:text-box>
          <text:p text:style-name="a1298" text:class-names="" text:cond-style-name=""><text:span text:style-name="a1297" text:class-names="">CSCI 1410</text:span></text:p>
        </draw:text-box>
        <svg:title/>
        <svg:desc/>
      </draw:frame>
      <draw:frame draw:id="id113" presentation:style-name="a1302" draw:name="Footer Placeholder 7" svg:x="3.77008in" svg:y="7.5315in" svg:width="3.49409in" svg:height="0.57008in" presentation:class="footer" presentation:placeholder="false">
        <draw:text-box>
          <text:p text:style-name="a1301" text:class-names="" text:cond-style-name=""><text:span text:style-name="a1300" text:class-names="">Dr. Salim Lakhani</text:span></text:p>
        </draw:text-box>
        <svg:title/>
        <svg:desc/>
      </draw:frame>
      <draw:frame draw:id="id114" presentation:style-name="a1306" draw:name="Slide Number Placeholder 8" svg:x="7.90394in" svg:y="7.5315in" svg:width="2.56811in" svg:height="0.57008in" presentation:class="page-number" presentation:placeholder="false">
        <draw:text-box>
          <text:p text:style-name="a1305" text:class-names="" text:cond-style-name=""><text:span text:style-name="a1303" text:class-names=""><text:page-number style:num-format="1" text:fixed="false"/></text:span><text:span text:style-name="a1304" text:class-names=""><text:s text:c="1"/>/</text:span></text:p>
        </draw:text-box>
        <svg:title/>
        <svg:desc/>
      </draw:frame>
      <presentation:notes style:page-layout-name="pageLayout2" draw:style-name="a1352">
        <draw:frame draw:id="id4" presentation:style-name="a1309" draw:name="Header Placeholder 1" svg:x="0in" svg:y="0in" svg:width="3.58333in" svg:height="0.58681in" presentation:class="header" presentation:placeholder="false">
          <draw:text-box>
            <text:p text:style-name="a1308" text:class-names="" text:cond-style-name=""><text:span text:style-name="a1307" text:class-names=""/></text:p>
          </draw:text-box>
          <svg:title/>
          <svg:desc/>
        </draw:frame>
        <draw:frame draw:id="id5" presentation:style-name="a1313" draw:name="Date Placeholder 2" svg:x="4.68229in" svg:y="0in" svg:width="3.58333in" svg:height="0.58681in" presentation:class="date-time" presentation:placeholder="false">
          <draw:text-box>
            <text:p text:style-name="a1312" text:class-names="" text:cond-style-name=""><text:span text:style-name="a1310" text:class-names=""><text:date text:fixed="false" style:data-style-name="a1311"/></text:span></text:p>
          </draw:text-box>
          <svg:title/>
          <svg:desc/>
        </draw:frame>
        <draw:page-thumbnail svg:x="1.50347in" svg:y="1.46181in" svg:width="5.26042in" svg:height="3.94618in" presentation:class="page" draw:id="id6" presentation:style-name="a1314" draw:name="Slide Image Placeholder 3">
          <svg:title/>
          <svg:desc/>
        </draw:page-thumbnail>
        <draw:frame draw:id="id7" presentation:style-name="a1329" draw:name="Notes Placeholder 4" svg:x="0.82639in" svg:y="5.62674in" svg:width="6.61458in" svg:height="4.60417in" presentation:class="notes" presentation:placeholder="false">
          <draw:text-box>
            <text:p text:style-name="a1316" text:class-names="" text:cond-style-name=""><text:span text:style-name="a1315" text:class-names="">Click to edit Master text styles</text:span></text:p>
            <text:list text:style-name="a1319">
              <text:list-item>
                <text:list text:style-name="a1319">
                  <text:list-item>
                    <text:p text:style-name="a1318" text:class-names="" text:cond-style-name=""><text:span text:style-name="a1317" text:class-names="">Second level</text:span></text:p>
                  </text:list-item>
                </text:list>
              </text:list-item>
            </text:list>
            <text:list text:style-name="a1322">
              <text:list-item>
                <text:list text:style-name="a1322">
                  <text:list-item>
                    <text:list text:style-name="a1322">
                      <text:list-item>
                        <text:p text:style-name="a1321" text:class-names="" text:cond-style-name=""><text:span text:style-name="a132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325">
              <text:list-item>
                <text:list text:style-name="a1325">
                  <text:list-item>
                    <text:list text:style-name="a1325">
                      <text:list-item>
                        <text:list text:style-name="a1325">
                          <text:list-item>
                            <text:p text:style-name="a1324" text:class-names="" text:cond-style-name=""><text:span text:style-name="a132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328">
              <text:list-item>
                <text:list text:style-name="a1328">
                  <text:list-item>
                    <text:list text:style-name="a1328">
                      <text:list-item>
                        <text:list text:style-name="a1328">
                          <text:list-item>
                            <text:list text:style-name="a1328">
                              <text:list-item>
                                <text:p text:style-name="a1327" text:class-names="" text:cond-style-name=""><text:span text:style-name="a132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page-thumbnail svg:x="1.21063in" svg:y="0.88858in" svg:width="5.84567in" svg:height="4.38425in" presentation:class="page" draw:id="id8" presentation:style-name="a1330" draw:name="Slide Image Placeholder 7">
          <svg:title/>
          <svg:desc/>
        </draw:page-thumbnail>
        <draw:frame draw:id="id9" presentation:style-name="a1333" draw:name="Notes Placeholder 8" svg:x="0.82677in" svg:y="5.55394in" svg:width="6.61378in" svg:height="5.26142in" presentation:class="notes" presentation:placeholder="false">
          <draw:text-box>
            <text:p text:style-name="a1332" text:class-names="" text:cond-style-name=""><text:span text:style-name="a1331" text:class-names=""/></text:p>
          </draw:text-box>
          <svg:title/>
          <svg:desc/>
        </draw:frame>
        <draw:frame draw:id="id10" presentation:style-name="a1336" draw:name="Header Placeholder 9" svg:x="0in" svg:y="0in" svg:width="3.5878in" svg:height="0.58425in" presentation:class="header" presentation:placeholder="false">
          <draw:text-box>
            <text:p text:style-name="a1335" text:class-names="" text:cond-style-name=""><text:span text:style-name="a1334" text:class-names=""/></text:p>
          </draw:text-box>
          <svg:title/>
          <svg:desc/>
        </draw:frame>
        <draw:frame draw:id="id11" presentation:style-name="a1339" draw:name="Date Placeholder 10" svg:x="4.67953in" svg:y="0in" svg:width="3.5878in" svg:height="0.58425in" presentation:class="date-time" presentation:placeholder="false">
          <draw:text-box>
            <text:p text:style-name="a1338" text:class-names="" text:cond-style-name=""><text:span text:style-name="a1337" text:class-names=""/></text:p>
          </draw:text-box>
          <svg:title/>
          <svg:desc/>
        </draw:frame>
        <draw:frame draw:id="id12" presentation:style-name="a1342" draw:name="Footer Placeholder 11" svg:x="0in" svg:y="11.10827in" svg:width="3.5878in" svg:height="0.58425in" presentation:class="footer" presentation:placeholder="false">
          <draw:text-box>
            <text:p text:style-name="a1341" text:class-names="" text:cond-style-name=""><text:span text:style-name="a1340" text:class-names=""/></text:p>
          </draw:text-box>
          <svg:title/>
          <svg:desc/>
        </draw:frame>
        <draw:frame draw:id="id13" presentation:style-name="a1345" draw:name="Slide Number Placeholder 12" svg:x="4.67953in" svg:y="11.10827in" svg:width="3.5878in" svg:height="0.58425in" presentation:class="page-number" presentation:placeholder="false">
          <draw:text-box>
            <text:p text:style-name="a1344" text:class-names="" text:cond-style-name=""><text:span text:style-name="a1343" text:class-names=""><text:page-number style:num-format="1" text:fixed="false"/></text:span></text:p>
          </draw:text-box>
          <svg:title/>
          <svg:desc/>
        </draw:frame>
        <draw:frame draw:id="id14" presentation:style-name="a1348" draw:name="Footer Placeholder 5" svg:x="0in" svg:y="11.1059in" svg:width="3.58333in" svg:height="0.58681in" presentation:class="footer" presentation:placeholder="false">
          <draw:text-box>
            <text:p text:style-name="a1347" text:class-names="" text:cond-style-name=""><text:span text:style-name="a1346" text:class-names=""/></text:p>
          </draw:text-box>
          <svg:title/>
          <svg:desc/>
        </draw:frame>
        <draw:frame draw:id="id15" presentation:style-name="a1351" draw:name="Slide Number Placeholder 6" svg:x="4.68229in" svg:y="11.1059in" svg:width="3.58333in" svg:height="0.58681in" presentation:class="page-number" presentation:placeholder="false">
          <draw:text-box>
            <text:p text:style-name="a1350" text:class-names="" text:cond-style-name=""><text:span text:style-name="a134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6-titleOnly-Title-Only" style:page-layout-name="pageLayout1" draw:style-name="a1353">
      <draw:custom-shape svg:x="0in" svg:y="0.31496in" svg:width="0.55118in" svg:height="1.1811in" draw:id="id115" draw:layer="Master2-bg" draw:style-name="a1356" draw:name="Freeform: Shape 5">
        <svg:title/>
        <svg:desc/>
        <text:p text:style-name="a1355" text:class-names="" text:cond-style-name=""><text:span text:style-name="a1354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5in" svg:y="7.3in" svg:width="9.97205in" svg:height="0in" draw:id="id116" draw:layer="Master2-bg" draw:style-name="a1359" draw:name="Straight Connector 6">
        <svg:title/>
        <svg:desc/>
        <text:p text:style-name="a1358" text:class-names="" text:cond-style-name=""><text:span text:style-name="a1357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0.50039in" svg:y="1.70945in" svg:width="9.97205in" svg:height="0in" draw:id="id117" draw:layer="Master2-bg" draw:style-name="a1362" draw:name="Straight Connector 7">
        <svg:title/>
        <svg:desc/>
        <text:p text:style-name="a1361" text:class-names="" text:cond-style-name=""><text:span text:style-name="a1360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id="id118" presentation:style-name="a1365" draw:name="Title 1" svg:x="0.7874in" svg:y="0.32913in" svg:width="9.68465in" svg:height="1.38071in" presentation:class="title" presentation:placeholder="false">
        <draw:text-box>
          <text:p text:style-name="a1364" text:class-names="" text:cond-style-name=""><text:span text:style-name="a1363" text:class-names="">Click to edit Master title style</text:span></text:p>
        </draw:text-box>
        <svg:title/>
        <svg:desc/>
      </draw:frame>
      <draw:frame draw:id="id119" presentation:style-name="a1368" draw:name="Date Placeholder 2" svg:x="0.55118in" svg:y="7.5315in" svg:width="2.56811in" svg:height="0.57008in" presentation:class="date-time" presentation:placeholder="false">
        <draw:text-box>
          <text:p text:style-name="a1367" text:class-names="" text:cond-style-name=""><text:span text:style-name="a1366" text:class-names="">CSCI 1410</text:span></text:p>
        </draw:text-box>
        <svg:title/>
        <svg:desc/>
      </draw:frame>
      <draw:frame draw:id="id120" presentation:style-name="a1371" draw:name="Footer Placeholder 3" svg:x="3.77008in" svg:y="7.5315in" svg:width="3.49409in" svg:height="0.57008in" presentation:class="footer" presentation:placeholder="false">
        <draw:text-box>
          <text:p text:style-name="a1370" text:class-names="" text:cond-style-name=""><text:span text:style-name="a1369" text:class-names="">Dr. Salim Lakhani</text:span></text:p>
        </draw:text-box>
        <svg:title/>
        <svg:desc/>
      </draw:frame>
      <draw:frame draw:id="id121" presentation:style-name="a1375" draw:name="Slide Number Placeholder 4" svg:x="7.90394in" svg:y="7.5315in" svg:width="2.56811in" svg:height="0.57008in" presentation:class="page-number" presentation:placeholder="false">
        <draw:text-box>
          <text:p text:style-name="a1374" text:class-names="" text:cond-style-name=""><text:span text:style-name="a1372" text:class-names=""><text:page-number style:num-format="1" text:fixed="false"/></text:span><text:span text:style-name="a1373" text:class-names=""><text:s text:c="1"/>/</text:span></text:p>
        </draw:text-box>
        <svg:title/>
        <svg:desc/>
      </draw:frame>
      <presentation:notes style:page-layout-name="pageLayout2" draw:style-name="a1421">
        <draw:frame draw:id="id4" presentation:style-name="a1378" draw:name="Header Placeholder 1" svg:x="0in" svg:y="0in" svg:width="3.58333in" svg:height="0.58681in" presentation:class="header" presentation:placeholder="false">
          <draw:text-box>
            <text:p text:style-name="a1377" text:class-names="" text:cond-style-name=""><text:span text:style-name="a1376" text:class-names=""/></text:p>
          </draw:text-box>
          <svg:title/>
          <svg:desc/>
        </draw:frame>
        <draw:frame draw:id="id5" presentation:style-name="a1382" draw:name="Date Placeholder 2" svg:x="4.68229in" svg:y="0in" svg:width="3.58333in" svg:height="0.58681in" presentation:class="date-time" presentation:placeholder="false">
          <draw:text-box>
            <text:p text:style-name="a1381" text:class-names="" text:cond-style-name=""><text:span text:style-name="a1379" text:class-names=""><text:date text:fixed="false" style:data-style-name="a1380"/></text:span></text:p>
          </draw:text-box>
          <svg:title/>
          <svg:desc/>
        </draw:frame>
        <draw:page-thumbnail svg:x="1.50347in" svg:y="1.46181in" svg:width="5.26042in" svg:height="3.94618in" presentation:class="page" draw:id="id6" presentation:style-name="a1383" draw:name="Slide Image Placeholder 3">
          <svg:title/>
          <svg:desc/>
        </draw:page-thumbnail>
        <draw:frame draw:id="id7" presentation:style-name="a1398" draw:name="Notes Placeholder 4" svg:x="0.82639in" svg:y="5.62674in" svg:width="6.61458in" svg:height="4.60417in" presentation:class="notes" presentation:placeholder="false">
          <draw:text-box>
            <text:p text:style-name="a1385" text:class-names="" text:cond-style-name=""><text:span text:style-name="a1384" text:class-names="">Click to edit Master text styles</text:span></text:p>
            <text:list text:style-name="a1388">
              <text:list-item>
                <text:list text:style-name="a1388">
                  <text:list-item>
                    <text:p text:style-name="a1387" text:class-names="" text:cond-style-name=""><text:span text:style-name="a1386" text:class-names="">Second level</text:span></text:p>
                  </text:list-item>
                </text:list>
              </text:list-item>
            </text:list>
            <text:list text:style-name="a1391">
              <text:list-item>
                <text:list text:style-name="a1391">
                  <text:list-item>
                    <text:list text:style-name="a1391">
                      <text:list-item>
                        <text:p text:style-name="a1390" text:class-names="" text:cond-style-name=""><text:span text:style-name="a138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394">
              <text:list-item>
                <text:list text:style-name="a1394">
                  <text:list-item>
                    <text:list text:style-name="a1394">
                      <text:list-item>
                        <text:list text:style-name="a1394">
                          <text:list-item>
                            <text:p text:style-name="a1393" text:class-names="" text:cond-style-name=""><text:span text:style-name="a139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397">
              <text:list-item>
                <text:list text:style-name="a1397">
                  <text:list-item>
                    <text:list text:style-name="a1397">
                      <text:list-item>
                        <text:list text:style-name="a1397">
                          <text:list-item>
                            <text:list text:style-name="a1397">
                              <text:list-item>
                                <text:p text:style-name="a1396" text:class-names="" text:cond-style-name=""><text:span text:style-name="a139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page-thumbnail svg:x="1.21063in" svg:y="0.88858in" svg:width="5.84567in" svg:height="4.38425in" presentation:class="page" draw:id="id8" presentation:style-name="a1399" draw:name="Slide Image Placeholder 7">
          <svg:title/>
          <svg:desc/>
        </draw:page-thumbnail>
        <draw:frame draw:id="id9" presentation:style-name="a1402" draw:name="Notes Placeholder 8" svg:x="0.82677in" svg:y="5.55394in" svg:width="6.61378in" svg:height="5.26142in" presentation:class="notes" presentation:placeholder="false">
          <draw:text-box>
            <text:p text:style-name="a1401" text:class-names="" text:cond-style-name=""><text:span text:style-name="a1400" text:class-names=""/></text:p>
          </draw:text-box>
          <svg:title/>
          <svg:desc/>
        </draw:frame>
        <draw:frame draw:id="id10" presentation:style-name="a1405" draw:name="Header Placeholder 9" svg:x="0in" svg:y="0in" svg:width="3.5878in" svg:height="0.58425in" presentation:class="header" presentation:placeholder="false">
          <draw:text-box>
            <text:p text:style-name="a1404" text:class-names="" text:cond-style-name=""><text:span text:style-name="a1403" text:class-names=""/></text:p>
          </draw:text-box>
          <svg:title/>
          <svg:desc/>
        </draw:frame>
        <draw:frame draw:id="id11" presentation:style-name="a1408" draw:name="Date Placeholder 10" svg:x="4.67953in" svg:y="0in" svg:width="3.5878in" svg:height="0.58425in" presentation:class="date-time" presentation:placeholder="false">
          <draw:text-box>
            <text:p text:style-name="a1407" text:class-names="" text:cond-style-name=""><text:span text:style-name="a1406" text:class-names=""/></text:p>
          </draw:text-box>
          <svg:title/>
          <svg:desc/>
        </draw:frame>
        <draw:frame draw:id="id12" presentation:style-name="a1411" draw:name="Footer Placeholder 11" svg:x="0in" svg:y="11.10827in" svg:width="3.5878in" svg:height="0.58425in" presentation:class="footer" presentation:placeholder="false">
          <draw:text-box>
            <text:p text:style-name="a1410" text:class-names="" text:cond-style-name=""><text:span text:style-name="a1409" text:class-names=""/></text:p>
          </draw:text-box>
          <svg:title/>
          <svg:desc/>
        </draw:frame>
        <draw:frame draw:id="id13" presentation:style-name="a1414" draw:name="Slide Number Placeholder 12" svg:x="4.67953in" svg:y="11.10827in" svg:width="3.5878in" svg:height="0.58425in" presentation:class="page-number" presentation:placeholder="false">
          <draw:text-box>
            <text:p text:style-name="a1413" text:class-names="" text:cond-style-name=""><text:span text:style-name="a1412" text:class-names=""><text:page-number style:num-format="1" text:fixed="false"/></text:span></text:p>
          </draw:text-box>
          <svg:title/>
          <svg:desc/>
        </draw:frame>
        <draw:frame draw:id="id14" presentation:style-name="a1417" draw:name="Footer Placeholder 5" svg:x="0in" svg:y="11.1059in" svg:width="3.58333in" svg:height="0.58681in" presentation:class="footer" presentation:placeholder="false">
          <draw:text-box>
            <text:p text:style-name="a1416" text:class-names="" text:cond-style-name=""><text:span text:style-name="a1415" text:class-names=""/></text:p>
          </draw:text-box>
          <svg:title/>
          <svg:desc/>
        </draw:frame>
        <draw:frame draw:id="id15" presentation:style-name="a1420" draw:name="Slide Number Placeholder 6" svg:x="4.68229in" svg:y="11.1059in" svg:width="3.58333in" svg:height="0.58681in" presentation:class="page-number" presentation:placeholder="false">
          <draw:text-box>
            <text:p text:style-name="a1419" text:class-names="" text:cond-style-name=""><text:span text:style-name="a141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7-blank-Blank" style:page-layout-name="pageLayout1" draw:style-name="a1422">
      <draw:custom-shape svg:x="0in" svg:y="0.31496in" svg:width="0.55118in" svg:height="1.1811in" draw:id="id122" draw:layer="Master2-bg" draw:style-name="a1425" draw:name="Freeform: Shape 4">
        <svg:title/>
        <svg:desc/>
        <text:p text:style-name="a1424" text:class-names="" text:cond-style-name=""><text:span text:style-name="a1423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5in" svg:y="7.3in" svg:width="9.97205in" svg:height="0in" draw:id="id123" draw:layer="Master2-bg" draw:style-name="a1428" draw:name="Straight Connector 5">
        <svg:title/>
        <svg:desc/>
        <text:p text:style-name="a1427" text:class-names="" text:cond-style-name=""><text:span text:style-name="a1426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0.50039in" svg:y="1.70945in" svg:width="9.97205in" svg:height="0in" draw:id="id124" draw:layer="Master2-bg" draw:style-name="a1431" draw:name="Straight Connector 6">
        <svg:title/>
        <svg:desc/>
        <text:p text:style-name="a1430" text:class-names="" text:cond-style-name=""><text:span text:style-name="a1429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id="id125" presentation:style-name="a1434" draw:name="Date Placeholder 1" svg:x="0.55118in" svg:y="7.5315in" svg:width="2.56811in" svg:height="0.57008in" presentation:class="date-time" presentation:placeholder="false">
        <draw:text-box>
          <text:p text:style-name="a1433" text:class-names="" text:cond-style-name=""><text:span text:style-name="a1432" text:class-names="">CSCI 1410</text:span></text:p>
        </draw:text-box>
        <svg:title/>
        <svg:desc/>
      </draw:frame>
      <draw:frame draw:id="id126" presentation:style-name="a1437" draw:name="Footer Placeholder 2" svg:x="3.77008in" svg:y="7.5315in" svg:width="3.49409in" svg:height="0.57008in" presentation:class="footer" presentation:placeholder="false">
        <draw:text-box>
          <text:p text:style-name="a1436" text:class-names="" text:cond-style-name=""><text:span text:style-name="a1435" text:class-names="">Dr. Salim Lakhani</text:span></text:p>
        </draw:text-box>
        <svg:title/>
        <svg:desc/>
      </draw:frame>
      <draw:frame draw:id="id127" presentation:style-name="a1441" draw:name="Slide Number Placeholder 3" svg:x="7.90394in" svg:y="7.5315in" svg:width="2.56811in" svg:height="0.57008in" presentation:class="page-number" presentation:placeholder="false">
        <draw:text-box>
          <text:p text:style-name="a1440" text:class-names="" text:cond-style-name=""><text:span text:style-name="a1438" text:class-names=""><text:page-number style:num-format="1" text:fixed="false"/></text:span><text:span text:style-name="a1439" text:class-names=""><text:s text:c="1"/>/</text:span></text:p>
        </draw:text-box>
        <svg:title/>
        <svg:desc/>
      </draw:frame>
      <presentation:notes style:page-layout-name="pageLayout2" draw:style-name="a1487">
        <draw:frame draw:id="id4" presentation:style-name="a1444" draw:name="Header Placeholder 1" svg:x="0in" svg:y="0in" svg:width="3.58333in" svg:height="0.58681in" presentation:class="header" presentation:placeholder="false">
          <draw:text-box>
            <text:p text:style-name="a1443" text:class-names="" text:cond-style-name=""><text:span text:style-name="a1442" text:class-names=""/></text:p>
          </draw:text-box>
          <svg:title/>
          <svg:desc/>
        </draw:frame>
        <draw:frame draw:id="id5" presentation:style-name="a1448" draw:name="Date Placeholder 2" svg:x="4.68229in" svg:y="0in" svg:width="3.58333in" svg:height="0.58681in" presentation:class="date-time" presentation:placeholder="false">
          <draw:text-box>
            <text:p text:style-name="a1447" text:class-names="" text:cond-style-name=""><text:span text:style-name="a1445" text:class-names=""><text:date text:fixed="false" style:data-style-name="a1446"/></text:span></text:p>
          </draw:text-box>
          <svg:title/>
          <svg:desc/>
        </draw:frame>
        <draw:page-thumbnail svg:x="1.50347in" svg:y="1.46181in" svg:width="5.26042in" svg:height="3.94618in" presentation:class="page" draw:id="id6" presentation:style-name="a1449" draw:name="Slide Image Placeholder 3">
          <svg:title/>
          <svg:desc/>
        </draw:page-thumbnail>
        <draw:frame draw:id="id7" presentation:style-name="a1464" draw:name="Notes Placeholder 4" svg:x="0.82639in" svg:y="5.62674in" svg:width="6.61458in" svg:height="4.60417in" presentation:class="notes" presentation:placeholder="false">
          <draw:text-box>
            <text:p text:style-name="a1451" text:class-names="" text:cond-style-name=""><text:span text:style-name="a1450" text:class-names="">Click to edit Master text styles</text:span></text:p>
            <text:list text:style-name="a1454">
              <text:list-item>
                <text:list text:style-name="a1454">
                  <text:list-item>
                    <text:p text:style-name="a1453" text:class-names="" text:cond-style-name=""><text:span text:style-name="a1452" text:class-names="">Second level</text:span></text:p>
                  </text:list-item>
                </text:list>
              </text:list-item>
            </text:list>
            <text:list text:style-name="a1457">
              <text:list-item>
                <text:list text:style-name="a1457">
                  <text:list-item>
                    <text:list text:style-name="a1457">
                      <text:list-item>
                        <text:p text:style-name="a1456" text:class-names="" text:cond-style-name=""><text:span text:style-name="a145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460">
              <text:list-item>
                <text:list text:style-name="a1460">
                  <text:list-item>
                    <text:list text:style-name="a1460">
                      <text:list-item>
                        <text:list text:style-name="a1460">
                          <text:list-item>
                            <text:p text:style-name="a1459" text:class-names="" text:cond-style-name=""><text:span text:style-name="a145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463">
              <text:list-item>
                <text:list text:style-name="a1463">
                  <text:list-item>
                    <text:list text:style-name="a1463">
                      <text:list-item>
                        <text:list text:style-name="a1463">
                          <text:list-item>
                            <text:list text:style-name="a1463">
                              <text:list-item>
                                <text:p text:style-name="a1462" text:class-names="" text:cond-style-name=""><text:span text:style-name="a1461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page-thumbnail svg:x="1.21063in" svg:y="0.88858in" svg:width="5.84567in" svg:height="4.38425in" presentation:class="page" draw:id="id8" presentation:style-name="a1465" draw:name="Slide Image Placeholder 7">
          <svg:title/>
          <svg:desc/>
        </draw:page-thumbnail>
        <draw:frame draw:id="id9" presentation:style-name="a1468" draw:name="Notes Placeholder 8" svg:x="0.82677in" svg:y="5.55394in" svg:width="6.61378in" svg:height="5.26142in" presentation:class="notes" presentation:placeholder="false">
          <draw:text-box>
            <text:p text:style-name="a1467" text:class-names="" text:cond-style-name=""><text:span text:style-name="a1466" text:class-names=""/></text:p>
          </draw:text-box>
          <svg:title/>
          <svg:desc/>
        </draw:frame>
        <draw:frame draw:id="id10" presentation:style-name="a1471" draw:name="Header Placeholder 9" svg:x="0in" svg:y="0in" svg:width="3.5878in" svg:height="0.58425in" presentation:class="header" presentation:placeholder="false">
          <draw:text-box>
            <text:p text:style-name="a1470" text:class-names="" text:cond-style-name=""><text:span text:style-name="a1469" text:class-names=""/></text:p>
          </draw:text-box>
          <svg:title/>
          <svg:desc/>
        </draw:frame>
        <draw:frame draw:id="id11" presentation:style-name="a1474" draw:name="Date Placeholder 10" svg:x="4.67953in" svg:y="0in" svg:width="3.5878in" svg:height="0.58425in" presentation:class="date-time" presentation:placeholder="false">
          <draw:text-box>
            <text:p text:style-name="a1473" text:class-names="" text:cond-style-name=""><text:span text:style-name="a1472" text:class-names=""/></text:p>
          </draw:text-box>
          <svg:title/>
          <svg:desc/>
        </draw:frame>
        <draw:frame draw:id="id12" presentation:style-name="a1477" draw:name="Footer Placeholder 11" svg:x="0in" svg:y="11.10827in" svg:width="3.5878in" svg:height="0.58425in" presentation:class="footer" presentation:placeholder="false">
          <draw:text-box>
            <text:p text:style-name="a1476" text:class-names="" text:cond-style-name=""><text:span text:style-name="a1475" text:class-names=""/></text:p>
          </draw:text-box>
          <svg:title/>
          <svg:desc/>
        </draw:frame>
        <draw:frame draw:id="id13" presentation:style-name="a1480" draw:name="Slide Number Placeholder 12" svg:x="4.67953in" svg:y="11.10827in" svg:width="3.5878in" svg:height="0.58425in" presentation:class="page-number" presentation:placeholder="false">
          <draw:text-box>
            <text:p text:style-name="a1479" text:class-names="" text:cond-style-name=""><text:span text:style-name="a1478" text:class-names=""><text:page-number style:num-format="1" text:fixed="false"/></text:span></text:p>
          </draw:text-box>
          <svg:title/>
          <svg:desc/>
        </draw:frame>
        <draw:frame draw:id="id14" presentation:style-name="a1483" draw:name="Footer Placeholder 5" svg:x="0in" svg:y="11.1059in" svg:width="3.58333in" svg:height="0.58681in" presentation:class="footer" presentation:placeholder="false">
          <draw:text-box>
            <text:p text:style-name="a1482" text:class-names="" text:cond-style-name=""><text:span text:style-name="a1481" text:class-names=""/></text:p>
          </draw:text-box>
          <svg:title/>
          <svg:desc/>
        </draw:frame>
        <draw:frame draw:id="id15" presentation:style-name="a1486" draw:name="Slide Number Placeholder 6" svg:x="4.68229in" svg:y="11.1059in" svg:width="3.58333in" svg:height="0.58681in" presentation:class="page-number" presentation:placeholder="false">
          <draw:text-box>
            <text:p text:style-name="a1485" text:class-names="" text:cond-style-name=""><text:span text:style-name="a148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8-objTx-Content-with-Caption" style:page-layout-name="pageLayout1" draw:style-name="a1488">
      <draw:custom-shape svg:x="0in" svg:y="0.31496in" svg:width="0.55118in" svg:height="1.1811in" draw:id="id128" draw:layer="Master2-bg" draw:style-name="a1491" draw:name="Freeform: Shape 7">
        <svg:title/>
        <svg:desc/>
        <text:p text:style-name="a1490" text:class-names="" text:cond-style-name=""><text:span text:style-name="a1489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5in" svg:y="7.3in" svg:width="9.97205in" svg:height="0in" draw:id="id129" draw:layer="Master2-bg" draw:style-name="a1494" draw:name="Straight Connector 8">
        <svg:title/>
        <svg:desc/>
        <text:p text:style-name="a1493" text:class-names="" text:cond-style-name=""><text:span text:style-name="a1492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0.50039in" svg:y="1.70945in" svg:width="9.97205in" svg:height="0in" draw:id="id130" draw:layer="Master2-bg" draw:style-name="a1497" draw:name="Straight Connector 9">
        <svg:title/>
        <svg:desc/>
        <text:p text:style-name="a1496" text:class-names="" text:cond-style-name=""><text:span text:style-name="a1495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id="id131" presentation:style-name="a1500" draw:name="Title 1" svg:x="0.75868in" svg:y="0.55035in" svg:width="3.55556in" svg:height="1.93056in" presentation:class="title" presentation:placeholder="false">
        <draw:text-box>
          <text:p text:style-name="a1499" text:class-names="" text:cond-style-name=""><text:span text:style-name="a1498" text:class-names="">Click to edit Master title style</text:span></text:p>
        </draw:text-box>
        <svg:title/>
        <svg:desc/>
      </draw:frame>
      <draw:frame draw:id="id132" presentation:style-name="a1515" draw:name="Content Placeholder 2" svg:x="4.6875in" svg:y="1.19097in" svg:width="5.57986in" svg:height="5.875in" presentation:class="object" presentation:placeholder="false">
        <draw:text-box>
          <text:p text:style-name="a1502" text:class-names="" text:cond-style-name=""><text:span text:style-name="a1501" text:class-names="">Click to edit Master text styles</text:span></text:p>
          <text:list text:style-name="a1505">
            <text:list-item>
              <text:list text:style-name="a1505">
                <text:list-item>
                  <text:p text:style-name="a1504" text:class-names="" text:cond-style-name=""><text:span text:style-name="a1503" text:class-names="">Second level</text:span></text:p>
                </text:list-item>
              </text:list>
            </text:list-item>
          </text:list>
          <text:list text:style-name="a1508">
            <text:list-item>
              <text:list text:style-name="a1508">
                <text:list-item>
                  <text:list text:style-name="a1508">
                    <text:list-item>
                      <text:p text:style-name="a1507" text:class-names="" text:cond-style-name=""><text:span text:style-name="a1506" text:class-names="">Third level</text:span></text:p>
                    </text:list-item>
                  </text:list>
                </text:list-item>
              </text:list>
            </text:list-item>
          </text:list>
          <text:list text:style-name="a1511">
            <text:list-item>
              <text:list text:style-name="a1511">
                <text:list-item>
                  <text:list text:style-name="a1511">
                    <text:list-item>
                      <text:list text:style-name="a1511">
                        <text:list-item>
                          <text:p text:style-name="a1510" text:class-names="" text:cond-style-name=""><text:span text:style-name="a150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14">
            <text:list-item>
              <text:list text:style-name="a1514">
                <text:list-item>
                  <text:list text:style-name="a1514">
                    <text:list-item>
                      <text:list text:style-name="a1514">
                        <text:list-item>
                          <text:list text:style-name="a1514">
                            <text:list-item>
                              <text:p text:style-name="a1513" text:class-names="" text:cond-style-name=""><text:span text:style-name="a151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3" presentation:style-name="a1519" draw:name="Text Placeholder 3" svg:x="0.75868in" svg:y="2.4809in" svg:width="3.55556in" svg:height="4.59375in" presentation:class="outline" presentation:placeholder="false">
        <draw:text-box>
          <text:list text:style-name="a1518">
            <text:list-item>
              <text:p text:style-name="a1517" text:class-names="" text:cond-style-name=""><text:span text:style-name="a1516" text:class-names="">Click to edit Master text styles</text:span></text:p>
            </text:list-item>
          </text:list>
        </draw:text-box>
        <svg:title/>
        <svg:desc/>
      </draw:frame>
      <draw:frame draw:id="id134" presentation:style-name="a1522" draw:name="Date Placeholder 4" svg:x="0.55118in" svg:y="7.5315in" svg:width="2.56811in" svg:height="0.57008in" presentation:class="date-time" presentation:placeholder="false">
        <draw:text-box>
          <text:p text:style-name="a1521" text:class-names="" text:cond-style-name=""><text:span text:style-name="a1520" text:class-names="">CSCI 1410</text:span></text:p>
        </draw:text-box>
        <svg:title/>
        <svg:desc/>
      </draw:frame>
      <draw:frame draw:id="id135" presentation:style-name="a1525" draw:name="Footer Placeholder 5" svg:x="3.77008in" svg:y="7.5315in" svg:width="3.49409in" svg:height="0.57008in" presentation:class="footer" presentation:placeholder="false">
        <draw:text-box>
          <text:p text:style-name="a1524" text:class-names="" text:cond-style-name=""><text:span text:style-name="a1523" text:class-names="">Dr. Salim Lakhani</text:span></text:p>
        </draw:text-box>
        <svg:title/>
        <svg:desc/>
      </draw:frame>
      <draw:frame draw:id="id136" presentation:style-name="a1529" draw:name="Slide Number Placeholder 6" svg:x="7.90394in" svg:y="7.5315in" svg:width="2.56811in" svg:height="0.57008in" presentation:class="page-number" presentation:placeholder="false">
        <draw:text-box>
          <text:p text:style-name="a1528" text:class-names="" text:cond-style-name=""><text:span text:style-name="a1526" text:class-names=""><text:page-number style:num-format="1" text:fixed="false"/></text:span><text:span text:style-name="a1527" text:class-names=""><text:s text:c="1"/>/</text:span></text:p>
        </draw:text-box>
        <svg:title/>
        <svg:desc/>
      </draw:frame>
      <presentation:notes style:page-layout-name="pageLayout2" draw:style-name="a1575">
        <draw:frame draw:id="id4" presentation:style-name="a1532" draw:name="Header Placeholder 1" svg:x="0in" svg:y="0in" svg:width="3.58333in" svg:height="0.58681in" presentation:class="header" presentation:placeholder="false">
          <draw:text-box>
            <text:p text:style-name="a1531" text:class-names="" text:cond-style-name=""><text:span text:style-name="a1530" text:class-names=""/></text:p>
          </draw:text-box>
          <svg:title/>
          <svg:desc/>
        </draw:frame>
        <draw:frame draw:id="id5" presentation:style-name="a1536" draw:name="Date Placeholder 2" svg:x="4.68229in" svg:y="0in" svg:width="3.58333in" svg:height="0.58681in" presentation:class="date-time" presentation:placeholder="false">
          <draw:text-box>
            <text:p text:style-name="a1535" text:class-names="" text:cond-style-name=""><text:span text:style-name="a1533" text:class-names=""><text:date text:fixed="false" style:data-style-name="a1534"/></text:span></text:p>
          </draw:text-box>
          <svg:title/>
          <svg:desc/>
        </draw:frame>
        <draw:page-thumbnail svg:x="1.50347in" svg:y="1.46181in" svg:width="5.26042in" svg:height="3.94618in" presentation:class="page" draw:id="id6" presentation:style-name="a1537" draw:name="Slide Image Placeholder 3">
          <svg:title/>
          <svg:desc/>
        </draw:page-thumbnail>
        <draw:frame draw:id="id7" presentation:style-name="a1552" draw:name="Notes Placeholder 4" svg:x="0.82639in" svg:y="5.62674in" svg:width="6.61458in" svg:height="4.60417in" presentation:class="notes" presentation:placeholder="false">
          <draw:text-box>
            <text:p text:style-name="a1539" text:class-names="" text:cond-style-name=""><text:span text:style-name="a1538" text:class-names="">Click to edit Master text styles</text:span></text:p>
            <text:list text:style-name="a1542">
              <text:list-item>
                <text:list text:style-name="a1542">
                  <text:list-item>
                    <text:p text:style-name="a1541" text:class-names="" text:cond-style-name=""><text:span text:style-name="a1540" text:class-names="">Second level</text:span></text:p>
                  </text:list-item>
                </text:list>
              </text:list-item>
            </text:list>
            <text:list text:style-name="a1545">
              <text:list-item>
                <text:list text:style-name="a1545">
                  <text:list-item>
                    <text:list text:style-name="a1545">
                      <text:list-item>
                        <text:p text:style-name="a1544" text:class-names="" text:cond-style-name=""><text:span text:style-name="a154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548">
              <text:list-item>
                <text:list text:style-name="a1548">
                  <text:list-item>
                    <text:list text:style-name="a1548">
                      <text:list-item>
                        <text:list text:style-name="a1548">
                          <text:list-item>
                            <text:p text:style-name="a1547" text:class-names="" text:cond-style-name=""><text:span text:style-name="a154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551">
              <text:list-item>
                <text:list text:style-name="a1551">
                  <text:list-item>
                    <text:list text:style-name="a1551">
                      <text:list-item>
                        <text:list text:style-name="a1551">
                          <text:list-item>
                            <text:list text:style-name="a1551">
                              <text:list-item>
                                <text:p text:style-name="a1550" text:class-names="" text:cond-style-name=""><text:span text:style-name="a154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page-thumbnail svg:x="1.21063in" svg:y="0.88858in" svg:width="5.84567in" svg:height="4.38425in" presentation:class="page" draw:id="id8" presentation:style-name="a1553" draw:name="Slide Image Placeholder 7">
          <svg:title/>
          <svg:desc/>
        </draw:page-thumbnail>
        <draw:frame draw:id="id9" presentation:style-name="a1556" draw:name="Notes Placeholder 8" svg:x="0.82677in" svg:y="5.55394in" svg:width="6.61378in" svg:height="5.26142in" presentation:class="notes" presentation:placeholder="false">
          <draw:text-box>
            <text:p text:style-name="a1555" text:class-names="" text:cond-style-name=""><text:span text:style-name="a1554" text:class-names=""/></text:p>
          </draw:text-box>
          <svg:title/>
          <svg:desc/>
        </draw:frame>
        <draw:frame draw:id="id10" presentation:style-name="a1559" draw:name="Header Placeholder 9" svg:x="0in" svg:y="0in" svg:width="3.5878in" svg:height="0.58425in" presentation:class="header" presentation:placeholder="false">
          <draw:text-box>
            <text:p text:style-name="a1558" text:class-names="" text:cond-style-name=""><text:span text:style-name="a1557" text:class-names=""/></text:p>
          </draw:text-box>
          <svg:title/>
          <svg:desc/>
        </draw:frame>
        <draw:frame draw:id="id11" presentation:style-name="a1562" draw:name="Date Placeholder 10" svg:x="4.67953in" svg:y="0in" svg:width="3.5878in" svg:height="0.58425in" presentation:class="date-time" presentation:placeholder="false">
          <draw:text-box>
            <text:p text:style-name="a1561" text:class-names="" text:cond-style-name=""><text:span text:style-name="a1560" text:class-names=""/></text:p>
          </draw:text-box>
          <svg:title/>
          <svg:desc/>
        </draw:frame>
        <draw:frame draw:id="id12" presentation:style-name="a1565" draw:name="Footer Placeholder 11" svg:x="0in" svg:y="11.10827in" svg:width="3.5878in" svg:height="0.58425in" presentation:class="footer" presentation:placeholder="false">
          <draw:text-box>
            <text:p text:style-name="a1564" text:class-names="" text:cond-style-name=""><text:span text:style-name="a1563" text:class-names=""/></text:p>
          </draw:text-box>
          <svg:title/>
          <svg:desc/>
        </draw:frame>
        <draw:frame draw:id="id13" presentation:style-name="a1568" draw:name="Slide Number Placeholder 12" svg:x="4.67953in" svg:y="11.10827in" svg:width="3.5878in" svg:height="0.58425in" presentation:class="page-number" presentation:placeholder="false">
          <draw:text-box>
            <text:p text:style-name="a1567" text:class-names="" text:cond-style-name=""><text:span text:style-name="a1566" text:class-names=""><text:page-number style:num-format="1" text:fixed="false"/></text:span></text:p>
          </draw:text-box>
          <svg:title/>
          <svg:desc/>
        </draw:frame>
        <draw:frame draw:id="id14" presentation:style-name="a1571" draw:name="Footer Placeholder 5" svg:x="0in" svg:y="11.1059in" svg:width="3.58333in" svg:height="0.58681in" presentation:class="footer" presentation:placeholder="false">
          <draw:text-box>
            <text:p text:style-name="a1570" text:class-names="" text:cond-style-name=""><text:span text:style-name="a1569" text:class-names=""/></text:p>
          </draw:text-box>
          <svg:title/>
          <svg:desc/>
        </draw:frame>
        <draw:frame draw:id="id15" presentation:style-name="a1574" draw:name="Slide Number Placeholder 6" svg:x="4.68229in" svg:y="11.1059in" svg:width="3.58333in" svg:height="0.58681in" presentation:class="page-number" presentation:placeholder="false">
          <draw:text-box>
            <text:p text:style-name="a1573" text:class-names="" text:cond-style-name=""><text:span text:style-name="a157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9-picTx-Picture-with-Caption" style:page-layout-name="pageLayout1" draw:style-name="a1576">
      <draw:custom-shape svg:x="0in" svg:y="0.31496in" svg:width="0.55118in" svg:height="1.1811in" draw:id="id137" draw:layer="Master2-bg" draw:style-name="a1579" draw:name="Freeform: Shape 7">
        <svg:title/>
        <svg:desc/>
        <text:p text:style-name="a1578" text:class-names="" text:cond-style-name=""><text:span text:style-name="a1577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5in" svg:y="7.3in" svg:width="9.97205in" svg:height="0in" draw:id="id138" draw:layer="Master2-bg" draw:style-name="a1582" draw:name="Straight Connector 8">
        <svg:title/>
        <svg:desc/>
        <text:p text:style-name="a1581" text:class-names="" text:cond-style-name=""><text:span text:style-name="a1580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0.50039in" svg:y="1.70945in" svg:width="9.97205in" svg:height="0in" draw:id="id139" draw:layer="Master2-bg" draw:style-name="a1585" draw:name="Straight Connector 9">
        <svg:title/>
        <svg:desc/>
        <text:p text:style-name="a1584" text:class-names="" text:cond-style-name=""><text:span text:style-name="a1583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id="id140" presentation:style-name="a1588" draw:name="Title 1" svg:x="0.75868in" svg:y="0.55035in" svg:width="3.55556in" svg:height="1.93056in" presentation:class="title" presentation:placeholder="false">
        <draw:text-box>
          <text:p text:style-name="a1587" text:class-names="" text:cond-style-name=""><text:span text:style-name="a1586" text:class-names="">Click to edit Master title style</text:span></text:p>
        </draw:text-box>
        <svg:title/>
        <svg:desc/>
      </draw:frame>
      <draw:frame draw:id="id141" presentation:style-name="a1591" draw:name="Picture Placeholder 2" svg:x="4.6875in" svg:y="1.19097in" svg:width="5.57986in" svg:height="5.875in" presentation:class="graphic" presentation:placeholder="false">
        <draw:text-box>
          <text:p text:style-name="a1590" text:class-names="" text:cond-style-name=""><text:span text:style-name="a1589" text:class-names=""/></text:p>
        </draw:text-box>
        <svg:title/>
        <svg:desc/>
      </draw:frame>
      <draw:frame draw:id="id142" presentation:style-name="a1595" draw:name="Text Placeholder 3" svg:x="0.75868in" svg:y="2.4809in" svg:width="3.55556in" svg:height="4.59375in" presentation:class="outline" presentation:placeholder="false">
        <draw:text-box>
          <text:list text:style-name="a1594">
            <text:list-item>
              <text:p text:style-name="a1593" text:class-names="" text:cond-style-name=""><text:span text:style-name="a1592" text:class-names="">Click to edit Master text styles</text:span></text:p>
            </text:list-item>
          </text:list>
        </draw:text-box>
        <svg:title/>
        <svg:desc/>
      </draw:frame>
      <draw:frame draw:id="id143" presentation:style-name="a1598" draw:name="Date Placeholder 4" svg:x="0.55118in" svg:y="7.5315in" svg:width="2.56811in" svg:height="0.57008in" presentation:class="date-time" presentation:placeholder="false">
        <draw:text-box>
          <text:p text:style-name="a1597" text:class-names="" text:cond-style-name=""><text:span text:style-name="a1596" text:class-names="">CSCI 1410</text:span></text:p>
        </draw:text-box>
        <svg:title/>
        <svg:desc/>
      </draw:frame>
      <draw:frame draw:id="id144" presentation:style-name="a1601" draw:name="Footer Placeholder 5" svg:x="3.77008in" svg:y="7.5315in" svg:width="3.49409in" svg:height="0.57008in" presentation:class="footer" presentation:placeholder="false">
        <draw:text-box>
          <text:p text:style-name="a1600" text:class-names="" text:cond-style-name=""><text:span text:style-name="a1599" text:class-names="">Dr. Salim Lakhani</text:span></text:p>
        </draw:text-box>
        <svg:title/>
        <svg:desc/>
      </draw:frame>
      <draw:frame draw:id="id145" presentation:style-name="a1605" draw:name="Slide Number Placeholder 6" svg:x="7.90394in" svg:y="7.5315in" svg:width="2.56811in" svg:height="0.57008in" presentation:class="page-number" presentation:placeholder="false">
        <draw:text-box>
          <text:p text:style-name="a1604" text:class-names="" text:cond-style-name=""><text:span text:style-name="a1602" text:class-names=""><text:page-number style:num-format="1" text:fixed="false"/></text:span><text:span text:style-name="a1603" text:class-names=""><text:s text:c="1"/>/</text:span></text:p>
        </draw:text-box>
        <svg:title/>
        <svg:desc/>
      </draw:frame>
      <presentation:notes style:page-layout-name="pageLayout2" draw:style-name="a1651">
        <draw:frame draw:id="id4" presentation:style-name="a1608" draw:name="Header Placeholder 1" svg:x="0in" svg:y="0in" svg:width="3.58333in" svg:height="0.58681in" presentation:class="header" presentation:placeholder="false">
          <draw:text-box>
            <text:p text:style-name="a1607" text:class-names="" text:cond-style-name=""><text:span text:style-name="a1606" text:class-names=""/></text:p>
          </draw:text-box>
          <svg:title/>
          <svg:desc/>
        </draw:frame>
        <draw:frame draw:id="id5" presentation:style-name="a1612" draw:name="Date Placeholder 2" svg:x="4.68229in" svg:y="0in" svg:width="3.58333in" svg:height="0.58681in" presentation:class="date-time" presentation:placeholder="false">
          <draw:text-box>
            <text:p text:style-name="a1611" text:class-names="" text:cond-style-name=""><text:span text:style-name="a1609" text:class-names=""><text:date text:fixed="false" style:data-style-name="a1610"/></text:span></text:p>
          </draw:text-box>
          <svg:title/>
          <svg:desc/>
        </draw:frame>
        <draw:page-thumbnail svg:x="1.50347in" svg:y="1.46181in" svg:width="5.26042in" svg:height="3.94618in" presentation:class="page" draw:id="id6" presentation:style-name="a1613" draw:name="Slide Image Placeholder 3">
          <svg:title/>
          <svg:desc/>
        </draw:page-thumbnail>
        <draw:frame draw:id="id7" presentation:style-name="a1628" draw:name="Notes Placeholder 4" svg:x="0.82639in" svg:y="5.62674in" svg:width="6.61458in" svg:height="4.60417in" presentation:class="notes" presentation:placeholder="false">
          <draw:text-box>
            <text:p text:style-name="a1615" text:class-names="" text:cond-style-name=""><text:span text:style-name="a1614" text:class-names="">Click to edit Master text styles</text:span></text:p>
            <text:list text:style-name="a1618">
              <text:list-item>
                <text:list text:style-name="a1618">
                  <text:list-item>
                    <text:p text:style-name="a1617" text:class-names="" text:cond-style-name=""><text:span text:style-name="a1616" text:class-names="">Second level</text:span></text:p>
                  </text:list-item>
                </text:list>
              </text:list-item>
            </text:list>
            <text:list text:style-name="a1621">
              <text:list-item>
                <text:list text:style-name="a1621">
                  <text:list-item>
                    <text:list text:style-name="a1621">
                      <text:list-item>
                        <text:p text:style-name="a1620" text:class-names="" text:cond-style-name=""><text:span text:style-name="a161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624">
              <text:list-item>
                <text:list text:style-name="a1624">
                  <text:list-item>
                    <text:list text:style-name="a1624">
                      <text:list-item>
                        <text:list text:style-name="a1624">
                          <text:list-item>
                            <text:p text:style-name="a1623" text:class-names="" text:cond-style-name=""><text:span text:style-name="a162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627">
              <text:list-item>
                <text:list text:style-name="a1627">
                  <text:list-item>
                    <text:list text:style-name="a1627">
                      <text:list-item>
                        <text:list text:style-name="a1627">
                          <text:list-item>
                            <text:list text:style-name="a1627">
                              <text:list-item>
                                <text:p text:style-name="a1626" text:class-names="" text:cond-style-name=""><text:span text:style-name="a162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page-thumbnail svg:x="1.21063in" svg:y="0.88858in" svg:width="5.84567in" svg:height="4.38425in" presentation:class="page" draw:id="id8" presentation:style-name="a1629" draw:name="Slide Image Placeholder 7">
          <svg:title/>
          <svg:desc/>
        </draw:page-thumbnail>
        <draw:frame draw:id="id9" presentation:style-name="a1632" draw:name="Notes Placeholder 8" svg:x="0.82677in" svg:y="5.55394in" svg:width="6.61378in" svg:height="5.26142in" presentation:class="notes" presentation:placeholder="false">
          <draw:text-box>
            <text:p text:style-name="a1631" text:class-names="" text:cond-style-name=""><text:span text:style-name="a1630" text:class-names=""/></text:p>
          </draw:text-box>
          <svg:title/>
          <svg:desc/>
        </draw:frame>
        <draw:frame draw:id="id10" presentation:style-name="a1635" draw:name="Header Placeholder 9" svg:x="0in" svg:y="0in" svg:width="3.5878in" svg:height="0.58425in" presentation:class="header" presentation:placeholder="false">
          <draw:text-box>
            <text:p text:style-name="a1634" text:class-names="" text:cond-style-name=""><text:span text:style-name="a1633" text:class-names=""/></text:p>
          </draw:text-box>
          <svg:title/>
          <svg:desc/>
        </draw:frame>
        <draw:frame draw:id="id11" presentation:style-name="a1638" draw:name="Date Placeholder 10" svg:x="4.67953in" svg:y="0in" svg:width="3.5878in" svg:height="0.58425in" presentation:class="date-time" presentation:placeholder="false">
          <draw:text-box>
            <text:p text:style-name="a1637" text:class-names="" text:cond-style-name=""><text:span text:style-name="a1636" text:class-names=""/></text:p>
          </draw:text-box>
          <svg:title/>
          <svg:desc/>
        </draw:frame>
        <draw:frame draw:id="id12" presentation:style-name="a1641" draw:name="Footer Placeholder 11" svg:x="0in" svg:y="11.10827in" svg:width="3.5878in" svg:height="0.58425in" presentation:class="footer" presentation:placeholder="false">
          <draw:text-box>
            <text:p text:style-name="a1640" text:class-names="" text:cond-style-name=""><text:span text:style-name="a1639" text:class-names=""/></text:p>
          </draw:text-box>
          <svg:title/>
          <svg:desc/>
        </draw:frame>
        <draw:frame draw:id="id13" presentation:style-name="a1644" draw:name="Slide Number Placeholder 12" svg:x="4.67953in" svg:y="11.10827in" svg:width="3.5878in" svg:height="0.58425in" presentation:class="page-number" presentation:placeholder="false">
          <draw:text-box>
            <text:p text:style-name="a1643" text:class-names="" text:cond-style-name=""><text:span text:style-name="a1642" text:class-names=""><text:page-number style:num-format="1" text:fixed="false"/></text:span></text:p>
          </draw:text-box>
          <svg:title/>
          <svg:desc/>
        </draw:frame>
        <draw:frame draw:id="id14" presentation:style-name="a1647" draw:name="Footer Placeholder 5" svg:x="0in" svg:y="11.1059in" svg:width="3.58333in" svg:height="0.58681in" presentation:class="footer" presentation:placeholder="false">
          <draw:text-box>
            <text:p text:style-name="a1646" text:class-names="" text:cond-style-name=""><text:span text:style-name="a1645" text:class-names=""/></text:p>
          </draw:text-box>
          <svg:title/>
          <svg:desc/>
        </draw:frame>
        <draw:frame draw:id="id15" presentation:style-name="a1650" draw:name="Slide Number Placeholder 6" svg:x="4.68229in" svg:y="11.1059in" svg:width="3.58333in" svg:height="0.58681in" presentation:class="page-number" presentation:placeholder="false">
          <draw:text-box>
            <text:p text:style-name="a1649" text:class-names="" text:cond-style-name=""><text:span text:style-name="a164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0-vertTx-Title-and-Vertical-Text" style:page-layout-name="pageLayout1" draw:style-name="a1652">
      <draw:custom-shape svg:x="0in" svg:y="0.31496in" svg:width="0.55118in" svg:height="1.1811in" draw:id="id146" draw:layer="Master2-bg" draw:style-name="a1655" draw:name="Freeform: Shape 6">
        <svg:title/>
        <svg:desc/>
        <text:p text:style-name="a1654" text:class-names="" text:cond-style-name=""><text:span text:style-name="a1653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5in" svg:y="7.3in" svg:width="9.97205in" svg:height="0in" draw:id="id147" draw:layer="Master2-bg" draw:style-name="a1658" draw:name="Straight Connector 7">
        <svg:title/>
        <svg:desc/>
        <text:p text:style-name="a1657" text:class-names="" text:cond-style-name=""><text:span text:style-name="a1656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0.50039in" svg:y="1.70945in" svg:width="9.97205in" svg:height="0in" draw:id="id148" draw:layer="Master2-bg" draw:style-name="a1661" draw:name="Straight Connector 8">
        <svg:title/>
        <svg:desc/>
        <text:p text:style-name="a1660" text:class-names="" text:cond-style-name=""><text:span text:style-name="a1659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id="id149" presentation:style-name="a1664" draw:name="Title 1" svg:x="0.7874in" svg:y="0.32913in" svg:width="9.68465in" svg:height="1.38071in" presentation:class="title" presentation:placeholder="false">
        <draw:text-box>
          <text:p text:style-name="a1663" text:class-names="" text:cond-style-name=""><text:span text:style-name="a1662" text:class-names="">Click to edit Master title style</text:span></text:p>
        </draw:text-box>
        <svg:title/>
        <svg:desc/>
      </draw:frame>
      <draw:frame draw:id="id150" presentation:style-name="a1680" draw:name="Vertical Text Placeholder 2" svg:x="0.7874in" svg:y="1.77165in" svg:width="9.44882in" svg:height="5.42835in" presentation:class="outline" presentation:placeholder="false">
        <draw:text-box>
          <text:list text:style-name="a1667">
            <text:list-item>
              <text:p text:style-name="a1666" text:class-names="" text:cond-style-name=""><text:span text:style-name="a1665" text:class-names="">Click to edit Master text styles</text:span></text:p>
            </text:list-item>
          </text:list>
          <text:list text:style-name="a1670">
            <text:list-item>
              <text:list text:style-name="a1670">
                <text:list-item>
                  <text:p text:style-name="a1669" text:class-names="" text:cond-style-name=""><text:span text:style-name="a1668" text:class-names="">Second level</text:span></text:p>
                </text:list-item>
              </text:list>
            </text:list-item>
          </text:list>
          <text:list text:style-name="a1673">
            <text:list-item>
              <text:list text:style-name="a1673">
                <text:list-item>
                  <text:list text:style-name="a1673">
                    <text:list-item>
                      <text:p text:style-name="a1672" text:class-names="" text:cond-style-name=""><text:span text:style-name="a167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76">
            <text:list-item>
              <text:list text:style-name="a1676">
                <text:list-item>
                  <text:list text:style-name="a1676">
                    <text:list-item>
                      <text:list text:style-name="a1676">
                        <text:list-item>
                          <text:p text:style-name="a1675" text:class-names="" text:cond-style-name=""><text:span text:style-name="a16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79">
            <text:list-item>
              <text:list text:style-name="a1679">
                <text:list-item>
                  <text:list text:style-name="a1679">
                    <text:list-item>
                      <text:list text:style-name="a1679">
                        <text:list-item>
                          <text:list text:style-name="a1679">
                            <text:list-item>
                              <text:p text:style-name="a1678" text:class-names="" text:cond-style-name=""><text:span text:style-name="a167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1" presentation:style-name="a1683" draw:name="Date Placeholder 3" svg:x="0.55118in" svg:y="7.5315in" svg:width="2.56811in" svg:height="0.57008in" presentation:class="date-time" presentation:placeholder="false">
        <draw:text-box>
          <text:p text:style-name="a1682" text:class-names="" text:cond-style-name=""><text:span text:style-name="a1681" text:class-names="">CSCI 1410</text:span></text:p>
        </draw:text-box>
        <svg:title/>
        <svg:desc/>
      </draw:frame>
      <draw:frame draw:id="id152" presentation:style-name="a1686" draw:name="Footer Placeholder 4" svg:x="3.77008in" svg:y="7.5315in" svg:width="3.49409in" svg:height="0.57008in" presentation:class="footer" presentation:placeholder="false">
        <draw:text-box>
          <text:p text:style-name="a1685" text:class-names="" text:cond-style-name=""><text:span text:style-name="a1684" text:class-names="">Dr. Salim Lakhani</text:span></text:p>
        </draw:text-box>
        <svg:title/>
        <svg:desc/>
      </draw:frame>
      <draw:frame draw:id="id153" presentation:style-name="a1690" draw:name="Slide Number Placeholder 5" svg:x="7.90394in" svg:y="7.5315in" svg:width="2.56811in" svg:height="0.57008in" presentation:class="page-number" presentation:placeholder="false">
        <draw:text-box>
          <text:p text:style-name="a1689" text:class-names="" text:cond-style-name=""><text:span text:style-name="a1687" text:class-names=""><text:page-number style:num-format="1" text:fixed="false"/></text:span><text:span text:style-name="a1688" text:class-names=""><text:s text:c="1"/>/</text:span></text:p>
        </draw:text-box>
        <svg:title/>
        <svg:desc/>
      </draw:frame>
      <presentation:notes style:page-layout-name="pageLayout2" draw:style-name="a1736">
        <draw:frame draw:id="id4" presentation:style-name="a1693" draw:name="Header Placeholder 1" svg:x="0in" svg:y="0in" svg:width="3.58333in" svg:height="0.58681in" presentation:class="header" presentation:placeholder="false">
          <draw:text-box>
            <text:p text:style-name="a1692" text:class-names="" text:cond-style-name=""><text:span text:style-name="a1691" text:class-names=""/></text:p>
          </draw:text-box>
          <svg:title/>
          <svg:desc/>
        </draw:frame>
        <draw:frame draw:id="id5" presentation:style-name="a1697" draw:name="Date Placeholder 2" svg:x="4.68229in" svg:y="0in" svg:width="3.58333in" svg:height="0.58681in" presentation:class="date-time" presentation:placeholder="false">
          <draw:text-box>
            <text:p text:style-name="a1696" text:class-names="" text:cond-style-name=""><text:span text:style-name="a1694" text:class-names=""><text:date text:fixed="false" style:data-style-name="a1695"/></text:span></text:p>
          </draw:text-box>
          <svg:title/>
          <svg:desc/>
        </draw:frame>
        <draw:page-thumbnail svg:x="1.50347in" svg:y="1.46181in" svg:width="5.26042in" svg:height="3.94618in" presentation:class="page" draw:id="id6" presentation:style-name="a1698" draw:name="Slide Image Placeholder 3">
          <svg:title/>
          <svg:desc/>
        </draw:page-thumbnail>
        <draw:frame draw:id="id7" presentation:style-name="a1713" draw:name="Notes Placeholder 4" svg:x="0.82639in" svg:y="5.62674in" svg:width="6.61458in" svg:height="4.60417in" presentation:class="notes" presentation:placeholder="false">
          <draw:text-box>
            <text:p text:style-name="a1700" text:class-names="" text:cond-style-name=""><text:span text:style-name="a1699" text:class-names="">Click to edit Master text styles</text:span></text:p>
            <text:list text:style-name="a1703">
              <text:list-item>
                <text:list text:style-name="a1703">
                  <text:list-item>
                    <text:p text:style-name="a1702" text:class-names="" text:cond-style-name=""><text:span text:style-name="a1701" text:class-names="">Second level</text:span></text:p>
                  </text:list-item>
                </text:list>
              </text:list-item>
            </text:list>
            <text:list text:style-name="a1706">
              <text:list-item>
                <text:list text:style-name="a1706">
                  <text:list-item>
                    <text:list text:style-name="a1706">
                      <text:list-item>
                        <text:p text:style-name="a1705" text:class-names="" text:cond-style-name=""><text:span text:style-name="a170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709">
              <text:list-item>
                <text:list text:style-name="a1709">
                  <text:list-item>
                    <text:list text:style-name="a1709">
                      <text:list-item>
                        <text:list text:style-name="a1709">
                          <text:list-item>
                            <text:p text:style-name="a1708" text:class-names="" text:cond-style-name=""><text:span text:style-name="a170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712">
              <text:list-item>
                <text:list text:style-name="a1712">
                  <text:list-item>
                    <text:list text:style-name="a1712">
                      <text:list-item>
                        <text:list text:style-name="a1712">
                          <text:list-item>
                            <text:list text:style-name="a1712">
                              <text:list-item>
                                <text:p text:style-name="a1711" text:class-names="" text:cond-style-name=""><text:span text:style-name="a171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page-thumbnail svg:x="1.21063in" svg:y="0.88858in" svg:width="5.84567in" svg:height="4.38425in" presentation:class="page" draw:id="id8" presentation:style-name="a1714" draw:name="Slide Image Placeholder 7">
          <svg:title/>
          <svg:desc/>
        </draw:page-thumbnail>
        <draw:frame draw:id="id9" presentation:style-name="a1717" draw:name="Notes Placeholder 8" svg:x="0.82677in" svg:y="5.55394in" svg:width="6.61378in" svg:height="5.26142in" presentation:class="notes" presentation:placeholder="false">
          <draw:text-box>
            <text:p text:style-name="a1716" text:class-names="" text:cond-style-name=""><text:span text:style-name="a1715" text:class-names=""/></text:p>
          </draw:text-box>
          <svg:title/>
          <svg:desc/>
        </draw:frame>
        <draw:frame draw:id="id10" presentation:style-name="a1720" draw:name="Header Placeholder 9" svg:x="0in" svg:y="0in" svg:width="3.5878in" svg:height="0.58425in" presentation:class="header" presentation:placeholder="false">
          <draw:text-box>
            <text:p text:style-name="a1719" text:class-names="" text:cond-style-name=""><text:span text:style-name="a1718" text:class-names=""/></text:p>
          </draw:text-box>
          <svg:title/>
          <svg:desc/>
        </draw:frame>
        <draw:frame draw:id="id11" presentation:style-name="a1723" draw:name="Date Placeholder 10" svg:x="4.67953in" svg:y="0in" svg:width="3.5878in" svg:height="0.58425in" presentation:class="date-time" presentation:placeholder="false">
          <draw:text-box>
            <text:p text:style-name="a1722" text:class-names="" text:cond-style-name=""><text:span text:style-name="a1721" text:class-names=""/></text:p>
          </draw:text-box>
          <svg:title/>
          <svg:desc/>
        </draw:frame>
        <draw:frame draw:id="id12" presentation:style-name="a1726" draw:name="Footer Placeholder 11" svg:x="0in" svg:y="11.10827in" svg:width="3.5878in" svg:height="0.58425in" presentation:class="footer" presentation:placeholder="false">
          <draw:text-box>
            <text:p text:style-name="a1725" text:class-names="" text:cond-style-name=""><text:span text:style-name="a1724" text:class-names=""/></text:p>
          </draw:text-box>
          <svg:title/>
          <svg:desc/>
        </draw:frame>
        <draw:frame draw:id="id13" presentation:style-name="a1729" draw:name="Slide Number Placeholder 12" svg:x="4.67953in" svg:y="11.10827in" svg:width="3.5878in" svg:height="0.58425in" presentation:class="page-number" presentation:placeholder="false">
          <draw:text-box>
            <text:p text:style-name="a1728" text:class-names="" text:cond-style-name=""><text:span text:style-name="a1727" text:class-names=""><text:page-number style:num-format="1" text:fixed="false"/></text:span></text:p>
          </draw:text-box>
          <svg:title/>
          <svg:desc/>
        </draw:frame>
        <draw:frame draw:id="id14" presentation:style-name="a1732" draw:name="Footer Placeholder 5" svg:x="0in" svg:y="11.1059in" svg:width="3.58333in" svg:height="0.58681in" presentation:class="footer" presentation:placeholder="false">
          <draw:text-box>
            <text:p text:style-name="a1731" text:class-names="" text:cond-style-name=""><text:span text:style-name="a1730" text:class-names=""/></text:p>
          </draw:text-box>
          <svg:title/>
          <svg:desc/>
        </draw:frame>
        <draw:frame draw:id="id15" presentation:style-name="a1735" draw:name="Slide Number Placeholder 6" svg:x="4.68229in" svg:y="11.1059in" svg:width="3.58333in" svg:height="0.58681in" presentation:class="page-number" presentation:placeholder="false">
          <draw:text-box>
            <text:p text:style-name="a1734" text:class-names="" text:cond-style-name=""><text:span text:style-name="a173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1-vertTitleAndTx-Vertical-Title-and-Text" style:page-layout-name="pageLayout1" draw:style-name="a1737">
      <draw:custom-shape svg:x="0in" svg:y="0.31496in" svg:width="0.55118in" svg:height="1.1811in" draw:id="id154" draw:layer="Master2-bg" draw:style-name="a1740" draw:name="Freeform: Shape 6">
        <svg:title/>
        <svg:desc/>
        <text:p text:style-name="a1739" text:class-names="" text:cond-style-name=""><text:span text:style-name="a1738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5in" svg:y="7.3in" svg:width="9.97205in" svg:height="0in" draw:id="id155" draw:layer="Master2-bg" draw:style-name="a1743" draw:name="Straight Connector 7">
        <svg:title/>
        <svg:desc/>
        <text:p text:style-name="a1742" text:class-names="" text:cond-style-name=""><text:span text:style-name="a1741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0.50039in" svg:y="1.70945in" svg:width="9.97205in" svg:height="0in" draw:id="id156" draw:layer="Master2-bg" draw:style-name="a1746" draw:name="Straight Connector 8">
        <svg:title/>
        <svg:desc/>
        <text:p text:style-name="a1745" text:class-names="" text:cond-style-name=""><text:span text:style-name="a1744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id="id157" presentation:style-name="a1749" draw:name="Vertical Title 1" svg:x="8.05208in" svg:y="0.32986in" svg:width="2.42014in" svg:height="6.86979in" presentation:class="title" presentation:placeholder="false">
        <draw:text-box>
          <text:p text:style-name="a1748" text:class-names="" text:cond-style-name=""><text:span text:style-name="a1747" text:class-names="">Click to edit Master title style</text:span></text:p>
        </draw:text-box>
        <svg:title/>
        <svg:desc/>
      </draw:frame>
      <draw:frame draw:id="id158" presentation:style-name="a1765" draw:name="Vertical Text Placeholder 2" svg:x="0.78819in" svg:y="0.32986in" svg:width="7.09722in" svg:height="6.86979in" presentation:class="outline" presentation:placeholder="false">
        <draw:text-box>
          <text:list text:style-name="a1752">
            <text:list-item>
              <text:p text:style-name="a1751" text:class-names="" text:cond-style-name=""><text:span text:style-name="a1750" text:class-names="">Click to edit Master text styles</text:span></text:p>
            </text:list-item>
          </text:list>
          <text:list text:style-name="a1755">
            <text:list-item>
              <text:list text:style-name="a1755">
                <text:list-item>
                  <text:p text:style-name="a1754" text:class-names="" text:cond-style-name=""><text:span text:style-name="a1753" text:class-names="">Second level</text:span></text:p>
                </text:list-item>
              </text:list>
            </text:list-item>
          </text:list>
          <text:list text:style-name="a1758">
            <text:list-item>
              <text:list text:style-name="a1758">
                <text:list-item>
                  <text:list text:style-name="a1758">
                    <text:list-item>
                      <text:p text:style-name="a1757" text:class-names="" text:cond-style-name=""><text:span text:style-name="a1756" text:class-names="">Third level</text:span></text:p>
                    </text:list-item>
                  </text:list>
                </text:list-item>
              </text:list>
            </text:list-item>
          </text:list>
          <text:list text:style-name="a1761">
            <text:list-item>
              <text:list text:style-name="a1761">
                <text:list-item>
                  <text:list text:style-name="a1761">
                    <text:list-item>
                      <text:list text:style-name="a1761">
                        <text:list-item>
                          <text:p text:style-name="a1760" text:class-names="" text:cond-style-name=""><text:span text:style-name="a175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64">
            <text:list-item>
              <text:list text:style-name="a1764">
                <text:list-item>
                  <text:list text:style-name="a1764">
                    <text:list-item>
                      <text:list text:style-name="a1764">
                        <text:list-item>
                          <text:list text:style-name="a1764">
                            <text:list-item>
                              <text:p text:style-name="a1763" text:class-names="" text:cond-style-name=""><text:span text:style-name="a176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9" presentation:style-name="a1768" draw:name="Date Placeholder 3" svg:x="0.55118in" svg:y="7.5315in" svg:width="2.56811in" svg:height="0.57008in" presentation:class="date-time" presentation:placeholder="false">
        <draw:text-box>
          <text:p text:style-name="a1767" text:class-names="" text:cond-style-name=""><text:span text:style-name="a1766" text:class-names="">CSCI 1410</text:span></text:p>
        </draw:text-box>
        <svg:title/>
        <svg:desc/>
      </draw:frame>
      <draw:frame draw:id="id160" presentation:style-name="a1771" draw:name="Footer Placeholder 4" svg:x="3.77008in" svg:y="7.5315in" svg:width="3.49409in" svg:height="0.57008in" presentation:class="footer" presentation:placeholder="false">
        <draw:text-box>
          <text:p text:style-name="a1770" text:class-names="" text:cond-style-name=""><text:span text:style-name="a1769" text:class-names="">Dr. Salim Lakhani</text:span></text:p>
        </draw:text-box>
        <svg:title/>
        <svg:desc/>
      </draw:frame>
      <draw:frame draw:id="id161" presentation:style-name="a1775" draw:name="Slide Number Placeholder 5" svg:x="7.90394in" svg:y="7.5315in" svg:width="2.56811in" svg:height="0.57008in" presentation:class="page-number" presentation:placeholder="false">
        <draw:text-box>
          <text:p text:style-name="a1774" text:class-names="" text:cond-style-name=""><text:span text:style-name="a1772" text:class-names=""><text:page-number style:num-format="1" text:fixed="false"/></text:span><text:span text:style-name="a1773" text:class-names=""><text:s text:c="1"/>/</text:span></text:p>
        </draw:text-box>
        <svg:title/>
        <svg:desc/>
      </draw:frame>
      <presentation:notes style:page-layout-name="pageLayout2" draw:style-name="a1821">
        <draw:frame draw:id="id4" presentation:style-name="a1778" draw:name="Header Placeholder 1" svg:x="0in" svg:y="0in" svg:width="3.58333in" svg:height="0.58681in" presentation:class="header" presentation:placeholder="false">
          <draw:text-box>
            <text:p text:style-name="a1777" text:class-names="" text:cond-style-name=""><text:span text:style-name="a1776" text:class-names=""/></text:p>
          </draw:text-box>
          <svg:title/>
          <svg:desc/>
        </draw:frame>
        <draw:frame draw:id="id5" presentation:style-name="a1782" draw:name="Date Placeholder 2" svg:x="4.68229in" svg:y="0in" svg:width="3.58333in" svg:height="0.58681in" presentation:class="date-time" presentation:placeholder="false">
          <draw:text-box>
            <text:p text:style-name="a1781" text:class-names="" text:cond-style-name=""><text:span text:style-name="a1779" text:class-names=""><text:date text:fixed="false" style:data-style-name="a1780"/></text:span></text:p>
          </draw:text-box>
          <svg:title/>
          <svg:desc/>
        </draw:frame>
        <draw:page-thumbnail svg:x="1.50347in" svg:y="1.46181in" svg:width="5.26042in" svg:height="3.94618in" presentation:class="page" draw:id="id6" presentation:style-name="a1783" draw:name="Slide Image Placeholder 3">
          <svg:title/>
          <svg:desc/>
        </draw:page-thumbnail>
        <draw:frame draw:id="id7" presentation:style-name="a1798" draw:name="Notes Placeholder 4" svg:x="0.82639in" svg:y="5.62674in" svg:width="6.61458in" svg:height="4.60417in" presentation:class="notes" presentation:placeholder="false">
          <draw:text-box>
            <text:p text:style-name="a1785" text:class-names="" text:cond-style-name=""><text:span text:style-name="a1784" text:class-names="">Click to edit Master text styles</text:span></text:p>
            <text:list text:style-name="a1788">
              <text:list-item>
                <text:list text:style-name="a1788">
                  <text:list-item>
                    <text:p text:style-name="a1787" text:class-names="" text:cond-style-name=""><text:span text:style-name="a1786" text:class-names="">Second level</text:span></text:p>
                  </text:list-item>
                </text:list>
              </text:list-item>
            </text:list>
            <text:list text:style-name="a1791">
              <text:list-item>
                <text:list text:style-name="a1791">
                  <text:list-item>
                    <text:list text:style-name="a1791">
                      <text:list-item>
                        <text:p text:style-name="a1790" text:class-names="" text:cond-style-name=""><text:span text:style-name="a178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794">
              <text:list-item>
                <text:list text:style-name="a1794">
                  <text:list-item>
                    <text:list text:style-name="a1794">
                      <text:list-item>
                        <text:list text:style-name="a1794">
                          <text:list-item>
                            <text:p text:style-name="a1793" text:class-names="" text:cond-style-name=""><text:span text:style-name="a179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797">
              <text:list-item>
                <text:list text:style-name="a1797">
                  <text:list-item>
                    <text:list text:style-name="a1797">
                      <text:list-item>
                        <text:list text:style-name="a1797">
                          <text:list-item>
                            <text:list text:style-name="a1797">
                              <text:list-item>
                                <text:p text:style-name="a1796" text:class-names="" text:cond-style-name=""><text:span text:style-name="a179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page-thumbnail svg:x="1.21063in" svg:y="0.88858in" svg:width="5.84567in" svg:height="4.38425in" presentation:class="page" draw:id="id8" presentation:style-name="a1799" draw:name="Slide Image Placeholder 7">
          <svg:title/>
          <svg:desc/>
        </draw:page-thumbnail>
        <draw:frame draw:id="id9" presentation:style-name="a1802" draw:name="Notes Placeholder 8" svg:x="0.82677in" svg:y="5.55394in" svg:width="6.61378in" svg:height="5.26142in" presentation:class="notes" presentation:placeholder="false">
          <draw:text-box>
            <text:p text:style-name="a1801" text:class-names="" text:cond-style-name=""><text:span text:style-name="a1800" text:class-names=""/></text:p>
          </draw:text-box>
          <svg:title/>
          <svg:desc/>
        </draw:frame>
        <draw:frame draw:id="id10" presentation:style-name="a1805" draw:name="Header Placeholder 9" svg:x="0in" svg:y="0in" svg:width="3.5878in" svg:height="0.58425in" presentation:class="header" presentation:placeholder="false">
          <draw:text-box>
            <text:p text:style-name="a1804" text:class-names="" text:cond-style-name=""><text:span text:style-name="a1803" text:class-names=""/></text:p>
          </draw:text-box>
          <svg:title/>
          <svg:desc/>
        </draw:frame>
        <draw:frame draw:id="id11" presentation:style-name="a1808" draw:name="Date Placeholder 10" svg:x="4.67953in" svg:y="0in" svg:width="3.5878in" svg:height="0.58425in" presentation:class="date-time" presentation:placeholder="false">
          <draw:text-box>
            <text:p text:style-name="a1807" text:class-names="" text:cond-style-name=""><text:span text:style-name="a1806" text:class-names=""/></text:p>
          </draw:text-box>
          <svg:title/>
          <svg:desc/>
        </draw:frame>
        <draw:frame draw:id="id12" presentation:style-name="a1811" draw:name="Footer Placeholder 11" svg:x="0in" svg:y="11.10827in" svg:width="3.5878in" svg:height="0.58425in" presentation:class="footer" presentation:placeholder="false">
          <draw:text-box>
            <text:p text:style-name="a1810" text:class-names="" text:cond-style-name=""><text:span text:style-name="a1809" text:class-names=""/></text:p>
          </draw:text-box>
          <svg:title/>
          <svg:desc/>
        </draw:frame>
        <draw:frame draw:id="id13" presentation:style-name="a1814" draw:name="Slide Number Placeholder 12" svg:x="4.67953in" svg:y="11.10827in" svg:width="3.5878in" svg:height="0.58425in" presentation:class="page-number" presentation:placeholder="false">
          <draw:text-box>
            <text:p text:style-name="a1813" text:class-names="" text:cond-style-name=""><text:span text:style-name="a1812" text:class-names=""><text:page-number style:num-format="1" text:fixed="false"/></text:span></text:p>
          </draw:text-box>
          <svg:title/>
          <svg:desc/>
        </draw:frame>
        <draw:frame draw:id="id14" presentation:style-name="a1817" draw:name="Footer Placeholder 5" svg:x="0in" svg:y="11.1059in" svg:width="3.58333in" svg:height="0.58681in" presentation:class="footer" presentation:placeholder="false">
          <draw:text-box>
            <text:p text:style-name="a1816" text:class-names="" text:cond-style-name=""><text:span text:style-name="a1815" text:class-names=""/></text:p>
          </draw:text-box>
          <svg:title/>
          <svg:desc/>
        </draw:frame>
        <draw:frame draw:id="id15" presentation:style-name="a1820" draw:name="Slide Number Placeholder 6" svg:x="4.68229in" svg:y="11.1059in" svg:width="3.58333in" svg:height="0.58681in" presentation:class="page-number" presentation:placeholder="false">
          <draw:text-box>
            <text:p text:style-name="a1819" text:class-names="" text:cond-style-name=""><text:span text:style-name="a1818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1822">
      <draw:frame draw:id="id162" presentation:style-name="a1825" draw:name="Header Placeholder 5" svg:x="0in" svg:y="0in" svg:width="3.5878in" svg:height="0.58425in" presentation:class="header" presentation:placeholder="false">
        <draw:text-box>
          <text:p text:style-name="a1824" text:class-names="" text:cond-style-name=""><text:span text:style-name="a1823" text:class-names=""/></text:p>
        </draw:text-box>
        <svg:title/>
        <svg:desc/>
      </draw:frame>
      <draw:frame draw:id="id163" presentation:style-name="a1828" draw:name="Date Placeholder 6" svg:x="4.67953in" svg:y="0in" svg:width="3.5878in" svg:height="0.58425in" presentation:class="date-time" presentation:placeholder="false">
        <draw:text-box>
          <text:p text:style-name="a1827" text:class-names="" text:cond-style-name=""><text:span text:style-name="a1826" text:class-names=""/></text:p>
        </draw:text-box>
        <svg:title/>
        <svg:desc/>
      </draw:frame>
      <draw:frame draw:id="id164" presentation:style-name="a1831" draw:name="Footer Placeholder 7" svg:x="0in" svg:y="11.10827in" svg:width="3.5878in" svg:height="0.58425in" presentation:class="footer" presentation:placeholder="false">
        <draw:text-box>
          <text:p text:style-name="a1830" text:class-names="" text:cond-style-name=""><text:span text:style-name="a1829" text:class-names=""/></text:p>
        </draw:text-box>
        <svg:title/>
        <svg:desc/>
      </draw:frame>
      <draw:frame draw:id="id165" presentation:style-name="a1834" draw:name="Slide Number Placeholder 8" svg:x="4.67953in" svg:y="11.10827in" svg:width="3.5878in" svg:height="0.58425in" presentation:class="page-number" presentation:placeholder="false">
        <draw:text-box>
          <text:p text:style-name="a1833" text:class-names="" text:cond-style-name=""><text:span text:style-name="a1832" text:class-names=""><text:page-number style:num-format="1" text:fixed="false"/></text:span></text:p>
        </draw:text-box>
        <svg:title/>
        <svg:desc/>
      </draw:frame>
      <draw:frame draw:id="id166" presentation:style-name="a1837" draw:name="Header Placeholder 1" svg:x="0in" svg:y="0in" svg:width="3.58333in" svg:height="0.58681in" presentation:class="header" presentation:placeholder="false">
        <draw:text-box>
          <text:p text:style-name="a1836" text:class-names="" text:cond-style-name=""><text:span text:style-name="a1835" text:class-names=""/></text:p>
        </draw:text-box>
        <svg:title/>
        <svg:desc/>
      </draw:frame>
      <draw:frame draw:id="id167" presentation:style-name="a1841" draw:name="Date Placeholder 2" svg:x="4.68229in" svg:y="0in" svg:width="3.58333in" svg:height="0.58681in" presentation:class="date-time" presentation:placeholder="false">
        <draw:text-box>
          <text:p text:style-name="a1840" text:class-names="" text:cond-style-name=""><text:span text:style-name="a1838" text:class-names=""><text:date text:fixed="false" style:data-style-name="a1839"/></text:span></text:p>
        </draw:text-box>
        <svg:title/>
        <svg:desc/>
      </draw:frame>
      <draw:frame draw:id="id168" presentation:style-name="a1844" draw:name="Footer Placeholder 3" svg:x="0in" svg:y="11.1059in" svg:width="3.58333in" svg:height="0.58681in" presentation:class="footer" presentation:placeholder="false">
        <draw:text-box>
          <text:p text:style-name="a1843" text:class-names="" text:cond-style-name=""><text:span text:style-name="a1842" text:class-names=""/></text:p>
        </draw:text-box>
        <svg:title/>
        <svg:desc/>
      </draw:frame>
      <draw:frame draw:id="id169" presentation:style-name="a1847" draw:name="Slide Number Placeholder 4" svg:x="4.68229in" svg:y="11.1059in" svg:width="3.58333in" svg:height="0.58681in" presentation:class="page-number" presentation:placeholder="false">
        <draw:text-box>
          <text:p text:style-name="a1846" text:class-names="" text:cond-style-name=""><text:span text:style-name="a1845" text:class-names=""><text:page-number style:num-format="1" text:fixed="false"/></text:span></text:p>
        </draw:text-box>
        <svg:title/>
        <svg:desc/>
      </draw:frame>
      <draw:page-thumbnail draw:page-number="1" svg:x="0.57813in" svg:y="1.18403in" svg:width="3.39063in" svg:height="2.54167in"/>
      <draw:page-thumbnail draw:page-number="2" svg:x="4.29861in" svg:y="1.18403in" svg:width="3.39063in" svg:height="2.54167in"/>
      <draw:page-thumbnail draw:page-number="3" svg:x="0.57813in" svg:y="4.57292in" svg:width="3.39063in" svg:height="2.54167in"/>
      <draw:page-thumbnail draw:page-number="4" svg:x="4.29861in" svg:y="4.57292in" svg:width="3.39063in" svg:height="2.54167in"/>
      <draw:page-thumbnail draw:page-number="5" svg:x="0.57813in" svg:y="7.96181in" svg:width="3.39063in" svg:height="2.54167in"/>
      <draw:page-thumbnail draw:page-number="6" svg:x="4.29861in" svg:y="7.96181in" svg:width="3.39063in" svg:height="2.5416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Impress</dc:title>
    <meta:creation-date>2020-07-20T22:09:51Z</meta:creation-date>
    <dc:date>2022-01-19T19:29:58Z</dc:date>
    <meta:editing-cycles>35</meta:editing-cycles>
    <meta:editing-duration>PT15026S</meta:editing-duration>
  </office:meta>
</office:document-meta>
</file>

<file path=Object 1/content.xml><?xml version="1.0" encoding="utf-8"?>
<mml:math xmlns:mml="http://www.w3.org/1998/Math/MathML" display="block">
  <mml:mi>V</mml:mi>
  <mml:mo>=</mml:mo>
  <mml:mfrac>
    <mml:mrow>
      <mml:mn>4</mml:mn>
      <mml:mo>∗</mml:mo>
      <mml:mi>𝜋</mml:mi>
      <mml:mo>∗</mml:mo>
      <mml:msup>
        <mml:mi>r</mml:mi>
        <mml:mn>3</mml:mn>
      </mml:msup>
    </mml:mrow>
    <mml:mn>3</mml:mn>
  </mml:mfrac>
</mml:math>
</file>

<file path=Object 2/content.xml><?xml version="1.0" encoding="utf-8"?>
<mml:math xmlns:mml="http://www.w3.org/1998/Math/MathML" display="block">
  <mml:mi>A</mml:mi>
  <mml:mo>=</mml:mo>
  <mml:mn>4</mml:mn>
  <mml:mo>∗</mml:mo>
  <mml:mi>𝜋</mml:mi>
  <mml:mo>∗</mml:mo>
  <mml:msup>
    <mml:mi>r</mml:mi>
    <mml:mn>2</mml:mn>
  </mml:msup>
</mml:math>
</file>

<file path=Object 3/content.xml><?xml version="1.0" encoding="utf-8"?>
<mml:math xmlns:mml="http://www.w3.org/1998/Math/MathML" display="block">
  <mml:mi>A</mml:mi>
  <mml:mo>=</mml:mo>
  <mml:mi>𝜋</mml:mi>
  <mml:mo>∗</mml:mo>
  <mml:msup>
    <mml:mi>r</mml:mi>
    <mml:mn>2</mml:mn>
  </mml:msup>
</mml:math>
</file>